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PageStyle_5f_Court1">
      <style:table-properties table:display="true" style:writing-mode="lr-tb"/>
    </style:style>
    <style:style style:name="ta2" style:family="table" style:master-page-name="PageStyle_5f_Court2">
      <style:table-properties table:display="true" style:writing-mode="lr-tb"/>
    </style:style>
    <style:style style:name="ta3" style:family="table" style:master-page-name="PageStyle_5f_Court3">
      <style:table-properties table:display="true" style:writing-mode="lr-tb"/>
    </style:style>
    <style:style style:name="ta4" style:family="table" style:master-page-name="PageStyle_5f_Court4">
      <style:table-properties table:display="true" style:writing-mode="lr-tb"/>
    </style:style>
    <style:style style:name="ta5" style:family="table" style:master-page-name="PageStyle_5f_Court5">
      <style:table-properties table:display="true" style:writing-mode="lr-tb"/>
    </style:style>
    <style:style style:name="ta6" style:family="table" style:master-page-name="PageStyle_5f_Court6">
      <style:table-properties table:display="true" style:writing-mode="lr-tb"/>
    </style:style>
    <style:style style:name="ta7" style:family="table" style:master-page-name="PageStyle_5f_Court7">
      <style:table-properties table:display="true" style:writing-mode="lr-tb"/>
    </style:style>
    <style:style style:name="ta8" style:family="table" style:master-page-name="PageStyle_5f_Court8">
      <style:table-properties table:display="true" style:writing-mode="lr-tb"/>
    </style:style>
    <style:style style:name="ta9" style:family="table" style:master-page-name="PageStyle_5f_Court9">
      <style:table-properties table:display="true" style:writing-mode="lr-tb"/>
    </style:style>
    <style:style style:name="ta10" style:family="table" style:master-page-name="PageStyle_5f_Court10">
      <style:table-properties table:display="true" style:writing-mode="lr-tb"/>
    </style:style>
    <style:style style:name="ta11" style:family="table" style:master-page-name="PageStyle_5f_Court11">
      <style:table-properties table:display="true" style:writing-mode="lr-tb"/>
    </style:style>
    <style:style style:name="ta12" style:family="table" style:master-page-name="PageStyle_5f_Court12">
      <style:table-properties table:display="true" style:writing-mode="lr-tb"/>
    </style:style>
    <style:style style:name="ta13" style:family="table" style:master-page-name="PageStyle_5f_Court13">
      <style:table-properties table:display="true" style:writing-mode="lr-tb"/>
    </style:style>
    <style:style style:name="ta14" style:family="table" style:master-page-name="PageStyle_5f_Court14">
      <style:table-properties table:display="true" style:writing-mode="lr-tb"/>
    </style:style>
    <style:style style:name="ta15" style:family="table" style:master-page-name="PageStyle_5f_Court15">
      <style:table-properties table:display="true" style:writing-mode="lr-tb"/>
    </style:style>
    <style:style style:name="ta16" style:family="table" style:master-page-name="PageStyle_5f_Court16">
      <style:table-properties table:display="true" style:writing-mode="lr-tb"/>
    </style:style>
    <style:style style:name="ta17" style:family="table" style:master-page-name="PageStyle_5f_Court17">
      <style:table-properties table:display="true" style:writing-mode="lr-tb"/>
    </style:style>
    <style:style style:name="ta18" style:family="table" style:master-page-name="PageStyle_5f_Court18">
      <style:table-properties table:display="true" style:writing-mode="lr-tb"/>
    </style:style>
    <style:style style:name="ta19" style:family="table" style:master-page-name="PageStyle_5f_Court19">
      <style:table-properties table:display="true" style:writing-mode="lr-tb"/>
    </style:style>
    <style:style style:name="ta20" style:family="table" style:master-page-name="PageStyle_5f_Court20">
      <style:table-properties table:display="true" style:writing-mode="lr-tb"/>
    </style:style>
    <style:style style:name="ta21" style:family="table" style:master-page-name="PageStyle_5f_Court21">
      <style:table-properties table:display="true" style:writing-mode="lr-tb"/>
    </style:style>
    <style:style style:name="ta22" style:family="table" style:master-page-name="PageStyle_5f_Court22">
      <style:table-properties table:display="true" style:writing-mode="lr-tb"/>
    </style:style>
    <style:style style:name="ta23" style:family="table" style:master-page-name="PageStyle_5f_Court23">
      <style:table-properties table:display="true" style:writing-mode="lr-tb"/>
    </style:style>
    <style:style style:name="ta24" style:family="table" style:master-page-name="PageStyle_5f_Court24">
      <style:table-properties table:display="true" style:writing-mode="lr-tb"/>
    </style:style>
    <style:style style:name="ta25" style:family="table" style:master-page-name="PageStyle_5f_Court25">
      <style:table-properties table:display="true" style:writing-mode="lr-tb"/>
    </style:style>
    <style:style style:name="ta26" style:family="table" style:master-page-name="PageStyle_5f_Court26">
      <style:table-properties table:display="true" style:writing-mode="lr-tb"/>
    </style:style>
    <style:style style:name="ta27" style:family="table" style:master-page-name="PageStyle_5f_Court27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ourt1" table:style-name="ta1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Judges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Full value multiplied out</text:p>
          </table:table-cell>
          <table:table-cell table:style-name="ce1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 calcext:value-type="string">
            <text:p>HHBurton</text:p>
          </table:table-cell>
          <table:table-cell/>
          <table:table-cell table:style-name="ce2" office:value-type="float" office:value="39.01660374" calcext:value-type="float">
            <text:p>39.01660374</text:p>
          </table:table-cell>
          <table:table-cell table:style-name="ce2" office:value-type="float" office:value="-0.34434216" calcext:value-type="float">
            <text:p>-0.34434216</text:p>
          </table:table-cell>
          <table:table-cell/>
          <table:table-cell table:style-name="ce2" office:value-type="float" office:value="27.05491321" calcext:value-type="float">
            <text:p>27.05491321</text:p>
          </table:table-cell>
          <table:table-cell table:style-name="ce2" office:value-type="float" office:value="-0.27850738" calcext:value-type="float">
            <text:p>-0.27850738</text:p>
          </table:table-cell>
          <table:table-cell/>
          <table:table-cell table:style-name="ce2" office:value-type="float" office:value="16.19841704" calcext:value-type="float">
            <text:p>16.19841704</text:p>
          </table:table-cell>
          <table:table-cell table:style-name="ce2" office:value-type="float" office:value="-0.29548319" calcext:value-type="float">
            <text:p>-0.29548319</text:p>
          </table:table-cell>
          <table:table-cell/>
          <table:table-cell table:formula="of:=[.C3]*[.D3]+[.F3]*[.G3]+[.I3]*[.J3]" office:value-type="float" office:value="-25.7564145418697" calcext:value-type="float">
            <text:p>-25.7564145419</text:p>
          </table:table-cell>
          <table:table-cell/>
        </table:table-row>
        <table:table-row table:style-name="ro1">
          <table:table-cell table:style-name="ce2" office:value-type="string" calcext:value-type="string">
            <text:p>RHJackson</text:p>
          </table:table-cell>
          <table:table-cell/>
          <table:table-cell table:style-name="ce2" office:value-type="float" office:value="39.01660374" calcext:value-type="float">
            <text:p>39.01660374</text:p>
          </table:table-cell>
          <table:table-cell table:style-name="ce2" office:value-type="float" office:value="0.30532875" calcext:value-type="float">
            <text:p>0.30532875</text:p>
          </table:table-cell>
          <table:table-cell/>
          <table:table-cell table:style-name="ce2" office:value-type="float" office:value="27.05491321" calcext:value-type="float">
            <text:p>27.05491321</text:p>
          </table:table-cell>
          <table:table-cell table:style-name="ce2" office:value-type="float" office:value="0.37932934" calcext:value-type="float">
            <text:p>0.37932934</text:p>
          </table:table-cell>
          <table:table-cell/>
          <table:table-cell table:style-name="ce2" office:value-type="float" office:value="16.19841704" calcext:value-type="float">
            <text:p>16.19841704</text:p>
          </table:table-cell>
          <table:table-cell table:style-name="ce2" office:value-type="float" office:value="-0.35304139" calcext:value-type="float">
            <text:p>-0.35304139</text:p>
          </table:table-cell>
          <table:table-cell/>
          <table:table-cell table:formula="of:=[.C4]*[.D4]+[.F4]*[.G4]+[.I4]*[.J4]" office:value-type="float" office:value="16.4569015532848" calcext:value-type="float">
            <text:p>16.4569015533</text:p>
          </table:table-cell>
          <table:table-cell/>
        </table:table-row>
        <table:table-row table:style-name="ro1">
          <table:table-cell table:style-name="ce2" office:value-type="string" calcext:value-type="string">
            <text:p>WODouglas</text:p>
          </table:table-cell>
          <table:table-cell/>
          <table:table-cell table:style-name="ce2" office:value-type="float" office:value="39.01660374" calcext:value-type="float">
            <text:p>39.01660374</text:p>
          </table:table-cell>
          <table:table-cell table:style-name="ce2" office:value-type="float" office:value="-0.34781294" calcext:value-type="float">
            <text:p>-0.34781294</text:p>
          </table:table-cell>
          <table:table-cell/>
          <table:table-cell table:style-name="ce2" office:value-type="float" office:value="27.05491321" calcext:value-type="float">
            <text:p>27.05491321</text:p>
          </table:table-cell>
          <table:table-cell table:style-name="ce2" office:value-type="float" office:value="0.42890939" calcext:value-type="float">
            <text:p>0.42890939</text:p>
          </table:table-cell>
          <table:table-cell/>
          <table:table-cell table:style-name="ce2" office:value-type="float" office:value="16.19841704" calcext:value-type="float">
            <text:p>16.19841704</text:p>
          </table:table-cell>
          <table:table-cell table:style-name="ce2" office:value-type="float" office:value="-0.00566566" calcext:value-type="float">
            <text:p>-0.00566566</text:p>
          </table:table-cell>
          <table:table-cell/>
          <table:table-cell table:formula="of:=[.C5]*[.D5]+[.F5]*[.G5]+[.I5]*[.J5]" office:value-type="float" office:value="-2.0581480577072" calcext:value-type="float">
            <text:p>-2.0581480577</text:p>
          </table:table-cell>
          <table:table-cell/>
        </table:table-row>
        <table:table-row table:style-name="ro1">
          <table:table-cell table:style-name="ce2" office:value-type="string" calcext:value-type="string">
            <text:p>FFrankfurter</text:p>
          </table:table-cell>
          <table:table-cell/>
          <table:table-cell table:style-name="ce2" office:value-type="float" office:value="39.01660374" calcext:value-type="float">
            <text:p>39.01660374</text:p>
          </table:table-cell>
          <table:table-cell table:style-name="ce2" office:value-type="float" office:value="-0.03300258" calcext:value-type="float">
            <text:p>-0.03300258</text:p>
          </table:table-cell>
          <table:table-cell/>
          <table:table-cell table:style-name="ce2" office:value-type="float" office:value="27.05491321" calcext:value-type="float">
            <text:p>27.05491321</text:p>
          </table:table-cell>
          <table:table-cell table:style-name="ce2" office:value-type="float" office:value="0.05410009" calcext:value-type="float">
            <text:p>0.05410009</text:p>
          </table:table-cell>
          <table:table-cell/>
          <table:table-cell table:style-name="ce2" office:value-type="float" office:value="16.19841704" calcext:value-type="float">
            <text:p>16.19841704</text:p>
          </table:table-cell>
          <table:table-cell table:style-name="ce2" office:value-type="float" office:value="-0.85043089" calcext:value-type="float">
            <text:p>-0.85043089</text:p>
          </table:table-cell>
          <table:table-cell/>
          <table:table-cell table:formula="of:=[.C6]*[.D6]+[.F6]*[.G6]+[.I6]*[.J6]" office:value-type="float" office:value="-13.5996095665728" calcext:value-type="float">
            <text:p>-13.5996095666</text:p>
          </table:table-cell>
          <table:table-cell/>
        </table:table-row>
        <table:table-row table:style-name="ro1">
          <table:table-cell table:style-name="ce2" office:value-type="string" calcext:value-type="string">
            <text:p>SFReed</text:p>
          </table:table-cell>
          <table:table-cell/>
          <table:table-cell table:style-name="ce2" office:value-type="float" office:value="39.01660374" calcext:value-type="float">
            <text:p>39.01660374</text:p>
          </table:table-cell>
          <table:table-cell table:style-name="ce2" office:value-type="float" office:value="0.45991579" calcext:value-type="float">
            <text:p>0.45991579</text:p>
          </table:table-cell>
          <table:table-cell/>
          <table:table-cell table:style-name="ce2" office:value-type="float" office:value="27.05491321" calcext:value-type="float">
            <text:p>27.05491321</text:p>
          </table:table-cell>
          <table:table-cell table:style-name="ce2" office:value-type="float" office:value="-0.58103506" calcext:value-type="float">
            <text:p>-0.58103506</text:p>
          </table:table-cell>
          <table:table-cell/>
          <table:table-cell table:style-name="ce2" office:value-type="float" office:value="16.19841704" calcext:value-type="float">
            <text:p>16.19841704</text:p>
          </table:table-cell>
          <table:table-cell table:style-name="ce2" office:value-type="float" office:value="-0.12450995" calcext:value-type="float">
            <text:p>-0.12450995</text:p>
          </table:table-cell>
          <table:table-cell/>
          <table:table-cell table:formula="of:=[.C7]*[.D7]+[.F7]*[.G7]+[.I7]*[.J7]" office:value-type="float" office:value="0.207634916202363" calcext:value-type="float">
            <text:p>0.2076349162</text:p>
          </table:table-cell>
          <table:table-cell/>
        </table:table-row>
        <table:table-row table:style-name="ro1">
          <table:table-cell table:style-name="ce2" office:value-type="string" calcext:value-type="string">
            <text:p>HLBlack</text:p>
          </table:table-cell>
          <table:table-cell/>
          <table:table-cell table:style-name="ce2" office:value-type="float" office:value="39.01660374" calcext:value-type="float">
            <text:p>39.01660374</text:p>
          </table:table-cell>
          <table:table-cell table:style-name="ce2" office:value-type="float" office:value="-0.58490257" calcext:value-type="float">
            <text:p>-0.58490257</text:p>
          </table:table-cell>
          <table:table-cell/>
          <table:table-cell table:style-name="ce2" office:value-type="float" office:value="27.05491321" calcext:value-type="float">
            <text:p>27.05491321</text:p>
          </table:table-cell>
          <table:table-cell table:style-name="ce2" office:value-type="float" office:value="-0.13134717" calcext:value-type="float">
            <text:p>-0.13134717</text:p>
          </table:table-cell>
          <table:table-cell/>
          <table:table-cell table:style-name="ce2" office:value-type="float" office:value="16.19841704" calcext:value-type="float">
            <text:p>16.19841704</text:p>
          </table:table-cell>
          <table:table-cell table:style-name="ce2" office:value-type="float" office:value="-0.05030502" calcext:value-type="float">
            <text:p>-0.05030502</text:p>
          </table:table-cell>
          <table:table-cell/>
          <table:table-cell table:formula="of:=[.C8]*[.D8]+[.F8]*[.G8]+[.I8]*[.J8]" office:value-type="float" office:value="-27.1893597780923" calcext:value-type="float">
            <text:p>-27.1893597781</text:p>
          </table:table-cell>
          <table:table-cell/>
        </table:table-row>
        <table:table-row table:style-name="ro1">
          <table:table-cell table:style-name="ce2" office:value-type="string" calcext:value-type="string">
            <text:p>WBRutledge</text:p>
          </table:table-cell>
          <table:table-cell/>
          <table:table-cell table:style-name="ce2" office:value-type="float" office:value="39.01660374" calcext:value-type="float">
            <text:p>39.01660374</text:p>
          </table:table-cell>
          <table:table-cell table:style-name="ce2" office:value-type="float" office:value="-0.26607147" calcext:value-type="float">
            <text:p>-0.26607147</text:p>
          </table:table-cell>
          <table:table-cell/>
          <table:table-cell table:style-name="ce2" office:value-type="float" office:value="27.05491321" calcext:value-type="float">
            <text:p>27.05491321</text:p>
          </table:table-cell>
          <table:table-cell table:style-name="ce2" office:value-type="float" office:value="-0.48613838" calcext:value-type="float">
            <text:p>-0.48613838</text:p>
          </table:table-cell>
          <table:table-cell/>
          <table:table-cell table:style-name="ce2" office:value-type="float" office:value="16.19841704" calcext:value-type="float">
            <text:p>16.19841704</text:p>
          </table:table-cell>
          <table:table-cell table:style-name="ce2" office:value-type="float" office:value="-0.05262596" calcext:value-type="float">
            <text:p>-0.05262596</text:p>
          </table:table-cell>
          <table:table-cell/>
          <table:table-cell table:formula="of:=[.C9]*[.D9]+[.F9]*[.G9]+[.I9]*[.J9]" office:value-type="float" office:value="-24.3860940376697" calcext:value-type="float">
            <text:p>-24.3860940377</text:p>
          </table:table-cell>
          <table:table-cell/>
        </table:table-row>
        <table:table-row table:style-name="ro1">
          <table:table-cell table:style-name="ce2" office:value-type="string" calcext:value-type="string">
            <text:p>FMurphy</text:p>
          </table:table-cell>
          <table:table-cell/>
          <table:table-cell table:style-name="ce2" office:value-type="float" office:value="39.01660374" calcext:value-type="float">
            <text:p>39.01660374</text:p>
          </table:table-cell>
          <table:table-cell table:style-name="ce2" office:value-type="float" office:value="-0.0452846" calcext:value-type="float">
            <text:p>-0.0452846</text:p>
          </table:table-cell>
          <table:table-cell/>
          <table:table-cell table:style-name="ce2" office:value-type="float" office:value="27.05491321" calcext:value-type="float">
            <text:p>27.05491321</text:p>
          </table:table-cell>
          <table:table-cell table:style-name="ce2" office:value-type="float" office:value="-0.02138085" calcext:value-type="float">
            <text:p>-0.02138085</text:p>
          </table:table-cell>
          <table:table-cell/>
          <table:table-cell table:style-name="ce2" office:value-type="float" office:value="16.19841704" calcext:value-type="float">
            <text:p>16.19841704</text:p>
          </table:table-cell>
          <table:table-cell table:style-name="ce2" office:value-type="float" office:value="0.20969739" calcext:value-type="float">
            <text:p>0.20969739</text:p>
          </table:table-cell>
          <table:table-cell/>
          <table:table-cell table:formula="of:=[.C10]*[.D10]+[.F10]*[.G10]+[.I10]*[.J10]" office:value-type="float" office:value="1.05145744058909" calcext:value-type="float">
            <text:p>1.0514574406</text:p>
          </table:table-cell>
          <table:table-cell/>
        </table:table-row>
        <table:table-row table:style-name="ro1">
          <table:table-cell table:style-name="ce2" office:value-type="string" calcext:value-type="string">
            <text:p>FMVinson</text:p>
          </table:table-cell>
          <table:table-cell/>
          <table:table-cell table:style-name="ce2" office:value-type="float" office:value="39.01660374" calcext:value-type="float">
            <text:p>39.01660374</text:p>
          </table:table-cell>
          <table:table-cell table:style-name="ce2" office:value-type="float" office:value="0.19915207" calcext:value-type="float">
            <text:p>0.19915207</text:p>
          </table:table-cell>
          <table:table-cell/>
          <table:table-cell table:style-name="ce2" office:value-type="float" office:value="27.05491321" calcext:value-type="float">
            <text:p>27.05491321</text:p>
          </table:table-cell>
          <table:table-cell table:style-name="ce2" office:value-type="float" office:value="-0.00336519" calcext:value-type="float">
            <text:p>-0.00336519</text:p>
          </table:table-cell>
          <table:table-cell/>
          <table:table-cell table:style-name="ce2" office:value-type="float" office:value="16.19841704" calcext:value-type="float">
            <text:p>16.19841704</text:p>
          </table:table-cell>
          <table:table-cell table:style-name="ce2" office:value-type="float" office:value="-0.00329538" calcext:value-type="float">
            <text:p>-0.00329538</text:p>
          </table:table-cell>
          <table:table-cell/>
          <table:table-cell table:formula="of:=[.C11]*[.D11]+[.F11]*[.G11]+[.I11]*[.J11]" office:value-type="float" office:value="7.62581253626031" calcext:value-type="float">
            <text:p>7.6258125363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Court Avg</text:p>
          </table:table-cell>
          <table:table-cell table:formula="of:= AVERAGE([.L3:.L11])" office:value-type="float" office:value="-7.51642439284168" calcext:value-type="float">
            <text:p>-7.5164243928</text:p>
          </table:table-cell>
          <table:table-cell/>
        </table:table-row>
        <table:table-row table:style-name="ro2" table:number-rows-repeated="104856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ourt2" table:style-name="ta2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Judges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Full value multiplied out</text:p>
          </table:table-cell>
          <table:table-cell table:style-name="ce1"/>
        </table:table-row>
        <table:table-row table:style-name="ro2">
          <table:table-cell table:number-columns-repeated="13"/>
        </table:table-row>
        <table:table-row table:style-name="ro1">
          <table:table-cell table:style-name="ce2" office:value-type="string" calcext:value-type="string">
            <text:p>FMVinson</text:p>
          </table:table-cell>
          <table:table-cell/>
          <table:table-cell table:style-name="ce2" office:value-type="float" office:value="40.2346001" calcext:value-type="float">
            <text:p>40.2346001</text:p>
          </table:table-cell>
          <table:table-cell table:style-name="ce2" office:value-type="float" office:value="-0.41629663" calcext:value-type="float">
            <text:p>-0.41629663</text:p>
          </table:table-cell>
          <table:table-cell/>
          <table:table-cell table:style-name="ce2" office:value-type="float" office:value="21.78507127" calcext:value-type="float">
            <text:p>21.78507127</text:p>
          </table:table-cell>
          <table:table-cell table:style-name="ce2" office:value-type="float" office:value="-0.14792532" calcext:value-type="float">
            <text:p>-0.14792532</text:p>
          </table:table-cell>
          <table:table-cell/>
          <table:table-cell table:style-name="ce2" office:value-type="float" office:value="18.53861006" calcext:value-type="float">
            <text:p>18.53861006</text:p>
          </table:table-cell>
          <table:table-cell table:style-name="ce2" office:value-type="float" office:value="-0.39110876" calcext:value-type="float">
            <text:p>-0.39110876</text:p>
          </table:table-cell>
          <table:table-cell/>
          <table:table-cell table:formula="of:=[.C3]*[.D3]+[.F3]*[.G3]+[.I3]*[.J3]" office:value-type="float" office:value="-27.2227048625553" calcext:value-type="float">
            <text:p>-27.2227048626</text:p>
          </table:table-cell>
          <table:table-cell/>
        </table:table-row>
        <table:table-row table:style-name="ro1">
          <table:table-cell table:style-name="ce2" office:value-type="string" calcext:value-type="string">
            <text:p>HLBlack</text:p>
          </table:table-cell>
          <table:table-cell/>
          <table:table-cell table:style-name="ce2" office:value-type="float" office:value="40.2346001" calcext:value-type="float">
            <text:p>40.2346001</text:p>
          </table:table-cell>
          <table:table-cell table:style-name="ce2" office:value-type="float" office:value="0.13434958" calcext:value-type="float">
            <text:p>0.13434958</text:p>
          </table:table-cell>
          <table:table-cell/>
          <table:table-cell table:style-name="ce2" office:value-type="float" office:value="21.78507127" calcext:value-type="float">
            <text:p>21.78507127</text:p>
          </table:table-cell>
          <table:table-cell table:style-name="ce2" office:value-type="float" office:value="-0.74017346" calcext:value-type="float">
            <text:p>-0.74017346</text:p>
          </table:table-cell>
          <table:table-cell/>
          <table:table-cell table:style-name="ce2" office:value-type="float" office:value="18.53861006" calcext:value-type="float">
            <text:p>18.53861006</text:p>
          </table:table-cell>
          <table:table-cell table:style-name="ce2" office:value-type="float" office:value="0.15126207" calcext:value-type="float">
            <text:p>0.15126207</text:p>
          </table:table-cell>
          <table:table-cell/>
          <table:table-cell table:formula="of:=[.C4]*[.D4]+[.F4]*[.G4]+[.I4]*[.J4]" office:value-type="float" office:value="-7.91504142076111" calcext:value-type="float">
            <text:p>-7.9150414208</text:p>
          </table:table-cell>
          <table:table-cell/>
        </table:table-row>
        <table:table-row table:style-name="ro1">
          <table:table-cell table:style-name="ce2" office:value-type="string" calcext:value-type="string">
            <text:p>SFReed</text:p>
          </table:table-cell>
          <table:table-cell/>
          <table:table-cell table:style-name="ce2" office:value-type="float" office:value="40.2346001" calcext:value-type="float">
            <text:p>40.2346001</text:p>
          </table:table-cell>
          <table:table-cell table:style-name="ce2" office:value-type="float" office:value="-0.22127244" calcext:value-type="float">
            <text:p>-0.22127244</text:p>
          </table:table-cell>
          <table:table-cell/>
          <table:table-cell table:style-name="ce2" office:value-type="float" office:value="21.78507127" calcext:value-type="float">
            <text:p>21.78507127</text:p>
          </table:table-cell>
          <table:table-cell table:style-name="ce2" office:value-type="float" office:value="-0.11168175" calcext:value-type="float">
            <text:p>-0.11168175</text:p>
          </table:table-cell>
          <table:table-cell/>
          <table:table-cell table:style-name="ce2" office:value-type="float" office:value="18.53861006" calcext:value-type="float">
            <text:p>18.53861006</text:p>
          </table:table-cell>
          <table:table-cell table:style-name="ce2" office:value-type="float" office:value="-0.18815853" calcext:value-type="float">
            <text:p>-0.18815853</text:p>
          </table:table-cell>
          <table:table-cell/>
          <table:table-cell table:formula="of:=[.C5]*[.D5]+[.F5]*[.G5]+[.I5]*[.J5]" office:value-type="float" office:value="-14.8240006369924" calcext:value-type="float">
            <text:p>-14.824000637</text:p>
          </table:table-cell>
          <table:table-cell/>
        </table:table-row>
        <table:table-row table:style-name="ro1">
          <table:table-cell table:style-name="ce2" office:value-type="string" calcext:value-type="string">
            <text:p>FFrankfurter</text:p>
          </table:table-cell>
          <table:table-cell/>
          <table:table-cell table:style-name="ce2" office:value-type="float" office:value="40.2346001" calcext:value-type="float">
            <text:p>40.2346001</text:p>
          </table:table-cell>
          <table:table-cell table:style-name="ce2" office:value-type="float" office:value="0.14139372" calcext:value-type="float">
            <text:p>0.14139372</text:p>
          </table:table-cell>
          <table:table-cell/>
          <table:table-cell table:style-name="ce2" office:value-type="float" office:value="21.78507127" calcext:value-type="float">
            <text:p>21.78507127</text:p>
          </table:table-cell>
          <table:table-cell table:style-name="ce2" office:value-type="float" office:value="0.55444541" calcext:value-type="float">
            <text:p>0.55444541</text:p>
          </table:table-cell>
          <table:table-cell/>
          <table:table-cell table:style-name="ce2" office:value-type="float" office:value="18.53861006" calcext:value-type="float">
            <text:p>18.53861006</text:p>
          </table:table-cell>
          <table:table-cell table:style-name="ce2" office:value-type="float" office:value="-0.35823247" calcext:value-type="float">
            <text:p>-0.35823247</text:p>
          </table:table-cell>
          <table:table-cell/>
          <table:table-cell table:formula="of:=[.C6]*[.D6]+[.F6]*[.G6]+[.I6]*[.J6]" office:value-type="float" office:value="11.1264204808651" calcext:value-type="float">
            <text:p>11.1264204809</text:p>
          </table:table-cell>
          <table:table-cell/>
        </table:table-row>
        <table:table-row table:style-name="ro1">
          <table:table-cell table:style-name="ce2" office:value-type="string" calcext:value-type="string">
            <text:p>WODouglas</text:p>
          </table:table-cell>
          <table:table-cell/>
          <table:table-cell table:style-name="ce2" office:value-type="float" office:value="40.2346001" calcext:value-type="float">
            <text:p>40.2346001</text:p>
          </table:table-cell>
          <table:table-cell table:style-name="ce2" office:value-type="float" office:value="-0.10091097" calcext:value-type="float">
            <text:p>-0.10091097</text:p>
          </table:table-cell>
          <table:table-cell/>
          <table:table-cell table:style-name="ce2" office:value-type="float" office:value="21.78507127" calcext:value-type="float">
            <text:p>21.78507127</text:p>
          </table:table-cell>
          <table:table-cell table:style-name="ce2" office:value-type="float" office:value="-0.18547665" calcext:value-type="float">
            <text:p>-0.18547665</text:p>
          </table:table-cell>
          <table:table-cell/>
          <table:table-cell table:style-name="ce2" office:value-type="float" office:value="18.53861006" calcext:value-type="float">
            <text:p>18.53861006</text:p>
          </table:table-cell>
          <table:table-cell table:style-name="ce2" office:value-type="float" office:value="-0.26278403" calcext:value-type="float">
            <text:p>-0.26278403</text:p>
          </table:table-cell>
          <table:table-cell/>
          <table:table-cell table:formula="of:=[.C7]*[.D7]+[.F7]*[.G7]+[.I7]*[.J7]" office:value-type="float" office:value="-12.9723852249893" calcext:value-type="float">
            <text:p>-12.972385225</text:p>
          </table:table-cell>
          <table:table-cell/>
        </table:table-row>
        <table:table-row table:style-name="ro1">
          <table:table-cell table:style-name="ce2" office:value-type="string" calcext:value-type="string">
            <text:p>RHJackson</text:p>
          </table:table-cell>
          <table:table-cell/>
          <table:table-cell table:style-name="ce2" office:value-type="float" office:value="40.2346001" calcext:value-type="float">
            <text:p>40.2346001</text:p>
          </table:table-cell>
          <table:table-cell table:style-name="ce2" office:value-type="float" office:value="0.23143003" calcext:value-type="float">
            <text:p>0.23143003</text:p>
          </table:table-cell>
          <table:table-cell/>
          <table:table-cell table:style-name="ce2" office:value-type="float" office:value="21.78507127" calcext:value-type="float">
            <text:p>21.78507127</text:p>
          </table:table-cell>
          <table:table-cell table:style-name="ce2" office:value-type="float" office:value="-0.1449341" calcext:value-type="float">
            <text:p>-0.1449341</text:p>
          </table:table-cell>
          <table:table-cell/>
          <table:table-cell table:style-name="ce2" office:value-type="float" office:value="18.53861006" calcext:value-type="float">
            <text:p>18.53861006</text:p>
          </table:table-cell>
          <table:table-cell table:style-name="ce2" office:value-type="float" office:value="-0.56764977" calcext:value-type="float">
            <text:p>-0.56764977</text:p>
          </table:table-cell>
          <table:table-cell/>
          <table:table-cell table:formula="of:=[.C8]*[.D8]+[.F8]*[.G8]+[.I8]*[.J8]" office:value-type="float" office:value="-4.36934272645099" calcext:value-type="float">
            <text:p>-4.3693427265</text:p>
          </table:table-cell>
          <table:table-cell/>
        </table:table-row>
        <table:table-row table:style-name="ro1">
          <table:table-cell table:style-name="ce2" office:value-type="string" calcext:value-type="string">
            <text:p>HHBurton</text:p>
          </table:table-cell>
          <table:table-cell/>
          <table:table-cell table:style-name="ce2" office:value-type="float" office:value="40.2346001" calcext:value-type="float">
            <text:p>40.2346001</text:p>
          </table:table-cell>
          <table:table-cell table:style-name="ce2" office:value-type="float" office:value="-0.49459165" calcext:value-type="float">
            <text:p>-0.49459165</text:p>
          </table:table-cell>
          <table:table-cell/>
          <table:table-cell table:style-name="ce2" office:value-type="float" office:value="21.78507127" calcext:value-type="float">
            <text:p>21.78507127</text:p>
          </table:table-cell>
          <table:table-cell table:style-name="ce2" office:value-type="float" office:value="0.17085687" calcext:value-type="float">
            <text:p>0.17085687</text:p>
          </table:table-cell>
          <table:table-cell/>
          <table:table-cell table:style-name="ce2" office:value-type="float" office:value="18.53861006" calcext:value-type="float">
            <text:p>18.53861006</text:p>
          </table:table-cell>
          <table:table-cell table:style-name="ce2" office:value-type="float" office:value="0.14530993" calcext:value-type="float">
            <text:p>0.14530993</text:p>
          </table:table-cell>
          <table:table-cell/>
          <table:table-cell table:formula="of:=[.C9]*[.D9]+[.F9]*[.G9]+[.I9]*[.J9]" office:value-type="float" office:value="-13.4837240305141" calcext:value-type="float">
            <text:p>-13.4837240305</text:p>
          </table:table-cell>
          <table:table-cell/>
        </table:table-row>
        <table:table-row table:style-name="ro1">
          <table:table-cell table:style-name="ce2" office:value-type="string" calcext:value-type="string">
            <text:p>TCClark</text:p>
          </table:table-cell>
          <table:table-cell/>
          <table:table-cell table:style-name="ce2" office:value-type="float" office:value="40.2346001" calcext:value-type="float">
            <text:p>40.2346001</text:p>
          </table:table-cell>
          <table:table-cell table:style-name="ce2" office:value-type="float" office:value="-0.06320195" calcext:value-type="float">
            <text:p>-0.06320195</text:p>
          </table:table-cell>
          <table:table-cell/>
          <table:table-cell table:style-name="ce2" office:value-type="float" office:value="21.78507127" calcext:value-type="float">
            <text:p>21.78507127</text:p>
          </table:table-cell>
          <table:table-cell table:style-name="ce2" office:value-type="float" office:value="-0.1562297" calcext:value-type="float">
            <text:p>-0.1562297</text:p>
          </table:table-cell>
          <table:table-cell/>
          <table:table-cell table:style-name="ce2" office:value-type="float" office:value="18.53861006" calcext:value-type="float">
            <text:p>18.53861006</text:p>
          </table:table-cell>
          <table:table-cell table:style-name="ce2" office:value-type="float" office:value="-0.49607298" calcext:value-type="float">
            <text:p>-0.49607298</text:p>
          </table:table-cell>
          <table:table-cell/>
          <table:table-cell table:formula="of:=[.C10]*[.D10]+[.F10]*[.G10]+[.I10]*[.J10]" office:value-type="float" office:value="-15.1428838703031" calcext:value-type="float">
            <text:p>-15.1428838703</text:p>
          </table:table-cell>
          <table:table-cell/>
        </table:table-row>
        <table:table-row table:style-name="ro1">
          <table:table-cell table:style-name="ce2" office:value-type="string" calcext:value-type="string">
            <text:p>SMinton</text:p>
          </table:table-cell>
          <table:table-cell/>
          <table:table-cell table:style-name="ce2" office:value-type="float" office:value="40.2346001" calcext:value-type="float">
            <text:p>40.2346001</text:p>
          </table:table-cell>
          <table:table-cell table:style-name="ce2" office:value-type="float" office:value="-0.65370893" calcext:value-type="float">
            <text:p>-0.65370893</text:p>
          </table:table-cell>
          <table:table-cell/>
          <table:table-cell table:style-name="ce2" office:value-type="float" office:value="21.78507127" calcext:value-type="float">
            <text:p>21.78507127</text:p>
          </table:table-cell>
          <table:table-cell table:style-name="ce2" office:value-type="float" office:value="-0.03703456" calcext:value-type="float">
            <text:p>-0.03703456</text:p>
          </table:table-cell>
          <table:table-cell/>
          <table:table-cell table:style-name="ce2" office:value-type="float" office:value="18.53861006" calcext:value-type="float">
            <text:p>18.53861006</text:p>
          </table:table-cell>
          <table:table-cell table:style-name="ce2" office:value-type="float" office:value="0.04398291" calcext:value-type="float">
            <text:p>0.04398291</text:p>
          </table:table-cell>
          <table:table-cell/>
          <table:table-cell table:formula="of:=[.C11]*[.D11]+[.F11]*[.G11]+[.I11]*[.J11]" office:value-type="float" office:value="-26.2931358916079" calcext:value-type="float">
            <text:p>-26.2931358916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Court Avg</text:p>
          </table:table-cell>
          <table:table-cell table:formula="of:= AVERAGE([.L3:.L11])" office:value-type="float" office:value="-12.3440886870344" calcext:value-type="float">
            <text:p>-12.344088687</text:p>
          </table:table-cell>
          <table:table-cell/>
        </table:table-row>
        <table:table-row table:style-name="ro2" table:number-rows-repeated="104856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ourt3" table:style-name="ta3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Judges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Full value multiplied out</text:p>
          </table:table-cell>
          <table:table-cell table:style-name="ce1"/>
        </table:table-row>
        <table:table-row table:style-name="ro2">
          <table:table-cell table:number-columns-repeated="13"/>
        </table:table-row>
        <table:table-row table:style-name="ro1">
          <table:table-cell table:style-name="ce2" office:value-type="string" calcext:value-type="string">
            <text:p>HLBlack</text:p>
          </table:table-cell>
          <table:table-cell/>
          <table:table-cell table:style-name="ce2" office:value-type="float" office:value="23.28996317" calcext:value-type="float">
            <text:p>23.28996317</text:p>
          </table:table-cell>
          <table:table-cell table:style-name="ce2" office:value-type="float" office:value="-0.25927949" calcext:value-type="float">
            <text:p>-0.25927949</text:p>
          </table:table-cell>
          <table:table-cell/>
          <table:table-cell table:style-name="ce2" office:value-type="float" office:value="12.79670935" calcext:value-type="float">
            <text:p>12.79670935</text:p>
          </table:table-cell>
          <table:table-cell table:style-name="ce2" office:value-type="float" office:value="-0.19144623" calcext:value-type="float">
            <text:p>-0.19144623</text:p>
          </table:table-cell>
          <table:table-cell/>
          <table:table-cell table:style-name="ce2" office:value-type="float" office:value="8.6827833" calcext:value-type="float">
            <text:p>8.6827833</text:p>
          </table:table-cell>
          <table:table-cell table:style-name="ce2" office:value-type="float" office:value="-0.38581886" calcext:value-type="float">
            <text:p>-0.38581886</text:p>
          </table:table-cell>
          <table:table-cell/>
          <table:table-cell table:formula="of:=[.C3]*[.D3]+[.F3]*[.G3]+[.I3]*[.J3]" office:value-type="float" office:value="-11.8384730887327" calcext:value-type="float">
            <text:p>-11.8384730887</text:p>
          </table:table-cell>
          <table:table-cell/>
        </table:table-row>
        <table:table-row table:style-name="ro1">
          <table:table-cell table:style-name="ce2" office:value-type="string" calcext:value-type="string">
            <text:p>WODouglas</text:p>
          </table:table-cell>
          <table:table-cell/>
          <table:table-cell table:style-name="ce2" office:value-type="float" office:value="23.28996317" calcext:value-type="float">
            <text:p>23.28996317</text:p>
          </table:table-cell>
          <table:table-cell table:style-name="ce2" office:value-type="float" office:value="-0.59323511" calcext:value-type="float">
            <text:p>-0.59323511</text:p>
          </table:table-cell>
          <table:table-cell/>
          <table:table-cell table:style-name="ce2" office:value-type="float" office:value="12.79670935" calcext:value-type="float">
            <text:p>12.79670935</text:p>
          </table:table-cell>
          <table:table-cell table:style-name="ce2" office:value-type="float" office:value="-0.6495834" calcext:value-type="float">
            <text:p>-0.6495834</text:p>
          </table:table-cell>
          <table:table-cell/>
          <table:table-cell table:style-name="ce2" office:value-type="float" office:value="8.6827833" calcext:value-type="float">
            <text:p>8.6827833</text:p>
          </table:table-cell>
          <table:table-cell table:style-name="ce2" office:value-type="float" office:value="-0.10564064" calcext:value-type="float">
            <text:p>-0.10564064</text:p>
          </table:table-cell>
          <table:table-cell/>
          <table:table-cell table:formula="of:=[.C4]*[.D4]+[.F4]*[.G4]+[.I4]*[.J4]" office:value-type="float" office:value="-23.046208616229" calcext:value-type="float">
            <text:p>-23.0462086162</text:p>
          </table:table-cell>
          <table:table-cell/>
        </table:table-row>
        <table:table-row table:style-name="ro1">
          <table:table-cell table:style-name="ce2" office:value-type="string" calcext:value-type="string">
            <text:p>EWarren</text:p>
          </table:table-cell>
          <table:table-cell/>
          <table:table-cell table:style-name="ce2" office:value-type="float" office:value="23.28996317" calcext:value-type="float">
            <text:p>23.28996317</text:p>
          </table:table-cell>
          <table:table-cell table:style-name="ce2" office:value-type="float" office:value="0.05808637" calcext:value-type="float">
            <text:p>0.05808637</text:p>
          </table:table-cell>
          <table:table-cell/>
          <table:table-cell table:style-name="ce2" office:value-type="float" office:value="12.79670935" calcext:value-type="float">
            <text:p>12.79670935</text:p>
          </table:table-cell>
          <table:table-cell table:style-name="ce2" office:value-type="float" office:value="0.19603425" calcext:value-type="float">
            <text:p>0.19603425</text:p>
          </table:table-cell>
          <table:table-cell/>
          <table:table-cell table:style-name="ce2" office:value-type="float" office:value="8.6827833" calcext:value-type="float">
            <text:p>8.6827833</text:p>
          </table:table-cell>
          <table:table-cell table:style-name="ce2" office:value-type="float" office:value="-0.05198029" calcext:value-type="float">
            <text:p>-0.05198029</text:p>
          </table:table-cell>
          <table:table-cell/>
          <table:table-cell table:formula="of:=[.C5]*[.D5]+[.F5]*[.G5]+[.I5]*[.J5]" office:value-type="float" office:value="3.41008914393307" calcext:value-type="float">
            <text:p>3.4100891439</text:p>
          </table:table-cell>
          <table:table-cell/>
        </table:table-row>
        <table:table-row table:style-name="ro1">
          <table:table-cell table:style-name="ce2" office:value-type="string" calcext:value-type="string">
            <text:p>TCClark</text:p>
          </table:table-cell>
          <table:table-cell/>
          <table:table-cell table:style-name="ce2" office:value-type="float" office:value="23.28996317" calcext:value-type="float">
            <text:p>23.28996317</text:p>
          </table:table-cell>
          <table:table-cell table:style-name="ce2" office:value-type="float" office:value="-0.05351475" calcext:value-type="float">
            <text:p>-0.05351475</text:p>
          </table:table-cell>
          <table:table-cell/>
          <table:table-cell table:style-name="ce2" office:value-type="float" office:value="12.79670935" calcext:value-type="float">
            <text:p>12.79670935</text:p>
          </table:table-cell>
          <table:table-cell table:style-name="ce2" office:value-type="float" office:value="-0.17288409" calcext:value-type="float">
            <text:p>-0.17288409</text:p>
          </table:table-cell>
          <table:table-cell/>
          <table:table-cell table:style-name="ce2" office:value-type="float" office:value="8.6827833" calcext:value-type="float">
            <text:p>8.6827833</text:p>
          </table:table-cell>
          <table:table-cell table:style-name="ce2" office:value-type="float" office:value="0.50100386" calcext:value-type="float">
            <text:p>0.50100386</text:p>
          </table:table-cell>
          <table:table-cell/>
          <table:table-cell table:formula="of:=[.C6]*[.D6]+[.F6]*[.G6]+[.I6]*[.J6]" office:value-type="float" office:value="0.891403941322539" calcext:value-type="float">
            <text:p>0.8914039413</text:p>
          </table:table-cell>
          <table:table-cell/>
        </table:table-row>
        <table:table-row table:style-name="ro1">
          <table:table-cell table:style-name="ce2" office:value-type="string" calcext:value-type="string">
            <text:p>FFrankfurter</text:p>
          </table:table-cell>
          <table:table-cell/>
          <table:table-cell table:style-name="ce2" office:value-type="float" office:value="23.28996317" calcext:value-type="float">
            <text:p>23.28996317</text:p>
          </table:table-cell>
          <table:table-cell table:style-name="ce2" office:value-type="float" office:value="0.21428033" calcext:value-type="float">
            <text:p>0.21428033</text:p>
          </table:table-cell>
          <table:table-cell/>
          <table:table-cell table:style-name="ce2" office:value-type="float" office:value="12.79670935" calcext:value-type="float">
            <text:p>12.79670935</text:p>
          </table:table-cell>
          <table:table-cell table:style-name="ce2" office:value-type="float" office:value="-0.47897517" calcext:value-type="float">
            <text:p>-0.47897517</text:p>
          </table:table-cell>
          <table:table-cell/>
          <table:table-cell table:style-name="ce2" office:value-type="float" office:value="8.6827833" calcext:value-type="float">
            <text:p>8.6827833</text:p>
          </table:table-cell>
          <table:table-cell table:style-name="ce2" office:value-type="float" office:value="0.26036245" calcext:value-type="float">
            <text:p>0.26036245</text:p>
          </table:table-cell>
          <table:table-cell/>
          <table:table-cell table:formula="of:=[.C7]*[.D7]+[.F7]*[.G7]+[.I7]*[.J7]" office:value-type="float" office:value="1.12194569020569" calcext:value-type="float">
            <text:p>1.1219456902</text:p>
          </table:table-cell>
          <table:table-cell/>
        </table:table-row>
        <table:table-row table:style-name="ro1">
          <table:table-cell table:style-name="ce2" office:value-type="string" calcext:value-type="string">
            <text:p>HHBurton</text:p>
          </table:table-cell>
          <table:table-cell/>
          <table:table-cell table:style-name="ce2" office:value-type="float" office:value="23.28996317" calcext:value-type="float">
            <text:p>23.28996317</text:p>
          </table:table-cell>
          <table:table-cell table:style-name="ce2" office:value-type="float" office:value="-0.35659423" calcext:value-type="float">
            <text:p>-0.35659423</text:p>
          </table:table-cell>
          <table:table-cell/>
          <table:table-cell table:style-name="ce2" office:value-type="float" office:value="12.79670935" calcext:value-type="float">
            <text:p>12.79670935</text:p>
          </table:table-cell>
          <table:table-cell table:style-name="ce2" office:value-type="float" office:value="0.17079567" calcext:value-type="float">
            <text:p>0.17079567</text:p>
          </table:table-cell>
          <table:table-cell/>
          <table:table-cell table:style-name="ce2" office:value-type="float" office:value="8.6827833" calcext:value-type="float">
            <text:p>8.6827833</text:p>
          </table:table-cell>
          <table:table-cell table:style-name="ce2" office:value-type="float" office:value="0.35720363" calcext:value-type="float">
            <text:p>0.35720363</text:p>
          </table:table-cell>
          <table:table-cell/>
          <table:table-cell table:formula="of:=[.C8]*[.D8]+[.F8]*[.G8]+[.I8]*[.J8]" office:value-type="float" office:value="-3.01792222284262" calcext:value-type="float">
            <text:p>-3.0179222228</text:p>
          </table:table-cell>
          <table:table-cell/>
        </table:table-row>
        <table:table-row table:style-name="ro1">
          <table:table-cell table:style-name="ce2" office:value-type="string" calcext:value-type="string">
            <text:p>SFReed</text:p>
          </table:table-cell>
          <table:table-cell/>
          <table:table-cell table:style-name="ce2" office:value-type="float" office:value="23.28996317" calcext:value-type="float">
            <text:p>23.28996317</text:p>
          </table:table-cell>
          <table:table-cell table:style-name="ce2" office:value-type="float" office:value="0.63171329" calcext:value-type="float">
            <text:p>0.63171329</text:p>
          </table:table-cell>
          <table:table-cell/>
          <table:table-cell table:style-name="ce2" office:value-type="float" office:value="12.79670935" calcext:value-type="float">
            <text:p>12.79670935</text:p>
          </table:table-cell>
          <table:table-cell table:style-name="ce2" office:value-type="float" office:value="-0.45848242" calcext:value-type="float">
            <text:p>-0.45848242</text:p>
          </table:table-cell>
          <table:table-cell/>
          <table:table-cell table:style-name="ce2" office:value-type="float" office:value="8.6827833" calcext:value-type="float">
            <text:p>8.6827833</text:p>
          </table:table-cell>
          <table:table-cell table:style-name="ce2" office:value-type="float" office:value="-0.09766871" calcext:value-type="float">
            <text:p>-0.09766871</text:p>
          </table:table-cell>
          <table:table-cell/>
          <table:table-cell table:formula="of:=[.C9]*[.D9]+[.F9]*[.G9]+[.I9]*[.J9]" office:value-type="float" office:value="7.99747674315436" calcext:value-type="float">
            <text:p>7.9974767432</text:p>
          </table:table-cell>
          <table:table-cell/>
        </table:table-row>
        <table:table-row table:style-name="ro1">
          <table:table-cell table:style-name="ce2" office:value-type="string" calcext:value-type="string">
            <text:p>SMinton</text:p>
          </table:table-cell>
          <table:table-cell/>
          <table:table-cell table:style-name="ce2" office:value-type="float" office:value="23.28996317" calcext:value-type="float">
            <text:p>23.28996317</text:p>
          </table:table-cell>
          <table:table-cell table:style-name="ce2" office:value-type="float" office:value="0.04694498" calcext:value-type="float">
            <text:p>0.04694498</text:p>
          </table:table-cell>
          <table:table-cell/>
          <table:table-cell table:style-name="ce2" office:value-type="float" office:value="12.79670935" calcext:value-type="float">
            <text:p>12.79670935</text:p>
          </table:table-cell>
          <table:table-cell table:style-name="ce2" office:value-type="float" office:value="-0.06083415" calcext:value-type="float">
            <text:p>-0.06083415</text:p>
          </table:table-cell>
          <table:table-cell/>
          <table:table-cell table:style-name="ce2" office:value-type="float" office:value="8.6827833" calcext:value-type="float">
            <text:p>8.6827833</text:p>
          </table:table-cell>
          <table:table-cell table:style-name="ce2" office:value-type="float" office:value="0.21090794" calcext:value-type="float">
            <text:p>0.21090794</text:p>
          </table:table-cell>
          <table:table-cell/>
          <table:table-cell table:formula="of:=[.C10]*[.D10]+[.F10]*[.G10]+[.I10]*[.J10]" office:value-type="float" office:value="2.14613785838149" calcext:value-type="float">
            <text:p>2.1461378584</text:p>
          </table:table-cell>
          <table:table-cell/>
        </table:table-row>
        <table:table-row table:style-name="ro1">
          <table:table-cell table:style-name="ce2" office:value-type="string" calcext:value-type="string">
            <text:p>RHJackson</text:p>
          </table:table-cell>
          <table:table-cell/>
          <table:table-cell table:style-name="ce2" office:value-type="float" office:value="23.28996317" calcext:value-type="float">
            <text:p>23.28996317</text:p>
          </table:table-cell>
          <table:table-cell table:style-name="ce2" office:value-type="float" office:value="-0.01635138" calcext:value-type="float">
            <text:p>-0.01635138</text:p>
          </table:table-cell>
          <table:table-cell/>
          <table:table-cell table:style-name="ce2" office:value-type="float" office:value="12.79670935" calcext:value-type="float">
            <text:p>12.79670935</text:p>
          </table:table-cell>
          <table:table-cell table:style-name="ce2" office:value-type="float" office:value="-0.02400233" calcext:value-type="float">
            <text:p>-0.02400233</text:p>
          </table:table-cell>
          <table:table-cell/>
          <table:table-cell table:style-name="ce2" office:value-type="float" office:value="8.6827833" calcext:value-type="float">
            <text:p>8.6827833</text:p>
          </table:table-cell>
          <table:table-cell table:style-name="ce2" office:value-type="float" office:value="0.58040733" calcext:value-type="float">
            <text:p>0.58040733</text:p>
          </table:table-cell>
          <table:table-cell/>
          <table:table-cell table:formula="of:=[.C11]*[.D11]+[.F11]*[.G11]+[.I11]*[.J11]" office:value-type="float" office:value="4.35157719341013" calcext:value-type="float">
            <text:p>4.351577193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Court Avg</text:p>
          </table:table-cell>
          <table:table-cell table:formula="of:= AVERAGE([.L3:.L11])" office:value-type="float" office:value="-1.998219261933" calcext:value-type="float">
            <text:p>-1.9982192619</text:p>
          </table:table-cell>
          <table:table-cell/>
        </table:table-row>
        <table:table-row table:style-name="ro2" table:number-rows-repeated="104856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ourt4" table:style-name="ta4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Judges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Full value multiplied out</text:p>
          </table:table-cell>
          <table:table-cell table:style-name="ce1"/>
        </table:table-row>
        <table:table-row table:style-name="ro2">
          <table:table-cell table:number-columns-repeated="13"/>
        </table:table-row>
        <table:table-row table:style-name="ro1">
          <table:table-cell table:style-name="ce2" office:value-type="string" calcext:value-type="string">
            <text:p>JHarlan2</text:p>
          </table:table-cell>
          <table:table-cell/>
          <table:table-cell table:style-name="ce2" office:value-type="float" office:value="26.33054704" calcext:value-type="float">
            <text:p>26.33054704</text:p>
          </table:table-cell>
          <table:table-cell table:style-name="ce2" office:value-type="float" office:value="-0.17986312" calcext:value-type="float">
            <text:p>-0.17986312</text:p>
          </table:table-cell>
          <table:table-cell/>
          <table:table-cell table:style-name="ce2" office:value-type="float" office:value="15.86711084" calcext:value-type="float">
            <text:p>15.86711084</text:p>
          </table:table-cell>
          <table:table-cell table:style-name="ce2" office:value-type="float" office:value="-0.3643323" calcext:value-type="float">
            <text:p>-0.3643323</text:p>
          </table:table-cell>
          <table:table-cell/>
          <table:table-cell table:style-name="ce2" office:value-type="float" office:value="11.47464772" calcext:value-type="float">
            <text:p>11.47464772</text:p>
          </table:table-cell>
          <table:table-cell table:style-name="ce2" office:value-type="float" office:value="-0.30825238" calcext:value-type="float">
            <text:p>-0.30825238</text:p>
          </table:table-cell>
          <table:table-cell/>
          <table:table-cell table:formula="of:=[.C3]*[.D3]+[.F3]*[.G3]+[.I3]*[.J3]" office:value-type="float" office:value="-14.0538827979649" calcext:value-type="float">
            <text:p>-14.053882798</text:p>
          </table:table-cell>
          <table:table-cell/>
        </table:table-row>
        <table:table-row table:style-name="ro1">
          <table:table-cell table:style-name="ce2" office:value-type="string" calcext:value-type="string">
            <text:p>HLBlack</text:p>
          </table:table-cell>
          <table:table-cell/>
          <table:table-cell table:style-name="ce2" office:value-type="float" office:value="26.33054704" calcext:value-type="float">
            <text:p>26.33054704</text:p>
          </table:table-cell>
          <table:table-cell table:style-name="ce2" office:value-type="float" office:value="0.20448215" calcext:value-type="float">
            <text:p>0.20448215</text:p>
          </table:table-cell>
          <table:table-cell/>
          <table:table-cell table:style-name="ce2" office:value-type="float" office:value="15.86711084" calcext:value-type="float">
            <text:p>15.86711084</text:p>
          </table:table-cell>
          <table:table-cell table:style-name="ce2" office:value-type="float" office:value="-0.42686193" calcext:value-type="float">
            <text:p>-0.42686193</text:p>
          </table:table-cell>
          <table:table-cell/>
          <table:table-cell table:style-name="ce2" office:value-type="float" office:value="11.47464772" calcext:value-type="float">
            <text:p>11.47464772</text:p>
          </table:table-cell>
          <table:table-cell table:style-name="ce2" office:value-type="float" office:value="-0.48320805" calcext:value-type="float">
            <text:p>-0.48320805</text:p>
          </table:table-cell>
          <table:table-cell/>
          <table:table-cell table:formula="of:=[.C4]*[.D4]+[.F4]*[.G4]+[.I4]*[.J4]" office:value-type="float" office:value="-6.93358083648913" calcext:value-type="float">
            <text:p>-6.9335808365</text:p>
          </table:table-cell>
          <table:table-cell/>
        </table:table-row>
        <table:table-row table:style-name="ro1">
          <table:table-cell table:style-name="ce2" office:value-type="string" calcext:value-type="string">
            <text:p>WODouglas</text:p>
          </table:table-cell>
          <table:table-cell/>
          <table:table-cell table:style-name="ce2" office:value-type="float" office:value="26.33054704" calcext:value-type="float">
            <text:p>26.33054704</text:p>
          </table:table-cell>
          <table:table-cell table:style-name="ce2" office:value-type="float" office:value="-0.52203711" calcext:value-type="float">
            <text:p>-0.52203711</text:p>
          </table:table-cell>
          <table:table-cell/>
          <table:table-cell table:style-name="ce2" office:value-type="float" office:value="15.86711084" calcext:value-type="float">
            <text:p>15.86711084</text:p>
          </table:table-cell>
          <table:table-cell table:style-name="ce2" office:value-type="float" office:value="-0.02351685" calcext:value-type="float">
            <text:p>-0.02351685</text:p>
          </table:table-cell>
          <table:table-cell/>
          <table:table-cell table:style-name="ce2" office:value-type="float" office:value="11.47464772" calcext:value-type="float">
            <text:p>11.47464772</text:p>
          </table:table-cell>
          <table:table-cell table:style-name="ce2" office:value-type="float" office:value="-0.00872042" calcext:value-type="float">
            <text:p>-0.00872042</text:p>
          </table:table-cell>
          <table:table-cell/>
          <table:table-cell table:formula="of:=[.C5]*[.D5]+[.F5]*[.G5]+[.I5]*[.J5]" office:value-type="float" office:value="-14.2187308945088" calcext:value-type="float">
            <text:p>-14.2187308945</text:p>
          </table:table-cell>
          <table:table-cell/>
        </table:table-row>
        <table:table-row table:style-name="ro1">
          <table:table-cell table:style-name="ce2" office:value-type="string" calcext:value-type="string">
            <text:p>EWarren</text:p>
          </table:table-cell>
          <table:table-cell/>
          <table:table-cell table:style-name="ce2" office:value-type="float" office:value="26.33054704" calcext:value-type="float">
            <text:p>26.33054704</text:p>
          </table:table-cell>
          <table:table-cell table:style-name="ce2" office:value-type="float" office:value="-0.03367475" calcext:value-type="float">
            <text:p>-0.03367475</text:p>
          </table:table-cell>
          <table:table-cell/>
          <table:table-cell table:style-name="ce2" office:value-type="float" office:value="15.86711084" calcext:value-type="float">
            <text:p>15.86711084</text:p>
          </table:table-cell>
          <table:table-cell table:style-name="ce2" office:value-type="float" office:value="-0.09004432" calcext:value-type="float">
            <text:p>-0.09004432</text:p>
          </table:table-cell>
          <table:table-cell/>
          <table:table-cell table:style-name="ce2" office:value-type="float" office:value="11.47464772" calcext:value-type="float">
            <text:p>11.47464772</text:p>
          </table:table-cell>
          <table:table-cell table:style-name="ce2" office:value-type="float" office:value="-0.47631208" calcext:value-type="float">
            <text:p>-0.47631208</text:p>
          </table:table-cell>
          <table:table-cell/>
          <table:table-cell table:formula="of:=[.C6]*[.D6]+[.F6]*[.G6]+[.I6]*[.J6]" office:value-type="float" office:value="-7.78093111766813" calcext:value-type="float">
            <text:p>-7.7809311177</text:p>
          </table:table-cell>
          <table:table-cell/>
        </table:table-row>
        <table:table-row table:style-name="ro1">
          <table:table-cell table:style-name="ce2" office:value-type="string" calcext:value-type="string">
            <text:p>TCClark</text:p>
          </table:table-cell>
          <table:table-cell/>
          <table:table-cell table:style-name="ce2" office:value-type="float" office:value="26.33054704" calcext:value-type="float">
            <text:p>26.33054704</text:p>
          </table:table-cell>
          <table:table-cell table:style-name="ce2" office:value-type="float" office:value="0.67822797" calcext:value-type="float">
            <text:p>0.67822797</text:p>
          </table:table-cell>
          <table:table-cell/>
          <table:table-cell table:style-name="ce2" office:value-type="float" office:value="15.86711084" calcext:value-type="float">
            <text:p>15.86711084</text:p>
          </table:table-cell>
          <table:table-cell table:style-name="ce2" office:value-type="float" office:value="-0.10308221" calcext:value-type="float">
            <text:p>-0.10308221</text:p>
          </table:table-cell>
          <table:table-cell/>
          <table:table-cell table:style-name="ce2" office:value-type="float" office:value="11.47464772" calcext:value-type="float">
            <text:p>11.47464772</text:p>
          </table:table-cell>
          <table:table-cell table:style-name="ce2" office:value-type="float" office:value="0.30283017" calcext:value-type="float">
            <text:p>0.30283017</text:p>
          </table:table-cell>
          <table:table-cell/>
          <table:table-cell table:formula="of:=[.C7]*[.D7]+[.F7]*[.G7]+[.I7]*[.J7]" office:value-type="float" office:value="19.6973661359643" calcext:value-type="float">
            <text:p>19.697366136</text:p>
          </table:table-cell>
          <table:table-cell/>
        </table:table-row>
        <table:table-row table:style-name="ro1">
          <table:table-cell table:style-name="ce2" office:value-type="string" calcext:value-type="string">
            <text:p>FFrankfurter</text:p>
          </table:table-cell>
          <table:table-cell/>
          <table:table-cell table:style-name="ce2" office:value-type="float" office:value="26.33054704" calcext:value-type="float">
            <text:p>26.33054704</text:p>
          </table:table-cell>
          <table:table-cell table:style-name="ce2" office:value-type="float" office:value="-0.3473767" calcext:value-type="float">
            <text:p>-0.3473767</text:p>
          </table:table-cell>
          <table:table-cell/>
          <table:table-cell table:style-name="ce2" office:value-type="float" office:value="15.86711084" calcext:value-type="float">
            <text:p>15.86711084</text:p>
          </table:table-cell>
          <table:table-cell table:style-name="ce2" office:value-type="float" office:value="0.08309616" calcext:value-type="float">
            <text:p>0.08309616</text:p>
          </table:table-cell>
          <table:table-cell/>
          <table:table-cell table:style-name="ce2" office:value-type="float" office:value="11.47464772" calcext:value-type="float">
            <text:p>11.47464772</text:p>
          </table:table-cell>
          <table:table-cell table:style-name="ce2" office:value-type="float" office:value="0.21044567" calcext:value-type="float">
            <text:p>0.21044567</text:p>
          </table:table-cell>
          <table:table-cell/>
          <table:table-cell table:formula="of:=[.C8]*[.D8]+[.F8]*[.G8]+[.I8]*[.J8]" office:value-type="float" office:value="-5.41333263140222" calcext:value-type="float">
            <text:p>-5.4133326314</text:p>
          </table:table-cell>
          <table:table-cell/>
        </table:table-row>
        <table:table-row table:style-name="ro1">
          <table:table-cell table:style-name="ce2" office:value-type="string" calcext:value-type="string">
            <text:p>HHBurton</text:p>
          </table:table-cell>
          <table:table-cell/>
          <table:table-cell table:style-name="ce2" office:value-type="float" office:value="26.33054704" calcext:value-type="float">
            <text:p>26.33054704</text:p>
          </table:table-cell>
          <table:table-cell table:style-name="ce2" office:value-type="float" office:value="0.09623777" calcext:value-type="float">
            <text:p>0.09623777</text:p>
          </table:table-cell>
          <table:table-cell/>
          <table:table-cell table:style-name="ce2" office:value-type="float" office:value="15.86711084" calcext:value-type="float">
            <text:p>15.86711084</text:p>
          </table:table-cell>
          <table:table-cell table:style-name="ce2" office:value-type="float" office:value="-0.24586187" calcext:value-type="float">
            <text:p>-0.24586187</text:p>
          </table:table-cell>
          <table:table-cell/>
          <table:table-cell table:style-name="ce2" office:value-type="float" office:value="11.47464772" calcext:value-type="float">
            <text:p>11.47464772</text:p>
          </table:table-cell>
          <table:table-cell table:style-name="ce2" office:value-type="float" office:value="0.19874799" calcext:value-type="float">
            <text:p>0.19874799</text:p>
          </table:table-cell>
          <table:table-cell/>
          <table:table-cell table:formula="of:=[.C9]*[.D9]+[.F9]*[.G9]+[.I9]*[.J9]" office:value-type="float" office:value="0.913438757698112" calcext:value-type="float">
            <text:p>0.9134387577</text:p>
          </table:table-cell>
          <table:table-cell/>
        </table:table-row>
        <table:table-row table:style-name="ro1">
          <table:table-cell table:style-name="ce2" office:value-type="string" calcext:value-type="string">
            <text:p>SFReed</text:p>
          </table:table-cell>
          <table:table-cell/>
          <table:table-cell table:style-name="ce2" office:value-type="float" office:value="26.33054704" calcext:value-type="float">
            <text:p>26.33054704</text:p>
          </table:table-cell>
          <table:table-cell table:style-name="ce2" office:value-type="float" office:value="0.22316325" calcext:value-type="float">
            <text:p>0.22316325</text:p>
          </table:table-cell>
          <table:table-cell/>
          <table:table-cell table:style-name="ce2" office:value-type="float" office:value="15.86711084" calcext:value-type="float">
            <text:p>15.86711084</text:p>
          </table:table-cell>
          <table:table-cell table:style-name="ce2" office:value-type="float" office:value="0.20449206" calcext:value-type="float">
            <text:p>0.20449206</text:p>
          </table:table-cell>
          <table:table-cell/>
          <table:table-cell table:style-name="ce2" office:value-type="float" office:value="11.47464772" calcext:value-type="float">
            <text:p>11.47464772</text:p>
          </table:table-cell>
          <table:table-cell table:style-name="ce2" office:value-type="float" office:value="-0.43570152" calcext:value-type="float">
            <text:p>-0.43570152</text:p>
          </table:table-cell>
          <table:table-cell/>
          <table:table-cell table:formula="of:=[.C10]*[.D10]+[.F10]*[.G10]+[.I10]*[.J10]" office:value-type="float" office:value="4.12118718057568" calcext:value-type="float">
            <text:p>4.1211871806</text:p>
          </table:table-cell>
          <table:table-cell/>
        </table:table-row>
        <table:table-row table:style-name="ro1">
          <table:table-cell table:style-name="ce2" office:value-type="string" calcext:value-type="string">
            <text:p>SMinton</text:p>
          </table:table-cell>
          <table:table-cell/>
          <table:table-cell table:style-name="ce2" office:value-type="float" office:value="26.33054704" calcext:value-type="float">
            <text:p>26.33054704</text:p>
          </table:table-cell>
          <table:table-cell table:style-name="ce2" office:value-type="float" office:value="-0.11158977" calcext:value-type="float">
            <text:p>-0.11158977</text:p>
          </table:table-cell>
          <table:table-cell/>
          <table:table-cell table:style-name="ce2" office:value-type="float" office:value="15.86711084" calcext:value-type="float">
            <text:p>15.86711084</text:p>
          </table:table-cell>
          <table:table-cell table:style-name="ce2" office:value-type="float" office:value="-0.7460522" calcext:value-type="float">
            <text:p>-0.7460522</text:p>
          </table:table-cell>
          <table:table-cell/>
          <table:table-cell table:style-name="ce2" office:value-type="float" office:value="11.47464772" calcext:value-type="float">
            <text:p>11.47464772</text:p>
          </table:table-cell>
          <table:table-cell table:style-name="ce2" office:value-type="float" office:value="0.28144473" calcext:value-type="float">
            <text:p>0.28144473</text:p>
          </table:table-cell>
          <table:table-cell/>
          <table:table-cell table:formula="of:=[.C11]*[.D11]+[.F11]*[.G11]+[.I11]*[.J11]" office:value-type="float" office:value="-11.5464335085931" calcext:value-type="float">
            <text:p>-11.5464335086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Court Avg</text:p>
          </table:table-cell>
          <table:table-cell table:formula="of:= AVERAGE([.L3:.L11])" office:value-type="float" office:value="-3.9127666347098" calcext:value-type="float">
            <text:p>-3.9127666347</text:p>
          </table:table-cell>
          <table:table-cell/>
        </table:table-row>
        <table:table-row table:style-name="ro2" table:number-rows-repeated="104856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ourt5" table:style-name="ta5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Judges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Full value multiplied out</text:p>
          </table:table-cell>
          <table:table-cell table:style-name="ce1"/>
        </table:table-row>
        <table:table-row table:style-name="ro2">
          <table:table-cell table:number-columns-repeated="13"/>
        </table:table-row>
        <table:table-row table:style-name="ro1">
          <table:table-cell table:style-name="ce2" office:value-type="string" calcext:value-type="string">
            <text:p>JHarlan2</text:p>
          </table:table-cell>
          <table:table-cell/>
          <table:table-cell table:style-name="ce2" office:value-type="float" office:value="14.29353351" calcext:value-type="float">
            <text:p>14.29353351</text:p>
          </table:table-cell>
          <table:table-cell table:style-name="ce2" office:value-type="float" office:value="-0.223103391" calcext:value-type="float">
            <text:p>-0.223103391</text:p>
          </table:table-cell>
          <table:table-cell/>
          <table:table-cell table:style-name="ce2" office:value-type="float" office:value="9.32574858" calcext:value-type="float">
            <text:p>9.32574858</text:p>
          </table:table-cell>
          <table:table-cell table:style-name="ce2" office:value-type="float" office:value="-0.337373505" calcext:value-type="float">
            <text:p>-0.337373505</text:p>
          </table:table-cell>
          <table:table-cell/>
          <table:table-cell table:style-name="ce2" office:value-type="float" office:value="6.45392535" calcext:value-type="float">
            <text:p>6.45392535</text:p>
          </table:table-cell>
          <table:table-cell table:style-name="ce2" office:value-type="float" office:value="-0.328742146" calcext:value-type="float">
            <text:p>-0.328742146</text:p>
          </table:table-cell>
          <table:table-cell/>
          <table:table-cell table:formula="of:=[.C3]*[.D3]+[.F3]*[.G3]+[.I3]*[.J3]" office:value-type="float" office:value="-8.45687355031931" calcext:value-type="float">
            <text:p>-8.4568735503</text:p>
          </table:table-cell>
          <table:table-cell/>
        </table:table-row>
        <table:table-row table:style-name="ro1">
          <table:table-cell table:style-name="ce2" office:value-type="string" calcext:value-type="string">
            <text:p>HLBlack</text:p>
          </table:table-cell>
          <table:table-cell/>
          <table:table-cell table:style-name="ce2" office:value-type="float" office:value="14.29353351" calcext:value-type="float">
            <text:p>14.29353351</text:p>
          </table:table-cell>
          <table:table-cell table:style-name="ce2" office:value-type="float" office:value="0.487059426" calcext:value-type="float">
            <text:p>0.487059426</text:p>
          </table:table-cell>
          <table:table-cell/>
          <table:table-cell table:style-name="ce2" office:value-type="float" office:value="9.32574858" calcext:value-type="float">
            <text:p>9.32574858</text:p>
          </table:table-cell>
          <table:table-cell table:style-name="ce2" office:value-type="float" office:value="-0.412006011" calcext:value-type="float">
            <text:p>-0.412006011</text:p>
          </table:table-cell>
          <table:table-cell/>
          <table:table-cell table:style-name="ce2" office:value-type="float" office:value="6.45392535" calcext:value-type="float">
            <text:p>6.45392535</text:p>
          </table:table-cell>
          <table:table-cell table:style-name="ce2" office:value-type="float" office:value="-0.45024646" calcext:value-type="float">
            <text:p>-0.45024646</text:p>
          </table:table-cell>
          <table:table-cell/>
          <table:table-cell table:formula="of:=[.C4]*[.D4]+[.F4]*[.G4]+[.I4]*[.J4]" office:value-type="float" office:value="0.21367871291589" calcext:value-type="float">
            <text:p>0.2136787129</text:p>
          </table:table-cell>
          <table:table-cell/>
        </table:table-row>
        <table:table-row table:style-name="ro1">
          <table:table-cell table:style-name="ce2" office:value-type="string" calcext:value-type="string">
            <text:p>WODouglas</text:p>
          </table:table-cell>
          <table:table-cell/>
          <table:table-cell table:style-name="ce2" office:value-type="float" office:value="14.29353351" calcext:value-type="float">
            <text:p>14.29353351</text:p>
          </table:table-cell>
          <table:table-cell table:style-name="ce2" office:value-type="float" office:value="-0.150457648" calcext:value-type="float">
            <text:p>-0.150457648</text:p>
          </table:table-cell>
          <table:table-cell/>
          <table:table-cell table:style-name="ce2" office:value-type="float" office:value="9.32574858" calcext:value-type="float">
            <text:p>9.32574858</text:p>
          </table:table-cell>
          <table:table-cell table:style-name="ce2" office:value-type="float" office:value="-0.166758065" calcext:value-type="float">
            <text:p>-0.166758065</text:p>
          </table:table-cell>
          <table:table-cell/>
          <table:table-cell table:style-name="ce2" office:value-type="float" office:value="6.45392535" calcext:value-type="float">
            <text:p>6.45392535</text:p>
          </table:table-cell>
          <table:table-cell table:style-name="ce2" office:value-type="float" office:value="-0.0345558837" calcext:value-type="float">
            <text:p>-0.0345558837</text:p>
          </table:table-cell>
          <table:table-cell/>
          <table:table-cell table:formula="of:=[.C5]*[.D5]+[.F5]*[.G5]+[.I5]*[.J5]" office:value-type="float" office:value="-3.92873631520416" calcext:value-type="float">
            <text:p>-3.9287363152</text:p>
          </table:table-cell>
          <table:table-cell/>
        </table:table-row>
        <table:table-row table:style-name="ro1">
          <table:table-cell table:style-name="ce2" office:value-type="string" calcext:value-type="string">
            <text:p>WJBrennan</text:p>
          </table:table-cell>
          <table:table-cell/>
          <table:table-cell table:style-name="ce2" office:value-type="float" office:value="14.29353351" calcext:value-type="float">
            <text:p>14.29353351</text:p>
          </table:table-cell>
          <table:table-cell table:style-name="ce2" office:value-type="float" office:value="0.783622809" calcext:value-type="float">
            <text:p>0.783622809</text:p>
          </table:table-cell>
          <table:table-cell/>
          <table:table-cell table:style-name="ce2" office:value-type="float" office:value="9.32574858" calcext:value-type="float">
            <text:p>9.32574858</text:p>
          </table:table-cell>
          <table:table-cell table:style-name="ce2" office:value-type="float" office:value="0.079017922" calcext:value-type="float">
            <text:p>0.079017922</text:p>
          </table:table-cell>
          <table:table-cell/>
          <table:table-cell table:style-name="ce2" office:value-type="float" office:value="6.45392535" calcext:value-type="float">
            <text:p>6.45392535</text:p>
          </table:table-cell>
          <table:table-cell table:style-name="ce2" office:value-type="float" office:value="0.125483364" calcext:value-type="float">
            <text:p>0.125483364</text:p>
          </table:table-cell>
          <table:table-cell/>
          <table:table-cell table:formula="of:=[.C6]*[.D6]+[.F6]*[.G6]+[.I6]*[.J6]" office:value-type="float" office:value="12.7475004174508" calcext:value-type="float">
            <text:p>12.7475004175</text:p>
          </table:table-cell>
          <table:table-cell/>
        </table:table-row>
        <table:table-row table:style-name="ro1">
          <table:table-cell table:style-name="ce2" office:value-type="string" calcext:value-type="string">
            <text:p>EWarren</text:p>
          </table:table-cell>
          <table:table-cell/>
          <table:table-cell table:style-name="ce2" office:value-type="float" office:value="14.29353351" calcext:value-type="float">
            <text:p>14.29353351</text:p>
          </table:table-cell>
          <table:table-cell table:style-name="ce2" office:value-type="float" office:value="-0.0726285408" calcext:value-type="float">
            <text:p>-0.0726285408</text:p>
          </table:table-cell>
          <table:table-cell/>
          <table:table-cell table:style-name="ce2" office:value-type="float" office:value="9.32574858" calcext:value-type="float">
            <text:p>9.32574858</text:p>
          </table:table-cell>
          <table:table-cell table:style-name="ce2" office:value-type="float" office:value="0.211826939" calcext:value-type="float">
            <text:p>0.211826939</text:p>
          </table:table-cell>
          <table:table-cell/>
          <table:table-cell table:style-name="ce2" office:value-type="float" office:value="6.45392535" calcext:value-type="float">
            <text:p>6.45392535</text:p>
          </table:table-cell>
          <table:table-cell table:style-name="ce2" office:value-type="float" office:value="-0.164348422" calcext:value-type="float">
            <text:p>-0.164348422</text:p>
          </table:table-cell>
          <table:table-cell/>
          <table:table-cell table:formula="of:=[.C7]*[.D7]+[.F7]*[.G7]+[.I7]*[.J7]" office:value-type="float" office:value="-0.123366153100503" calcext:value-type="float">
            <text:p>-0.1233661531</text:p>
          </table:table-cell>
          <table:table-cell/>
        </table:table-row>
        <table:table-row table:style-name="ro1">
          <table:table-cell table:style-name="ce2" office:value-type="string" calcext:value-type="string">
            <text:p>TCClark</text:p>
          </table:table-cell>
          <table:table-cell/>
          <table:table-cell table:style-name="ce2" office:value-type="float" office:value="14.29353351" calcext:value-type="float">
            <text:p>14.29353351</text:p>
          </table:table-cell>
          <table:table-cell table:style-name="ce2" office:value-type="float" office:value="0.018718914" calcext:value-type="float">
            <text:p>0.018718914</text:p>
          </table:table-cell>
          <table:table-cell/>
          <table:table-cell table:style-name="ce2" office:value-type="float" office:value="9.32574858" calcext:value-type="float">
            <text:p>9.32574858</text:p>
          </table:table-cell>
          <table:table-cell table:style-name="ce2" office:value-type="float" office:value="-0.280912883" calcext:value-type="float">
            <text:p>-0.280912883</text:p>
          </table:table-cell>
          <table:table-cell/>
          <table:table-cell table:style-name="ce2" office:value-type="float" office:value="6.45392535" calcext:value-type="float">
            <text:p>6.45392535</text:p>
          </table:table-cell>
          <table:table-cell table:style-name="ce2" office:value-type="float" office:value="-0.384273808" calcext:value-type="float">
            <text:p>-0.384273808</text:p>
          </table:table-cell>
          <table:table-cell/>
          <table:table-cell table:formula="of:=[.C8]*[.D8]+[.F8]*[.G8]+[.I8]*[.J8]" office:value-type="float" office:value="-4.83223796600338" calcext:value-type="float">
            <text:p>-4.832237966</text:p>
          </table:table-cell>
          <table:table-cell/>
        </table:table-row>
        <table:table-row table:style-name="ro1">
          <table:table-cell table:style-name="ce2" office:value-type="string" calcext:value-type="string">
            <text:p>FFrankfurter</text:p>
          </table:table-cell>
          <table:table-cell/>
          <table:table-cell table:style-name="ce2" office:value-type="float" office:value="14.29353351" calcext:value-type="float">
            <text:p>14.29353351</text:p>
          </table:table-cell>
          <table:table-cell table:style-name="ce2" office:value-type="float" office:value="-0.000344229956" calcext:value-type="float">
            <text:p>-0.00034423</text:p>
          </table:table-cell>
          <table:table-cell/>
          <table:table-cell table:style-name="ce2" office:value-type="float" office:value="9.32574858" calcext:value-type="float">
            <text:p>9.32574858</text:p>
          </table:table-cell>
          <table:table-cell table:style-name="ce2" office:value-type="float" office:value="-0.439953961" calcext:value-type="float">
            <text:p>-0.439953961</text:p>
          </table:table-cell>
          <table:table-cell/>
          <table:table-cell table:style-name="ce2" office:value-type="float" office:value="6.45392535" calcext:value-type="float">
            <text:p>6.45392535</text:p>
          </table:table-cell>
          <table:table-cell table:style-name="ce2" office:value-type="float" office:value="0.650624235" calcext:value-type="float">
            <text:p>0.650624235</text:p>
          </table:table-cell>
          <table:table-cell/>
          <table:table-cell table:formula="of:=[.C9]*[.D9]+[.F9]*[.G9]+[.I9]*[.J9]" office:value-type="float" office:value="0.0912599541184997" calcext:value-type="float">
            <text:p>0.0912599541</text:p>
          </table:table-cell>
          <table:table-cell/>
        </table:table-row>
        <table:table-row table:style-name="ro1">
          <table:table-cell table:style-name="ce2" office:value-type="string" calcext:value-type="string">
            <text:p>HHBurton</text:p>
          </table:table-cell>
          <table:table-cell/>
          <table:table-cell table:style-name="ce2" office:value-type="float" office:value="14.29353351" calcext:value-type="float">
            <text:p>14.29353351</text:p>
          </table:table-cell>
          <table:table-cell table:style-name="ce2" office:value-type="float" office:value="-0.156553214" calcext:value-type="float">
            <text:p>-0.156553214</text:p>
          </table:table-cell>
          <table:table-cell/>
          <table:table-cell table:style-name="ce2" office:value-type="float" office:value="9.32574858" calcext:value-type="float">
            <text:p>9.32574858</text:p>
          </table:table-cell>
          <table:table-cell table:style-name="ce2" office:value-type="float" office:value="0.32386119" calcext:value-type="float">
            <text:p>0.32386119</text:p>
          </table:table-cell>
          <table:table-cell/>
          <table:table-cell table:style-name="ce2" office:value-type="float" office:value="6.45392535" calcext:value-type="float">
            <text:p>6.45392535</text:p>
          </table:table-cell>
          <table:table-cell table:style-name="ce2" office:value-type="float" office:value="-0.271686342" calcext:value-type="float">
            <text:p>-0.271686342</text:p>
          </table:table-cell>
          <table:table-cell/>
          <table:table-cell table:formula="of:=[.C10]*[.D10]+[.F10]*[.G10]+[.I10]*[.J10]" office:value-type="float" office:value="-0.97089394753016" calcext:value-type="float">
            <text:p>-0.9708939475</text:p>
          </table:table-cell>
          <table:table-cell/>
        </table:table-row>
        <table:table-row table:style-name="ro1">
          <table:table-cell table:style-name="ce2" office:value-type="string" calcext:value-type="string">
            <text:p>SFReed</text:p>
          </table:table-cell>
          <table:table-cell/>
          <table:table-cell table:style-name="ce2" office:value-type="float" office:value="14.29353351" calcext:value-type="float">
            <text:p>14.29353351</text:p>
          </table:table-cell>
          <table:table-cell table:style-name="ce2" office:value-type="float" office:value="0.214852162" calcext:value-type="float">
            <text:p>0.214852162</text:p>
          </table:table-cell>
          <table:table-cell/>
          <table:table-cell table:style-name="ce2" office:value-type="float" office:value="9.32574858" calcext:value-type="float">
            <text:p>9.32574858</text:p>
          </table:table-cell>
          <table:table-cell table:style-name="ce2" office:value-type="float" office:value="0.510048843" calcext:value-type="float">
            <text:p>0.510048843</text:p>
          </table:table-cell>
          <table:table-cell/>
          <table:table-cell table:style-name="ce2" office:value-type="float" office:value="6.45392535" calcext:value-type="float">
            <text:p>6.45392535</text:p>
          </table:table-cell>
          <table:table-cell table:style-name="ce2" office:value-type="float" office:value="-0.0215503161" calcext:value-type="float">
            <text:p>-0.0215503161</text:p>
          </table:table-cell>
          <table:table-cell/>
          <table:table-cell table:formula="of:=[.C11]*[.D11]+[.F11]*[.G11]+[.I11]*[.J11]" office:value-type="float" office:value="7.68849971920254" calcext:value-type="float">
            <text:p>7.6884997192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Court Avg</text:p>
          </table:table-cell>
          <table:table-cell table:formula="of:= AVERAGE([.L3:.L11])" office:value-type="float" office:value="0.269870096836685" calcext:value-type="float">
            <text:p>0.2698700968</text:p>
          </table:table-cell>
          <table:table-cell/>
        </table:table-row>
        <table:table-row table:style-name="ro2" table:number-rows-repeated="104856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ourt6" table:style-name="ta6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Judges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Full value multiplied out</text:p>
          </table:table-cell>
          <table:table-cell table:style-name="ce1"/>
        </table:table-row>
        <table:table-row table:style-name="ro2">
          <table:table-cell table:number-columns-repeated="13"/>
        </table:table-row>
        <table:table-row table:style-name="ro1">
          <table:table-cell table:style-name="ce2" office:value-type="string" calcext:value-type="string">
            <text:p>JHarlan2</text:p>
          </table:table-cell>
          <table:table-cell/>
          <table:table-cell table:style-name="ce2" office:value-type="float" office:value="29.22320708" calcext:value-type="float">
            <text:p>29.22320708</text:p>
          </table:table-cell>
          <table:table-cell table:style-name="ce2" office:value-type="float" office:value="-0.31441617" calcext:value-type="float">
            <text:p>-0.31441617</text:p>
          </table:table-cell>
          <table:table-cell/>
          <table:table-cell table:style-name="ce2" office:value-type="float" office:value="22.52663136" calcext:value-type="float">
            <text:p>22.52663136</text:p>
          </table:table-cell>
          <table:table-cell table:style-name="ce2" office:value-type="float" office:value="-0.34988407" calcext:value-type="float">
            <text:p>-0.34988407</text:p>
          </table:table-cell>
          <table:table-cell/>
          <table:table-cell table:style-name="ce2" office:value-type="float" office:value="13.59948079" calcext:value-type="float">
            <text:p>13.59948079</text:p>
          </table:table-cell>
          <table:table-cell table:style-name="ce2" office:value-type="float" office:value="-0.30119657" calcext:value-type="float">
            <text:p>-0.30119657</text:p>
          </table:table-cell>
          <table:table-cell/>
          <table:table-cell table:formula="of:=[.C3]*[.D3]+[.F3]*[.G3]+[.I3]*[.J3]" office:value-type="float" office:value="-21.1660752765658" calcext:value-type="float">
            <text:p>-21.1660752766</text:p>
          </table:table-cell>
          <table:table-cell/>
        </table:table-row>
        <table:table-row table:style-name="ro1">
          <table:table-cell table:style-name="ce2" office:value-type="string" calcext:value-type="string">
            <text:p>HLBlack</text:p>
          </table:table-cell>
          <table:table-cell/>
          <table:table-cell table:style-name="ce2" office:value-type="float" office:value="29.22320708" calcext:value-type="float">
            <text:p>29.22320708</text:p>
          </table:table-cell>
          <table:table-cell table:style-name="ce2" office:value-type="float" office:value="0.38638577" calcext:value-type="float">
            <text:p>0.38638577</text:p>
          </table:table-cell>
          <table:table-cell/>
          <table:table-cell table:style-name="ce2" office:value-type="float" office:value="22.52663136" calcext:value-type="float">
            <text:p>22.52663136</text:p>
          </table:table-cell>
          <table:table-cell table:style-name="ce2" office:value-type="float" office:value="-0.39982567" calcext:value-type="float">
            <text:p>-0.39982567</text:p>
          </table:table-cell>
          <table:table-cell/>
          <table:table-cell table:style-name="ce2" office:value-type="float" office:value="13.59948079" calcext:value-type="float">
            <text:p>13.59948079</text:p>
          </table:table-cell>
          <table:table-cell table:style-name="ce2" office:value-type="float" office:value="-0.4428529" calcext:value-type="float">
            <text:p>-0.4428529</text:p>
          </table:table-cell>
          <table:table-cell/>
          <table:table-cell table:formula="of:=[.C4]*[.D4]+[.F4]*[.G4]+[.I4]*[.J4]" office:value-type="float" office:value="-3.73786361322555" calcext:value-type="float">
            <text:p>-3.7378636132</text:p>
          </table:table-cell>
          <table:table-cell/>
        </table:table-row>
        <table:table-row table:style-name="ro1">
          <table:table-cell table:style-name="ce2" office:value-type="string" calcext:value-type="string">
            <text:p>WODouglas</text:p>
          </table:table-cell>
          <table:table-cell/>
          <table:table-cell table:style-name="ce2" office:value-type="float" office:value="29.22320708" calcext:value-type="float">
            <text:p>29.22320708</text:p>
          </table:table-cell>
          <table:table-cell table:style-name="ce2" office:value-type="float" office:value="-0.40381" calcext:value-type="float">
            <text:p>-0.40381</text:p>
          </table:table-cell>
          <table:table-cell/>
          <table:table-cell table:style-name="ce2" office:value-type="float" office:value="22.52663136" calcext:value-type="float">
            <text:p>22.52663136</text:p>
          </table:table-cell>
          <table:table-cell table:style-name="ce2" office:value-type="float" office:value="-0.01622847" calcext:value-type="float">
            <text:p>-0.01622847</text:p>
          </table:table-cell>
          <table:table-cell/>
          <table:table-cell table:style-name="ce2" office:value-type="float" office:value="13.59948079" calcext:value-type="float">
            <text:p>13.59948079</text:p>
          </table:table-cell>
          <table:table-cell table:style-name="ce2" office:value-type="float" office:value="-0.06311122" calcext:value-type="float">
            <text:p>-0.06311122</text:p>
          </table:table-cell>
          <table:table-cell/>
          <table:table-cell table:formula="of:=[.C5]*[.D5]+[.F5]*[.G5]+[.I5]*[.J5]" office:value-type="float" office:value="-13.0244758362251" calcext:value-type="float">
            <text:p>-13.0244758362</text:p>
          </table:table-cell>
          <table:table-cell/>
        </table:table-row>
        <table:table-row table:style-name="ro1">
          <table:table-cell table:style-name="ce2" office:value-type="string" calcext:value-type="string">
            <text:p>WJBrennan</text:p>
          </table:table-cell>
          <table:table-cell/>
          <table:table-cell table:style-name="ce2" office:value-type="float" office:value="29.22320708" calcext:value-type="float">
            <text:p>29.22320708</text:p>
          </table:table-cell>
          <table:table-cell table:style-name="ce2" office:value-type="float" office:value="0.03689817" calcext:value-type="float">
            <text:p>0.03689817</text:p>
          </table:table-cell>
          <table:table-cell/>
          <table:table-cell table:style-name="ce2" office:value-type="float" office:value="22.52663136" calcext:value-type="float">
            <text:p>22.52663136</text:p>
          </table:table-cell>
          <table:table-cell table:style-name="ce2" office:value-type="float" office:value="-0.10372095" calcext:value-type="float">
            <text:p>-0.10372095</text:p>
          </table:table-cell>
          <table:table-cell/>
          <table:table-cell table:style-name="ce2" office:value-type="float" office:value="13.59948079" calcext:value-type="float">
            <text:p>13.59948079</text:p>
          </table:table-cell>
          <table:table-cell table:style-name="ce2" office:value-type="float" office:value="-0.21437145" calcext:value-type="float">
            <text:p>-0.21437145</text:p>
          </table:table-cell>
          <table:table-cell/>
          <table:table-cell table:formula="of:=[.C6]*[.D6]+[.F6]*[.G6]+[.I6]*[.J6]" office:value-type="float" office:value="-4.17354115837539" calcext:value-type="float">
            <text:p>-4.1735411584</text:p>
          </table:table-cell>
          <table:table-cell/>
        </table:table-row>
        <table:table-row table:style-name="ro1">
          <table:table-cell table:style-name="ce2" office:value-type="string" calcext:value-type="string">
            <text:p>EWarren</text:p>
          </table:table-cell>
          <table:table-cell/>
          <table:table-cell table:style-name="ce2" office:value-type="float" office:value="29.22320708" calcext:value-type="float">
            <text:p>29.22320708</text:p>
          </table:table-cell>
          <table:table-cell table:style-name="ce2" office:value-type="float" office:value="-0.0419374" calcext:value-type="float">
            <text:p>-0.0419374</text:p>
          </table:table-cell>
          <table:table-cell/>
          <table:table-cell table:style-name="ce2" office:value-type="float" office:value="22.52663136" calcext:value-type="float">
            <text:p>22.52663136</text:p>
          </table:table-cell>
          <table:table-cell table:style-name="ce2" office:value-type="float" office:value="-0.03804743" calcext:value-type="float">
            <text:p>-0.03804743</text:p>
          </table:table-cell>
          <table:table-cell/>
          <table:table-cell table:style-name="ce2" office:value-type="float" office:value="13.59948079" calcext:value-type="float">
            <text:p>13.59948079</text:p>
          </table:table-cell>
          <table:table-cell table:style-name="ce2" office:value-type="float" office:value="0.26175386" calcext:value-type="float">
            <text:p>0.26175386</text:p>
          </table:table-cell>
          <table:table-cell/>
          <table:table-cell table:formula="of:=[.C7]*[.D7]+[.F7]*[.G7]+[.I7]*[.J7]" office:value-type="float" office:value="1.47709083637615" calcext:value-type="float">
            <text:p>1.4770908364</text:p>
          </table:table-cell>
          <table:table-cell/>
        </table:table-row>
        <table:table-row table:style-name="ro1">
          <table:table-cell table:style-name="ce2" office:value-type="string" calcext:value-type="string">
            <text:p>TCClark</text:p>
          </table:table-cell>
          <table:table-cell/>
          <table:table-cell table:style-name="ce2" office:value-type="float" office:value="29.22320708" calcext:value-type="float">
            <text:p>29.22320708</text:p>
          </table:table-cell>
          <table:table-cell table:style-name="ce2" office:value-type="float" office:value="0.34232293" calcext:value-type="float">
            <text:p>0.34232293</text:p>
          </table:table-cell>
          <table:table-cell/>
          <table:table-cell table:style-name="ce2" office:value-type="float" office:value="22.52663136" calcext:value-type="float">
            <text:p>22.52663136</text:p>
          </table:table-cell>
          <table:table-cell table:style-name="ce2" office:value-type="float" office:value="-0.03020642" calcext:value-type="float">
            <text:p>-0.03020642</text:p>
          </table:table-cell>
          <table:table-cell/>
          <table:table-cell table:style-name="ce2" office:value-type="float" office:value="13.59948079" calcext:value-type="float">
            <text:p>13.59948079</text:p>
          </table:table-cell>
          <table:table-cell table:style-name="ce2" office:value-type="float" office:value="0.66639138" calcext:value-type="float">
            <text:p>0.66639138</text:p>
          </table:table-cell>
          <table:table-cell/>
          <table:table-cell table:formula="of:=[.C8]*[.D8]+[.F8]*[.G8]+[.I8]*[.J8]" office:value-type="float" office:value="18.3859017545086" calcext:value-type="float">
            <text:p>18.3859017545</text:p>
          </table:table-cell>
          <table:table-cell/>
        </table:table-row>
        <table:table-row table:style-name="ro1">
          <table:table-cell table:style-name="ce2" office:value-type="string" calcext:value-type="string">
            <text:p>FFrankfurter</text:p>
          </table:table-cell>
          <table:table-cell/>
          <table:table-cell table:style-name="ce2" office:value-type="float" office:value="29.22320708" calcext:value-type="float">
            <text:p>29.22320708</text:p>
          </table:table-cell>
          <table:table-cell table:style-name="ce2" office:value-type="float" office:value="0.46805642" calcext:value-type="float">
            <text:p>0.46805642</text:p>
          </table:table-cell>
          <table:table-cell/>
          <table:table-cell table:style-name="ce2" office:value-type="float" office:value="22.52663136" calcext:value-type="float">
            <text:p>22.52663136</text:p>
          </table:table-cell>
          <table:table-cell table:style-name="ce2" office:value-type="float" office:value="0.40946227" calcext:value-type="float">
            <text:p>0.40946227</text:p>
          </table:table-cell>
          <table:table-cell/>
          <table:table-cell table:style-name="ce2" office:value-type="float" office:value="13.59948079" calcext:value-type="float">
            <text:p>13.59948079</text:p>
          </table:table-cell>
          <table:table-cell table:style-name="ce2" office:value-type="float" office:value="-0.26825211" calcext:value-type="float">
            <text:p>-0.26825211</text:p>
          </table:table-cell>
          <table:table-cell/>
          <table:table-cell table:formula="of:=[.C9]*[.D9]+[.F9]*[.G9]+[.I9]*[.J9]" office:value-type="float" office:value="19.2538258820803" calcext:value-type="float">
            <text:p>19.2538258821</text:p>
          </table:table-cell>
          <table:table-cell/>
        </table:table-row>
        <table:table-row table:style-name="ro1">
          <table:table-cell table:style-name="ce2" office:value-type="string" calcext:value-type="string">
            <text:p>CEWhittaker</text:p>
          </table:table-cell>
          <table:table-cell/>
          <table:table-cell table:style-name="ce2" office:value-type="float" office:value="29.22320708" calcext:value-type="float">
            <text:p>29.22320708</text:p>
          </table:table-cell>
          <table:table-cell table:style-name="ce2" office:value-type="float" office:value="-0.49411309" calcext:value-type="float">
            <text:p>-0.49411309</text:p>
          </table:table-cell>
          <table:table-cell/>
          <table:table-cell table:style-name="ce2" office:value-type="float" office:value="22.52663136" calcext:value-type="float">
            <text:p>22.52663136</text:p>
          </table:table-cell>
          <table:table-cell table:style-name="ce2" office:value-type="float" office:value="0.37776989" calcext:value-type="float">
            <text:p>0.37776989</text:p>
          </table:table-cell>
          <table:table-cell/>
          <table:table-cell table:style-name="ce2" office:value-type="float" office:value="13.59948079" calcext:value-type="float">
            <text:p>13.59948079</text:p>
          </table:table-cell>
          <table:table-cell table:style-name="ce2" office:value-type="float" office:value="0.02529461" calcext:value-type="float">
            <text:p>0.02529461</text:p>
          </table:table-cell>
          <table:table-cell/>
          <table:table-cell table:formula="of:=[.C10]*[.D10]+[.F10]*[.G10]+[.I10]*[.J10]" office:value-type="float" office:value="-5.58569253628539" calcext:value-type="float">
            <text:p>-5.5856925363</text:p>
          </table:table-cell>
          <table:table-cell/>
        </table:table-row>
        <table:table-row table:style-name="ro1">
          <table:table-cell table:style-name="ce2" office:value-type="string" calcext:value-type="string">
            <text:p>HHBurton</text:p>
          </table:table-cell>
          <table:table-cell/>
          <table:table-cell table:style-name="ce2" office:value-type="float" office:value="29.22320708" calcext:value-type="float">
            <text:p>29.22320708</text:p>
          </table:table-cell>
          <table:table-cell table:style-name="ce2" office:value-type="float" office:value="-0.07249985" calcext:value-type="float">
            <text:p>-0.07249985</text:p>
          </table:table-cell>
          <table:table-cell/>
          <table:table-cell table:style-name="ce2" office:value-type="float" office:value="22.52663136" calcext:value-type="float">
            <text:p>22.52663136</text:p>
          </table:table-cell>
          <table:table-cell table:style-name="ce2" office:value-type="float" office:value="-0.62767005" calcext:value-type="float">
            <text:p>-0.62767005</text:p>
          </table:table-cell>
          <table:table-cell/>
          <table:table-cell table:style-name="ce2" office:value-type="float" office:value="13.59948079" calcext:value-type="float">
            <text:p>13.59948079</text:p>
          </table:table-cell>
          <table:table-cell table:style-name="ce2" office:value-type="float" office:value="0.27934249" calcext:value-type="float">
            <text:p>0.27934249</text:p>
          </table:table-cell>
          <table:table-cell/>
          <table:table-cell table:formula="of:=[.C11]*[.D11]+[.F11]*[.G11]+[.I11]*[.J11]" office:value-type="float" office:value="-12.4590571352959" calcext:value-type="float">
            <text:p>-12.4590571353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Court Avg</text:p>
          </table:table-cell>
          <table:table-cell table:formula="of:= AVERAGE([.L3:.L11])" office:value-type="float" office:value="-2.33665412033424" calcext:value-type="float">
            <text:p>-2.3366541203</text:p>
          </table:table-cell>
          <table:table-cell/>
        </table:table-row>
        <table:table-row table:style-name="ro2" table:number-rows-repeated="104856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ourt7" table:style-name="ta7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Judges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Full value multiplied out</text:p>
          </table:table-cell>
          <table:table-cell table:style-name="ce1"/>
        </table:table-row>
        <table:table-row table:style-name="ro2">
          <table:table-cell table:number-columns-repeated="13"/>
        </table:table-row>
        <table:table-row table:style-name="ro1">
          <table:table-cell table:style-name="ce2" office:value-type="string" calcext:value-type="string">
            <text:p>JHarlan2</text:p>
          </table:table-cell>
          <table:table-cell/>
          <table:table-cell table:style-name="ce2" office:value-type="float" office:value="44.15239301" calcext:value-type="float">
            <text:p>44.15239301</text:p>
          </table:table-cell>
          <table:table-cell table:style-name="ce2" office:value-type="float" office:value="-0.32778395" calcext:value-type="float">
            <text:p>-0.32778395</text:p>
          </table:table-cell>
          <table:table-cell/>
          <table:table-cell table:style-name="ce2" office:value-type="float" office:value="31.13884672" calcext:value-type="float">
            <text:p>31.13884672</text:p>
          </table:table-cell>
          <table:table-cell table:style-name="ce2" office:value-type="float" office:value="-0.30967008" calcext:value-type="float">
            <text:p>-0.30967008</text:p>
          </table:table-cell>
          <table:table-cell/>
          <table:table-cell table:style-name="ce2" office:value-type="float" office:value="15.05121545" calcext:value-type="float">
            <text:p>15.05121545</text:p>
          </table:table-cell>
          <table:table-cell table:style-name="ce2" office:value-type="float" office:value="-0.23929869" calcext:value-type="float">
            <text:p>-0.23929869</text:p>
          </table:table-cell>
          <table:table-cell/>
          <table:table-cell table:formula="of:=[.C3]*[.D3]+[.F3]*[.G3]+[.I3]*[.J3]" office:value-type="float" office:value="-27.7169510777531" calcext:value-type="float">
            <text:p>-27.7169510778</text:p>
          </table:table-cell>
          <table:table-cell/>
        </table:table-row>
        <table:table-row table:style-name="ro1">
          <table:table-cell table:style-name="ce2" office:value-type="string" calcext:value-type="string">
            <text:p>HLBlack</text:p>
          </table:table-cell>
          <table:table-cell/>
          <table:table-cell table:style-name="ce2" office:value-type="float" office:value="44.15239301" calcext:value-type="float">
            <text:p>44.15239301</text:p>
          </table:table-cell>
          <table:table-cell table:style-name="ce2" office:value-type="float" office:value="0.36217865" calcext:value-type="float">
            <text:p>0.36217865</text:p>
          </table:table-cell>
          <table:table-cell/>
          <table:table-cell table:style-name="ce2" office:value-type="float" office:value="31.13884672" calcext:value-type="float">
            <text:p>31.13884672</text:p>
          </table:table-cell>
          <table:table-cell table:style-name="ce2" office:value-type="float" office:value="-0.40231445" calcext:value-type="float">
            <text:p>-0.40231445</text:p>
          </table:table-cell>
          <table:table-cell/>
          <table:table-cell table:style-name="ce2" office:value-type="float" office:value="15.05121545" calcext:value-type="float">
            <text:p>15.05121545</text:p>
          </table:table-cell>
          <table:table-cell table:style-name="ce2" office:value-type="float" office:value="-0.46720363" calcext:value-type="float">
            <text:p>-0.46720363</text:p>
          </table:table-cell>
          <table:table-cell/>
          <table:table-cell table:formula="of:=[.C4]*[.D4]+[.F4]*[.G4]+[.I4]*[.J4]" office:value-type="float" office:value="-3.56853639131195" calcext:value-type="float">
            <text:p>-3.5685363913</text:p>
          </table:table-cell>
          <table:table-cell/>
        </table:table-row>
        <table:table-row table:style-name="ro1">
          <table:table-cell table:style-name="ce2" office:value-type="string" calcext:value-type="string">
            <text:p>WODouglas</text:p>
          </table:table-cell>
          <table:table-cell/>
          <table:table-cell table:style-name="ce2" office:value-type="float" office:value="44.15239301" calcext:value-type="float">
            <text:p>44.15239301</text:p>
          </table:table-cell>
          <table:table-cell table:style-name="ce2" office:value-type="float" office:value="-0.17979709" calcext:value-type="float">
            <text:p>-0.17979709</text:p>
          </table:table-cell>
          <table:table-cell/>
          <table:table-cell table:style-name="ce2" office:value-type="float" office:value="31.13884672" calcext:value-type="float">
            <text:p>31.13884672</text:p>
          </table:table-cell>
          <table:table-cell table:style-name="ce2" office:value-type="float" office:value="-0.08509023" calcext:value-type="float">
            <text:p>-0.08509023</text:p>
          </table:table-cell>
          <table:table-cell/>
          <table:table-cell table:style-name="ce2" office:value-type="float" office:value="15.05121545" calcext:value-type="float">
            <text:p>15.05121545</text:p>
          </table:table-cell>
          <table:table-cell table:style-name="ce2" office:value-type="float" office:value="0.38476636" calcext:value-type="float">
            <text:p>0.38476636</text:p>
          </table:table-cell>
          <table:table-cell/>
          <table:table-cell table:formula="of:=[.C5]*[.D5]+[.F5]*[.G5]+[.I5]*[.J5]" office:value-type="float" office:value="-4.79688202680162" calcext:value-type="float">
            <text:p>-4.7968820268</text:p>
          </table:table-cell>
          <table:table-cell/>
        </table:table-row>
        <table:table-row table:style-name="ro1">
          <table:table-cell table:style-name="ce2" office:value-type="string" calcext:value-type="string">
            <text:p>PStewart</text:p>
          </table:table-cell>
          <table:table-cell/>
          <table:table-cell table:style-name="ce2" office:value-type="float" office:value="44.15239301" calcext:value-type="float">
            <text:p>44.15239301</text:p>
          </table:table-cell>
          <table:table-cell table:style-name="ce2" office:value-type="float" office:value="0.48604461" calcext:value-type="float">
            <text:p>0.48604461</text:p>
          </table:table-cell>
          <table:table-cell/>
          <table:table-cell table:style-name="ce2" office:value-type="float" office:value="31.13884672" calcext:value-type="float">
            <text:p>31.13884672</text:p>
          </table:table-cell>
          <table:table-cell table:style-name="ce2" office:value-type="float" office:value="0.18635082" calcext:value-type="float">
            <text:p>0.18635082</text:p>
          </table:table-cell>
          <table:table-cell/>
          <table:table-cell table:style-name="ce2" office:value-type="float" office:value="15.05121545" calcext:value-type="float">
            <text:p>15.05121545</text:p>
          </table:table-cell>
          <table:table-cell table:style-name="ce2" office:value-type="float" office:value="0.26624997" calcext:value-type="float">
            <text:p>0.26624997</text:p>
          </table:table-cell>
          <table:table-cell/>
          <table:table-cell table:formula="of:=[.C6]*[.D6]+[.F6]*[.G6]+[.I6]*[.J6]" office:value-type="float" office:value="31.2701679232645" calcext:value-type="float">
            <text:p>31.2701679233</text:p>
          </table:table-cell>
          <table:table-cell/>
        </table:table-row>
        <table:table-row table:style-name="ro1">
          <table:table-cell table:style-name="ce2" office:value-type="string" calcext:value-type="string">
            <text:p>WJBrennan</text:p>
          </table:table-cell>
          <table:table-cell/>
          <table:table-cell table:style-name="ce2" office:value-type="float" office:value="44.15239301" calcext:value-type="float">
            <text:p>44.15239301</text:p>
          </table:table-cell>
          <table:table-cell table:style-name="ce2" office:value-type="float" office:value="-0.02392646" calcext:value-type="float">
            <text:p>-0.02392646</text:p>
          </table:table-cell>
          <table:table-cell/>
          <table:table-cell table:style-name="ce2" office:value-type="float" office:value="31.13884672" calcext:value-type="float">
            <text:p>31.13884672</text:p>
          </table:table-cell>
          <table:table-cell table:style-name="ce2" office:value-type="float" office:value="0.37958745" calcext:value-type="float">
            <text:p>0.37958745</text:p>
          </table:table-cell>
          <table:table-cell/>
          <table:table-cell table:style-name="ce2" office:value-type="float" office:value="15.05121545" calcext:value-type="float">
            <text:p>15.05121545</text:p>
          </table:table-cell>
          <table:table-cell table:style-name="ce2" office:value-type="float" office:value="0.12454095" calcext:value-type="float">
            <text:p>0.12454095</text:p>
          </table:table-cell>
          <table:table-cell/>
          <table:table-cell table:formula="of:=[.C7]*[.D7]+[.F7]*[.G7]+[.I7]*[.J7]" office:value-type="float" office:value="12.6379976279253" calcext:value-type="float">
            <text:p>12.6379976279</text:p>
          </table:table-cell>
          <table:table-cell/>
        </table:table-row>
        <table:table-row table:style-name="ro1">
          <table:table-cell table:style-name="ce2" office:value-type="string" calcext:value-type="string">
            <text:p>EWarren</text:p>
          </table:table-cell>
          <table:table-cell/>
          <table:table-cell table:style-name="ce2" office:value-type="float" office:value="44.15239301" calcext:value-type="float">
            <text:p>44.15239301</text:p>
          </table:table-cell>
          <table:table-cell table:style-name="ce2" office:value-type="float" office:value="0.01661712" calcext:value-type="float">
            <text:p>0.01661712</text:p>
          </table:table-cell>
          <table:table-cell/>
          <table:table-cell table:style-name="ce2" office:value-type="float" office:value="31.13884672" calcext:value-type="float">
            <text:p>31.13884672</text:p>
          </table:table-cell>
          <table:table-cell table:style-name="ce2" office:value-type="float" office:value="0.35220461" calcext:value-type="float">
            <text:p>0.35220461</text:p>
          </table:table-cell>
          <table:table-cell/>
          <table:table-cell table:style-name="ce2" office:value-type="float" office:value="15.05121545" calcext:value-type="float">
            <text:p>15.05121545</text:p>
          </table:table-cell>
          <table:table-cell table:style-name="ce2" office:value-type="float" office:value="-0.68611006" calcext:value-type="float">
            <text:p>-0.68611006</text:p>
          </table:table-cell>
          <table:table-cell/>
          <table:table-cell table:formula="of:=[.C8]*[.D8]+[.F8]*[.G8]+[.I8]*[.J8]" office:value-type="float" office:value="1.37414064232928" calcext:value-type="float">
            <text:p>1.3741406423</text:p>
          </table:table-cell>
          <table:table-cell/>
        </table:table-row>
        <table:table-row table:style-name="ro1">
          <table:table-cell table:style-name="ce2" office:value-type="string" calcext:value-type="string">
            <text:p>TCClark</text:p>
          </table:table-cell>
          <table:table-cell/>
          <table:table-cell table:style-name="ce2" office:value-type="float" office:value="44.15239301" calcext:value-type="float">
            <text:p>44.15239301</text:p>
          </table:table-cell>
          <table:table-cell table:style-name="ce2" office:value-type="float" office:value="0.27108368" calcext:value-type="float">
            <text:p>0.27108368</text:p>
          </table:table-cell>
          <table:table-cell/>
          <table:table-cell table:style-name="ce2" office:value-type="float" office:value="31.13884672" calcext:value-type="float">
            <text:p>31.13884672</text:p>
          </table:table-cell>
          <table:table-cell table:style-name="ce2" office:value-type="float" office:value="0.48729544" calcext:value-type="float">
            <text:p>0.48729544</text:p>
          </table:table-cell>
          <table:table-cell/>
          <table:table-cell table:style-name="ce2" office:value-type="float" office:value="15.05121545" calcext:value-type="float">
            <text:p>15.05121545</text:p>
          </table:table-cell>
          <table:table-cell table:style-name="ce2" office:value-type="float" office:value="-0.08133888" calcext:value-type="float">
            <text:p>-0.08133888</text:p>
          </table:table-cell>
          <table:table-cell/>
          <table:table-cell table:formula="of:=[.C9]*[.D9]+[.F9]*[.G9]+[.I9]*[.J9]" office:value-type="float" office:value="25.9185621841303" calcext:value-type="float">
            <text:p>25.9185621841</text:p>
          </table:table-cell>
          <table:table-cell/>
        </table:table-row>
        <table:table-row table:style-name="ro1">
          <table:table-cell table:style-name="ce2" office:value-type="string" calcext:value-type="string">
            <text:p>FFrankfurter</text:p>
          </table:table-cell>
          <table:table-cell/>
          <table:table-cell table:style-name="ce2" office:value-type="float" office:value="44.15239301" calcext:value-type="float">
            <text:p>44.15239301</text:p>
          </table:table-cell>
          <table:table-cell table:style-name="ce2" office:value-type="float" office:value="0.6464653" calcext:value-type="float">
            <text:p>0.6464653</text:p>
          </table:table-cell>
          <table:table-cell/>
          <table:table-cell table:style-name="ce2" office:value-type="float" office:value="31.13884672" calcext:value-type="float">
            <text:p>31.13884672</text:p>
          </table:table-cell>
          <table:table-cell table:style-name="ce2" office:value-type="float" office:value="-0.28226066" calcext:value-type="float">
            <text:p>-0.28226066</text:p>
          </table:table-cell>
          <table:table-cell/>
          <table:table-cell table:style-name="ce2" office:value-type="float" office:value="15.05121545" calcext:value-type="float">
            <text:p>15.05121545</text:p>
          </table:table-cell>
          <table:table-cell table:style-name="ce2" office:value-type="float" office:value="0.10184502" calcext:value-type="float">
            <text:p>0.10184502</text:p>
          </table:table-cell>
          <table:table-cell/>
          <table:table-cell table:formula="of:=[.C10]*[.D10]+[.F10]*[.G10]+[.I10]*[.J10]" office:value-type="float" office:value="21.2866099046311" calcext:value-type="float">
            <text:p>21.2866099046</text:p>
          </table:table-cell>
          <table:table-cell/>
        </table:table-row>
        <table:table-row table:style-name="ro1">
          <table:table-cell table:style-name="ce2" office:value-type="string" calcext:value-type="string">
            <text:p>CEWhittaker</text:p>
          </table:table-cell>
          <table:table-cell/>
          <table:table-cell table:style-name="ce2" office:value-type="float" office:value="44.15239301" calcext:value-type="float">
            <text:p>44.15239301</text:p>
          </table:table-cell>
          <table:table-cell table:style-name="ce2" office:value-type="float" office:value="-0.02378208" calcext:value-type="float">
            <text:p>-0.02378208</text:p>
          </table:table-cell>
          <table:table-cell/>
          <table:table-cell table:style-name="ce2" office:value-type="float" office:value="31.13884672" calcext:value-type="float">
            <text:p>31.13884672</text:p>
          </table:table-cell>
          <table:table-cell table:style-name="ce2" office:value-type="float" office:value="0.33914289" calcext:value-type="float">
            <text:p>0.33914289</text:p>
          </table:table-cell>
          <table:table-cell/>
          <table:table-cell table:style-name="ce2" office:value-type="float" office:value="15.05121545" calcext:value-type="float">
            <text:p>15.05121545</text:p>
          </table:table-cell>
          <table:table-cell table:style-name="ce2" office:value-type="float" office:value="-0.04771619" calcext:value-type="float">
            <text:p>-0.04771619</text:p>
          </table:table-cell>
          <table:table-cell/>
          <table:table-cell table:formula="of:=[.C11]*[.D11]+[.F11]*[.G11]+[.I11]*[.J11]" office:value-type="float" office:value="8.79229606898942" calcext:value-type="float">
            <text:p>8.792296069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Court Avg</text:p>
          </table:table-cell>
          <table:table-cell table:formula="of:= AVERAGE([.L3:.L11])" office:value-type="float" office:value="7.24415609504481" calcext:value-type="float">
            <text:p>7.244156095</text:p>
          </table:table-cell>
          <table:table-cell/>
        </table:table-row>
        <table:table-row table:style-name="ro2" table:number-rows-repeated="104856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ourt8" table:style-name="ta8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Judges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Full value multiplied out</text:p>
          </table:table-cell>
          <table:table-cell table:style-name="ce1"/>
        </table:table-row>
        <table:table-row table:style-name="ro2">
          <table:table-cell table:number-columns-repeated="13"/>
        </table:table-row>
        <table:table-row table:style-name="ro1">
          <table:table-cell table:style-name="ce2" office:value-type="string" calcext:value-type="string">
            <text:p>JHarlan2</text:p>
          </table:table-cell>
          <table:table-cell/>
          <table:table-cell table:style-name="ce2" office:value-type="float" office:value="15.77855398" calcext:value-type="float">
            <text:p>15.77855398</text:p>
          </table:table-cell>
          <table:table-cell table:style-name="ce2" office:value-type="float" office:value="-0.15865848" calcext:value-type="float">
            <text:p>-0.15865848</text:p>
          </table:table-cell>
          <table:table-cell/>
          <table:table-cell table:style-name="ce2" office:value-type="float" office:value="9.24009289" calcext:value-type="float">
            <text:p>9.24009289</text:p>
          </table:table-cell>
          <table:table-cell table:style-name="ce2" office:value-type="float" office:value="-0.4048901" calcext:value-type="float">
            <text:p>-0.4048901</text:p>
          </table:table-cell>
          <table:table-cell/>
          <table:table-cell table:style-name="ce2" office:value-type="float" office:value="5.9487477" calcext:value-type="float">
            <text:p>5.9487477</text:p>
          </table:table-cell>
          <table:table-cell table:style-name="ce2" office:value-type="float" office:value="-0.38717064" calcext:value-type="float">
            <text:p>-0.38717064</text:p>
          </table:table-cell>
          <table:table-cell/>
          <table:table-cell table:formula="of:=[.C3]*[.D3]+[.F3]*[.G3]+[.I3]*[.J3]" office:value-type="float" office:value="-8.54780397951367" calcext:value-type="float">
            <text:p>-8.5478039795</text:p>
          </table:table-cell>
          <table:table-cell/>
        </table:table-row>
        <table:table-row table:style-name="ro1">
          <table:table-cell table:style-name="ce2" office:value-type="string" calcext:value-type="string">
            <text:p>HLBlack</text:p>
          </table:table-cell>
          <table:table-cell/>
          <table:table-cell table:style-name="ce2" office:value-type="float" office:value="15.77855398" calcext:value-type="float">
            <text:p>15.77855398</text:p>
          </table:table-cell>
          <table:table-cell table:style-name="ce2" office:value-type="float" office:value="0.6687604" calcext:value-type="float">
            <text:p>0.6687604</text:p>
          </table:table-cell>
          <table:table-cell/>
          <table:table-cell table:style-name="ce2" office:value-type="float" office:value="9.24009289" calcext:value-type="float">
            <text:p>9.24009289</text:p>
          </table:table-cell>
          <table:table-cell table:style-name="ce2" office:value-type="float" office:value="-0.33556475" calcext:value-type="float">
            <text:p>-0.33556475</text:p>
          </table:table-cell>
          <table:table-cell/>
          <table:table-cell table:style-name="ce2" office:value-type="float" office:value="5.9487477" calcext:value-type="float">
            <text:p>5.9487477</text:p>
          </table:table-cell>
          <table:table-cell table:style-name="ce2" office:value-type="float" office:value="-0.36167534" calcext:value-type="float">
            <text:p>-0.36167534</text:p>
          </table:table-cell>
          <table:table-cell/>
          <table:table-cell table:formula="of:=[.C4]*[.D4]+[.F4]*[.G4]+[.I4]*[.J4]" office:value-type="float" office:value="5.29990726350505" calcext:value-type="float">
            <text:p>5.2999072635</text:p>
          </table:table-cell>
          <table:table-cell/>
        </table:table-row>
        <table:table-row table:style-name="ro1">
          <table:table-cell table:style-name="ce2" office:value-type="string" calcext:value-type="string">
            <text:p>WODouglas</text:p>
          </table:table-cell>
          <table:table-cell/>
          <table:table-cell table:style-name="ce2" office:value-type="float" office:value="15.77855398" calcext:value-type="float">
            <text:p>15.77855398</text:p>
          </table:table-cell>
          <table:table-cell table:style-name="ce2" office:value-type="float" office:value="-0.44653868" calcext:value-type="float">
            <text:p>-0.44653868</text:p>
          </table:table-cell>
          <table:table-cell/>
          <table:table-cell table:style-name="ce2" office:value-type="float" office:value="9.24009289" calcext:value-type="float">
            <text:p>9.24009289</text:p>
          </table:table-cell>
          <table:table-cell table:style-name="ce2" office:value-type="float" office:value="0.09686727" calcext:value-type="float">
            <text:p>0.09686727</text:p>
          </table:table-cell>
          <table:table-cell/>
          <table:table-cell table:style-name="ce2" office:value-type="float" office:value="5.9487477" calcext:value-type="float">
            <text:p>5.9487477</text:p>
          </table:table-cell>
          <table:table-cell table:style-name="ce2" office:value-type="float" office:value="-0.20104878" calcext:value-type="float">
            <text:p>-0.20104878</text:p>
          </table:table-cell>
          <table:table-cell/>
          <table:table-cell table:formula="of:=[.C5]*[.D5]+[.F5]*[.G5]+[.I5]*[.J5]" office:value-type="float" office:value="-7.34666056135004" calcext:value-type="float">
            <text:p>-7.3466605614</text:p>
          </table:table-cell>
          <table:table-cell/>
        </table:table-row>
        <table:table-row table:style-name="ro1">
          <table:table-cell table:style-name="ce2" office:value-type="string" calcext:value-type="string">
            <text:p>PStewart</text:p>
          </table:table-cell>
          <table:table-cell/>
          <table:table-cell table:style-name="ce2" office:value-type="float" office:value="15.77855398" calcext:value-type="float">
            <text:p>15.77855398</text:p>
          </table:table-cell>
          <table:table-cell table:style-name="ce2" office:value-type="float" office:value="0.44773589" calcext:value-type="float">
            <text:p>0.44773589</text:p>
          </table:table-cell>
          <table:table-cell/>
          <table:table-cell table:style-name="ce2" office:value-type="float" office:value="9.24009289" calcext:value-type="float">
            <text:p>9.24009289</text:p>
          </table:table-cell>
          <table:table-cell table:style-name="ce2" office:value-type="float" office:value="-0.00885043" calcext:value-type="float">
            <text:p>-0.00885043</text:p>
          </table:table-cell>
          <table:table-cell/>
          <table:table-cell table:style-name="ce2" office:value-type="float" office:value="5.9487477" calcext:value-type="float">
            <text:p>5.9487477</text:p>
          </table:table-cell>
          <table:table-cell table:style-name="ce2" office:value-type="float" office:value="0.46264048" calcext:value-type="float">
            <text:p>0.46264048</text:p>
          </table:table-cell>
          <table:table-cell/>
          <table:table-cell table:formula="of:=[.C6]*[.D6]+[.F6]*[.G6]+[.I6]*[.J6]" office:value-type="float" office:value="9.7349776051588" calcext:value-type="float">
            <text:p>9.7349776052</text:p>
          </table:table-cell>
          <table:table-cell/>
        </table:table-row>
        <table:table-row table:style-name="ro1">
          <table:table-cell table:style-name="ce2" office:value-type="string" calcext:value-type="string">
            <text:p>WJBrennan</text:p>
          </table:table-cell>
          <table:table-cell/>
          <table:table-cell table:style-name="ce2" office:value-type="float" office:value="15.77855398" calcext:value-type="float">
            <text:p>15.77855398</text:p>
          </table:table-cell>
          <table:table-cell table:style-name="ce2" office:value-type="float" office:value="0.24630574" calcext:value-type="float">
            <text:p>0.24630574</text:p>
          </table:table-cell>
          <table:table-cell/>
          <table:table-cell table:style-name="ce2" office:value-type="float" office:value="9.24009289" calcext:value-type="float">
            <text:p>9.24009289</text:p>
          </table:table-cell>
          <table:table-cell table:style-name="ce2" office:value-type="float" office:value="0.6798409" calcext:value-type="float">
            <text:p>0.6798409</text:p>
          </table:table-cell>
          <table:table-cell/>
          <table:table-cell table:style-name="ce2" office:value-type="float" office:value="5.9487477" calcext:value-type="float">
            <text:p>5.9487477</text:p>
          </table:table-cell>
          <table:table-cell table:style-name="ce2" office:value-type="float" office:value="-0.00720751" calcext:value-type="float">
            <text:p>-0.00720751</text:p>
          </table:table-cell>
          <table:table-cell/>
          <table:table-cell table:formula="of:=[.C7]*[.D7]+[.F7]*[.G7]+[.I7]*[.J7]" office:value-type="float" office:value="10.1252658220598" calcext:value-type="float">
            <text:p>10.1252658221</text:p>
          </table:table-cell>
          <table:table-cell/>
        </table:table-row>
        <table:table-row table:style-name="ro1">
          <table:table-cell table:style-name="ce2" office:value-type="string" calcext:value-type="string">
            <text:p>BRWhite</text:p>
          </table:table-cell>
          <table:table-cell/>
          <table:table-cell table:style-name="ce2" office:value-type="float" office:value="15.77855398" calcext:value-type="float">
            <text:p>15.77855398</text:p>
          </table:table-cell>
          <table:table-cell table:style-name="ce2" office:value-type="float" office:value="-0.0559179" calcext:value-type="float">
            <text:p>-0.0559179</text:p>
          </table:table-cell>
          <table:table-cell/>
          <table:table-cell table:style-name="ce2" office:value-type="float" office:value="9.24009289" calcext:value-type="float">
            <text:p>9.24009289</text:p>
          </table:table-cell>
          <table:table-cell table:style-name="ce2" office:value-type="float" office:value="0.23589776" calcext:value-type="float">
            <text:p>0.23589776</text:p>
          </table:table-cell>
          <table:table-cell/>
          <table:table-cell table:style-name="ce2" office:value-type="float" office:value="5.9487477" calcext:value-type="float">
            <text:p>5.9487477</text:p>
          </table:table-cell>
          <table:table-cell table:style-name="ce2" office:value-type="float" office:value="-0.3983707" calcext:value-type="float">
            <text:p>-0.3983707</text:p>
          </table:table-cell>
          <table:table-cell/>
          <table:table-cell table:formula="of:=[.C8]*[.D8]+[.F8]*[.G8]+[.I8]*[.J8]" office:value-type="float" office:value="-1.07239317402771" calcext:value-type="float">
            <text:p>-1.072393174</text:p>
          </table:table-cell>
          <table:table-cell/>
        </table:table-row>
        <table:table-row table:style-name="ro1">
          <table:table-cell table:style-name="ce2" office:value-type="string" calcext:value-type="string">
            <text:p>EWarren</text:p>
          </table:table-cell>
          <table:table-cell/>
          <table:table-cell table:style-name="ce2" office:value-type="float" office:value="15.77855398" calcext:value-type="float">
            <text:p>15.77855398</text:p>
          </table:table-cell>
          <table:table-cell table:style-name="ce2" office:value-type="float" office:value="-0.24954115" calcext:value-type="float">
            <text:p>-0.24954115</text:p>
          </table:table-cell>
          <table:table-cell/>
          <table:table-cell table:style-name="ce2" office:value-type="float" office:value="9.24009289" calcext:value-type="float">
            <text:p>9.24009289</text:p>
          </table:table-cell>
          <table:table-cell table:style-name="ce2" office:value-type="float" office:value="-0.14481713" calcext:value-type="float">
            <text:p>-0.14481713</text:p>
          </table:table-cell>
          <table:table-cell/>
          <table:table-cell table:style-name="ce2" office:value-type="float" office:value="5.9487477" calcext:value-type="float">
            <text:p>5.9487477</text:p>
          </table:table-cell>
          <table:table-cell table:style-name="ce2" office:value-type="float" office:value="0.51787015" calcext:value-type="float">
            <text:p>0.51787015</text:p>
          </table:table-cell>
          <table:table-cell/>
          <table:table-cell table:formula="of:=[.C9]*[.D9]+[.F9]*[.G9]+[.I9]*[.J9]" office:value-type="float" office:value="-2.19484337505833" calcext:value-type="float">
            <text:p>-2.1948433751</text:p>
          </table:table-cell>
          <table:table-cell/>
        </table:table-row>
        <table:table-row table:style-name="ro1">
          <table:table-cell table:style-name="ce2" office:value-type="string" calcext:value-type="string">
            <text:p>TCClark</text:p>
          </table:table-cell>
          <table:table-cell/>
          <table:table-cell table:style-name="ce2" office:value-type="float" office:value="15.77855398" calcext:value-type="float">
            <text:p>15.77855398</text:p>
          </table:table-cell>
          <table:table-cell table:style-name="ce2" office:value-type="float" office:value="0.04019733" calcext:value-type="float">
            <text:p>0.04019733</text:p>
          </table:table-cell>
          <table:table-cell/>
          <table:table-cell table:style-name="ce2" office:value-type="float" office:value="9.24009289" calcext:value-type="float">
            <text:p>9.24009289</text:p>
          </table:table-cell>
          <table:table-cell table:style-name="ce2" office:value-type="float" office:value="0.41710143" calcext:value-type="float">
            <text:p>0.41710143</text:p>
          </table:table-cell>
          <table:table-cell/>
          <table:table-cell table:style-name="ce2" office:value-type="float" office:value="5.9487477" calcext:value-type="float">
            <text:p>5.9487477</text:p>
          </table:table-cell>
          <table:table-cell table:style-name="ce2" office:value-type="float" office:value="-0.19435594" calcext:value-type="float">
            <text:p>-0.19435594</text:p>
          </table:table-cell>
          <table:table-cell/>
          <table:table-cell table:formula="of:=[.C10]*[.D10]+[.F10]*[.G10]+[.I10]*[.J10]" office:value-type="float" office:value="3.33213724795237" calcext:value-type="float">
            <text:p>3.332137248</text:p>
          </table:table-cell>
          <table:table-cell/>
        </table:table-row>
        <table:table-row table:style-name="ro1">
          <table:table-cell table:style-name="ce2" office:value-type="string" calcext:value-type="string">
            <text:p>FFrankfurter</text:p>
          </table:table-cell>
          <table:table-cell/>
          <table:table-cell table:style-name="ce2" office:value-type="float" office:value="15.77855398" calcext:value-type="float">
            <text:p>15.77855398</text:p>
          </table:table-cell>
          <table:table-cell table:style-name="ce2" office:value-type="float" office:value="0.00654599" calcext:value-type="float">
            <text:p>0.00654599</text:p>
          </table:table-cell>
          <table:table-cell/>
          <table:table-cell table:style-name="ce2" office:value-type="float" office:value="9.24009289" calcext:value-type="float">
            <text:p>9.24009289</text:p>
          </table:table-cell>
          <table:table-cell table:style-name="ce2" office:value-type="float" office:value="0.03495275" calcext:value-type="float">
            <text:p>0.03495275</text:p>
          </table:table-cell>
          <table:table-cell/>
          <table:table-cell table:style-name="ce2" office:value-type="float" office:value="5.9487477" calcext:value-type="float">
            <text:p>5.9487477</text:p>
          </table:table-cell>
          <table:table-cell table:style-name="ce2" office:value-type="float" office:value="0.01086855" calcext:value-type="float">
            <text:p>0.01086855</text:p>
          </table:table-cell>
          <table:table-cell/>
          <table:table-cell table:formula="of:=[.C11]*[.D11]+[.F11]*[.G11]+[.I11]*[.J11]" office:value-type="float" office:value="0.490907175143323" calcext:value-type="float">
            <text:p>0.4909071751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Court Avg</text:p>
          </table:table-cell>
          <table:table-cell table:formula="of:= AVERAGE([.L3:.L11])" office:value-type="float" office:value="1.09127711376329" calcext:value-type="float">
            <text:p>1.0912771138</text:p>
          </table:table-cell>
          <table:table-cell/>
        </table:table-row>
        <table:table-row table:style-name="ro2" table:number-rows-repeated="104856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ourt9" table:style-name="ta9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Judges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Full value multiplied out</text:p>
          </table:table-cell>
          <table:table-cell table:style-name="ce1"/>
        </table:table-row>
        <table:table-row table:style-name="ro2">
          <table:table-cell table:number-columns-repeated="13"/>
        </table:table-row>
        <table:table-row table:style-name="ro1">
          <table:table-cell table:style-name="ce2" office:value-type="string" calcext:value-type="string">
            <text:p>JHarlan2</text:p>
          </table:table-cell>
          <table:table-cell/>
          <table:table-cell table:style-name="ce2" office:value-type="float" office:value="48.91845781" calcext:value-type="float">
            <text:p>48.91845781</text:p>
          </table:table-cell>
          <table:table-cell table:style-name="ce2" office:value-type="float" office:value="-0.18312573" calcext:value-type="float">
            <text:p>-0.18312573</text:p>
          </table:table-cell>
          <table:table-cell/>
          <table:table-cell table:style-name="ce2" office:value-type="float" office:value="24.62602486" calcext:value-type="float">
            <text:p>24.62602486</text:p>
          </table:table-cell>
          <table:table-cell table:style-name="ce2" office:value-type="float" office:value="-0.32962449" calcext:value-type="float">
            <text:p>-0.32962449</text:p>
          </table:table-cell>
          <table:table-cell/>
          <table:table-cell table:style-name="ce2" office:value-type="float" office:value="15.23820675" calcext:value-type="float">
            <text:p>15.23820675</text:p>
          </table:table-cell>
          <table:table-cell table:style-name="ce2" office:value-type="float" office:value="-0.31548137" calcext:value-type="float">
            <text:p>-0.31548137</text:p>
          </table:table-cell>
          <table:table-cell/>
          <table:table-cell table:formula="of:=[.C3]*[.D3]+[.F3]*[.G3]+[.I3]*[.J3]" office:value-type="float" office:value="-21.8829395239685" calcext:value-type="float">
            <text:p>-21.882939524</text:p>
          </table:table-cell>
          <table:table-cell/>
        </table:table-row>
        <table:table-row table:style-name="ro1">
          <table:table-cell table:style-name="ce2" office:value-type="string" calcext:value-type="string">
            <text:p>HLBlack</text:p>
          </table:table-cell>
          <table:table-cell/>
          <table:table-cell table:style-name="ce2" office:value-type="float" office:value="48.91845781" calcext:value-type="float">
            <text:p>48.91845781</text:p>
          </table:table-cell>
          <table:table-cell table:style-name="ce2" office:value-type="float" office:value="0.6668184" calcext:value-type="float">
            <text:p>0.6668184</text:p>
          </table:table-cell>
          <table:table-cell/>
          <table:table-cell table:style-name="ce2" office:value-type="float" office:value="24.62602486" calcext:value-type="float">
            <text:p>24.62602486</text:p>
          </table:table-cell>
          <table:table-cell table:style-name="ce2" office:value-type="float" office:value="-0.29046051" calcext:value-type="float">
            <text:p>-0.29046051</text:p>
          </table:table-cell>
          <table:table-cell/>
          <table:table-cell table:style-name="ce2" office:value-type="float" office:value="15.23820675" calcext:value-type="float">
            <text:p>15.23820675</text:p>
          </table:table-cell>
          <table:table-cell table:style-name="ce2" office:value-type="float" office:value="-0.37687716" calcext:value-type="float">
            <text:p>-0.37687716</text:p>
          </table:table-cell>
          <table:table-cell/>
          <table:table-cell table:formula="of:=[.C4]*[.D4]+[.F4]*[.G4]+[.I4]*[.J4]" office:value-type="float" office:value="19.7239079437906" calcext:value-type="float">
            <text:p>19.7239079438</text:p>
          </table:table-cell>
          <table:table-cell/>
        </table:table-row>
        <table:table-row table:style-name="ro1">
          <table:table-cell table:style-name="ce2" office:value-type="string" calcext:value-type="string">
            <text:p>WODouglas</text:p>
          </table:table-cell>
          <table:table-cell/>
          <table:table-cell table:style-name="ce2" office:value-type="float" office:value="48.91845781" calcext:value-type="float">
            <text:p>48.91845781</text:p>
          </table:table-cell>
          <table:table-cell table:style-name="ce2" office:value-type="float" office:value="-0.01586419" calcext:value-type="float">
            <text:p>-0.01586419</text:p>
          </table:table-cell>
          <table:table-cell/>
          <table:table-cell table:style-name="ce2" office:value-type="float" office:value="24.62602486" calcext:value-type="float">
            <text:p>24.62602486</text:p>
          </table:table-cell>
          <table:table-cell table:style-name="ce2" office:value-type="float" office:value="-0.19888477" calcext:value-type="float">
            <text:p>-0.19888477</text:p>
          </table:table-cell>
          <table:table-cell/>
          <table:table-cell table:style-name="ce2" office:value-type="float" office:value="15.23820675" calcext:value-type="float">
            <text:p>15.23820675</text:p>
          </table:table-cell>
          <table:table-cell table:style-name="ce2" office:value-type="float" office:value="-0.17489307" calcext:value-type="float">
            <text:p>-0.17489307</text:p>
          </table:table-cell>
          <table:table-cell/>
          <table:table-cell table:formula="of:=[.C5]*[.D5]+[.F5]*[.G5]+[.I5]*[.J5]" office:value-type="float" office:value="-8.33884975930243" calcext:value-type="float">
            <text:p>-8.3388497593</text:p>
          </table:table-cell>
          <table:table-cell/>
        </table:table-row>
        <table:table-row table:style-name="ro1">
          <table:table-cell table:style-name="ce2" office:value-type="string" calcext:value-type="string">
            <text:p>PStewart</text:p>
          </table:table-cell>
          <table:table-cell/>
          <table:table-cell table:style-name="ce2" office:value-type="float" office:value="48.91845781" calcext:value-type="float">
            <text:p>48.91845781</text:p>
          </table:table-cell>
          <table:table-cell table:style-name="ce2" office:value-type="float" office:value="0.23939159" calcext:value-type="float">
            <text:p>0.23939159</text:p>
          </table:table-cell>
          <table:table-cell/>
          <table:table-cell table:style-name="ce2" office:value-type="float" office:value="24.62602486" calcext:value-type="float">
            <text:p>24.62602486</text:p>
          </table:table-cell>
          <table:table-cell table:style-name="ce2" office:value-type="float" office:value="0.70026971" calcext:value-type="float">
            <text:p>0.70026971</text:p>
          </table:table-cell>
          <table:table-cell/>
          <table:table-cell table:style-name="ce2" office:value-type="float" office:value="15.23820675" calcext:value-type="float">
            <text:p>15.23820675</text:p>
          </table:table-cell>
          <table:table-cell table:style-name="ce2" office:value-type="float" office:value="0.24892452" calcext:value-type="float">
            <text:p>0.24892452</text:p>
          </table:table-cell>
          <table:table-cell/>
          <table:table-cell table:formula="of:=[.C6]*[.D6]+[.F6]*[.G6]+[.I6]*[.J6]" office:value-type="float" office:value="32.7486899835533" calcext:value-type="float">
            <text:p>32.7486899836</text:p>
          </table:table-cell>
          <table:table-cell/>
        </table:table-row>
        <table:table-row table:style-name="ro1">
          <table:table-cell table:style-name="ce2" office:value-type="string" calcext:value-type="string">
            <text:p>WJBrennan</text:p>
          </table:table-cell>
          <table:table-cell/>
          <table:table-cell table:style-name="ce2" office:value-type="float" office:value="48.91845781" calcext:value-type="float">
            <text:p>48.91845781</text:p>
          </table:table-cell>
          <table:table-cell table:style-name="ce2" office:value-type="float" office:value="-0.378023" calcext:value-type="float">
            <text:p>-0.378023</text:p>
          </table:table-cell>
          <table:table-cell/>
          <table:table-cell table:style-name="ce2" office:value-type="float" office:value="24.62602486" calcext:value-type="float">
            <text:p>24.62602486</text:p>
          </table:table-cell>
          <table:table-cell table:style-name="ce2" office:value-type="float" office:value="0.33935452" calcext:value-type="float">
            <text:p>0.33935452</text:p>
          </table:table-cell>
          <table:table-cell/>
          <table:table-cell table:style-name="ce2" office:value-type="float" office:value="15.23820675" calcext:value-type="float">
            <text:p>15.23820675</text:p>
          </table:table-cell>
          <table:table-cell table:style-name="ce2" office:value-type="float" office:value="-0.60667348" calcext:value-type="float">
            <text:p>-0.60667348</text:p>
          </table:table-cell>
          <table:table-cell/>
          <table:table-cell table:formula="of:=[.C7]*[.D7]+[.F7]*[.G7]+[.I7]*[.J7]" office:value-type="float" office:value="-19.3799652488183" calcext:value-type="float">
            <text:p>-19.3799652488</text:p>
          </table:table-cell>
          <table:table-cell/>
        </table:table-row>
        <table:table-row table:style-name="ro1">
          <table:table-cell table:style-name="ce2" office:value-type="string" calcext:value-type="string">
            <text:p>BRWhite</text:p>
          </table:table-cell>
          <table:table-cell/>
          <table:table-cell table:style-name="ce2" office:value-type="float" office:value="48.91845781" calcext:value-type="float">
            <text:p>48.91845781</text:p>
          </table:table-cell>
          <table:table-cell table:style-name="ce2" office:value-type="float" office:value="-0.5608602" calcext:value-type="float">
            <text:p>-0.5608602</text:p>
          </table:table-cell>
          <table:table-cell/>
          <table:table-cell table:style-name="ce2" office:value-type="float" office:value="24.62602486" calcext:value-type="float">
            <text:p>24.62602486</text:p>
          </table:table-cell>
          <table:table-cell table:style-name="ce2" office:value-type="float" office:value="-0.15508688" calcext:value-type="float">
            <text:p>-0.15508688</text:p>
          </table:table-cell>
          <table:table-cell/>
          <table:table-cell table:style-name="ce2" office:value-type="float" office:value="15.23820675" calcext:value-type="float">
            <text:p>15.23820675</text:p>
          </table:table-cell>
          <table:table-cell table:style-name="ce2" office:value-type="float" office:value="0.16467275" calcext:value-type="float">
            <text:p>0.16467275</text:p>
          </table:table-cell>
          <table:table-cell/>
          <table:table-cell table:formula="of:=[.C8]*[.D8]+[.F8]*[.G8]+[.I8]*[.J8]" office:value-type="float" office:value="-28.7462719827569" calcext:value-type="float">
            <text:p>-28.7462719828</text:p>
          </table:table-cell>
          <table:table-cell/>
        </table:table-row>
        <table:table-row table:style-name="ro1">
          <table:table-cell table:style-name="ce2" office:value-type="string" calcext:value-type="string">
            <text:p>EWarren</text:p>
          </table:table-cell>
          <table:table-cell/>
          <table:table-cell table:style-name="ce2" office:value-type="float" office:value="48.91845781" calcext:value-type="float">
            <text:p>48.91845781</text:p>
          </table:table-cell>
          <table:table-cell table:style-name="ce2" office:value-type="float" office:value="-0.00911685" calcext:value-type="float">
            <text:p>-0.00911685</text:p>
          </table:table-cell>
          <table:table-cell/>
          <table:table-cell table:style-name="ce2" office:value-type="float" office:value="24.62602486" calcext:value-type="float">
            <text:p>24.62602486</text:p>
          </table:table-cell>
          <table:table-cell table:style-name="ce2" office:value-type="float" office:value="-0.36903234" calcext:value-type="float">
            <text:p>-0.36903234</text:p>
          </table:table-cell>
          <table:table-cell/>
          <table:table-cell table:style-name="ce2" office:value-type="float" office:value="15.23820675" calcext:value-type="float">
            <text:p>15.23820675</text:p>
          </table:table-cell>
          <table:table-cell table:style-name="ce2" office:value-type="float" office:value="0.51979846" calcext:value-type="float">
            <text:p>0.51979846</text:p>
          </table:table-cell>
          <table:table-cell/>
          <table:table-cell table:formula="of:=[.C9]*[.D9]+[.F9]*[.G9]+[.I9]*[.J9]" office:value-type="float" office:value="-1.61298541925747" calcext:value-type="float">
            <text:p>-1.6129854193</text:p>
          </table:table-cell>
          <table:table-cell/>
        </table:table-row>
        <table:table-row table:style-name="ro1">
          <table:table-cell table:style-name="ce2" office:value-type="string" calcext:value-type="string">
            <text:p>TCClark</text:p>
          </table:table-cell>
          <table:table-cell/>
          <table:table-cell table:style-name="ce2" office:value-type="float" office:value="48.91845781" calcext:value-type="float">
            <text:p>48.91845781</text:p>
          </table:table-cell>
          <table:table-cell table:style-name="ce2" office:value-type="float" office:value="-0.08074692" calcext:value-type="float">
            <text:p>-0.08074692</text:p>
          </table:table-cell>
          <table:table-cell/>
          <table:table-cell table:style-name="ce2" office:value-type="float" office:value="24.62602486" calcext:value-type="float">
            <text:p>24.62602486</text:p>
          </table:table-cell>
          <table:table-cell table:style-name="ce2" office:value-type="float" office:value="0.00115853" calcext:value-type="float">
            <text:p>0.00115853</text:p>
          </table:table-cell>
          <table:table-cell/>
          <table:table-cell table:style-name="ce2" office:value-type="float" office:value="15.23820675" calcext:value-type="float">
            <text:p>15.23820675</text:p>
          </table:table-cell>
          <table:table-cell table:style-name="ce2" office:value-type="float" office:value="0.01601731" calcext:value-type="float">
            <text:p>0.01601731</text:p>
          </table:table-cell>
          <table:table-cell/>
          <table:table-cell table:formula="of:=[.C10]*[.D10]+[.F10]*[.G10]+[.I10]*[.J10]" office:value-type="float" office:value="-3.67740972936755" calcext:value-type="float">
            <text:p>-3.6774097294</text:p>
          </table:table-cell>
          <table:table-cell/>
        </table:table-row>
        <table:table-row table:style-name="ro1">
          <table:table-cell table:style-name="ce2" office:value-type="string" calcext:value-type="string">
            <text:p>AJGoldberg</text:p>
          </table:table-cell>
          <table:table-cell/>
          <table:table-cell table:style-name="ce2" office:value-type="float" office:value="48.91845781" calcext:value-type="float">
            <text:p>48.91845781</text:p>
          </table:table-cell>
          <table:table-cell table:style-name="ce2" office:value-type="float" office:value="-0.01376418" calcext:value-type="float">
            <text:p>-0.01376418</text:p>
          </table:table-cell>
          <table:table-cell/>
          <table:table-cell table:style-name="ce2" office:value-type="float" office:value="24.62602486" calcext:value-type="float">
            <text:p>24.62602486</text:p>
          </table:table-cell>
          <table:table-cell table:style-name="ce2" office:value-type="float" office:value="-0.04059483" calcext:value-type="float">
            <text:p>-0.04059483</text:p>
          </table:table-cell>
          <table:table-cell/>
          <table:table-cell table:style-name="ce2" office:value-type="float" office:value="15.23820675" calcext:value-type="float">
            <text:p>15.23820675</text:p>
          </table:table-cell>
          <table:table-cell table:style-name="ce2" office:value-type="float" office:value="-0.01634876" calcext:value-type="float">
            <text:p>-0.01634876</text:p>
          </table:table-cell>
          <table:table-cell/>
          <table:table-cell table:formula="of:=[.C11]*[.D11]+[.F11]*[.G11]+[.I11]*[.J11]" office:value-type="float" office:value="-1.92213753637285" calcext:value-type="float">
            <text:p>-1.92213753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Court Avg</text:p>
          </table:table-cell>
          <table:table-cell table:formula="of:= AVERAGE([.L3:.L11])" office:value-type="float" office:value="-3.6764401413889" calcext:value-type="float">
            <text:p>-3.6764401414</text:p>
          </table:table-cell>
          <table:table-cell/>
        </table:table-row>
        <table:table-row table:style-name="ro2" table:number-rows-repeated="104856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ourt10" table:style-name="ta10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Judges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Full value multiplied out</text:p>
          </table:table-cell>
          <table:table-cell table:style-name="ce1"/>
        </table:table-row>
        <table:table-row table:style-name="ro2">
          <table:table-cell table:number-columns-repeated="13"/>
        </table:table-row>
        <table:table-row table:style-name="ro1">
          <table:table-cell table:style-name="ce2" office:value-type="string" calcext:value-type="string">
            <text:p>EWarren</text:p>
          </table:table-cell>
          <table:table-cell/>
          <table:table-cell table:style-name="ce2" office:value-type="float" office:value="36.31803684" calcext:value-type="float">
            <text:p>36.31803684</text:p>
          </table:table-cell>
          <table:table-cell table:style-name="ce2" office:value-type="float" office:value="-0.38154937" calcext:value-type="float">
            <text:p>-0.38154937</text:p>
          </table:table-cell>
          <table:table-cell/>
          <table:table-cell table:style-name="ce2" office:value-type="float" office:value="21.10114122" calcext:value-type="float">
            <text:p>21.10114122</text:p>
          </table:table-cell>
          <table:table-cell table:style-name="ce2" office:value-type="float" office:value="-0.31471211" calcext:value-type="float">
            <text:p>-0.31471211</text:p>
          </table:table-cell>
          <table:table-cell/>
          <table:table-cell table:style-name="ce2" office:value-type="float" office:value="14.1291553" calcext:value-type="float">
            <text:p>14.1291553</text:p>
          </table:table-cell>
          <table:table-cell table:style-name="ce2" office:value-type="float" office:value="-0.30005352" calcext:value-type="float">
            <text:p>-0.30005352</text:p>
          </table:table-cell>
          <table:table-cell/>
          <table:table-cell table:formula="of:=[.C3]*[.D3]+[.F3]*[.G3]+[.I3]*[.J3]" office:value-type="float" office:value="-24.7374115350846" calcext:value-type="float">
            <text:p>-24.7374115351</text:p>
          </table:table-cell>
          <table:table-cell/>
        </table:table-row>
        <table:table-row table:style-name="ro1">
          <table:table-cell table:style-name="ce2" office:value-type="string" calcext:value-type="string">
            <text:p>HLBlack</text:p>
          </table:table-cell>
          <table:table-cell/>
          <table:table-cell table:style-name="ce2" office:value-type="float" office:value="36.31803684" calcext:value-type="float">
            <text:p>36.31803684</text:p>
          </table:table-cell>
          <table:table-cell table:style-name="ce2" office:value-type="float" office:value="0.24028711" calcext:value-type="float">
            <text:p>0.24028711</text:p>
          </table:table-cell>
          <table:table-cell/>
          <table:table-cell table:style-name="ce2" office:value-type="float" office:value="21.10114122" calcext:value-type="float">
            <text:p>21.10114122</text:p>
          </table:table-cell>
          <table:table-cell table:style-name="ce2" office:value-type="float" office:value="0.00471671" calcext:value-type="float">
            <text:p>0.00471671</text:p>
          </table:table-cell>
          <table:table-cell/>
          <table:table-cell table:style-name="ce2" office:value-type="float" office:value="14.1291553" calcext:value-type="float">
            <text:p>14.1291553</text:p>
          </table:table-cell>
          <table:table-cell table:style-name="ce2" office:value-type="float" office:value="0.42737818" calcext:value-type="float">
            <text:p>0.42737818</text:p>
          </table:table-cell>
          <table:table-cell/>
          <table:table-cell table:formula="of:=[.C4]*[.D4]+[.F4]*[.G4]+[.I4]*[.J4]" office:value-type="float" office:value="14.8647767540123" calcext:value-type="float">
            <text:p>14.864776754</text:p>
          </table:table-cell>
          <table:table-cell/>
        </table:table-row>
        <table:table-row table:style-name="ro1">
          <table:table-cell table:style-name="ce2" office:value-type="string" calcext:value-type="string">
            <text:p>WODouglas</text:p>
          </table:table-cell>
          <table:table-cell/>
          <table:table-cell table:style-name="ce2" office:value-type="float" office:value="36.31803684" calcext:value-type="float">
            <text:p>36.31803684</text:p>
          </table:table-cell>
          <table:table-cell table:style-name="ce2" office:value-type="float" office:value="0.37448492" calcext:value-type="float">
            <text:p>0.37448492</text:p>
          </table:table-cell>
          <table:table-cell/>
          <table:table-cell table:style-name="ce2" office:value-type="float" office:value="21.10114122" calcext:value-type="float">
            <text:p>21.10114122</text:p>
          </table:table-cell>
          <table:table-cell table:style-name="ce2" office:value-type="float" office:value="-0.7417517" calcext:value-type="float">
            <text:p>-0.7417517</text:p>
          </table:table-cell>
          <table:table-cell/>
          <table:table-cell table:style-name="ce2" office:value-type="float" office:value="14.1291553" calcext:value-type="float">
            <text:p>14.1291553</text:p>
          </table:table-cell>
          <table:table-cell table:style-name="ce2" office:value-type="float" office:value="-0.31371744" calcext:value-type="float">
            <text:p>-0.31371744</text:p>
          </table:table-cell>
          <table:table-cell/>
          <table:table-cell table:formula="of:=[.C5]*[.D5]+[.F5]*[.G5]+[.I5]*[.J5]" office:value-type="float" office:value="-6.48381268136905" calcext:value-type="float">
            <text:p>-6.4838126814</text:p>
          </table:table-cell>
          <table:table-cell/>
        </table:table-row>
        <table:table-row table:style-name="ro1">
          <table:table-cell table:style-name="ce2" office:value-type="string" calcext:value-type="string">
            <text:p>TCClark</text:p>
          </table:table-cell>
          <table:table-cell/>
          <table:table-cell table:style-name="ce2" office:value-type="float" office:value="36.31803684" calcext:value-type="float">
            <text:p>36.31803684</text:p>
          </table:table-cell>
          <table:table-cell table:style-name="ce2" office:value-type="float" office:value="-0.03082565" calcext:value-type="float">
            <text:p>-0.03082565</text:p>
          </table:table-cell>
          <table:table-cell/>
          <table:table-cell table:style-name="ce2" office:value-type="float" office:value="21.10114122" calcext:value-type="float">
            <text:p>21.10114122</text:p>
          </table:table-cell>
          <table:table-cell table:style-name="ce2" office:value-type="float" office:value="-0.29274511" calcext:value-type="float">
            <text:p>-0.29274511</text:p>
          </table:table-cell>
          <table:table-cell/>
          <table:table-cell table:style-name="ce2" office:value-type="float" office:value="14.1291553" calcext:value-type="float">
            <text:p>14.1291553</text:p>
          </table:table-cell>
          <table:table-cell table:style-name="ce2" office:value-type="float" office:value="0.35987302" calcext:value-type="float">
            <text:p>0.35987302</text:p>
          </table:table-cell>
          <table:table-cell/>
          <table:table-cell table:formula="of:=[.C6]*[.D6]+[.F6]*[.G6]+[.I6]*[.J6]" office:value-type="float" office:value="-2.21208121203137" calcext:value-type="float">
            <text:p>-2.212081212</text:p>
          </table:table-cell>
          <table:table-cell/>
        </table:table-row>
        <table:table-row table:style-name="ro1">
          <table:table-cell table:style-name="ce2" office:value-type="string" calcext:value-type="string">
            <text:p>JHarlan2</text:p>
          </table:table-cell>
          <table:table-cell/>
          <table:table-cell table:style-name="ce2" office:value-type="float" office:value="36.31803684" calcext:value-type="float">
            <text:p>36.31803684</text:p>
          </table:table-cell>
          <table:table-cell table:style-name="ce2" office:value-type="float" office:value="-0.25755738" calcext:value-type="float">
            <text:p>-0.25755738</text:p>
          </table:table-cell>
          <table:table-cell/>
          <table:table-cell table:style-name="ce2" office:value-type="float" office:value="21.10114122" calcext:value-type="float">
            <text:p>21.10114122</text:p>
          </table:table-cell>
          <table:table-cell table:style-name="ce2" office:value-type="float" office:value="-0.36218757" calcext:value-type="float">
            <text:p>-0.36218757</text:p>
          </table:table-cell>
          <table:table-cell/>
          <table:table-cell table:style-name="ce2" office:value-type="float" office:value="14.1291553" calcext:value-type="float">
            <text:p>14.1291553</text:p>
          </table:table-cell>
          <table:table-cell table:style-name="ce2" office:value-type="float" office:value="0.01533601" calcext:value-type="float">
            <text:p>0.01533601</text:p>
          </table:table-cell>
          <table:table-cell/>
          <table:table-cell table:formula="of:=[.C7]*[.D7]+[.F7]*[.G7]+[.I7]*[.J7]" office:value-type="float" office:value="-16.7798646109802" calcext:value-type="float">
            <text:p>-16.779864611</text:p>
          </table:table-cell>
          <table:table-cell/>
        </table:table-row>
        <table:table-row table:style-name="ro1">
          <table:table-cell table:style-name="ce2" office:value-type="string" calcext:value-type="string">
            <text:p>WJBrennan</text:p>
          </table:table-cell>
          <table:table-cell/>
          <table:table-cell table:style-name="ce2" office:value-type="float" office:value="36.31803684" calcext:value-type="float">
            <text:p>36.31803684</text:p>
          </table:table-cell>
          <table:table-cell table:style-name="ce2" office:value-type="float" office:value="0.15190318" calcext:value-type="float">
            <text:p>0.15190318</text:p>
          </table:table-cell>
          <table:table-cell/>
          <table:table-cell table:style-name="ce2" office:value-type="float" office:value="21.10114122" calcext:value-type="float">
            <text:p>21.10114122</text:p>
          </table:table-cell>
          <table:table-cell table:style-name="ce2" office:value-type="float" office:value="0.30734911" calcext:value-type="float">
            <text:p>0.30734911</text:p>
          </table:table-cell>
          <table:table-cell/>
          <table:table-cell table:style-name="ce2" office:value-type="float" office:value="14.1291553" calcext:value-type="float">
            <text:p>14.1291553</text:p>
          </table:table-cell>
          <table:table-cell table:style-name="ce2" office:value-type="float" office:value="-0.68867906" calcext:value-type="float">
            <text:p>-0.68867906</text:p>
          </table:table-cell>
          <table:table-cell/>
          <table:table-cell table:formula="of:=[.C8]*[.D8]+[.F8]*[.G8]+[.I8]*[.J8]" office:value-type="float" office:value="2.27178887070644" calcext:value-type="float">
            <text:p>2.2717888707</text:p>
          </table:table-cell>
          <table:table-cell/>
        </table:table-row>
        <table:table-row table:style-name="ro1">
          <table:table-cell table:style-name="ce2" office:value-type="string" calcext:value-type="string">
            <text:p>PStewart</text:p>
          </table:table-cell>
          <table:table-cell/>
          <table:table-cell table:style-name="ce2" office:value-type="float" office:value="36.31803684" calcext:value-type="float">
            <text:p>36.31803684</text:p>
          </table:table-cell>
          <table:table-cell table:style-name="ce2" office:value-type="float" office:value="-0.10467183" calcext:value-type="float">
            <text:p>-0.10467183</text:p>
          </table:table-cell>
          <table:table-cell/>
          <table:table-cell table:style-name="ce2" office:value-type="float" office:value="21.10114122" calcext:value-type="float">
            <text:p>21.10114122</text:p>
          </table:table-cell>
          <table:table-cell table:style-name="ce2" office:value-type="float" office:value="0.15406664" calcext:value-type="float">
            <text:p>0.15406664</text:p>
          </table:table-cell>
          <table:table-cell/>
          <table:table-cell table:style-name="ce2" office:value-type="float" office:value="14.1291553" calcext:value-type="float">
            <text:p>14.1291553</text:p>
          </table:table-cell>
          <table:table-cell table:style-name="ce2" office:value-type="float" office:value="0.06088661" calcext:value-type="float">
            <text:p>0.06088661</text:p>
          </table:table-cell>
          <table:table-cell/>
          <table:table-cell table:formula="of:=[.C9]*[.D9]+[.F9]*[.G9]+[.I9]*[.J9]" office:value-type="float" office:value="0.309782918261217" calcext:value-type="float">
            <text:p>0.3097829183</text:p>
          </table:table-cell>
          <table:table-cell/>
        </table:table-row>
        <table:table-row table:style-name="ro1">
          <table:table-cell table:style-name="ce2" office:value-type="string" calcext:value-type="string">
            <text:p>BRWhite</text:p>
          </table:table-cell>
          <table:table-cell/>
          <table:table-cell table:style-name="ce2" office:value-type="float" office:value="36.31803684" calcext:value-type="float">
            <text:p>36.31803684</text:p>
          </table:table-cell>
          <table:table-cell table:style-name="ce2" office:value-type="float" office:value="0.20022531" calcext:value-type="float">
            <text:p>0.20022531</text:p>
          </table:table-cell>
          <table:table-cell/>
          <table:table-cell table:style-name="ce2" office:value-type="float" office:value="21.10114122" calcext:value-type="float">
            <text:p>21.10114122</text:p>
          </table:table-cell>
          <table:table-cell table:style-name="ce2" office:value-type="float" office:value="0.12512125" calcext:value-type="float">
            <text:p>0.12512125</text:p>
          </table:table-cell>
          <table:table-cell/>
          <table:table-cell table:style-name="ce2" office:value-type="float" office:value="14.1291553" calcext:value-type="float">
            <text:p>14.1291553</text:p>
          </table:table-cell>
          <table:table-cell table:style-name="ce2" office:value-type="float" office:value="-0.12644256" calcext:value-type="float">
            <text:p>-0.12644256</text:p>
          </table:table-cell>
          <table:table-cell/>
          <table:table-cell table:formula="of:=[.C10]*[.D10]+[.F10]*[.G10]+[.I10]*[.J10]" office:value-type="float" office:value="8.12546478398378" calcext:value-type="float">
            <text:p>8.125464784</text:p>
          </table:table-cell>
          <table:table-cell/>
        </table:table-row>
        <table:table-row table:style-name="ro1">
          <table:table-cell table:style-name="ce2" office:value-type="string" calcext:value-type="string">
            <text:p>AFortas</text:p>
          </table:table-cell>
          <table:table-cell/>
          <table:table-cell table:style-name="ce2" office:value-type="float" office:value="36.31803684" calcext:value-type="float">
            <text:p>36.31803684</text:p>
          </table:table-cell>
          <table:table-cell table:style-name="ce2" office:value-type="float" office:value="0.71766027" calcext:value-type="float">
            <text:p>0.71766027</text:p>
          </table:table-cell>
          <table:table-cell/>
          <table:table-cell table:style-name="ce2" office:value-type="float" office:value="21.10114122" calcext:value-type="float">
            <text:p>21.10114122</text:p>
          </table:table-cell>
          <table:table-cell table:style-name="ce2" office:value-type="float" office:value="-0.00189254" calcext:value-type="float">
            <text:p>-0.00189254</text:p>
          </table:table-cell>
          <table:table-cell/>
          <table:table-cell table:style-name="ce2" office:value-type="float" office:value="14.1291553" calcext:value-type="float">
            <text:p>14.1291553</text:p>
          </table:table-cell>
          <table:table-cell table:style-name="ce2" office:value-type="float" office:value="0.07196946" calcext:value-type="float">
            <text:p>0.07196946</text:p>
          </table:table-cell>
          <table:table-cell/>
          <table:table-cell table:formula="of:=[.C11]*[.D11]+[.F11]*[.G11]+[.I11]*[.J11]" office:value-type="float" office:value="27.040945047857" calcext:value-type="float">
            <text:p>27.0409450479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Court Avg</text:p>
          </table:table-cell>
          <table:table-cell table:formula="of:= AVERAGE([.L3:.L11])" office:value-type="float" office:value="0.266620926150609" calcext:value-type="float">
            <text:p>0.2666209262</text:p>
          </table:table-cell>
          <table:table-cell/>
        </table:table-row>
        <table:table-row table:style-name="ro2" table:number-rows-repeated="104856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ourt11" table:style-name="ta11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Judges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Full value multiplied out</text:p>
          </table:table-cell>
          <table:table-cell table:style-name="ce1"/>
        </table:table-row>
        <table:table-row table:style-name="ro2">
          <table:table-cell table:number-columns-repeated="13"/>
        </table:table-row>
        <table:table-row table:style-name="ro1">
          <table:table-cell table:style-name="ce2" office:value-type="string" calcext:value-type="string">
            <text:p>EWarren</text:p>
          </table:table-cell>
          <table:table-cell/>
          <table:table-cell table:style-name="ce2" office:value-type="float" office:value="38.91347055" calcext:value-type="float">
            <text:p>38.91347055</text:p>
          </table:table-cell>
          <table:table-cell table:style-name="ce2" office:value-type="float" office:value="-0.3975558" calcext:value-type="float">
            <text:p>-0.3975558</text:p>
          </table:table-cell>
          <table:table-cell/>
          <table:table-cell table:style-name="ce2" office:value-type="float" office:value="18.7834299" calcext:value-type="float">
            <text:p>18.7834299</text:p>
          </table:table-cell>
          <table:table-cell table:style-name="ce2" office:value-type="float" office:value="-0.27106201" calcext:value-type="float">
            <text:p>-0.27106201</text:p>
          </table:table-cell>
          <table:table-cell/>
          <table:table-cell table:style-name="ce2" office:value-type="float" office:value="15.36036668" calcext:value-type="float">
            <text:p>15.36036668</text:p>
          </table:table-cell>
          <table:table-cell table:style-name="ce2" office:value-type="float" office:value="-0.31514065" calcext:value-type="float">
            <text:p>-0.31514065</text:p>
          </table:table-cell>
          <table:table-cell/>
          <table:table-cell table:formula="of:=[.C3]*[.D3]+[.F3]*[.G3]+[.I3]*[.J3]" office:value-type="float" office:value="-25.4024261184433" calcext:value-type="float">
            <text:p>-25.4024261184</text:p>
          </table:table-cell>
          <table:table-cell/>
        </table:table-row>
        <table:table-row table:style-name="ro1">
          <table:table-cell table:style-name="ce2" office:value-type="string" calcext:value-type="string">
            <text:p>HLBlack</text:p>
          </table:table-cell>
          <table:table-cell/>
          <table:table-cell table:style-name="ce2" office:value-type="float" office:value="38.91347055" calcext:value-type="float">
            <text:p>38.91347055</text:p>
          </table:table-cell>
          <table:table-cell table:style-name="ce2" office:value-type="float" office:value="0.23093753" calcext:value-type="float">
            <text:p>0.23093753</text:p>
          </table:table-cell>
          <table:table-cell/>
          <table:table-cell table:style-name="ce2" office:value-type="float" office:value="18.7834299" calcext:value-type="float">
            <text:p>18.7834299</text:p>
          </table:table-cell>
          <table:table-cell table:style-name="ce2" office:value-type="float" office:value="-0.10065059" calcext:value-type="float">
            <text:p>-0.10065059</text:p>
          </table:table-cell>
          <table:table-cell/>
          <table:table-cell table:style-name="ce2" office:value-type="float" office:value="15.36036668" calcext:value-type="float">
            <text:p>15.36036668</text:p>
          </table:table-cell>
          <table:table-cell table:style-name="ce2" office:value-type="float" office:value="0.39965266" calcext:value-type="float">
            <text:p>0.39965266</text:p>
          </table:table-cell>
          <table:table-cell/>
          <table:table-cell table:formula="of:=[.C4]*[.D4]+[.F4]*[.G4]+[.I4]*[.J4]" office:value-type="float" office:value="13.2348288731235" calcext:value-type="float">
            <text:p>13.2348288731</text:p>
          </table:table-cell>
          <table:table-cell/>
        </table:table-row>
        <table:table-row table:style-name="ro1">
          <table:table-cell table:style-name="ce2" office:value-type="string" calcext:value-type="string">
            <text:p>WODouglas</text:p>
          </table:table-cell>
          <table:table-cell/>
          <table:table-cell table:style-name="ce2" office:value-type="float" office:value="38.91347055" calcext:value-type="float">
            <text:p>38.91347055</text:p>
          </table:table-cell>
          <table:table-cell table:style-name="ce2" office:value-type="float" office:value="-0.07786646" calcext:value-type="float">
            <text:p>-0.07786646</text:p>
          </table:table-cell>
          <table:table-cell/>
          <table:table-cell table:style-name="ce2" office:value-type="float" office:value="18.7834299" calcext:value-type="float">
            <text:p>18.7834299</text:p>
          </table:table-cell>
          <table:table-cell table:style-name="ce2" office:value-type="float" office:value="0.88828113" calcext:value-type="float">
            <text:p>0.88828113</text:p>
          </table:table-cell>
          <table:table-cell/>
          <table:table-cell table:style-name="ce2" office:value-type="float" office:value="15.36036668" calcext:value-type="float">
            <text:p>15.36036668</text:p>
          </table:table-cell>
          <table:table-cell table:style-name="ce2" office:value-type="float" office:value="0.14049646" calcext:value-type="float">
            <text:p>0.14049646</text:p>
          </table:table-cell>
          <table:table-cell/>
          <table:table-cell table:formula="of:=[.C5]*[.D5]+[.F5]*[.G5]+[.I5]*[.J5]" office:value-type="float" office:value="15.812989281647" calcext:value-type="float">
            <text:p>15.8129892816</text:p>
          </table:table-cell>
          <table:table-cell/>
        </table:table-row>
        <table:table-row table:style-name="ro1">
          <table:table-cell table:style-name="ce2" office:value-type="string" calcext:value-type="string">
            <text:p>JHarlan2</text:p>
          </table:table-cell>
          <table:table-cell/>
          <table:table-cell table:style-name="ce2" office:value-type="float" office:value="38.91347055" calcext:value-type="float">
            <text:p>38.91347055</text:p>
          </table:table-cell>
          <table:table-cell table:style-name="ce2" office:value-type="float" office:value="0.26034152" calcext:value-type="float">
            <text:p>0.26034152</text:p>
          </table:table-cell>
          <table:table-cell/>
          <table:table-cell table:style-name="ce2" office:value-type="float" office:value="18.7834299" calcext:value-type="float">
            <text:p>18.7834299</text:p>
          </table:table-cell>
          <table:table-cell table:style-name="ce2" office:value-type="float" office:value="-0.02006194" calcext:value-type="float">
            <text:p>-0.02006194</text:p>
          </table:table-cell>
          <table:table-cell/>
          <table:table-cell table:style-name="ce2" office:value-type="float" office:value="15.36036668" calcext:value-type="float">
            <text:p>15.36036668</text:p>
          </table:table-cell>
          <table:table-cell table:style-name="ce2" office:value-type="float" office:value="-0.51226131" calcext:value-type="float">
            <text:p>-0.51226131</text:p>
          </table:table-cell>
          <table:table-cell/>
          <table:table-cell table:formula="of:=[.C6]*[.D6]+[.F6]*[.G6]+[.I6]*[.J6]" office:value-type="float" office:value="1.88543847023708" calcext:value-type="float">
            <text:p>1.8854384702</text:p>
          </table:table-cell>
          <table:table-cell/>
        </table:table-row>
        <table:table-row table:style-name="ro1">
          <table:table-cell table:style-name="ce2" office:value-type="string" calcext:value-type="string">
            <text:p>WJBrennan</text:p>
          </table:table-cell>
          <table:table-cell/>
          <table:table-cell table:style-name="ce2" office:value-type="float" office:value="38.91347055" calcext:value-type="float">
            <text:p>38.91347055</text:p>
          </table:table-cell>
          <table:table-cell table:style-name="ce2" office:value-type="float" office:value="-0.17527433" calcext:value-type="float">
            <text:p>-0.17527433</text:p>
          </table:table-cell>
          <table:table-cell/>
          <table:table-cell table:style-name="ce2" office:value-type="float" office:value="18.7834299" calcext:value-type="float">
            <text:p>18.7834299</text:p>
          </table:table-cell>
          <table:table-cell table:style-name="ce2" office:value-type="float" office:value="0.2732699" calcext:value-type="float">
            <text:p>0.2732699</text:p>
          </table:table-cell>
          <table:table-cell/>
          <table:table-cell table:style-name="ce2" office:value-type="float" office:value="15.36036668" calcext:value-type="float">
            <text:p>15.36036668</text:p>
          </table:table-cell>
          <table:table-cell table:style-name="ce2" office:value-type="float" office:value="-0.31665831" calcext:value-type="float">
            <text:p>-0.31665831</text:p>
          </table:table-cell>
          <table:table-cell/>
          <table:table-cell table:formula="of:=[.C7]*[.D7]+[.F7]*[.G7]+[.I7]*[.J7]" office:value-type="float" office:value="-6.55157422206508" calcext:value-type="float">
            <text:p>-6.5515742221</text:p>
          </table:table-cell>
          <table:table-cell/>
        </table:table-row>
        <table:table-row table:style-name="ro1">
          <table:table-cell table:style-name="ce2" office:value-type="string" calcext:value-type="string">
            <text:p>PStewart</text:p>
          </table:table-cell>
          <table:table-cell/>
          <table:table-cell table:style-name="ce2" office:value-type="float" office:value="38.91347055" calcext:value-type="float">
            <text:p>38.91347055</text:p>
          </table:table-cell>
          <table:table-cell table:style-name="ce2" office:value-type="float" office:value="0.27085328" calcext:value-type="float">
            <text:p>0.27085328</text:p>
          </table:table-cell>
          <table:table-cell/>
          <table:table-cell table:style-name="ce2" office:value-type="float" office:value="18.7834299" calcext:value-type="float">
            <text:p>18.7834299</text:p>
          </table:table-cell>
          <table:table-cell table:style-name="ce2" office:value-type="float" office:value="0.20289135" calcext:value-type="float">
            <text:p>0.20289135</text:p>
          </table:table-cell>
          <table:table-cell/>
          <table:table-cell table:style-name="ce2" office:value-type="float" office:value="15.36036668" calcext:value-type="float">
            <text:p>15.36036668</text:p>
          </table:table-cell>
          <table:table-cell table:style-name="ce2" office:value-type="float" office:value="-0.5620579" calcext:value-type="float">
            <text:p>-0.5620579</text:p>
          </table:table-cell>
          <table:table-cell/>
          <table:table-cell table:formula="of:=[.C8]*[.D8]+[.F8]*[.G8]+[.I8]*[.J8]" office:value-type="float" office:value="5.7174211453015" calcext:value-type="float">
            <text:p>5.7174211453</text:p>
          </table:table-cell>
          <table:table-cell/>
        </table:table-row>
        <table:table-row table:style-name="ro1">
          <table:table-cell table:style-name="ce2" office:value-type="string" calcext:value-type="string">
            <text:p>BRWhite</text:p>
          </table:table-cell>
          <table:table-cell/>
          <table:table-cell table:style-name="ce2" office:value-type="float" office:value="38.91347055" calcext:value-type="float">
            <text:p>38.91347055</text:p>
          </table:table-cell>
          <table:table-cell table:style-name="ce2" office:value-type="float" office:value="-0.12229242" calcext:value-type="float">
            <text:p>-0.12229242</text:p>
          </table:table-cell>
          <table:table-cell/>
          <table:table-cell table:style-name="ce2" office:value-type="float" office:value="18.7834299" calcext:value-type="float">
            <text:p>18.7834299</text:p>
          </table:table-cell>
          <table:table-cell table:style-name="ce2" office:value-type="float" office:value="-0.09629957" calcext:value-type="float">
            <text:p>-0.09629957</text:p>
          </table:table-cell>
          <table:table-cell/>
          <table:table-cell table:style-name="ce2" office:value-type="float" office:value="15.36036668" calcext:value-type="float">
            <text:p>15.36036668</text:p>
          </table:table-cell>
          <table:table-cell table:style-name="ce2" office:value-type="float" office:value="-0.19748045" calcext:value-type="float">
            <text:p>-0.19748045</text:p>
          </table:table-cell>
          <table:table-cell/>
          <table:table-cell table:formula="of:=[.C9]*[.D9]+[.F9]*[.G9]+[.I9]*[.J9]" office:value-type="float" office:value="-9.60103083078478" calcext:value-type="float">
            <text:p>-9.6010308308</text:p>
          </table:table-cell>
          <table:table-cell/>
        </table:table-row>
        <table:table-row table:style-name="ro1">
          <table:table-cell table:style-name="ce2" office:value-type="string" calcext:value-type="string">
            <text:p>AFortas</text:p>
          </table:table-cell>
          <table:table-cell/>
          <table:table-cell table:style-name="ce2" office:value-type="float" office:value="38.91347055" calcext:value-type="float">
            <text:p>38.91347055</text:p>
          </table:table-cell>
          <table:table-cell table:style-name="ce2" office:value-type="float" office:value="0.58887434" calcext:value-type="float">
            <text:p>0.58887434</text:p>
          </table:table-cell>
          <table:table-cell/>
          <table:table-cell table:style-name="ce2" office:value-type="float" office:value="18.7834299" calcext:value-type="float">
            <text:p>18.7834299</text:p>
          </table:table-cell>
          <table:table-cell table:style-name="ce2" office:value-type="float" office:value="-0.04197224" calcext:value-type="float">
            <text:p>-0.04197224</text:p>
          </table:table-cell>
          <table:table-cell/>
          <table:table-cell table:style-name="ce2" office:value-type="float" office:value="15.36036668" calcext:value-type="float">
            <text:p>15.36036668</text:p>
          </table:table-cell>
          <table:table-cell table:style-name="ce2" office:value-type="float" office:value="-0.03964838" calcext:value-type="float">
            <text:p>-0.03964838</text:p>
          </table:table-cell>
          <table:table-cell/>
          <table:table-cell table:formula="of:=[.C10]*[.D10]+[.F10]*[.G10]+[.I10]*[.J10]" office:value-type="float" office:value="21.5177480043867" calcext:value-type="float">
            <text:p>21.5177480044</text:p>
          </table:table-cell>
          <table:table-cell/>
        </table:table-row>
        <table:table-row table:style-name="ro1">
          <table:table-cell table:style-name="ce2" office:value-type="string" calcext:value-type="string">
            <text:p>TMarshall</text:p>
          </table:table-cell>
          <table:table-cell/>
          <table:table-cell table:style-name="ce2" office:value-type="float" office:value="38.91347055" calcext:value-type="float">
            <text:p>38.91347055</text:p>
          </table:table-cell>
          <table:table-cell table:style-name="ce2" office:value-type="float" office:value="-0.49896426" calcext:value-type="float">
            <text:p>-0.49896426</text:p>
          </table:table-cell>
          <table:table-cell/>
          <table:table-cell table:style-name="ce2" office:value-type="float" office:value="18.7834299" calcext:value-type="float">
            <text:p>18.7834299</text:p>
          </table:table-cell>
          <table:table-cell table:style-name="ce2" office:value-type="float" office:value="0.00850749" calcext:value-type="float">
            <text:p>0.00850749</text:p>
          </table:table-cell>
          <table:table-cell/>
          <table:table-cell table:style-name="ce2" office:value-type="float" office:value="15.36036668" calcext:value-type="float">
            <text:p>15.36036668</text:p>
          </table:table-cell>
          <table:table-cell table:style-name="ce2" office:value-type="float" office:value="-0.04539957" calcext:value-type="float">
            <text:p>-0.04539957</text:p>
          </table:table-cell>
          <table:table-cell/>
          <table:table-cell table:formula="of:=[.C11]*[.D11]+[.F11]*[.G11]+[.I11]*[.J11]" office:value-type="float" office:value="-19.9539852372869" calcext:value-type="float">
            <text:p>-19.9539852373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Court Avg</text:p>
          </table:table-cell>
          <table:table-cell table:formula="of:= AVERAGE([.L3:.L11])" office:value-type="float" office:value="-0.371176737098261" calcext:value-type="float">
            <text:p>-0.3711767371</text:p>
          </table:table-cell>
          <table:table-cell/>
        </table:table-row>
        <table:table-row table:style-name="ro2" table:number-rows-repeated="104856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ourt12" table:style-name="ta12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Judges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Full value multiplied out</text:p>
          </table:table-cell>
          <table:table-cell table:style-name="ce1"/>
        </table:table-row>
        <table:table-row table:style-name="ro2">
          <table:table-cell table:number-columns-repeated="13"/>
        </table:table-row>
        <table:table-row table:style-name="ro1">
          <table:table-cell table:style-name="ce2" office:value-type="string" calcext:value-type="string">
            <text:p>WEBurger</text:p>
          </table:table-cell>
          <table:table-cell/>
          <table:table-cell table:style-name="ce2" office:value-type="float" office:value="19.79912191" calcext:value-type="float">
            <text:p>19.79912191</text:p>
          </table:table-cell>
          <table:table-cell table:style-name="ce2" office:value-type="float" office:value="-0.30886484" calcext:value-type="float">
            <text:p>-0.30886484</text:p>
          </table:table-cell>
          <table:table-cell/>
          <table:table-cell table:style-name="ce2" office:value-type="float" office:value="10.77842022" calcext:value-type="float">
            <text:p>10.77842022</text:p>
          </table:table-cell>
          <table:table-cell table:style-name="ce2" office:value-type="float" office:value="-0.23974187" calcext:value-type="float">
            <text:p>-0.23974187</text:p>
          </table:table-cell>
          <table:table-cell/>
          <table:table-cell table:style-name="ce2" office:value-type="float" office:value="8.89430748" calcext:value-type="float">
            <text:p>8.89430748</text:p>
          </table:table-cell>
          <table:table-cell table:style-name="ce2" office:value-type="float" office:value="-0.24584108" calcext:value-type="float">
            <text:p>-0.24584108</text:p>
          </table:table-cell>
          <table:table-cell/>
          <table:table-cell table:formula="of:=[.C3]*[.D3]+[.F3]*[.G3]+[.I3]*[.J3]" office:value-type="float" office:value="-10.8858773967965" calcext:value-type="float">
            <text:p>-10.8858773968</text:p>
          </table:table-cell>
          <table:table-cell/>
        </table:table-row>
        <table:table-row table:style-name="ro1">
          <table:table-cell table:style-name="ce2" office:value-type="string" calcext:value-type="string">
            <text:p>HLBlack</text:p>
          </table:table-cell>
          <table:table-cell/>
          <table:table-cell table:style-name="ce2" office:value-type="float" office:value="19.79912191" calcext:value-type="float">
            <text:p>19.79912191</text:p>
          </table:table-cell>
          <table:table-cell table:style-name="ce2" office:value-type="float" office:value="0.53798113" calcext:value-type="float">
            <text:p>0.53798113</text:p>
          </table:table-cell>
          <table:table-cell/>
          <table:table-cell table:style-name="ce2" office:value-type="float" office:value="10.77842022" calcext:value-type="float">
            <text:p>10.77842022</text:p>
          </table:table-cell>
          <table:table-cell table:style-name="ce2" office:value-type="float" office:value="0.2713707" calcext:value-type="float">
            <text:p>0.2713707</text:p>
          </table:table-cell>
          <table:table-cell/>
          <table:table-cell table:style-name="ce2" office:value-type="float" office:value="8.89430748" calcext:value-type="float">
            <text:p>8.89430748</text:p>
          </table:table-cell>
          <table:table-cell table:style-name="ce2" office:value-type="float" office:value="-0.55395715" calcext:value-type="float">
            <text:p>-0.55395715</text:p>
          </table:table-cell>
          <table:table-cell/>
          <table:table-cell table:formula="of:=[.C4]*[.D4]+[.F4]*[.G4]+[.I4]*[.J4]" office:value-type="float" office:value="8.64943619530063" calcext:value-type="float">
            <text:p>8.6494361953</text:p>
          </table:table-cell>
          <table:table-cell/>
        </table:table-row>
        <table:table-row table:style-name="ro1">
          <table:table-cell table:style-name="ce2" office:value-type="string" calcext:value-type="string">
            <text:p>WODouglas</text:p>
          </table:table-cell>
          <table:table-cell/>
          <table:table-cell table:style-name="ce2" office:value-type="float" office:value="19.79912191" calcext:value-type="float">
            <text:p>19.79912191</text:p>
          </table:table-cell>
          <table:table-cell table:style-name="ce2" office:value-type="float" office:value="-0.07795464" calcext:value-type="float">
            <text:p>-0.07795464</text:p>
          </table:table-cell>
          <table:table-cell/>
          <table:table-cell table:style-name="ce2" office:value-type="float" office:value="10.77842022" calcext:value-type="float">
            <text:p>10.77842022</text:p>
          </table:table-cell>
          <table:table-cell table:style-name="ce2" office:value-type="float" office:value="0.81801832" calcext:value-type="float">
            <text:p>0.81801832</text:p>
          </table:table-cell>
          <table:table-cell/>
          <table:table-cell table:style-name="ce2" office:value-type="float" office:value="8.89430748" calcext:value-type="float">
            <text:p>8.89430748</text:p>
          </table:table-cell>
          <table:table-cell table:style-name="ce2" office:value-type="float" office:value="0.4033859" calcext:value-type="float">
            <text:p>0.4033859</text:p>
          </table:table-cell>
          <table:table-cell/>
          <table:table-cell table:formula="of:=[.C5]*[.D5]+[.F5]*[.G5]+[.I5]*[.J5]" office:value-type="float" office:value="10.8613500075048" calcext:value-type="float">
            <text:p>10.8613500075</text:p>
          </table:table-cell>
          <table:table-cell/>
        </table:table-row>
        <table:table-row table:style-name="ro1">
          <table:table-cell table:style-name="ce2" office:value-type="string" calcext:value-type="string">
            <text:p>JHarlan2</text:p>
          </table:table-cell>
          <table:table-cell/>
          <table:table-cell table:style-name="ce2" office:value-type="float" office:value="19.79912191" calcext:value-type="float">
            <text:p>19.79912191</text:p>
          </table:table-cell>
          <table:table-cell table:style-name="ce2" office:value-type="float" office:value="0.25527683" calcext:value-type="float">
            <text:p>0.25527683</text:p>
          </table:table-cell>
          <table:table-cell/>
          <table:table-cell table:style-name="ce2" office:value-type="float" office:value="10.77842022" calcext:value-type="float">
            <text:p>10.77842022</text:p>
          </table:table-cell>
          <table:table-cell table:style-name="ce2" office:value-type="float" office:value="-0.39369571" calcext:value-type="float">
            <text:p>-0.39369571</text:p>
          </table:table-cell>
          <table:table-cell/>
          <table:table-cell table:style-name="ce2" office:value-type="float" office:value="8.89430748" calcext:value-type="float">
            <text:p>8.89430748</text:p>
          </table:table-cell>
          <table:table-cell table:style-name="ce2" office:value-type="float" office:value="0.31993951" calcext:value-type="float">
            <text:p>0.31993951</text:p>
          </table:table-cell>
          <table:table-cell/>
          <table:table-cell table:formula="of:=[.C6]*[.D6]+[.F6]*[.G6]+[.I6]*[.J6]" office:value-type="float" office:value="3.65647965371762" calcext:value-type="float">
            <text:p>3.6564796537</text:p>
          </table:table-cell>
          <table:table-cell/>
        </table:table-row>
        <table:table-row table:style-name="ro1">
          <table:table-cell table:style-name="ce2" office:value-type="string" calcext:value-type="string">
            <text:p>WJBrennan</text:p>
          </table:table-cell>
          <table:table-cell/>
          <table:table-cell table:style-name="ce2" office:value-type="float" office:value="19.79912191" calcext:value-type="float">
            <text:p>19.79912191</text:p>
          </table:table-cell>
          <table:table-cell table:style-name="ce2" office:value-type="float" office:value="-0.3642862" calcext:value-type="float">
            <text:p>-0.3642862</text:p>
          </table:table-cell>
          <table:table-cell/>
          <table:table-cell table:style-name="ce2" office:value-type="float" office:value="10.77842022" calcext:value-type="float">
            <text:p>10.77842022</text:p>
          </table:table-cell>
          <table:table-cell table:style-name="ce2" office:value-type="float" office:value="0.12079103" calcext:value-type="float">
            <text:p>0.12079103</text:p>
          </table:table-cell>
          <table:table-cell/>
          <table:table-cell table:style-name="ce2" office:value-type="float" office:value="8.89430748" calcext:value-type="float">
            <text:p>8.89430748</text:p>
          </table:table-cell>
          <table:table-cell table:style-name="ce2" office:value-type="float" office:value="-0.50930925" calcext:value-type="float">
            <text:p>-0.50930925</text:p>
          </table:table-cell>
          <table:table-cell/>
          <table:table-cell table:formula="of:=[.C7]*[.D7]+[.F7]*[.G7]+[.I7]*[.J7]" office:value-type="float" office:value="-10.4405634756922" calcext:value-type="float">
            <text:p>-10.4405634757</text:p>
          </table:table-cell>
          <table:table-cell/>
        </table:table-row>
        <table:table-row table:style-name="ro1">
          <table:table-cell table:style-name="ce2" office:value-type="string" calcext:value-type="string">
            <text:p>PStewart</text:p>
          </table:table-cell>
          <table:table-cell/>
          <table:table-cell table:style-name="ce2" office:value-type="float" office:value="19.79912191" calcext:value-type="float">
            <text:p>19.79912191</text:p>
          </table:table-cell>
          <table:table-cell table:style-name="ce2" office:value-type="float" office:value="0.56526481" calcext:value-type="float">
            <text:p>0.56526481</text:p>
          </table:table-cell>
          <table:table-cell/>
          <table:table-cell table:style-name="ce2" office:value-type="float" office:value="10.77842022" calcext:value-type="float">
            <text:p>10.77842022</text:p>
          </table:table-cell>
          <table:table-cell table:style-name="ce2" office:value-type="float" office:value="0.06533936" calcext:value-type="float">
            <text:p>0.06533936</text:p>
          </table:table-cell>
          <table:table-cell/>
          <table:table-cell table:style-name="ce2" office:value-type="float" office:value="8.89430748" calcext:value-type="float">
            <text:p>8.89430748</text:p>
          </table:table-cell>
          <table:table-cell table:style-name="ce2" office:value-type="float" office:value="-0.1607155" calcext:value-type="float">
            <text:p>-0.1607155</text:p>
          </table:table-cell>
          <table:table-cell/>
          <table:table-cell table:formula="of:=[.C8]*[.D8]+[.F8]*[.G8]+[.I8]*[.J8]" office:value-type="float" office:value="10.4665488898069" calcext:value-type="float">
            <text:p>10.4665488898</text:p>
          </table:table-cell>
          <table:table-cell/>
        </table:table-row>
        <table:table-row table:style-name="ro1">
          <table:table-cell table:style-name="ce2" office:value-type="string" calcext:value-type="string">
            <text:p>BRWhite</text:p>
          </table:table-cell>
          <table:table-cell/>
          <table:table-cell table:style-name="ce2" office:value-type="float" office:value="19.79912191" calcext:value-type="float">
            <text:p>19.79912191</text:p>
          </table:table-cell>
          <table:table-cell table:style-name="ce2" office:value-type="float" office:value="-0.17512346" calcext:value-type="float">
            <text:p>-0.17512346</text:p>
          </table:table-cell>
          <table:table-cell/>
          <table:table-cell table:style-name="ce2" office:value-type="float" office:value="10.77842022" calcext:value-type="float">
            <text:p>10.77842022</text:p>
          </table:table-cell>
          <table:table-cell table:style-name="ce2" office:value-type="float" office:value="0.09068395" calcext:value-type="float">
            <text:p>0.09068395</text:p>
          </table:table-cell>
          <table:table-cell/>
          <table:table-cell table:style-name="ce2" office:value-type="float" office:value="8.89430748" calcext:value-type="float">
            <text:p>8.89430748</text:p>
          </table:table-cell>
          <table:table-cell table:style-name="ce2" office:value-type="float" office:value="-0.25512564" calcext:value-type="float">
            <text:p>-0.25512564</text:p>
          </table:table-cell>
          <table:table-cell/>
          <table:table-cell table:formula="of:=[.C9]*[.D9]+[.F9]*[.G9]+[.I9]*[.J9]" office:value-type="float" office:value="-4.75902690172333" calcext:value-type="float">
            <text:p>-4.7590269017</text:p>
          </table:table-cell>
          <table:table-cell/>
        </table:table-row>
        <table:table-row table:style-name="ro1">
          <table:table-cell table:style-name="ce2" office:value-type="string" calcext:value-type="string">
            <text:p>TMarshall</text:p>
          </table:table-cell>
          <table:table-cell/>
          <table:table-cell table:style-name="ce2" office:value-type="float" office:value="19.79912191" calcext:value-type="float">
            <text:p>19.79912191</text:p>
          </table:table-cell>
          <table:table-cell table:style-name="ce2" office:value-type="float" office:value="-0.24706002" calcext:value-type="float">
            <text:p>-0.24706002</text:p>
          </table:table-cell>
          <table:table-cell/>
          <table:table-cell table:style-name="ce2" office:value-type="float" office:value="10.77842022" calcext:value-type="float">
            <text:p>10.77842022</text:p>
          </table:table-cell>
          <table:table-cell table:style-name="ce2" office:value-type="float" office:value="0.13284659" calcext:value-type="float">
            <text:p>0.13284659</text:p>
          </table:table-cell>
          <table:table-cell/>
          <table:table-cell table:style-name="ce2" office:value-type="float" office:value="8.89430748" calcext:value-type="float">
            <text:p>8.89430748</text:p>
          </table:table-cell>
          <table:table-cell table:style-name="ce2" office:value-type="float" office:value="-0.13152065" calcext:value-type="float">
            <text:p>-0.13152065</text:p>
          </table:table-cell>
          <table:table-cell/>
          <table:table-cell table:formula="of:=[.C10]*[.D10]+[.F10]*[.G10]+[.I10]*[.J10]" office:value-type="float" office:value="-4.62948018432245" calcext:value-type="float">
            <text:p>-4.6294801843</text:p>
          </table:table-cell>
          <table:table-cell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19.79912191" calcext:value-type="float">
            <text:p>19.7991219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10.77842022" calcext:value-type="float">
            <text:p>10.7784202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8.89430748" calcext:value-type="float">
            <text:p>8.89430748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formula="of:=[.C11]*[.D11]+[.F11]*[.G11]+[.I11]*[.J11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Court Avg</text:p>
          </table:table-cell>
          <table:table-cell table:formula="of:= AVERAGE([.L3:.L11])" office:value-type="float" office:value="0.324318531977271" calcext:value-type="float">
            <text:p>0.324318532</text:p>
          </table:table-cell>
          <table:table-cell/>
        </table:table-row>
        <table:table-row table:style-name="ro2" table:number-rows-repeated="104856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ourt13" table:style-name="ta13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Judges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Full value multiplied out</text:p>
          </table:table-cell>
          <table:table-cell table:style-name="ce1"/>
        </table:table-row>
        <table:table-row table:style-name="ro2">
          <table:table-cell table:number-columns-repeated="13"/>
        </table:table-row>
        <table:table-row table:style-name="ro1">
          <table:table-cell table:style-name="ce2" office:value-type="string" calcext:value-type="string">
            <text:p>JHarlan2</text:p>
          </table:table-cell>
          <table:table-cell/>
          <table:table-cell table:style-name="ce2" office:value-type="float" office:value="28.83960381" calcext:value-type="float">
            <text:p>28.83960381</text:p>
          </table:table-cell>
          <table:table-cell table:style-name="ce2" office:value-type="float" office:value="-0.29694021" calcext:value-type="float">
            <text:p>-0.29694021</text:p>
          </table:table-cell>
          <table:table-cell/>
          <table:table-cell table:style-name="ce2" office:value-type="float" office:value="17.35918982" calcext:value-type="float">
            <text:p>17.35918982</text:p>
          </table:table-cell>
          <table:table-cell table:style-name="ce2" office:value-type="float" office:value="-0.26291635" calcext:value-type="float">
            <text:p>-0.26291635</text:p>
          </table:table-cell>
          <table:table-cell/>
          <table:table-cell table:style-name="ce2" office:value-type="float" office:value="11.22931869" calcext:value-type="float">
            <text:p>11.22931869</text:p>
          </table:table-cell>
          <table:table-cell table:style-name="ce2" office:value-type="float" office:value="-0.21793201" calcext:value-type="float">
            <text:p>-0.21793201</text:p>
          </table:table-cell>
          <table:table-cell/>
          <table:table-cell table:formula="of:=[.C3]*[.D3]+[.F3]*[.G3]+[.I3]*[.J3]" office:value-type="float" office:value="-15.574880831132" calcext:value-type="float">
            <text:p>-15.5748808311</text:p>
          </table:table-cell>
          <table:table-cell/>
        </table:table-row>
        <table:table-row table:style-name="ro1">
          <table:table-cell table:style-name="ce2" office:value-type="string" calcext:value-type="string">
            <text:p>HLBlack</text:p>
          </table:table-cell>
          <table:table-cell/>
          <table:table-cell table:style-name="ce2" office:value-type="float" office:value="28.83960381" calcext:value-type="float">
            <text:p>28.83960381</text:p>
          </table:table-cell>
          <table:table-cell table:style-name="ce2" office:value-type="float" office:value="0.2023784" calcext:value-type="float">
            <text:p>0.2023784</text:p>
          </table:table-cell>
          <table:table-cell/>
          <table:table-cell table:style-name="ce2" office:value-type="float" office:value="17.35918982" calcext:value-type="float">
            <text:p>17.35918982</text:p>
          </table:table-cell>
          <table:table-cell table:style-name="ce2" office:value-type="float" office:value="-0.12252741" calcext:value-type="float">
            <text:p>-0.12252741</text:p>
          </table:table-cell>
          <table:table-cell/>
          <table:table-cell table:style-name="ce2" office:value-type="float" office:value="11.22931869" calcext:value-type="float">
            <text:p>11.22931869</text:p>
          </table:table-cell>
          <table:table-cell table:style-name="ce2" office:value-type="float" office:value="-0.56400823" calcext:value-type="float">
            <text:p>-0.56400823</text:p>
          </table:table-cell>
          <table:table-cell/>
          <table:table-cell table:formula="of:=[.C4]*[.D4]+[.F4]*[.G4]+[.I4]*[.J4]" office:value-type="float" office:value="-2.62389185109408" calcext:value-type="float">
            <text:p>-2.6238918511</text:p>
          </table:table-cell>
          <table:table-cell/>
        </table:table-row>
        <table:table-row table:style-name="ro1">
          <table:table-cell table:style-name="ce2" office:value-type="string" calcext:value-type="string">
            <text:p>WODouglas</text:p>
          </table:table-cell>
          <table:table-cell/>
          <table:table-cell table:style-name="ce2" office:value-type="float" office:value="28.83960381" calcext:value-type="float">
            <text:p>28.83960381</text:p>
          </table:table-cell>
          <table:table-cell table:style-name="ce2" office:value-type="float" office:value="-0.04713077" calcext:value-type="float">
            <text:p>-0.04713077</text:p>
          </table:table-cell>
          <table:table-cell/>
          <table:table-cell table:style-name="ce2" office:value-type="float" office:value="17.35918982" calcext:value-type="float">
            <text:p>17.35918982</text:p>
          </table:table-cell>
          <table:table-cell table:style-name="ce2" office:value-type="float" office:value="0.84376935" calcext:value-type="float">
            <text:p>0.84376935</text:p>
          </table:table-cell>
          <table:table-cell/>
          <table:table-cell table:style-name="ce2" office:value-type="float" office:value="11.22931869" calcext:value-type="float">
            <text:p>11.22931869</text:p>
          </table:table-cell>
          <table:table-cell table:style-name="ce2" office:value-type="float" office:value="0.15082663" calcext:value-type="float">
            <text:p>0.15082663</text:p>
          </table:table-cell>
          <table:table-cell/>
          <table:table-cell table:formula="of:=[.C5]*[.D5]+[.F5]*[.G5]+[.I5]*[.J5]" office:value-type="float" office:value="14.9815998720965" calcext:value-type="float">
            <text:p>14.9815998721</text:p>
          </table:table-cell>
          <table:table-cell/>
        </table:table-row>
        <table:table-row table:style-name="ro1">
          <table:table-cell table:style-name="ce2" office:value-type="string" calcext:value-type="string">
            <text:p>PStewart</text:p>
          </table:table-cell>
          <table:table-cell/>
          <table:table-cell table:style-name="ce2" office:value-type="float" office:value="28.83960381" calcext:value-type="float">
            <text:p>28.83960381</text:p>
          </table:table-cell>
          <table:table-cell table:style-name="ce2" office:value-type="float" office:value="0.80363487" calcext:value-type="float">
            <text:p>0.80363487</text:p>
          </table:table-cell>
          <table:table-cell/>
          <table:table-cell table:style-name="ce2" office:value-type="float" office:value="17.35918982" calcext:value-type="float">
            <text:p>17.35918982</text:p>
          </table:table-cell>
          <table:table-cell table:style-name="ce2" office:value-type="float" office:value="0.04860892" calcext:value-type="float">
            <text:p>0.04860892</text:p>
          </table:table-cell>
          <table:table-cell/>
          <table:table-cell table:style-name="ce2" office:value-type="float" office:value="11.22931869" calcext:value-type="float">
            <text:p>11.22931869</text:p>
          </table:table-cell>
          <table:table-cell table:style-name="ce2" office:value-type="float" office:value="0.05398598" calcext:value-type="float">
            <text:p>0.05398598</text:p>
          </table:table-cell>
          <table:table-cell/>
          <table:table-cell table:formula="of:=[.C6]*[.D6]+[.F6]*[.G6]+[.I6]*[.J6]" office:value-type="float" office:value="24.626548502138" calcext:value-type="float">
            <text:p>24.6265485021</text:p>
          </table:table-cell>
          <table:table-cell/>
        </table:table-row>
        <table:table-row table:style-name="ro1">
          <table:table-cell table:style-name="ce2" office:value-type="string" calcext:value-type="string">
            <text:p>TMarshall</text:p>
          </table:table-cell>
          <table:table-cell/>
          <table:table-cell table:style-name="ce2" office:value-type="float" office:value="28.83960381" calcext:value-type="float">
            <text:p>28.83960381</text:p>
          </table:table-cell>
          <table:table-cell table:style-name="ce2" office:value-type="float" office:value="-0.13736535" calcext:value-type="float">
            <text:p>-0.13736535</text:p>
          </table:table-cell>
          <table:table-cell/>
          <table:table-cell table:style-name="ce2" office:value-type="float" office:value="17.35918982" calcext:value-type="float">
            <text:p>17.35918982</text:p>
          </table:table-cell>
          <table:table-cell table:style-name="ce2" office:value-type="float" office:value="-0.16852372" calcext:value-type="float">
            <text:p>-0.16852372</text:p>
          </table:table-cell>
          <table:table-cell/>
          <table:table-cell table:style-name="ce2" office:value-type="float" office:value="11.22931869" calcext:value-type="float">
            <text:p>11.22931869</text:p>
          </table:table-cell>
          <table:table-cell table:style-name="ce2" office:value-type="float" office:value="0.69355025" calcext:value-type="float">
            <text:p>0.69355025</text:p>
          </table:table-cell>
          <table:table-cell/>
          <table:table-cell table:formula="of:=[.C7]*[.D7]+[.F7]*[.G7]+[.I7]*[.J7]" office:value-type="float" office:value="0.901099268904659" calcext:value-type="float">
            <text:p>0.9010992689</text:p>
          </table:table-cell>
          <table:table-cell/>
        </table:table-row>
        <table:table-row table:style-name="ro1">
          <table:table-cell table:style-name="ce2" office:value-type="string" calcext:value-type="string">
            <text:p>WJBrennan</text:p>
          </table:table-cell>
          <table:table-cell/>
          <table:table-cell table:style-name="ce2" office:value-type="float" office:value="28.83960381" calcext:value-type="float">
            <text:p>28.83960381</text:p>
          </table:table-cell>
          <table:table-cell table:style-name="ce2" office:value-type="float" office:value="0.07830133" calcext:value-type="float">
            <text:p>0.07830133</text:p>
          </table:table-cell>
          <table:table-cell/>
          <table:table-cell table:style-name="ce2" office:value-type="float" office:value="17.35918982" calcext:value-type="float">
            <text:p>17.35918982</text:p>
          </table:table-cell>
          <table:table-cell table:style-name="ce2" office:value-type="float" office:value="-0.3774239" calcext:value-type="float">
            <text:p>-0.3774239</text:p>
          </table:table-cell>
          <table:table-cell/>
          <table:table-cell table:style-name="ce2" office:value-type="float" office:value="11.22931869" calcext:value-type="float">
            <text:p>11.22931869</text:p>
          </table:table-cell>
          <table:table-cell table:style-name="ce2" office:value-type="float" office:value="0.29677197" calcext:value-type="float">
            <text:p>0.29677197</text:p>
          </table:table-cell>
          <table:table-cell/>
          <table:table-cell table:formula="of:=[.C8]*[.D8]+[.F8]*[.G8]+[.I8]*[.J8]" office:value-type="float" office:value="-0.961046758319511" calcext:value-type="float">
            <text:p>-0.9610467583</text:p>
          </table:table-cell>
          <table:table-cell/>
        </table:table-row>
        <table:table-row table:style-name="ro1">
          <table:table-cell table:style-name="ce2" office:value-type="string" calcext:value-type="string">
            <text:p>BRWhite</text:p>
          </table:table-cell>
          <table:table-cell/>
          <table:table-cell table:style-name="ce2" office:value-type="float" office:value="28.83960381" calcext:value-type="float">
            <text:p>28.83960381</text:p>
          </table:table-cell>
          <table:table-cell table:style-name="ce2" office:value-type="float" office:value="-0.4303235" calcext:value-type="float">
            <text:p>-0.4303235</text:p>
          </table:table-cell>
          <table:table-cell/>
          <table:table-cell table:style-name="ce2" office:value-type="float" office:value="17.35918982" calcext:value-type="float">
            <text:p>17.35918982</text:p>
          </table:table-cell>
          <table:table-cell table:style-name="ce2" office:value-type="float" office:value="0.13550275" calcext:value-type="float">
            <text:p>0.13550275</text:p>
          </table:table-cell>
          <table:table-cell/>
          <table:table-cell table:style-name="ce2" office:value-type="float" office:value="11.22931869" calcext:value-type="float">
            <text:p>11.22931869</text:p>
          </table:table-cell>
          <table:table-cell table:style-name="ce2" office:value-type="float" office:value="-0.19907664" calcext:value-type="float">
            <text:p>-0.19907664</text:p>
          </table:table-cell>
          <table:table-cell/>
          <table:table-cell table:formula="of:=[.C9]*[.D9]+[.F9]*[.G9]+[.I9]*[.J9]" office:value-type="float" office:value="-12.2936363260449" calcext:value-type="float">
            <text:p>-12.293636326</text:p>
          </table:table-cell>
          <table:table-cell/>
        </table:table-row>
        <table:table-row table:style-name="ro1">
          <table:table-cell table:style-name="ce2" office:value-type="string" calcext:value-type="string">
            <text:p>WEBurger</text:p>
          </table:table-cell>
          <table:table-cell/>
          <table:table-cell table:style-name="ce2" office:value-type="float" office:value="28.83960381" calcext:value-type="float">
            <text:p>28.83960381</text:p>
          </table:table-cell>
          <table:table-cell table:style-name="ce2" office:value-type="float" office:value="-0.08638586" calcext:value-type="float">
            <text:p>-0.08638586</text:p>
          </table:table-cell>
          <table:table-cell/>
          <table:table-cell table:style-name="ce2" office:value-type="float" office:value="17.35918982" calcext:value-type="float">
            <text:p>17.35918982</text:p>
          </table:table-cell>
          <table:table-cell table:style-name="ce2" office:value-type="float" office:value="-0.09963306" calcext:value-type="float">
            <text:p>-0.09963306</text:p>
          </table:table-cell>
          <table:table-cell/>
          <table:table-cell table:style-name="ce2" office:value-type="float" office:value="11.22931869" calcext:value-type="float">
            <text:p>11.22931869</text:p>
          </table:table-cell>
          <table:table-cell table:style-name="ce2" office:value-type="float" office:value="0.00243" calcext:value-type="float">
            <text:p>0.00243</text:p>
          </table:table-cell>
          <table:table-cell/>
          <table:table-cell table:formula="of:=[.C10]*[.D10]+[.F10]*[.G10]+[.I10]*[.J10]" office:value-type="float" office:value="-4.19359593365688" calcext:value-type="float">
            <text:p>-4.1935959337</text:p>
          </table:table-cell>
          <table:table-cell/>
        </table:table-row>
        <table:table-row table:style-name="ro1">
          <table:table-cell table:style-name="ce2" office:value-type="string" calcext:value-type="string">
            <text:p>HABlackmun</text:p>
          </table:table-cell>
          <table:table-cell/>
          <table:table-cell table:style-name="ce2" office:value-type="float" office:value="28.83960381" calcext:value-type="float">
            <text:p>28.83960381</text:p>
          </table:table-cell>
          <table:table-cell table:style-name="ce2" office:value-type="float" office:value="0.07195842" calcext:value-type="float">
            <text:p>0.07195842</text:p>
          </table:table-cell>
          <table:table-cell/>
          <table:table-cell table:style-name="ce2" office:value-type="float" office:value="17.35918982" calcext:value-type="float">
            <text:p>17.35918982</text:p>
          </table:table-cell>
          <table:table-cell table:style-name="ce2" office:value-type="float" office:value="0.04914974" calcext:value-type="float">
            <text:p>0.04914974</text:p>
          </table:table-cell>
          <table:table-cell/>
          <table:table-cell table:style-name="ce2" office:value-type="float" office:value="11.22931869" calcext:value-type="float">
            <text:p>11.22931869</text:p>
          </table:table-cell>
          <table:table-cell table:style-name="ce2" office:value-type="float" office:value="-0.00377219" calcext:value-type="float">
            <text:p>-0.00377219</text:p>
          </table:table-cell>
          <table:table-cell/>
          <table:table-cell table:formula="of:=[.C11]*[.D11]+[.F11]*[.G11]+[.I11]*[.J11]" office:value-type="float" office:value="2.886092866188" calcext:value-type="float">
            <text:p>2.8860928662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Court Avg</text:p>
          </table:table-cell>
          <table:table-cell table:formula="of:= AVERAGE([.L3:.L11])" office:value-type="float" office:value="0.860920978786639" calcext:value-type="float">
            <text:p>0.8609209788</text:p>
          </table:table-cell>
          <table:table-cell/>
        </table:table-row>
        <table:table-row table:style-name="ro2" table:number-rows-repeated="104856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ourt14" table:style-name="ta14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Judges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Full value multiplied out</text:p>
          </table:table-cell>
          <table:table-cell table:style-name="ce1"/>
        </table:table-row>
        <table:table-row table:style-name="ro2">
          <table:table-cell table:number-columns-repeated="13"/>
        </table:table-row>
        <table:table-row table:style-name="ro1">
          <table:table-cell table:style-name="ce2" office:value-type="string" calcext:value-type="string">
            <text:p>WODouglas</text:p>
          </table:table-cell>
          <table:table-cell/>
          <table:table-cell table:style-name="ce2" office:value-type="float" office:value="53.64323301" calcext:value-type="float">
            <text:p>53.64323301</text:p>
          </table:table-cell>
          <table:table-cell table:style-name="ce2" office:value-type="float" office:value="-0.12694712" calcext:value-type="float">
            <text:p>-0.12694712</text:p>
          </table:table-cell>
          <table:table-cell/>
          <table:table-cell table:style-name="ce2" office:value-type="float" office:value="36.57168562" calcext:value-type="float">
            <text:p>36.57168562</text:p>
          </table:table-cell>
          <table:table-cell table:style-name="ce2" office:value-type="float" office:value="-0.35919944" calcext:value-type="float">
            <text:p>-0.35919944</text:p>
          </table:table-cell>
          <table:table-cell/>
          <table:table-cell table:style-name="ce2" office:value-type="float" office:value="18.51780063" calcext:value-type="float">
            <text:p>18.51780063</text:p>
          </table:table-cell>
          <table:table-cell table:style-name="ce2" office:value-type="float" office:value="-0.27987734" calcext:value-type="float">
            <text:p>-0.27987734</text:p>
          </table:table-cell>
          <table:table-cell/>
          <table:table-cell table:formula="of:=[.C3]*[.D3]+[.F3]*[.G3]+[.I3]*[.J3]" office:value-type="float" office:value="-25.1290957156432" calcext:value-type="float">
            <text:p>-25.1290957156</text:p>
          </table:table-cell>
          <table:table-cell/>
        </table:table-row>
        <table:table-row table:style-name="ro1">
          <table:table-cell table:style-name="ce2" office:value-type="string" calcext:value-type="string">
            <text:p>PStewart</text:p>
          </table:table-cell>
          <table:table-cell/>
          <table:table-cell table:style-name="ce2" office:value-type="float" office:value="53.64323301" calcext:value-type="float">
            <text:p>53.64323301</text:p>
          </table:table-cell>
          <table:table-cell table:style-name="ce2" office:value-type="float" office:value="0.5236182" calcext:value-type="float">
            <text:p>0.5236182</text:p>
          </table:table-cell>
          <table:table-cell/>
          <table:table-cell table:style-name="ce2" office:value-type="float" office:value="36.57168562" calcext:value-type="float">
            <text:p>36.57168562</text:p>
          </table:table-cell>
          <table:table-cell table:style-name="ce2" office:value-type="float" office:value="0.07876185" calcext:value-type="float">
            <text:p>0.07876185</text:p>
          </table:table-cell>
          <table:table-cell/>
          <table:table-cell table:style-name="ce2" office:value-type="float" office:value="18.51780063" calcext:value-type="float">
            <text:p>18.51780063</text:p>
          </table:table-cell>
          <table:table-cell table:style-name="ce2" office:value-type="float" office:value="0.48076117" calcext:value-type="float">
            <text:p>0.48076117</text:p>
          </table:table-cell>
          <table:table-cell/>
          <table:table-cell table:formula="of:=[.C4]*[.D4]+[.F4]*[.G4]+[.I4]*[.J4]" office:value-type="float" office:value="39.8716662246319" calcext:value-type="float">
            <text:p>39.8716662246</text:p>
          </table:table-cell>
          <table:table-cell/>
        </table:table-row>
        <table:table-row table:style-name="ro1">
          <table:table-cell table:style-name="ce2" office:value-type="string" calcext:value-type="string">
            <text:p>TMarshall</text:p>
          </table:table-cell>
          <table:table-cell/>
          <table:table-cell table:style-name="ce2" office:value-type="float" office:value="53.64323301" calcext:value-type="float">
            <text:p>53.64323301</text:p>
          </table:table-cell>
          <table:table-cell table:style-name="ce2" office:value-type="float" office:value="0.23855827" calcext:value-type="float">
            <text:p>0.23855827</text:p>
          </table:table-cell>
          <table:table-cell/>
          <table:table-cell table:style-name="ce2" office:value-type="float" office:value="36.57168562" calcext:value-type="float">
            <text:p>36.57168562</text:p>
          </table:table-cell>
          <table:table-cell table:style-name="ce2" office:value-type="float" office:value="0.71522615" calcext:value-type="float">
            <text:p>0.71522615</text:p>
          </table:table-cell>
          <table:table-cell/>
          <table:table-cell table:style-name="ce2" office:value-type="float" office:value="18.51780063" calcext:value-type="float">
            <text:p>18.51780063</text:p>
          </table:table-cell>
          <table:table-cell table:style-name="ce2" office:value-type="float" office:value="-0.13340585" calcext:value-type="float">
            <text:p>-0.13340585</text:p>
          </table:table-cell>
          <table:table-cell/>
          <table:table-cell table:formula="of:=[.C5]*[.D5]+[.F5]*[.G5]+[.I5]*[.J5]" office:value-type="float" office:value="36.4836798358998" calcext:value-type="float">
            <text:p>36.4836798359</text:p>
          </table:table-cell>
          <table:table-cell/>
        </table:table-row>
        <table:table-row table:style-name="ro1">
          <table:table-cell table:style-name="ce2" office:value-type="string" calcext:value-type="string">
            <text:p>WJBrennan</text:p>
          </table:table-cell>
          <table:table-cell/>
          <table:table-cell table:style-name="ce2" office:value-type="float" office:value="53.64323301" calcext:value-type="float">
            <text:p>53.64323301</text:p>
          </table:table-cell>
          <table:table-cell table:style-name="ce2" office:value-type="float" office:value="-0.72235495" calcext:value-type="float">
            <text:p>-0.72235495</text:p>
          </table:table-cell>
          <table:table-cell/>
          <table:table-cell table:style-name="ce2" office:value-type="float" office:value="36.57168562" calcext:value-type="float">
            <text:p>36.57168562</text:p>
          </table:table-cell>
          <table:table-cell table:style-name="ce2" office:value-type="float" office:value="0.44592036" calcext:value-type="float">
            <text:p>0.44592036</text:p>
          </table:table-cell>
          <table:table-cell/>
          <table:table-cell table:style-name="ce2" office:value-type="float" office:value="18.51780063" calcext:value-type="float">
            <text:p>18.51780063</text:p>
          </table:table-cell>
          <table:table-cell table:style-name="ce2" office:value-type="float" office:value="0.22279159" calcext:value-type="float">
            <text:p>0.22279159</text:p>
          </table:table-cell>
          <table:table-cell/>
          <table:table-cell table:formula="of:=[.C6]*[.D6]+[.F6]*[.G6]+[.I6]*[.J6]" office:value-type="float" office:value="-18.315785435639" calcext:value-type="float">
            <text:p>-18.3157854356</text:p>
          </table:table-cell>
          <table:table-cell/>
        </table:table-row>
        <table:table-row table:style-name="ro1">
          <table:table-cell table:style-name="ce2" office:value-type="string" calcext:value-type="string">
            <text:p>BRWhite</text:p>
          </table:table-cell>
          <table:table-cell/>
          <table:table-cell table:style-name="ce2" office:value-type="float" office:value="53.64323301" calcext:value-type="float">
            <text:p>53.64323301</text:p>
          </table:table-cell>
          <table:table-cell table:style-name="ce2" office:value-type="float" office:value="-0.33966844" calcext:value-type="float">
            <text:p>-0.33966844</text:p>
          </table:table-cell>
          <table:table-cell/>
          <table:table-cell table:style-name="ce2" office:value-type="float" office:value="36.57168562" calcext:value-type="float">
            <text:p>36.57168562</text:p>
          </table:table-cell>
          <table:table-cell table:style-name="ce2" office:value-type="float" office:value="-0.25766067" calcext:value-type="float">
            <text:p>-0.25766067</text:p>
          </table:table-cell>
          <table:table-cell/>
          <table:table-cell table:style-name="ce2" office:value-type="float" office:value="18.51780063" calcext:value-type="float">
            <text:p>18.51780063</text:p>
          </table:table-cell>
          <table:table-cell table:style-name="ce2" office:value-type="float" office:value="0.39854339" calcext:value-type="float">
            <text:p>0.39854339</text:p>
          </table:table-cell>
          <table:table-cell/>
          <table:table-cell table:formula="of:=[.C7]*[.D7]+[.F7]*[.G7]+[.I7]*[.J7]" office:value-type="float" office:value="-20.2638512545174" calcext:value-type="float">
            <text:p>-20.2638512545</text:p>
          </table:table-cell>
          <table:table-cell/>
        </table:table-row>
        <table:table-row table:style-name="ro1">
          <table:table-cell table:style-name="ce2" office:value-type="string" calcext:value-type="string">
            <text:p>WEBurger</text:p>
          </table:table-cell>
          <table:table-cell/>
          <table:table-cell table:style-name="ce2" office:value-type="float" office:value="53.64323301" calcext:value-type="float">
            <text:p>53.64323301</text:p>
          </table:table-cell>
          <table:table-cell table:style-name="ce2" office:value-type="float" office:value="0.11354585" calcext:value-type="float">
            <text:p>0.11354585</text:p>
          </table:table-cell>
          <table:table-cell/>
          <table:table-cell table:style-name="ce2" office:value-type="float" office:value="36.57168562" calcext:value-type="float">
            <text:p>36.57168562</text:p>
          </table:table-cell>
          <table:table-cell table:style-name="ce2" office:value-type="float" office:value="-0.17009314" calcext:value-type="float">
            <text:p>-0.17009314</text:p>
          </table:table-cell>
          <table:table-cell/>
          <table:table-cell table:style-name="ce2" office:value-type="float" office:value="18.51780063" calcext:value-type="float">
            <text:p>18.51780063</text:p>
          </table:table-cell>
          <table:table-cell table:style-name="ce2" office:value-type="float" office:value="0.05491147" calcext:value-type="float">
            <text:p>0.05491147</text:p>
          </table:table-cell>
          <table:table-cell/>
          <table:table-cell table:formula="of:=[.C8]*[.D8]+[.F8]*[.G8]+[.I8]*[.J8]" office:value-type="float" office:value="0.887213300430088" calcext:value-type="float">
            <text:p>0.8872133004</text:p>
          </table:table-cell>
          <table:table-cell/>
        </table:table-row>
        <table:table-row table:style-name="ro1">
          <table:table-cell table:style-name="ce2" office:value-type="string" calcext:value-type="string">
            <text:p>HABlackmun</text:p>
          </table:table-cell>
          <table:table-cell/>
          <table:table-cell table:style-name="ce2" office:value-type="float" office:value="53.64323301" calcext:value-type="float">
            <text:p>53.64323301</text:p>
          </table:table-cell>
          <table:table-cell table:style-name="ce2" office:value-type="float" office:value="-0.00129309" calcext:value-type="float">
            <text:p>-0.00129309</text:p>
          </table:table-cell>
          <table:table-cell/>
          <table:table-cell table:style-name="ce2" office:value-type="float" office:value="36.57168562" calcext:value-type="float">
            <text:p>36.57168562</text:p>
          </table:table-cell>
          <table:table-cell table:style-name="ce2" office:value-type="float" office:value="0.23384875" calcext:value-type="float">
            <text:p>0.23384875</text:p>
          </table:table-cell>
          <table:table-cell/>
          <table:table-cell table:style-name="ce2" office:value-type="float" office:value="18.51780063" calcext:value-type="float">
            <text:p>18.51780063</text:p>
          </table:table-cell>
          <table:table-cell table:style-name="ce2" office:value-type="float" office:value="0.03347573" calcext:value-type="float">
            <text:p>0.03347573</text:p>
          </table:table-cell>
          <table:table-cell/>
          <table:table-cell table:formula="of:=[.C9]*[.D9]+[.F9]*[.G9]+[.I9]*[.J9]" office:value-type="float" office:value="9.10277433354078" calcext:value-type="float">
            <text:p>9.1027743335</text:p>
          </table:table-cell>
          <table:table-cell/>
        </table:table-row>
        <table:table-row table:style-name="ro1">
          <table:table-cell table:style-name="ce2" office:value-type="string" calcext:value-type="string">
            <text:p>LFPowell</text:p>
          </table:table-cell>
          <table:table-cell/>
          <table:table-cell table:style-name="ce2" office:value-type="float" office:value="53.64323301" calcext:value-type="float">
            <text:p>53.64323301</text:p>
          </table:table-cell>
          <table:table-cell table:style-name="ce2" office:value-type="float" office:value="-0.03973914" calcext:value-type="float">
            <text:p>-0.03973914</text:p>
          </table:table-cell>
          <table:table-cell/>
          <table:table-cell table:style-name="ce2" office:value-type="float" office:value="36.57168562" calcext:value-type="float">
            <text:p>36.57168562</text:p>
          </table:table-cell>
          <table:table-cell table:style-name="ce2" office:value-type="float" office:value="0.03282957" calcext:value-type="float">
            <text:p>0.03282957</text:p>
          </table:table-cell>
          <table:table-cell/>
          <table:table-cell table:style-name="ce2" office:value-type="float" office:value="18.51780063" calcext:value-type="float">
            <text:p>18.51780063</text:p>
          </table:table-cell>
          <table:table-cell table:style-name="ce2" office:value-type="float" office:value="-0.59642893" calcext:value-type="float">
            <text:p>-0.59642893</text:p>
          </table:table-cell>
          <table:table-cell/>
          <table:table-cell table:formula="of:=[.C10]*[.D10]+[.F10]*[.G10]+[.I10]*[.J10]" office:value-type="float" office:value="-11.9756552492615" calcext:value-type="float">
            <text:p>-11.9756552493</text:p>
          </table:table-cell>
          <table:table-cell/>
        </table:table-row>
        <table:table-row table:style-name="ro1">
          <table:table-cell table:style-name="ce2" office:value-type="string" calcext:value-type="string">
            <text:p>WHRehnquist</text:p>
          </table:table-cell>
          <table:table-cell/>
          <table:table-cell table:style-name="ce2" office:value-type="float" office:value="53.64323301" calcext:value-type="float">
            <text:p>53.64323301</text:p>
          </table:table-cell>
          <table:table-cell table:style-name="ce2" office:value-type="float" office:value="-0.03396336" calcext:value-type="float">
            <text:p>-0.03396336</text:p>
          </table:table-cell>
          <table:table-cell/>
          <table:table-cell table:style-name="ce2" office:value-type="float" office:value="36.57168562" calcext:value-type="float">
            <text:p>36.57168562</text:p>
          </table:table-cell>
          <table:table-cell table:style-name="ce2" office:value-type="float" office:value="0.05740385" calcext:value-type="float">
            <text:p>0.05740385</text:p>
          </table:table-cell>
          <table:table-cell/>
          <table:table-cell table:style-name="ce2" office:value-type="float" office:value="18.51780063" calcext:value-type="float">
            <text:p>18.51780063</text:p>
          </table:table-cell>
          <table:table-cell table:style-name="ce2" office:value-type="float" office:value="-0.32311602" calcext:value-type="float">
            <text:p>-0.32311602</text:p>
          </table:table-cell>
          <table:table-cell/>
          <table:table-cell table:formula="of:=[.C11]*[.D11]+[.F11]*[.G11]+[.I11]*[.J11]" office:value-type="float" office:value="-5.70594691742397" calcext:value-type="float">
            <text:p>-5.705946917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Court Avg</text:p>
          </table:table-cell>
          <table:table-cell table:formula="of:= AVERAGE([.L3:.L11])" office:value-type="float" office:value="0.550555458001948" calcext:value-type="float">
            <text:p>0.550555458</text:p>
          </table:table-cell>
          <table:table-cell/>
        </table:table-row>
        <table:table-row table:style-name="ro2" table:number-rows-repeated="104856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ourt15" table:style-name="ta15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Judges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Full value multiplied out</text:p>
          </table:table-cell>
          <table:table-cell table:style-name="ce1"/>
        </table:table-row>
        <table:table-row table:style-name="ro2">
          <table:table-cell table:number-columns-repeated="13"/>
        </table:table-row>
        <table:table-row table:style-name="ro1">
          <table:table-cell table:style-name="ce2" office:value-type="string" calcext:value-type="string">
            <text:p>PStewart</text:p>
          </table:table-cell>
          <table:table-cell/>
          <table:table-cell table:style-name="ce2" office:value-type="float" office:value="63.24148528" calcext:value-type="float">
            <text:p>63.24148528</text:p>
          </table:table-cell>
          <table:table-cell table:style-name="ce2" office:value-type="float" office:value="-0.36388053" calcext:value-type="float">
            <text:p>-0.36388053</text:p>
          </table:table-cell>
          <table:table-cell/>
          <table:table-cell table:style-name="ce2" office:value-type="float" office:value="40.17398948" calcext:value-type="float">
            <text:p>40.17398948</text:p>
          </table:table-cell>
          <table:table-cell table:style-name="ce2" office:value-type="float" office:value="-0.24653489" calcext:value-type="float">
            <text:p>-0.24653489</text:p>
          </table:table-cell>
          <table:table-cell/>
          <table:table-cell table:style-name="ce2" office:value-type="float" office:value="24.38051282" calcext:value-type="float">
            <text:p>24.38051282</text:p>
          </table:table-cell>
          <table:table-cell table:style-name="ce2" office:value-type="float" office:value="-0.24479854" calcext:value-type="float">
            <text:p>-0.24479854</text:p>
          </table:table-cell>
          <table:table-cell/>
          <table:table-cell table:formula="of:=[.C3]*[.D3]+[.F3]*[.G3]+[.I3]*[.J3]" office:value-type="float" office:value="-38.8849492017738" calcext:value-type="float">
            <text:p>-38.8849492018</text:p>
          </table:table-cell>
          <table:table-cell/>
        </table:table-row>
        <table:table-row table:style-name="ro1">
          <table:table-cell table:style-name="ce2" office:value-type="string" calcext:value-type="string">
            <text:p>TMarshall</text:p>
          </table:table-cell>
          <table:table-cell/>
          <table:table-cell table:style-name="ce2" office:value-type="float" office:value="63.24148528" calcext:value-type="float">
            <text:p>63.24148528</text:p>
          </table:table-cell>
          <table:table-cell table:style-name="ce2" office:value-type="float" office:value="0.09381224" calcext:value-type="float">
            <text:p>0.09381224</text:p>
          </table:table-cell>
          <table:table-cell/>
          <table:table-cell table:style-name="ce2" office:value-type="float" office:value="40.17398948" calcext:value-type="float">
            <text:p>40.17398948</text:p>
          </table:table-cell>
          <table:table-cell table:style-name="ce2" office:value-type="float" office:value="-0.57386248" calcext:value-type="float">
            <text:p>-0.57386248</text:p>
          </table:table-cell>
          <table:table-cell/>
          <table:table-cell table:style-name="ce2" office:value-type="float" office:value="24.38051282" calcext:value-type="float">
            <text:p>24.38051282</text:p>
          </table:table-cell>
          <table:table-cell table:style-name="ce2" office:value-type="float" office:value="-0.58335808" calcext:value-type="float">
            <text:p>-0.58335808</text:p>
          </table:table-cell>
          <table:table-cell/>
          <table:table-cell table:formula="of:=[.C4]*[.D4]+[.F4]*[.G4]+[.I4]*[.J4]" office:value-type="float" office:value="-31.3440889875335" calcext:value-type="float">
            <text:p>-31.3440889875</text:p>
          </table:table-cell>
          <table:table-cell/>
        </table:table-row>
        <table:table-row table:style-name="ro1">
          <table:table-cell table:style-name="ce2" office:value-type="string" calcext:value-type="string">
            <text:p>WJBrennan</text:p>
          </table:table-cell>
          <table:table-cell/>
          <table:table-cell table:style-name="ce2" office:value-type="float" office:value="63.24148528" calcext:value-type="float">
            <text:p>63.24148528</text:p>
          </table:table-cell>
          <table:table-cell table:style-name="ce2" office:value-type="float" office:value="-0.42091802" calcext:value-type="float">
            <text:p>-0.42091802</text:p>
          </table:table-cell>
          <table:table-cell/>
          <table:table-cell table:style-name="ce2" office:value-type="float" office:value="40.17398948" calcext:value-type="float">
            <text:p>40.17398948</text:p>
          </table:table-cell>
          <table:table-cell table:style-name="ce2" office:value-type="float" office:value="0.03348834" calcext:value-type="float">
            <text:p>0.03348834</text:p>
          </table:table-cell>
          <table:table-cell/>
          <table:table-cell table:style-name="ce2" office:value-type="float" office:value="24.38051282" calcext:value-type="float">
            <text:p>24.38051282</text:p>
          </table:table-cell>
          <table:table-cell table:style-name="ce2" office:value-type="float" office:value="0.03940549" calcext:value-type="float">
            <text:p>0.03940549</text:p>
          </table:table-cell>
          <table:table-cell/>
          <table:table-cell table:formula="of:=[.C5]*[.D5]+[.F5]*[.G5]+[.I5]*[.J5]" office:value-type="float" office:value="-24.3133944929307" calcext:value-type="float">
            <text:p>-24.3133944929</text:p>
          </table:table-cell>
          <table:table-cell/>
        </table:table-row>
        <table:table-row table:style-name="ro1">
          <table:table-cell table:style-name="ce2" office:value-type="string" calcext:value-type="string">
            <text:p>BRWhite</text:p>
          </table:table-cell>
          <table:table-cell/>
          <table:table-cell table:style-name="ce2" office:value-type="float" office:value="63.24148528" calcext:value-type="float">
            <text:p>63.24148528</text:p>
          </table:table-cell>
          <table:table-cell table:style-name="ce2" office:value-type="float" office:value="-0.54698423" calcext:value-type="float">
            <text:p>-0.54698423</text:p>
          </table:table-cell>
          <table:table-cell/>
          <table:table-cell table:style-name="ce2" office:value-type="float" office:value="40.17398948" calcext:value-type="float">
            <text:p>40.17398948</text:p>
          </table:table-cell>
          <table:table-cell table:style-name="ce2" office:value-type="float" office:value="-0.22588951" calcext:value-type="float">
            <text:p>-0.22588951</text:p>
          </table:table-cell>
          <table:table-cell/>
          <table:table-cell table:style-name="ce2" office:value-type="float" office:value="24.38051282" calcext:value-type="float">
            <text:p>24.38051282</text:p>
          </table:table-cell>
          <table:table-cell table:style-name="ce2" office:value-type="float" office:value="-0.13396966" calcext:value-type="float">
            <text:p>-0.13396966</text:p>
          </table:table-cell>
          <table:table-cell/>
          <table:table-cell table:formula="of:=[.C6]*[.D6]+[.F6]*[.G6]+[.I6]*[.J6]" office:value-type="float" office:value="-46.9332269414405" calcext:value-type="float">
            <text:p>-46.9332269414</text:p>
          </table:table-cell>
          <table:table-cell/>
        </table:table-row>
        <table:table-row table:style-name="ro1">
          <table:table-cell table:style-name="ce2" office:value-type="string" calcext:value-type="string">
            <text:p>WEBurger</text:p>
          </table:table-cell>
          <table:table-cell/>
          <table:table-cell table:style-name="ce2" office:value-type="float" office:value="63.24148528" calcext:value-type="float">
            <text:p>63.24148528</text:p>
          </table:table-cell>
          <table:table-cell table:style-name="ce2" office:value-type="float" office:value="-0.20667953" calcext:value-type="float">
            <text:p>-0.20667953</text:p>
          </table:table-cell>
          <table:table-cell/>
          <table:table-cell table:style-name="ce2" office:value-type="float" office:value="40.17398948" calcext:value-type="float">
            <text:p>40.17398948</text:p>
          </table:table-cell>
          <table:table-cell table:style-name="ce2" office:value-type="float" office:value="0.16424451" calcext:value-type="float">
            <text:p>0.16424451</text:p>
          </table:table-cell>
          <table:table-cell/>
          <table:table-cell table:style-name="ce2" office:value-type="float" office:value="24.38051282" calcext:value-type="float">
            <text:p>24.38051282</text:p>
          </table:table-cell>
          <table:table-cell table:style-name="ce2" office:value-type="float" office:value="0.19410611" calcext:value-type="float">
            <text:p>0.19410611</text:p>
          </table:table-cell>
          <table:table-cell/>
          <table:table-cell table:formula="of:=[.C7]*[.D7]+[.F7]*[.G7]+[.I7]*[.J7]" office:value-type="float" office:value="-1.73995673398923" calcext:value-type="float">
            <text:p>-1.739956734</text:p>
          </table:table-cell>
          <table:table-cell/>
        </table:table-row>
        <table:table-row table:style-name="ro1">
          <table:table-cell table:style-name="ce2" office:value-type="string" calcext:value-type="string">
            <text:p>HABlackmun</text:p>
          </table:table-cell>
          <table:table-cell/>
          <table:table-cell table:style-name="ce2" office:value-type="float" office:value="63.24148528" calcext:value-type="float">
            <text:p>63.24148528</text:p>
          </table:table-cell>
          <table:table-cell table:style-name="ce2" office:value-type="float" office:value="0.22521031" calcext:value-type="float">
            <text:p>0.22521031</text:p>
          </table:table-cell>
          <table:table-cell/>
          <table:table-cell table:style-name="ce2" office:value-type="float" office:value="40.17398948" calcext:value-type="float">
            <text:p>40.17398948</text:p>
          </table:table-cell>
          <table:table-cell table:style-name="ce2" office:value-type="float" office:value="-0.21865144" calcext:value-type="float">
            <text:p>-0.21865144</text:p>
          </table:table-cell>
          <table:table-cell/>
          <table:table-cell table:style-name="ce2" office:value-type="float" office:value="24.38051282" calcext:value-type="float">
            <text:p>24.38051282</text:p>
          </table:table-cell>
          <table:table-cell table:style-name="ce2" office:value-type="float" office:value="-0.14428962" calcext:value-type="float">
            <text:p>-0.14428962</text:p>
          </table:table-cell>
          <table:table-cell/>
          <table:table-cell table:formula="of:=[.C8]*[.D8]+[.F8]*[.G8]+[.I8]*[.J8]" office:value-type="float" office:value="1.94067892421946" calcext:value-type="float">
            <text:p>1.9406789242</text:p>
          </table:table-cell>
          <table:table-cell/>
        </table:table-row>
        <table:table-row table:style-name="ro1">
          <table:table-cell table:style-name="ce2" office:value-type="string" calcext:value-type="string">
            <text:p>LFPowell</text:p>
          </table:table-cell>
          <table:table-cell/>
          <table:table-cell table:style-name="ce2" office:value-type="float" office:value="63.24148528" calcext:value-type="float">
            <text:p>63.24148528</text:p>
          </table:table-cell>
          <table:table-cell table:style-name="ce2" office:value-type="float" office:value="-0.5279968" calcext:value-type="float">
            <text:p>-0.5279968</text:p>
          </table:table-cell>
          <table:table-cell/>
          <table:table-cell table:style-name="ce2" office:value-type="float" office:value="40.17398948" calcext:value-type="float">
            <text:p>40.17398948</text:p>
          </table:table-cell>
          <table:table-cell table:style-name="ce2" office:value-type="float" office:value="0.03315919" calcext:value-type="float">
            <text:p>0.03315919</text:p>
          </table:table-cell>
          <table:table-cell/>
          <table:table-cell table:style-name="ce2" office:value-type="float" office:value="24.38051282" calcext:value-type="float">
            <text:p>24.38051282</text:p>
          </table:table-cell>
          <table:table-cell table:style-name="ce2" office:value-type="float" office:value="0.11427371" calcext:value-type="float">
            <text:p>0.11427371</text:p>
          </table:table-cell>
          <table:table-cell/>
          <table:table-cell table:formula="of:=[.C9]*[.D9]+[.F9]*[.G9]+[.I9]*[.J9]" office:value-type="float" office:value="-29.2731132532178" calcext:value-type="float">
            <text:p>-29.2731132532</text:p>
          </table:table-cell>
          <table:table-cell/>
        </table:table-row>
        <table:table-row table:style-name="ro1">
          <table:table-cell table:style-name="ce2" office:value-type="string" calcext:value-type="string">
            <text:p>WHRehnquist</text:p>
          </table:table-cell>
          <table:table-cell/>
          <table:table-cell table:style-name="ce2" office:value-type="float" office:value="63.24148528" calcext:value-type="float">
            <text:p>63.24148528</text:p>
          </table:table-cell>
          <table:table-cell table:style-name="ce2" office:value-type="float" office:value="-0.07203668" calcext:value-type="float">
            <text:p>-0.07203668</text:p>
          </table:table-cell>
          <table:table-cell/>
          <table:table-cell table:style-name="ce2" office:value-type="float" office:value="40.17398948" calcext:value-type="float">
            <text:p>40.17398948</text:p>
          </table:table-cell>
          <table:table-cell table:style-name="ce2" office:value-type="float" office:value="-0.06050776" calcext:value-type="float">
            <text:p>-0.06050776</text:p>
          </table:table-cell>
          <table:table-cell/>
          <table:table-cell table:style-name="ce2" office:value-type="float" office:value="24.38051282" calcext:value-type="float">
            <text:p>24.38051282</text:p>
          </table:table-cell>
          <table:table-cell table:style-name="ce2" office:value-type="float" office:value="0.11123696" calcext:value-type="float">
            <text:p>0.11123696</text:p>
          </table:table-cell>
          <table:table-cell/>
          <table:table-cell table:formula="of:=[.C10]*[.D10]+[.F10]*[.G10]+[.I10]*[.J10]" office:value-type="float" office:value="-4.27453062220061" calcext:value-type="float">
            <text:p>-4.2745306222</text:p>
          </table:table-cell>
          <table:table-cell/>
        </table:table-row>
        <table:table-row table:style-name="ro1">
          <table:table-cell table:style-name="ce2" office:value-type="string" calcext:value-type="string">
            <text:p>JPStevens</text:p>
          </table:table-cell>
          <table:table-cell/>
          <table:table-cell table:style-name="ce2" office:value-type="float" office:value="63.24148528" calcext:value-type="float">
            <text:p>63.24148528</text:p>
          </table:table-cell>
          <table:table-cell table:style-name="ce2" office:value-type="float" office:value="0.07085534" calcext:value-type="float">
            <text:p>0.07085534</text:p>
          </table:table-cell>
          <table:table-cell/>
          <table:table-cell table:style-name="ce2" office:value-type="float" office:value="40.17398948" calcext:value-type="float">
            <text:p>40.17398948</text:p>
          </table:table-cell>
          <table:table-cell table:style-name="ce2" office:value-type="float" office:value="-0.69152688" calcext:value-type="float">
            <text:p>-0.69152688</text:p>
          </table:table-cell>
          <table:table-cell/>
          <table:table-cell table:style-name="ce2" office:value-type="float" office:value="24.38051282" calcext:value-type="float">
            <text:p>24.38051282</text:p>
          </table:table-cell>
          <table:table-cell table:style-name="ce2" office:value-type="float" office:value="0.70451228" calcext:value-type="float">
            <text:p>0.70451228</text:p>
          </table:table-cell>
          <table:table-cell/>
          <table:table-cell table:formula="of:=[.C11]*[.D11]+[.F11]*[.G11]+[.I11]*[.J11]" office:value-type="float" office:value="-6.1240259862504" calcext:value-type="float">
            <text:p>-6.1240259863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Court Avg</text:p>
          </table:table-cell>
          <table:table-cell table:formula="of:= AVERAGE([.L3:.L11])" office:value-type="float" office:value="-20.1051785883463" calcext:value-type="float">
            <text:p>-20.1051785883</text:p>
          </table:table-cell>
          <table:table-cell/>
        </table:table-row>
        <table:table-row table:style-name="ro2" table:number-rows-repeated="104856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ourt16" table:style-name="ta16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Judges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Full value multiplied out</text:p>
          </table:table-cell>
          <table:table-cell table:style-name="ce1"/>
        </table:table-row>
        <table:table-row table:style-name="ro2">
          <table:table-cell table:number-columns-repeated="13"/>
        </table:table-row>
        <table:table-row table:style-name="ro1">
          <table:table-cell table:style-name="ce2" office:value-type="string" calcext:value-type="string">
            <text:p>TMarshall</text:p>
          </table:table-cell>
          <table:table-cell/>
          <table:table-cell table:style-name="ce2" office:value-type="float" office:value="60.69975208" calcext:value-type="float">
            <text:p>60.69975208</text:p>
          </table:table-cell>
          <table:table-cell table:style-name="ce2" office:value-type="float" office:value="-0.216108766" calcext:value-type="float">
            <text:p>-0.216108766</text:p>
          </table:table-cell>
          <table:table-cell/>
          <table:table-cell table:style-name="ce2" office:value-type="float" office:value="39.53972152" calcext:value-type="float">
            <text:p>39.53972152</text:p>
          </table:table-cell>
          <table:table-cell table:style-name="ce2" office:value-type="float" office:value="-0.248872872" calcext:value-type="float">
            <text:p>-0.248872872</text:p>
          </table:table-cell>
          <table:table-cell/>
          <table:table-cell table:style-name="ce2" office:value-type="float" office:value="22.00730601" calcext:value-type="float">
            <text:p>22.00730601</text:p>
          </table:table-cell>
          <table:table-cell table:style-name="ce2" office:value-type="float" office:value="-0.376405335" calcext:value-type="float">
            <text:p>-0.376405335</text:p>
          </table:table-cell>
          <table:table-cell/>
          <table:table-cell table:formula="of:=[.C3]*[.D3]+[.F3]*[.G3]+[.I3]*[.J3]" office:value-type="float" office:value="-31.2417799624189" calcext:value-type="float">
            <text:p>-31.2417799624</text:p>
          </table:table-cell>
          <table:table-cell/>
        </table:table-row>
        <table:table-row table:style-name="ro1">
          <table:table-cell table:style-name="ce2" office:value-type="string" calcext:value-type="string">
            <text:p>WJBrennan</text:p>
          </table:table-cell>
          <table:table-cell/>
          <table:table-cell table:style-name="ce2" office:value-type="float" office:value="60.69975208" calcext:value-type="float">
            <text:p>60.69975208</text:p>
          </table:table-cell>
          <table:table-cell table:style-name="ce2" office:value-type="float" office:value="0.548017951" calcext:value-type="float">
            <text:p>0.548017951</text:p>
          </table:table-cell>
          <table:table-cell/>
          <table:table-cell table:style-name="ce2" office:value-type="float" office:value="39.53972152" calcext:value-type="float">
            <text:p>39.53972152</text:p>
          </table:table-cell>
          <table:table-cell table:style-name="ce2" office:value-type="float" office:value="0.534504785" calcext:value-type="float">
            <text:p>0.534504785</text:p>
          </table:table-cell>
          <table:table-cell/>
          <table:table-cell table:style-name="ce2" office:value-type="float" office:value="22.00730601" calcext:value-type="float">
            <text:p>22.00730601</text:p>
          </table:table-cell>
          <table:table-cell table:style-name="ce2" office:value-type="float" office:value="-0.0938612036" calcext:value-type="float">
            <text:p>-0.0938612036</text:p>
          </table:table-cell>
          <table:table-cell/>
          <table:table-cell table:formula="of:=[.C4]*[.D4]+[.F4]*[.G4]+[.I4]*[.J4]" office:value-type="float" office:value="52.3330918810049" calcext:value-type="float">
            <text:p>52.333091881</text:p>
          </table:table-cell>
          <table:table-cell/>
        </table:table-row>
        <table:table-row table:style-name="ro1">
          <table:table-cell table:style-name="ce2" office:value-type="string" calcext:value-type="string">
            <text:p>BRWhite</text:p>
          </table:table-cell>
          <table:table-cell/>
          <table:table-cell table:style-name="ce2" office:value-type="float" office:value="60.69975208" calcext:value-type="float">
            <text:p>60.69975208</text:p>
          </table:table-cell>
          <table:table-cell table:style-name="ce2" office:value-type="float" office:value="-0.223118" calcext:value-type="float">
            <text:p>-0.223118</text:p>
          </table:table-cell>
          <table:table-cell/>
          <table:table-cell table:style-name="ce2" office:value-type="float" office:value="39.53972152" calcext:value-type="float">
            <text:p>39.53972152</text:p>
          </table:table-cell>
          <table:table-cell table:style-name="ce2" office:value-type="float" office:value="-0.113807881" calcext:value-type="float">
            <text:p>-0.113807881</text:p>
          </table:table-cell>
          <table:table-cell/>
          <table:table-cell table:style-name="ce2" office:value-type="float" office:value="22.00730601" calcext:value-type="float">
            <text:p>22.00730601</text:p>
          </table:table-cell>
          <table:table-cell table:style-name="ce2" office:value-type="float" office:value="-0.207692886" calcext:value-type="float">
            <text:p>-0.207692886</text:p>
          </table:table-cell>
          <table:table-cell/>
          <table:table-cell table:formula="of:=[.C5]*[.D5]+[.F5]*[.G5]+[.I5]*[.J5]" office:value-type="float" office:value="-22.6139001044088" calcext:value-type="float">
            <text:p>-22.6139001044</text:p>
          </table:table-cell>
          <table:table-cell/>
        </table:table-row>
        <table:table-row table:style-name="ro1">
          <table:table-cell table:style-name="ce2" office:value-type="string" calcext:value-type="string">
            <text:p>WEBurger</text:p>
          </table:table-cell>
          <table:table-cell/>
          <table:table-cell table:style-name="ce2" office:value-type="float" office:value="60.69975208" calcext:value-type="float">
            <text:p>60.69975208</text:p>
          </table:table-cell>
          <table:table-cell table:style-name="ce2" office:value-type="float" office:value="0.256177326" calcext:value-type="float">
            <text:p>0.256177326</text:p>
          </table:table-cell>
          <table:table-cell/>
          <table:table-cell table:style-name="ce2" office:value-type="float" office:value="39.53972152" calcext:value-type="float">
            <text:p>39.53972152</text:p>
          </table:table-cell>
          <table:table-cell table:style-name="ce2" office:value-type="float" office:value="0.234750003" calcext:value-type="float">
            <text:p>0.234750003</text:p>
          </table:table-cell>
          <table:table-cell/>
          <table:table-cell table:style-name="ce2" office:value-type="float" office:value="22.00730601" calcext:value-type="float">
            <text:p>22.00730601</text:p>
          </table:table-cell>
          <table:table-cell table:style-name="ce2" office:value-type="float" office:value="-0.69094685" calcext:value-type="float">
            <text:p>-0.69094685</text:p>
          </table:table-cell>
          <table:table-cell/>
          <table:table-cell table:formula="of:=[.C6]*[.D6]+[.F6]*[.G6]+[.I6]*[.J6]" office:value-type="float" office:value="9.62597115756094" calcext:value-type="float">
            <text:p>9.6259711576</text:p>
          </table:table-cell>
          <table:table-cell/>
        </table:table-row>
        <table:table-row table:style-name="ro1">
          <table:table-cell table:style-name="ce2" office:value-type="string" calcext:value-type="string">
            <text:p>HABlackmun</text:p>
          </table:table-cell>
          <table:table-cell/>
          <table:table-cell table:style-name="ce2" office:value-type="float" office:value="60.69975208" calcext:value-type="float">
            <text:p>60.69975208</text:p>
          </table:table-cell>
          <table:table-cell table:style-name="ce2" office:value-type="float" office:value="-0.240027347" calcext:value-type="float">
            <text:p>-0.240027347</text:p>
          </table:table-cell>
          <table:table-cell/>
          <table:table-cell table:style-name="ce2" office:value-type="float" office:value="39.53972152" calcext:value-type="float">
            <text:p>39.53972152</text:p>
          </table:table-cell>
          <table:table-cell table:style-name="ce2" office:value-type="float" office:value="-0.24842098" calcext:value-type="float">
            <text:p>-0.24842098</text:p>
          </table:table-cell>
          <table:table-cell/>
          <table:table-cell table:style-name="ce2" office:value-type="float" office:value="22.00730601" calcext:value-type="float">
            <text:p>22.00730601</text:p>
          </table:table-cell>
          <table:table-cell table:style-name="ce2" office:value-type="float" office:value="-0.475352921" calcext:value-type="float">
            <text:p>-0.475352921</text:p>
          </table:table-cell>
          <table:table-cell/>
          <table:table-cell table:formula="of:=[.C7]*[.D7]+[.F7]*[.G7]+[.I7]*[.J7]" office:value-type="float" office:value="-34.85333401944" calcext:value-type="float">
            <text:p>-34.8533340194</text:p>
          </table:table-cell>
          <table:table-cell/>
        </table:table-row>
        <table:table-row table:style-name="ro1">
          <table:table-cell table:style-name="ce2" office:value-type="string" calcext:value-type="string">
            <text:p>LFPowell</text:p>
          </table:table-cell>
          <table:table-cell/>
          <table:table-cell table:style-name="ce2" office:value-type="float" office:value="60.69975208" calcext:value-type="float">
            <text:p>60.69975208</text:p>
          </table:table-cell>
          <table:table-cell table:style-name="ce2" office:value-type="float" office:value="0.0098803191" calcext:value-type="float">
            <text:p>0.0098803191</text:p>
          </table:table-cell>
          <table:table-cell/>
          <table:table-cell table:style-name="ce2" office:value-type="float" office:value="39.53972152" calcext:value-type="float">
            <text:p>39.53972152</text:p>
          </table:table-cell>
          <table:table-cell table:style-name="ce2" office:value-type="float" office:value="0.0857852285" calcext:value-type="float">
            <text:p>0.0857852285</text:p>
          </table:table-cell>
          <table:table-cell/>
          <table:table-cell table:style-name="ce2" office:value-type="float" office:value="22.00730601" calcext:value-type="float">
            <text:p>22.00730601</text:p>
          </table:table-cell>
          <table:table-cell table:style-name="ce2" office:value-type="float" office:value="-0.116108243" calcext:value-type="float">
            <text:p>-0.116108243</text:p>
          </table:table-cell>
          <table:table-cell/>
          <table:table-cell table:formula="of:=[.C8]*[.D8]+[.F8]*[.G8]+[.I8]*[.J8]" office:value-type="float" office:value="1.43642733127642" calcext:value-type="float">
            <text:p>1.4364273313</text:p>
          </table:table-cell>
          <table:table-cell/>
        </table:table-row>
        <table:table-row table:style-name="ro1">
          <table:table-cell table:style-name="ce2" office:value-type="string" calcext:value-type="string">
            <text:p>WHRehnquist</text:p>
          </table:table-cell>
          <table:table-cell/>
          <table:table-cell table:style-name="ce2" office:value-type="float" office:value="60.69975208" calcext:value-type="float">
            <text:p>60.69975208</text:p>
          </table:table-cell>
          <table:table-cell table:style-name="ce2" office:value-type="float" office:value="-0.0491512464" calcext:value-type="float">
            <text:p>-0.0491512464</text:p>
          </table:table-cell>
          <table:table-cell/>
          <table:table-cell table:style-name="ce2" office:value-type="float" office:value="39.53972152" calcext:value-type="float">
            <text:p>39.53972152</text:p>
          </table:table-cell>
          <table:table-cell table:style-name="ce2" office:value-type="float" office:value="0.000118618014" calcext:value-type="float">
            <text:p>0.000118618</text:p>
          </table:table-cell>
          <table:table-cell/>
          <table:table-cell table:style-name="ce2" office:value-type="float" office:value="22.00730601" calcext:value-type="float">
            <text:p>22.00730601</text:p>
          </table:table-cell>
          <table:table-cell table:style-name="ce2" office:value-type="float" office:value="0.0220717681" calcext:value-type="float">
            <text:p>0.0220717681</text:p>
          </table:table-cell>
          <table:table-cell/>
          <table:table-cell table:formula="of:=[.C9]*[.D9]+[.F9]*[.G9]+[.I9]*[.J9]" office:value-type="float" office:value="-2.49303819290372" calcext:value-type="float">
            <text:p>-2.4930381929</text:p>
          </table:table-cell>
          <table:table-cell/>
        </table:table-row>
        <table:table-row table:style-name="ro1">
          <table:table-cell table:style-name="ce2" office:value-type="string" calcext:value-type="string">
            <text:p>JPStevens</text:p>
          </table:table-cell>
          <table:table-cell/>
          <table:table-cell table:style-name="ce2" office:value-type="float" office:value="60.69975208" calcext:value-type="float">
            <text:p>60.69975208</text:p>
          </table:table-cell>
          <table:table-cell table:style-name="ce2" office:value-type="float" office:value="0.00552230194" calcext:value-type="float">
            <text:p>0.0055223019</text:p>
          </table:table-cell>
          <table:table-cell/>
          <table:table-cell table:style-name="ce2" office:value-type="float" office:value="39.53972152" calcext:value-type="float">
            <text:p>39.53972152</text:p>
          </table:table-cell>
          <table:table-cell table:style-name="ce2" office:value-type="float" office:value="-0.0880496513" calcext:value-type="float">
            <text:p>-0.0880496513</text:p>
          </table:table-cell>
          <table:table-cell/>
          <table:table-cell table:style-name="ce2" office:value-type="float" office:value="22.00730601" calcext:value-type="float">
            <text:p>22.00730601</text:p>
          </table:table-cell>
          <table:table-cell table:style-name="ce2" office:value-type="float" office:value="0.29781856" calcext:value-type="float">
            <text:p>0.29781856</text:p>
          </table:table-cell>
          <table:table-cell/>
          <table:table-cell table:formula="of:=[.C10]*[.D10]+[.F10]*[.G10]+[.I10]*[.J10]" office:value-type="float" office:value="3.40792785171134" calcext:value-type="float">
            <text:p>3.4079278517</text:p>
          </table:table-cell>
          <table:table-cell/>
        </table:table-row>
        <table:table-row table:style-name="ro1">
          <table:table-cell table:style-name="ce2" office:value-type="string" calcext:value-type="string">
            <text:p>SDOConnor</text:p>
          </table:table-cell>
          <table:table-cell/>
          <table:table-cell table:style-name="ce2" office:value-type="float" office:value="60.69975208" calcext:value-type="float">
            <text:p>60.69975208</text:p>
          </table:table-cell>
          <table:table-cell table:style-name="ce2" office:value-type="float" office:value="0.690947012" calcext:value-type="float">
            <text:p>0.690947012</text:p>
          </table:table-cell>
          <table:table-cell/>
          <table:table-cell table:style-name="ce2" office:value-type="float" office:value="39.53972152" calcext:value-type="float">
            <text:p>39.53972152</text:p>
          </table:table-cell>
          <table:table-cell table:style-name="ce2" office:value-type="float" office:value="-0.71237791" calcext:value-type="float">
            <text:p>-0.71237791</text:p>
          </table:table-cell>
          <table:table-cell/>
          <table:table-cell table:style-name="ce2" office:value-type="float" office:value="22.00730601" calcext:value-type="float">
            <text:p>22.00730601</text:p>
          </table:table-cell>
          <table:table-cell table:style-name="ce2" office:value-type="float" office:value="-0.0184562288" calcext:value-type="float">
            <text:p>-0.0184562288</text:p>
          </table:table-cell>
          <table:table-cell/>
          <table:table-cell table:formula="of:=[.C11]*[.D11]+[.F11]*[.G11]+[.I11]*[.J11]" office:value-type="float" office:value="13.366916275425" calcext:value-type="float">
            <text:p>13.366916275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Court Avg</text:p>
          </table:table-cell>
          <table:table-cell table:formula="of:= AVERAGE([.L3:.L11])" office:value-type="float" office:value="-1.22574642024364" calcext:value-type="float">
            <text:p>-1.2257464202</text:p>
          </table:table-cell>
          <table:table-cell/>
        </table:table-row>
        <table:table-row table:style-name="ro2" table:number-rows-repeated="104856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ourt17" table:style-name="ta17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Judges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Full value multiplied out</text:p>
          </table:table-cell>
          <table:table-cell table:style-name="ce1"/>
        </table:table-row>
        <table:table-row table:style-name="ro2">
          <table:table-cell table:number-columns-repeated="13"/>
        </table:table-row>
        <table:table-row table:style-name="ro1">
          <table:table-cell table:style-name="ce2" office:value-type="string" calcext:value-type="string">
            <text:p>WHRehnquist</text:p>
          </table:table-cell>
          <table:table-cell/>
          <table:table-cell table:style-name="ce2" office:value-type="float" office:value="25.9563341" calcext:value-type="float">
            <text:p>25.9563341</text:p>
          </table:table-cell>
          <table:table-cell table:style-name="ce2" office:value-type="float" office:value="-0.38445612" calcext:value-type="float">
            <text:p>-0.38445612</text:p>
          </table:table-cell>
          <table:table-cell/>
          <table:table-cell table:style-name="ce2" office:value-type="float" office:value="21.4002029" calcext:value-type="float">
            <text:p>21.4002029</text:p>
          </table:table-cell>
          <table:table-cell table:style-name="ce2" office:value-type="float" office:value="-0.20873612" calcext:value-type="float">
            <text:p>-0.20873612</text:p>
          </table:table-cell>
          <table:table-cell/>
          <table:table-cell table:style-name="ce2" office:value-type="float" office:value="10.23069265" calcext:value-type="float">
            <text:p>10.23069265</text:p>
          </table:table-cell>
          <table:table-cell table:style-name="ce2" office:value-type="float" office:value="-0.40255953" calcext:value-type="float">
            <text:p>-0.40255953</text:p>
          </table:table-cell>
          <table:table-cell/>
          <table:table-cell table:formula="of:=[.C3]*[.D3]+[.F3]*[.G3]+[.I3]*[.J3]" office:value-type="float" office:value="-18.5645296428269" calcext:value-type="float">
            <text:p>-18.5645296428</text:p>
          </table:table-cell>
          <table:table-cell/>
        </table:table-row>
        <table:table-row table:style-name="ro1">
          <table:table-cell table:style-name="ce2" office:value-type="string" calcext:value-type="string">
            <text:p>WJBrennan</text:p>
          </table:table-cell>
          <table:table-cell/>
          <table:table-cell table:style-name="ce2" office:value-type="float" office:value="25.9563341" calcext:value-type="float">
            <text:p>25.9563341</text:p>
          </table:table-cell>
          <table:table-cell table:style-name="ce2" office:value-type="float" office:value="0.33317795" calcext:value-type="float">
            <text:p>0.33317795</text:p>
          </table:table-cell>
          <table:table-cell/>
          <table:table-cell table:style-name="ce2" office:value-type="float" office:value="21.4002029" calcext:value-type="float">
            <text:p>21.4002029</text:p>
          </table:table-cell>
          <table:table-cell table:style-name="ce2" office:value-type="float" office:value="-0.51605269" calcext:value-type="float">
            <text:p>-0.51605269</text:p>
          </table:table-cell>
          <table:table-cell/>
          <table:table-cell table:style-name="ce2" office:value-type="float" office:value="10.23069265" calcext:value-type="float">
            <text:p>10.23069265</text:p>
          </table:table-cell>
          <table:table-cell table:style-name="ce2" office:value-type="float" office:value="0.19494616" calcext:value-type="float">
            <text:p>0.19494616</text:p>
          </table:table-cell>
          <table:table-cell/>
          <table:table-cell table:formula="of:=[.C4]*[.D4]+[.F4]*[.G4]+[.I4]*[.J4]" office:value-type="float" office:value="-0.401119841879982" calcext:value-type="float">
            <text:p>-0.4011198419</text:p>
          </table:table-cell>
          <table:table-cell/>
        </table:table-row>
        <table:table-row table:style-name="ro1">
          <table:table-cell table:style-name="ce2" office:value-type="string" calcext:value-type="string">
            <text:p>BRWhite</text:p>
          </table:table-cell>
          <table:table-cell/>
          <table:table-cell table:style-name="ce2" office:value-type="float" office:value="25.9563341" calcext:value-type="float">
            <text:p>25.9563341</text:p>
          </table:table-cell>
          <table:table-cell table:style-name="ce2" office:value-type="float" office:value="-0.12142671" calcext:value-type="float">
            <text:p>-0.12142671</text:p>
          </table:table-cell>
          <table:table-cell/>
          <table:table-cell table:style-name="ce2" office:value-type="float" office:value="21.4002029" calcext:value-type="float">
            <text:p>21.4002029</text:p>
          </table:table-cell>
          <table:table-cell table:style-name="ce2" office:value-type="float" office:value="-0.26195624" calcext:value-type="float">
            <text:p>-0.26195624</text:p>
          </table:table-cell>
          <table:table-cell/>
          <table:table-cell table:style-name="ce2" office:value-type="float" office:value="10.23069265" calcext:value-type="float">
            <text:p>10.23069265</text:p>
          </table:table-cell>
          <table:table-cell table:style-name="ce2" office:value-type="float" office:value="0.23941958" calcext:value-type="float">
            <text:p>0.23941958</text:p>
          </table:table-cell>
          <table:table-cell/>
          <table:table-cell table:formula="of:=[.C5]*[.D5]+[.F5]*[.G5]+[.I5]*[.J5]" office:value-type="float" office:value="-6.30828080297282" calcext:value-type="float">
            <text:p>-6.308280803</text:p>
          </table:table-cell>
          <table:table-cell/>
        </table:table-row>
        <table:table-row table:style-name="ro1">
          <table:table-cell table:style-name="ce2" office:value-type="string" calcext:value-type="string">
            <text:p>TMarshall</text:p>
          </table:table-cell>
          <table:table-cell/>
          <table:table-cell table:style-name="ce2" office:value-type="float" office:value="25.9563341" calcext:value-type="float">
            <text:p>25.9563341</text:p>
          </table:table-cell>
          <table:table-cell table:style-name="ce2" office:value-type="float" office:value="0.09882174" calcext:value-type="float">
            <text:p>0.09882174</text:p>
          </table:table-cell>
          <table:table-cell/>
          <table:table-cell table:style-name="ce2" office:value-type="float" office:value="21.4002029" calcext:value-type="float">
            <text:p>21.4002029</text:p>
          </table:table-cell>
          <table:table-cell table:style-name="ce2" office:value-type="float" office:value="-0.05459897" calcext:value-type="float">
            <text:p>-0.05459897</text:p>
          </table:table-cell>
          <table:table-cell/>
          <table:table-cell table:style-name="ce2" office:value-type="float" office:value="10.23069265" calcext:value-type="float">
            <text:p>10.23069265</text:p>
          </table:table-cell>
          <table:table-cell table:style-name="ce2" office:value-type="float" office:value="0.5173797" calcext:value-type="float">
            <text:p>0.5173797</text:p>
          </table:table-cell>
          <table:table-cell/>
          <table:table-cell table:formula="of:=[.C6]*[.D6]+[.F6]*[.G6]+[.I6]*[.J6]" office:value-type="float" office:value="6.68977375770153" calcext:value-type="float">
            <text:p>6.6897737577</text:p>
          </table:table-cell>
          <table:table-cell/>
        </table:table-row>
        <table:table-row table:style-name="ro1">
          <table:table-cell table:style-name="ce2" office:value-type="string" calcext:value-type="string">
            <text:p>HABlackmun</text:p>
          </table:table-cell>
          <table:table-cell/>
          <table:table-cell table:style-name="ce2" office:value-type="float" office:value="25.9563341" calcext:value-type="float">
            <text:p>25.9563341</text:p>
          </table:table-cell>
          <table:table-cell table:style-name="ce2" office:value-type="float" office:value="-0.19866703" calcext:value-type="float">
            <text:p>-0.19866703</text:p>
          </table:table-cell>
          <table:table-cell/>
          <table:table-cell table:style-name="ce2" office:value-type="float" office:value="21.4002029" calcext:value-type="float">
            <text:p>21.4002029</text:p>
          </table:table-cell>
          <table:table-cell table:style-name="ce2" office:value-type="float" office:value="-0.26551077" calcext:value-type="float">
            <text:p>-0.26551077</text:p>
          </table:table-cell>
          <table:table-cell/>
          <table:table-cell table:style-name="ce2" office:value-type="float" office:value="10.23069265" calcext:value-type="float">
            <text:p>10.23069265</text:p>
          </table:table-cell>
          <table:table-cell table:style-name="ce2" office:value-type="float" office:value="0.05097154" calcext:value-type="float">
            <text:p>0.05097154</text:p>
          </table:table-cell>
          <table:table-cell/>
          <table:table-cell table:formula="of:=[.C7]*[.D7]+[.F7]*[.G7]+[.I7]*[.J7]" office:value-type="float" office:value="-10.3171779958328" calcext:value-type="float">
            <text:p>-10.3171779958</text:p>
          </table:table-cell>
          <table:table-cell/>
        </table:table-row>
        <table:table-row table:style-name="ro1">
          <table:table-cell table:style-name="ce2" office:value-type="string" calcext:value-type="string">
            <text:p>LFPowell</text:p>
          </table:table-cell>
          <table:table-cell/>
          <table:table-cell table:style-name="ce2" office:value-type="float" office:value="25.9563341" calcext:value-type="float">
            <text:p>25.9563341</text:p>
          </table:table-cell>
          <table:table-cell table:style-name="ce2" office:value-type="float" office:value="-0.073644" calcext:value-type="float">
            <text:p>-0.073644</text:p>
          </table:table-cell>
          <table:table-cell/>
          <table:table-cell table:style-name="ce2" office:value-type="float" office:value="21.4002029" calcext:value-type="float">
            <text:p>21.4002029</text:p>
          </table:table-cell>
          <table:table-cell table:style-name="ce2" office:value-type="float" office:value="0.20673205" calcext:value-type="float">
            <text:p>0.20673205</text:p>
          </table:table-cell>
          <table:table-cell/>
          <table:table-cell table:style-name="ce2" office:value-type="float" office:value="10.23069265" calcext:value-type="float">
            <text:p>10.23069265</text:p>
          </table:table-cell>
          <table:table-cell table:style-name="ce2" office:value-type="float" office:value="0.14213209" calcext:value-type="float">
            <text:p>0.14213209</text:p>
          </table:table-cell>
          <table:table-cell/>
          <table:table-cell table:formula="of:=[.C8]*[.D8]+[.F8]*[.G8]+[.I8]*[.J8]" office:value-type="float" office:value="3.96668927596468" calcext:value-type="float">
            <text:p>3.966689276</text:p>
          </table:table-cell>
          <table:table-cell/>
        </table:table-row>
        <table:table-row table:style-name="ro1">
          <table:table-cell table:style-name="ce2" office:value-type="string" calcext:value-type="string">
            <text:p>JPStevens</text:p>
          </table:table-cell>
          <table:table-cell/>
          <table:table-cell table:style-name="ce2" office:value-type="float" office:value="25.9563341" calcext:value-type="float">
            <text:p>25.9563341</text:p>
          </table:table-cell>
          <table:table-cell table:style-name="ce2" office:value-type="float" office:value="0.0996176" calcext:value-type="float">
            <text:p>0.0996176</text:p>
          </table:table-cell>
          <table:table-cell/>
          <table:table-cell table:style-name="ce2" office:value-type="float" office:value="21.4002029" calcext:value-type="float">
            <text:p>21.4002029</text:p>
          </table:table-cell>
          <table:table-cell table:style-name="ce2" office:value-type="float" office:value="0.15584366" calcext:value-type="float">
            <text:p>0.15584366</text:p>
          </table:table-cell>
          <table:table-cell/>
          <table:table-cell table:style-name="ce2" office:value-type="float" office:value="10.23069265" calcext:value-type="float">
            <text:p>10.23069265</text:p>
          </table:table-cell>
          <table:table-cell table:style-name="ce2" office:value-type="float" office:value="0.57844684" calcext:value-type="float">
            <text:p>0.57844684</text:p>
          </table:table-cell>
          <table:table-cell/>
          <table:table-cell table:formula="of:=[.C9]*[.D9]+[.F9]*[.G9]+[.I9]*[.J9]" office:value-type="float" office:value="11.8387054869225" calcext:value-type="float">
            <text:p>11.8387054869</text:p>
          </table:table-cell>
          <table:table-cell/>
        </table:table-row>
        <table:table-row table:style-name="ro1">
          <table:table-cell table:style-name="ce2" office:value-type="string" calcext:value-type="string">
            <text:p>SDOConnor</text:p>
          </table:table-cell>
          <table:table-cell/>
          <table:table-cell table:style-name="ce2" office:value-type="float" office:value="25.9563341" calcext:value-type="float">
            <text:p>25.9563341</text:p>
          </table:table-cell>
          <table:table-cell table:style-name="ce2" office:value-type="float" office:value="-0.81258155" calcext:value-type="float">
            <text:p>-0.81258155</text:p>
          </table:table-cell>
          <table:table-cell/>
          <table:table-cell table:style-name="ce2" office:value-type="float" office:value="21.4002029" calcext:value-type="float">
            <text:p>21.4002029</text:p>
          </table:table-cell>
          <table:table-cell table:style-name="ce2" office:value-type="float" office:value="0.01877392" calcext:value-type="float">
            <text:p>0.01877392</text:p>
          </table:table-cell>
          <table:table-cell/>
          <table:table-cell table:style-name="ce2" office:value-type="float" office:value="10.23069265" calcext:value-type="float">
            <text:p>10.23069265</text:p>
          </table:table-cell>
          <table:table-cell table:style-name="ce2" office:value-type="float" office:value="0.34276545" calcext:value-type="float">
            <text:p>0.34276545</text:p>
          </table:table-cell>
          <table:table-cell/>
          <table:table-cell table:formula="of:=[.C10]*[.D10]+[.F10]*[.G10]+[.I10]*[.J10]" office:value-type="float" office:value="-17.1831445280785" calcext:value-type="float">
            <text:p>-17.1831445281</text:p>
          </table:table-cell>
          <table:table-cell/>
        </table:table-row>
        <table:table-row table:style-name="ro1">
          <table:table-cell table:style-name="ce2" office:value-type="string" calcext:value-type="string">
            <text:p>AScalia</text:p>
          </table:table-cell>
          <table:table-cell/>
          <table:table-cell table:style-name="ce2" office:value-type="float" office:value="25.9563341" calcext:value-type="float">
            <text:p>25.9563341</text:p>
          </table:table-cell>
          <table:table-cell table:style-name="ce2" office:value-type="float" office:value="0.03963958" calcext:value-type="float">
            <text:p>0.03963958</text:p>
          </table:table-cell>
          <table:table-cell/>
          <table:table-cell table:style-name="ce2" office:value-type="float" office:value="21.4002029" calcext:value-type="float">
            <text:p>21.4002029</text:p>
          </table:table-cell>
          <table:table-cell table:style-name="ce2" office:value-type="float" office:value="0.69328416" calcext:value-type="float">
            <text:p>0.69328416</text:p>
          </table:table-cell>
          <table:table-cell/>
          <table:table-cell table:style-name="ce2" office:value-type="float" office:value="10.23069265" calcext:value-type="float">
            <text:p>10.23069265</text:p>
          </table:table-cell>
          <table:table-cell table:style-name="ce2" office:value-type="float" office:value="-0.00705693" calcext:value-type="float">
            <text:p>-0.00705693</text:p>
          </table:table-cell>
          <table:table-cell/>
          <table:table-cell table:formula="of:=[.C11]*[.D11]+[.F11]*[.G11]+[.I11]*[.J11]" office:value-type="float" office:value="15.7931225915372" calcext:value-type="float">
            <text:p>15.7931225915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Court Avg</text:p>
          </table:table-cell>
          <table:table-cell table:formula="of:= AVERAGE([.L3:.L11])" office:value-type="float" office:value="-1.60955129994057" calcext:value-type="float">
            <text:p>-1.6095512999</text:p>
          </table:table-cell>
          <table:table-cell/>
        </table:table-row>
        <table:table-row table:style-name="ro2" table:number-rows-repeated="104856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ourt18" table:style-name="ta18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Judges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Full value multiplied out</text:p>
          </table:table-cell>
          <table:table-cell table:style-name="ce1"/>
        </table:table-row>
        <table:table-row table:style-name="ro2">
          <table:table-cell table:number-columns-repeated="13"/>
        </table:table-row>
        <table:table-row table:style-name="ro1">
          <table:table-cell table:style-name="ce2" office:value-type="string" calcext:value-type="string">
            <text:p>TMarshall</text:p>
          </table:table-cell>
          <table:table-cell/>
          <table:table-cell table:style-name="ce2" office:value-type="float" office:value="41.52323486" calcext:value-type="float">
            <text:p>41.52323486</text:p>
          </table:table-cell>
          <table:table-cell table:style-name="ce2" office:value-type="float" office:value="-0.21681247" calcext:value-type="float">
            <text:p>-0.21681247</text:p>
          </table:table-cell>
          <table:table-cell/>
          <table:table-cell table:style-name="ce2" office:value-type="float" office:value="31.21969397" calcext:value-type="float">
            <text:p>31.21969397</text:p>
          </table:table-cell>
          <table:table-cell table:style-name="ce2" office:value-type="float" office:value="-0.24537896" calcext:value-type="float">
            <text:p>-0.24537896</text:p>
          </table:table-cell>
          <table:table-cell/>
          <table:table-cell table:style-name="ce2" office:value-type="float" office:value="14.73394981" calcext:value-type="float">
            <text:p>14.73394981</text:p>
          </table:table-cell>
          <table:table-cell table:style-name="ce2" office:value-type="float" office:value="-0.38883787" calcext:value-type="float">
            <text:p>-0.38883787</text:p>
          </table:table-cell>
          <table:table-cell/>
          <table:table-cell table:formula="of:=[.C3]*[.D3]+[.F3]*[.G3]+[.I3]*[.J3]" office:value-type="float" office:value="-22.3925288110709" calcext:value-type="float">
            <text:p>-22.3925288111</text:p>
          </table:table-cell>
          <table:table-cell/>
        </table:table-row>
        <table:table-row table:style-name="ro1">
          <table:table-cell table:style-name="ce2" office:value-type="string" calcext:value-type="string">
            <text:p>WJBrennan</text:p>
          </table:table-cell>
          <table:table-cell/>
          <table:table-cell table:style-name="ce2" office:value-type="float" office:value="41.52323486" calcext:value-type="float">
            <text:p>41.52323486</text:p>
          </table:table-cell>
          <table:table-cell table:style-name="ce2" office:value-type="float" office:value="-0.52765687" calcext:value-type="float">
            <text:p>-0.52765687</text:p>
          </table:table-cell>
          <table:table-cell/>
          <table:table-cell table:style-name="ce2" office:value-type="float" office:value="31.21969397" calcext:value-type="float">
            <text:p>31.21969397</text:p>
          </table:table-cell>
          <table:table-cell table:style-name="ce2" office:value-type="float" office:value="-0.5095291" calcext:value-type="float">
            <text:p>-0.5095291</text:p>
          </table:table-cell>
          <table:table-cell/>
          <table:table-cell table:style-name="ce2" office:value-type="float" office:value="14.73394981" calcext:value-type="float">
            <text:p>14.73394981</text:p>
          </table:table-cell>
          <table:table-cell table:style-name="ce2" office:value-type="float" office:value="0.14415292" calcext:value-type="float">
            <text:p>0.14415292</text:p>
          </table:table-cell>
          <table:table-cell/>
          <table:table-cell table:formula="of:=[.C4]*[.D4]+[.F4]*[.G4]+[.I4]*[.J4]" office:value-type="float" office:value="-35.6934208210671" calcext:value-type="float">
            <text:p>-35.6934208211</text:p>
          </table:table-cell>
          <table:table-cell/>
        </table:table-row>
        <table:table-row table:style-name="ro1">
          <table:table-cell table:style-name="ce2" office:value-type="string" calcext:value-type="string">
            <text:p>BRWhite</text:p>
          </table:table-cell>
          <table:table-cell/>
          <table:table-cell table:style-name="ce2" office:value-type="float" office:value="41.52323486" calcext:value-type="float">
            <text:p>41.52323486</text:p>
          </table:table-cell>
          <table:table-cell table:style-name="ce2" office:value-type="float" office:value="0.17246188" calcext:value-type="float">
            <text:p>0.17246188</text:p>
          </table:table-cell>
          <table:table-cell/>
          <table:table-cell table:style-name="ce2" office:value-type="float" office:value="31.21969397" calcext:value-type="float">
            <text:p>31.21969397</text:p>
          </table:table-cell>
          <table:table-cell table:style-name="ce2" office:value-type="float" office:value="0.21282463" calcext:value-type="float">
            <text:p>0.21282463</text:p>
          </table:table-cell>
          <table:table-cell/>
          <table:table-cell table:style-name="ce2" office:value-type="float" office:value="14.73394981" calcext:value-type="float">
            <text:p>14.73394981</text:p>
          </table:table-cell>
          <table:table-cell table:style-name="ce2" office:value-type="float" office:value="-0.14058399" calcext:value-type="float">
            <text:p>-0.14058399</text:p>
          </table:table-cell>
          <table:table-cell/>
          <table:table-cell table:formula="of:=[.C5]*[.D5]+[.F5]*[.G5]+[.I5]*[.J5]" office:value-type="float" office:value="11.7341375127661" calcext:value-type="float">
            <text:p>11.7341375128</text:p>
          </table:table-cell>
          <table:table-cell/>
        </table:table-row>
        <table:table-row table:style-name="ro1">
          <table:table-cell table:style-name="ce2" office:value-type="string" calcext:value-type="string">
            <text:p>HABlackmun</text:p>
          </table:table-cell>
          <table:table-cell/>
          <table:table-cell table:style-name="ce2" office:value-type="float" office:value="41.52323486" calcext:value-type="float">
            <text:p>41.52323486</text:p>
          </table:table-cell>
          <table:table-cell table:style-name="ce2" office:value-type="float" office:value="-0.2663927" calcext:value-type="float">
            <text:p>-0.2663927</text:p>
          </table:table-cell>
          <table:table-cell/>
          <table:table-cell table:style-name="ce2" office:value-type="float" office:value="31.21969397" calcext:value-type="float">
            <text:p>31.21969397</text:p>
          </table:table-cell>
          <table:table-cell table:style-name="ce2" office:value-type="float" office:value="-0.22064974" calcext:value-type="float">
            <text:p>-0.22064974</text:p>
          </table:table-cell>
          <table:table-cell/>
          <table:table-cell table:style-name="ce2" office:value-type="float" office:value="14.73394981" calcext:value-type="float">
            <text:p>14.73394981</text:p>
          </table:table-cell>
          <table:table-cell table:style-name="ce2" office:value-type="float" office:value="0.54584182" calcext:value-type="float">
            <text:p>0.54584182</text:p>
          </table:table-cell>
          <table:table-cell/>
          <table:table-cell table:formula="of:=[.C6]*[.D6]+[.F6]*[.G6]+[.I6]*[.J6]" office:value-type="float" office:value="-9.90769802437054" calcext:value-type="float">
            <text:p>-9.9076980244</text:p>
          </table:table-cell>
          <table:table-cell/>
        </table:table-row>
        <table:table-row table:style-name="ro1">
          <table:table-cell table:style-name="ce2" office:value-type="string" calcext:value-type="string">
            <text:p>WHRehnquist</text:p>
          </table:table-cell>
          <table:table-cell/>
          <table:table-cell table:style-name="ce2" office:value-type="float" office:value="41.52323486" calcext:value-type="float">
            <text:p>41.52323486</text:p>
          </table:table-cell>
          <table:table-cell table:style-name="ce2" office:value-type="float" office:value="0.28823474" calcext:value-type="float">
            <text:p>0.28823474</text:p>
          </table:table-cell>
          <table:table-cell/>
          <table:table-cell table:style-name="ce2" office:value-type="float" office:value="31.21969397" calcext:value-type="float">
            <text:p>31.21969397</text:p>
          </table:table-cell>
          <table:table-cell table:style-name="ce2" office:value-type="float" office:value="0.24687074" calcext:value-type="float">
            <text:p>0.24687074</text:p>
          </table:table-cell>
          <table:table-cell/>
          <table:table-cell table:style-name="ce2" office:value-type="float" office:value="14.73394981" calcext:value-type="float">
            <text:p>14.73394981</text:p>
          </table:table-cell>
          <table:table-cell table:style-name="ce2" office:value-type="float" office:value="0.63716758" calcext:value-type="float">
            <text:p>0.63716758</text:p>
          </table:table-cell>
          <table:table-cell/>
          <table:table-cell table:formula="of:=[.C7]*[.D7]+[.F7]*[.G7]+[.I7]*[.J7]" office:value-type="float" office:value="29.0636629010576" calcext:value-type="float">
            <text:p>29.0636629011</text:p>
          </table:table-cell>
          <table:table-cell/>
        </table:table-row>
        <table:table-row table:style-name="ro1">
          <table:table-cell table:style-name="ce2" office:value-type="string" calcext:value-type="string">
            <text:p>JPStevens</text:p>
          </table:table-cell>
          <table:table-cell/>
          <table:table-cell table:style-name="ce2" office:value-type="float" office:value="41.52323486" calcext:value-type="float">
            <text:p>41.52323486</text:p>
          </table:table-cell>
          <table:table-cell table:style-name="ce2" office:value-type="float" office:value="-0.03970979" calcext:value-type="float">
            <text:p>-0.03970979</text:p>
          </table:table-cell>
          <table:table-cell/>
          <table:table-cell table:style-name="ce2" office:value-type="float" office:value="31.21969397" calcext:value-type="float">
            <text:p>31.21969397</text:p>
          </table:table-cell>
          <table:table-cell table:style-name="ce2" office:value-type="float" office:value="-0.00738737" calcext:value-type="float">
            <text:p>-0.00738737</text:p>
          </table:table-cell>
          <table:table-cell/>
          <table:table-cell table:style-name="ce2" office:value-type="float" office:value="14.73394981" calcext:value-type="float">
            <text:p>14.73394981</text:p>
          </table:table-cell>
          <table:table-cell table:style-name="ce2" office:value-type="float" office:value="0.20528738" calcext:value-type="float">
            <text:p>0.20528738</text:p>
          </table:table-cell>
          <table:table-cell/>
          <table:table-cell table:formula="of:=[.C8]*[.D8]+[.F8]*[.G8]+[.I8]*[.J8]" office:value-type="float" office:value="1.14518358649196" calcext:value-type="float">
            <text:p>1.1451835865</text:p>
          </table:table-cell>
          <table:table-cell/>
        </table:table-row>
        <table:table-row table:style-name="ro1">
          <table:table-cell table:style-name="ce2" office:value-type="string" calcext:value-type="string">
            <text:p>SDOConnor</text:p>
          </table:table-cell>
          <table:table-cell/>
          <table:table-cell table:style-name="ce2" office:value-type="float" office:value="41.52323486" calcext:value-type="float">
            <text:p>41.52323486</text:p>
          </table:table-cell>
          <table:table-cell table:style-name="ce2" office:value-type="float" office:value="0.06092283" calcext:value-type="float">
            <text:p>0.06092283</text:p>
          </table:table-cell>
          <table:table-cell/>
          <table:table-cell table:style-name="ce2" office:value-type="float" office:value="31.21969397" calcext:value-type="float">
            <text:p>31.21969397</text:p>
          </table:table-cell>
          <table:table-cell table:style-name="ce2" office:value-type="float" office:value="0.06978218" calcext:value-type="float">
            <text:p>0.06978218</text:p>
          </table:table-cell>
          <table:table-cell/>
          <table:table-cell table:style-name="ce2" office:value-type="float" office:value="14.73394981" calcext:value-type="float">
            <text:p>14.73394981</text:p>
          </table:table-cell>
          <table:table-cell table:style-name="ce2" office:value-type="float" office:value="-0.06327719" calcext:value-type="float">
            <text:p>-0.06327719</text:p>
          </table:table-cell>
          <table:table-cell/>
          <table:table-cell table:formula="of:=[.C9]*[.D9]+[.F9]*[.G9]+[.I9]*[.J9]" office:value-type="float" office:value="3.77596834100747" calcext:value-type="float">
            <text:p>3.775968341</text:p>
          </table:table-cell>
          <table:table-cell/>
        </table:table-row>
        <table:table-row table:style-name="ro1">
          <table:table-cell table:style-name="ce2" office:value-type="string" calcext:value-type="string">
            <text:p>AScalia</text:p>
          </table:table-cell>
          <table:table-cell/>
          <table:table-cell table:style-name="ce2" office:value-type="float" office:value="41.52323486" calcext:value-type="float">
            <text:p>41.52323486</text:p>
          </table:table-cell>
          <table:table-cell table:style-name="ce2" office:value-type="float" office:value="-0.05273554" calcext:value-type="float">
            <text:p>-0.05273554</text:p>
          </table:table-cell>
          <table:table-cell/>
          <table:table-cell table:style-name="ce2" office:value-type="float" office:value="31.21969397" calcext:value-type="float">
            <text:p>31.21969397</text:p>
          </table:table-cell>
          <table:table-cell table:style-name="ce2" office:value-type="float" office:value="-0.08460696" calcext:value-type="float">
            <text:p>-0.08460696</text:p>
          </table:table-cell>
          <table:table-cell/>
          <table:table-cell table:style-name="ce2" office:value-type="float" office:value="14.73394981" calcext:value-type="float">
            <text:p>14.73394981</text:p>
          </table:table-cell>
          <table:table-cell table:style-name="ce2" office:value-type="float" office:value="0.24119634" calcext:value-type="float">
            <text:p>0.24119634</text:p>
          </table:table-cell>
          <table:table-cell/>
          <table:table-cell table:formula="of:=[.C10]*[.D10]+[.F10]*[.G10]+[.I10]*[.J10]" office:value-type="float" office:value="-1.27737884390526" calcext:value-type="float">
            <text:p>-1.2773788439</text:p>
          </table:table-cell>
          <table:table-cell/>
        </table:table-row>
        <table:table-row table:style-name="ro1">
          <table:table-cell table:style-name="ce2" office:value-type="string" calcext:value-type="string">
            <text:p>AMKennedy</text:p>
          </table:table-cell>
          <table:table-cell/>
          <table:table-cell table:style-name="ce2" office:value-type="float" office:value="41.52323486" calcext:value-type="float">
            <text:p>41.52323486</text:p>
          </table:table-cell>
          <table:table-cell table:style-name="ce2" office:value-type="float" office:value="0.69477597" calcext:value-type="float">
            <text:p>0.69477597</text:p>
          </table:table-cell>
          <table:table-cell/>
          <table:table-cell table:style-name="ce2" office:value-type="float" office:value="31.21969397" calcext:value-type="float">
            <text:p>31.21969397</text:p>
          </table:table-cell>
          <table:table-cell table:style-name="ce2" office:value-type="float" office:value="-0.71635258" calcext:value-type="float">
            <text:p>-0.71635258</text:p>
          </table:table-cell>
          <table:table-cell/>
          <table:table-cell table:style-name="ce2" office:value-type="float" office:value="14.73394981" calcext:value-type="float">
            <text:p>14.73394981</text:p>
          </table:table-cell>
          <table:table-cell table:style-name="ce2" office:value-type="float" office:value="0.00357635" calcext:value-type="float">
            <text:p>0.00357635</text:p>
          </table:table-cell>
          <table:table-cell/>
          <table:table-cell table:formula="of:=[.C11]*[.D11]+[.F11]*[.G11]+[.I11]*[.J11]" office:value-type="float" office:value="6.53773121657737" calcext:value-type="float">
            <text:p>6.5377312166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Court Avg</text:p>
          </table:table-cell>
          <table:table-cell table:formula="of:= AVERAGE([.L3:.L11])" office:value-type="float" office:value="-1.89048254916814" calcext:value-type="float">
            <text:p>-1.8904825492</text:p>
          </table:table-cell>
          <table:table-cell/>
        </table:table-row>
        <table:table-row table:style-name="ro2" table:number-rows-repeated="104856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ourt19" table:style-name="ta19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Judges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Full value multiplied out</text:p>
          </table:table-cell>
          <table:table-cell table:style-name="ce1"/>
        </table:table-row>
        <table:table-row table:style-name="ro2">
          <table:table-cell table:number-columns-repeated="13"/>
        </table:table-row>
        <table:table-row table:style-name="ro1">
          <table:table-cell table:style-name="ce2" office:value-type="string" calcext:value-type="string">
            <text:p>TMarshall</text:p>
          </table:table-cell>
          <table:table-cell/>
          <table:table-cell table:style-name="ce2" office:value-type="float" office:value="23.82768009" calcext:value-type="float">
            <text:p>23.82768009</text:p>
          </table:table-cell>
          <table:table-cell table:style-name="ce2" office:value-type="float" office:value="-0.20878608" calcext:value-type="float">
            <text:p>-0.20878608</text:p>
          </table:table-cell>
          <table:table-cell/>
          <table:table-cell table:style-name="ce2" office:value-type="float" office:value="15.92069786" calcext:value-type="float">
            <text:p>15.92069786</text:p>
          </table:table-cell>
          <table:table-cell table:style-name="ce2" office:value-type="float" office:value="-0.36681207" calcext:value-type="float">
            <text:p>-0.36681207</text:p>
          </table:table-cell>
          <table:table-cell/>
          <table:table-cell table:style-name="ce2" office:value-type="float" office:value="8.02182405" calcext:value-type="float">
            <text:p>8.02182405</text:p>
          </table:table-cell>
          <table:table-cell table:style-name="ce2" office:value-type="float" office:value="-0.26016491" calcext:value-type="float">
            <text:p>-0.26016491</text:p>
          </table:table-cell>
          <table:table-cell/>
          <table:table-cell table:formula="of:=[.C3]*[.D3]+[.F3]*[.G3]+[.I3]*[.J3]" office:value-type="float" office:value="-12.9017891913604" calcext:value-type="float">
            <text:p>-12.9017891914</text:p>
          </table:table-cell>
          <table:table-cell/>
        </table:table-row>
        <table:table-row table:style-name="ro1">
          <table:table-cell table:style-name="ce2" office:value-type="string" calcext:value-type="string">
            <text:p>BRWhite</text:p>
          </table:table-cell>
          <table:table-cell/>
          <table:table-cell table:style-name="ce2" office:value-type="float" office:value="23.82768009" calcext:value-type="float">
            <text:p>23.82768009</text:p>
          </table:table-cell>
          <table:table-cell table:style-name="ce2" office:value-type="float" office:value="0.56243541" calcext:value-type="float">
            <text:p>0.56243541</text:p>
          </table:table-cell>
          <table:table-cell/>
          <table:table-cell table:style-name="ce2" office:value-type="float" office:value="15.92069786" calcext:value-type="float">
            <text:p>15.92069786</text:p>
          </table:table-cell>
          <table:table-cell table:style-name="ce2" office:value-type="float" office:value="0.01955969" calcext:value-type="float">
            <text:p>0.01955969</text:p>
          </table:table-cell>
          <table:table-cell/>
          <table:table-cell table:style-name="ce2" office:value-type="float" office:value="8.02182405" calcext:value-type="float">
            <text:p>8.02182405</text:p>
          </table:table-cell>
          <table:table-cell table:style-name="ce2" office:value-type="float" office:value="0.47196549" calcext:value-type="float">
            <text:p>0.47196549</text:p>
          </table:table-cell>
          <table:table-cell/>
          <table:table-cell table:formula="of:=[.C4]*[.D4]+[.F4]*[.G4]+[.I4]*[.J4]" office:value-type="float" office:value="17.4989590539453" calcext:value-type="float">
            <text:p>17.4989590539</text:p>
          </table:table-cell>
          <table:table-cell/>
        </table:table-row>
        <table:table-row table:style-name="ro1">
          <table:table-cell table:style-name="ce2" office:value-type="string" calcext:value-type="string">
            <text:p>HABlackmun</text:p>
          </table:table-cell>
          <table:table-cell/>
          <table:table-cell table:style-name="ce2" office:value-type="float" office:value="23.82768009" calcext:value-type="float">
            <text:p>23.82768009</text:p>
          </table:table-cell>
          <table:table-cell table:style-name="ce2" office:value-type="float" office:value="-0.00304395" calcext:value-type="float">
            <text:p>-0.00304395</text:p>
          </table:table-cell>
          <table:table-cell/>
          <table:table-cell table:style-name="ce2" office:value-type="float" office:value="15.92069786" calcext:value-type="float">
            <text:p>15.92069786</text:p>
          </table:table-cell>
          <table:table-cell table:style-name="ce2" office:value-type="float" office:value="-0.70160802" calcext:value-type="float">
            <text:p>-0.70160802</text:p>
          </table:table-cell>
          <table:table-cell/>
          <table:table-cell table:style-name="ce2" office:value-type="float" office:value="8.02182405" calcext:value-type="float">
            <text:p>8.02182405</text:p>
          </table:table-cell>
          <table:table-cell table:style-name="ce2" office:value-type="float" office:value="-0.16924677" calcext:value-type="float">
            <text:p>-0.16924677</text:p>
          </table:table-cell>
          <table:table-cell/>
          <table:table-cell table:formula="of:=[.C5]*[.D5]+[.F5]*[.G5]+[.I5]*[.J5]" office:value-type="float" office:value="-12.6002873793536" calcext:value-type="float">
            <text:p>-12.6002873794</text:p>
          </table:table-cell>
          <table:table-cell/>
        </table:table-row>
        <table:table-row table:style-name="ro1">
          <table:table-cell table:style-name="ce2" office:value-type="string" calcext:value-type="string">
            <text:p>WHRehnquist</text:p>
          </table:table-cell>
          <table:table-cell/>
          <table:table-cell table:style-name="ce2" office:value-type="float" office:value="23.82768009" calcext:value-type="float">
            <text:p>23.82768009</text:p>
          </table:table-cell>
          <table:table-cell table:style-name="ce2" office:value-type="float" office:value="0.12935935" calcext:value-type="float">
            <text:p>0.12935935</text:p>
          </table:table-cell>
          <table:table-cell/>
          <table:table-cell table:style-name="ce2" office:value-type="float" office:value="15.92069786" calcext:value-type="float">
            <text:p>15.92069786</text:p>
          </table:table-cell>
          <table:table-cell table:style-name="ce2" office:value-type="float" office:value="-0.18544213" calcext:value-type="float">
            <text:p>-0.18544213</text:p>
          </table:table-cell>
          <table:table-cell/>
          <table:table-cell table:style-name="ce2" office:value-type="float" office:value="8.02182405" calcext:value-type="float">
            <text:p>8.02182405</text:p>
          </table:table-cell>
          <table:table-cell table:style-name="ce2" office:value-type="float" office:value="-0.34239648" calcext:value-type="float">
            <text:p>-0.34239648</text:p>
          </table:table-cell>
          <table:table-cell/>
          <table:table-cell table:formula="of:=[.C6]*[.D6]+[.F6]*[.G6]+[.I6]*[.J6]" office:value-type="float" office:value="-2.61667923169384" calcext:value-type="float">
            <text:p>-2.6166792317</text:p>
          </table:table-cell>
          <table:table-cell/>
        </table:table-row>
        <table:table-row table:style-name="ro1">
          <table:table-cell table:style-name="ce2" office:value-type="string" calcext:value-type="string">
            <text:p>JPStevens</text:p>
          </table:table-cell>
          <table:table-cell/>
          <table:table-cell table:style-name="ce2" office:value-type="float" office:value="23.82768009" calcext:value-type="float">
            <text:p>23.82768009</text:p>
          </table:table-cell>
          <table:table-cell table:style-name="ce2" office:value-type="float" office:value="-0.18280833" calcext:value-type="float">
            <text:p>-0.18280833</text:p>
          </table:table-cell>
          <table:table-cell/>
          <table:table-cell table:style-name="ce2" office:value-type="float" office:value="15.92069786" calcext:value-type="float">
            <text:p>15.92069786</text:p>
          </table:table-cell>
          <table:table-cell table:style-name="ce2" office:value-type="float" office:value="0.41852738" calcext:value-type="float">
            <text:p>0.41852738</text:p>
          </table:table-cell>
          <table:table-cell/>
          <table:table-cell table:style-name="ce2" office:value-type="float" office:value="8.02182405" calcext:value-type="float">
            <text:p>8.02182405</text:p>
          </table:table-cell>
          <table:table-cell table:style-name="ce2" office:value-type="float" office:value="-0.52797759" calcext:value-type="float">
            <text:p>-0.52797759</text:p>
          </table:table-cell>
          <table:table-cell/>
          <table:table-cell table:formula="of:=[.C7]*[.D7]+[.F7]*[.G7]+[.I7]*[.J7]" office:value-type="float" office:value="-1.92799377123278" calcext:value-type="float">
            <text:p>-1.9279937712</text:p>
          </table:table-cell>
          <table:table-cell/>
        </table:table-row>
        <table:table-row table:style-name="ro1">
          <table:table-cell table:style-name="ce2" office:value-type="string" calcext:value-type="string">
            <text:p>SDOConnor</text:p>
          </table:table-cell>
          <table:table-cell/>
          <table:table-cell table:style-name="ce2" office:value-type="float" office:value="23.82768009" calcext:value-type="float">
            <text:p>23.82768009</text:p>
          </table:table-cell>
          <table:table-cell table:style-name="ce2" office:value-type="float" office:value="0.11849451" calcext:value-type="float">
            <text:p>0.11849451</text:p>
          </table:table-cell>
          <table:table-cell/>
          <table:table-cell table:style-name="ce2" office:value-type="float" office:value="15.92069786" calcext:value-type="float">
            <text:p>15.92069786</text:p>
          </table:table-cell>
          <table:table-cell table:style-name="ce2" office:value-type="float" office:value="-0.13232788" calcext:value-type="float">
            <text:p>-0.13232788</text:p>
          </table:table-cell>
          <table:table-cell/>
          <table:table-cell table:style-name="ce2" office:value-type="float" office:value="8.02182405" calcext:value-type="float">
            <text:p>8.02182405</text:p>
          </table:table-cell>
          <table:table-cell table:style-name="ce2" office:value-type="float" office:value="-0.17248189" calcext:value-type="float">
            <text:p>-0.17248189</text:p>
          </table:table-cell>
          <table:table-cell/>
          <table:table-cell table:formula="of:=[.C8]*[.D8]+[.F8]*[.G8]+[.I8]*[.J8]" office:value-type="float" office:value="-0.666922292624485" calcext:value-type="float">
            <text:p>-0.6669222926</text:p>
          </table:table-cell>
          <table:table-cell/>
        </table:table-row>
        <table:table-row table:style-name="ro1">
          <table:table-cell table:style-name="ce2" office:value-type="string" calcext:value-type="string">
            <text:p>AScalia</text:p>
          </table:table-cell>
          <table:table-cell/>
          <table:table-cell table:style-name="ce2" office:value-type="float" office:value="23.82768009" calcext:value-type="float">
            <text:p>23.82768009</text:p>
          </table:table-cell>
          <table:table-cell table:style-name="ce2" office:value-type="float" office:value="-0.16079535" calcext:value-type="float">
            <text:p>-0.16079535</text:p>
          </table:table-cell>
          <table:table-cell/>
          <table:table-cell table:style-name="ce2" office:value-type="float" office:value="15.92069786" calcext:value-type="float">
            <text:p>15.92069786</text:p>
          </table:table-cell>
          <table:table-cell table:style-name="ce2" office:value-type="float" office:value="-0.36941984" calcext:value-type="float">
            <text:p>-0.36941984</text:p>
          </table:table-cell>
          <table:table-cell/>
          <table:table-cell table:style-name="ce2" office:value-type="float" office:value="8.02182405" calcext:value-type="float">
            <text:p>8.02182405</text:p>
          </table:table-cell>
          <table:table-cell table:style-name="ce2" office:value-type="float" office:value="0.26714712" calcext:value-type="float">
            <text:p>0.26714712</text:p>
          </table:table-cell>
          <table:table-cell/>
          <table:table-cell table:formula="of:=[.C9]*[.D9]+[.F9]*[.G9]+[.I9]*[.J9]" office:value-type="float" office:value="-7.56979462378489" calcext:value-type="float">
            <text:p>-7.5697946238</text:p>
          </table:table-cell>
          <table:table-cell/>
        </table:table-row>
        <table:table-row table:style-name="ro1">
          <table:table-cell table:style-name="ce2" office:value-type="string" calcext:value-type="string">
            <text:p>AMKennedy</text:p>
          </table:table-cell>
          <table:table-cell/>
          <table:table-cell table:style-name="ce2" office:value-type="float" office:value="23.82768009" calcext:value-type="float">
            <text:p>23.82768009</text:p>
          </table:table-cell>
          <table:table-cell table:style-name="ce2" office:value-type="float" office:value="0.72081335" calcext:value-type="float">
            <text:p>0.72081335</text:p>
          </table:table-cell>
          <table:table-cell/>
          <table:table-cell table:style-name="ce2" office:value-type="float" office:value="15.92069786" calcext:value-type="float">
            <text:p>15.92069786</text:p>
          </table:table-cell>
          <table:table-cell table:style-name="ce2" office:value-type="float" office:value="-0.06328056" calcext:value-type="float">
            <text:p>-0.06328056</text:p>
          </table:table-cell>
          <table:table-cell/>
          <table:table-cell table:style-name="ce2" office:value-type="float" office:value="8.02182405" calcext:value-type="float">
            <text:p>8.02182405</text:p>
          </table:table-cell>
          <table:table-cell table:style-name="ce2" office:value-type="float" office:value="-0.38148805" calcext:value-type="float">
            <text:p>-0.38148805</text:p>
          </table:table-cell>
          <table:table-cell/>
          <table:table-cell table:formula="of:=[.C10]*[.D10]+[.F10]*[.G10]+[.I10]*[.J10]" office:value-type="float" office:value="13.107609217952" calcext:value-type="float">
            <text:p>13.107609218</text:p>
          </table:table-cell>
          <table:table-cell/>
        </table:table-row>
        <table:table-row table:style-name="ro1">
          <table:table-cell table:style-name="ce2" office:value-type="string" calcext:value-type="string">
            <text:p>DHSouter</text:p>
          </table:table-cell>
          <table:table-cell/>
          <table:table-cell table:style-name="ce2" office:value-type="float" office:value="23.82768009" calcext:value-type="float">
            <text:p>23.82768009</text:p>
          </table:table-cell>
          <table:table-cell table:style-name="ce2" office:value-type="float" office:value="0.17448443" calcext:value-type="float">
            <text:p>0.17448443</text:p>
          </table:table-cell>
          <table:table-cell/>
          <table:table-cell table:style-name="ce2" office:value-type="float" office:value="15.92069786" calcext:value-type="float">
            <text:p>15.92069786</text:p>
          </table:table-cell>
          <table:table-cell table:style-name="ce2" office:value-type="float" office:value="0.07261161" calcext:value-type="float">
            <text:p>0.07261161</text:p>
          </table:table-cell>
          <table:table-cell/>
          <table:table-cell table:style-name="ce2" office:value-type="float" office:value="8.02182405" calcext:value-type="float">
            <text:p>8.02182405</text:p>
          </table:table-cell>
          <table:table-cell table:style-name="ce2" office:value-type="float" office:value="-0.19563212" calcext:value-type="float">
            <text:p>-0.19563212</text:p>
          </table:table-cell>
          <table:table-cell/>
          <table:table-cell table:formula="of:=[.C11]*[.D11]+[.F11]*[.G11]+[.I11]*[.J11]" office:value-type="float" office:value="3.74426023749567" calcext:value-type="float">
            <text:p>3.7442602375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Court Avg</text:p>
          </table:table-cell>
          <table:table-cell table:formula="of:= AVERAGE([.L3:.L11])" office:value-type="float" office:value="-0.436959775628562" calcext:value-type="float">
            <text:p>-0.4369597756</text:p>
          </table:table-cell>
          <table:table-cell/>
        </table:table-row>
        <table:table-row table:style-name="ro2" table:number-rows-repeated="104856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ourt20" table:style-name="ta20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Judges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Full value multiplied out</text:p>
          </table:table-cell>
          <table:table-cell table:style-name="ce1"/>
        </table:table-row>
        <table:table-row table:style-name="ro2">
          <table:table-cell table:number-columns-repeated="13"/>
        </table:table-row>
        <table:table-row table:style-name="ro1">
          <table:table-cell table:style-name="ce2" office:value-type="string" calcext:value-type="string">
            <text:p>BRWhite</text:p>
          </table:table-cell>
          <table:table-cell/>
          <table:table-cell table:style-name="ce2" office:value-type="float" office:value="34.05902283" calcext:value-type="float">
            <text:p>34.05902283</text:p>
          </table:table-cell>
          <table:table-cell table:style-name="ce2" office:value-type="float" office:value="-0.35624065" calcext:value-type="float">
            <text:p>-0.35624065</text:p>
          </table:table-cell>
          <table:table-cell/>
          <table:table-cell table:style-name="ce2" office:value-type="float" office:value="18.77556453" calcext:value-type="float">
            <text:p>18.77556453</text:p>
          </table:table-cell>
          <table:table-cell table:style-name="ce2" office:value-type="float" office:value="-0.23367177" calcext:value-type="float">
            <text:p>-0.23367177</text:p>
          </table:table-cell>
          <table:table-cell/>
          <table:table-cell table:style-name="ce2" office:value-type="float" office:value="11.27081537" calcext:value-type="float">
            <text:p>11.27081537</text:p>
          </table:table-cell>
          <table:table-cell table:style-name="ce2" office:value-type="float" office:value="-0.36993349" calcext:value-type="float">
            <text:p>-0.36993349</text:p>
          </table:table-cell>
          <table:table-cell/>
          <table:table-cell table:formula="of:=[.C3]*[.D3]+[.F3]*[.G3]+[.I3]*[.J3]" office:value-type="float" office:value="-20.6899798927681" calcext:value-type="float">
            <text:p>-20.6899798928</text:p>
          </table:table-cell>
          <table:table-cell/>
        </table:table-row>
        <table:table-row table:style-name="ro1">
          <table:table-cell table:style-name="ce2" office:value-type="string" calcext:value-type="string">
            <text:p>HABlackmun</text:p>
          </table:table-cell>
          <table:table-cell/>
          <table:table-cell table:style-name="ce2" office:value-type="float" office:value="34.05902283" calcext:value-type="float">
            <text:p>34.05902283</text:p>
          </table:table-cell>
          <table:table-cell table:style-name="ce2" office:value-type="float" office:value="0.02164148" calcext:value-type="float">
            <text:p>0.02164148</text:p>
          </table:table-cell>
          <table:table-cell/>
          <table:table-cell table:style-name="ce2" office:value-type="float" office:value="18.77556453" calcext:value-type="float">
            <text:p>18.77556453</text:p>
          </table:table-cell>
          <table:table-cell table:style-name="ce2" office:value-type="float" office:value="-0.60159601" calcext:value-type="float">
            <text:p>-0.60159601</text:p>
          </table:table-cell>
          <table:table-cell/>
          <table:table-cell table:style-name="ce2" office:value-type="float" office:value="11.27081537" calcext:value-type="float">
            <text:p>11.27081537</text:p>
          </table:table-cell>
          <table:table-cell table:style-name="ce2" office:value-type="float" office:value="0.25111183" calcext:value-type="float">
            <text:p>0.25111183</text:p>
          </table:table-cell>
          <table:table-cell/>
          <table:table-cell table:formula="of:=[.C4]*[.D4]+[.F4]*[.G4]+[.I4]*[.J4]" office:value-type="float" office:value="-7.72798197219771" calcext:value-type="float">
            <text:p>-7.7279819722</text:p>
          </table:table-cell>
          <table:table-cell/>
        </table:table-row>
        <table:table-row table:style-name="ro1">
          <table:table-cell table:style-name="ce2" office:value-type="string" calcext:value-type="string">
            <text:p>WHRehnquist</text:p>
          </table:table-cell>
          <table:table-cell/>
          <table:table-cell table:style-name="ce2" office:value-type="float" office:value="34.05902283" calcext:value-type="float">
            <text:p>34.05902283</text:p>
          </table:table-cell>
          <table:table-cell table:style-name="ce2" office:value-type="float" office:value="-0.6039693" calcext:value-type="float">
            <text:p>-0.6039693</text:p>
          </table:table-cell>
          <table:table-cell/>
          <table:table-cell table:style-name="ce2" office:value-type="float" office:value="18.77556453" calcext:value-type="float">
            <text:p>18.77556453</text:p>
          </table:table-cell>
          <table:table-cell table:style-name="ce2" office:value-type="float" office:value="0.08832217" calcext:value-type="float">
            <text:p>0.08832217</text:p>
          </table:table-cell>
          <table:table-cell/>
          <table:table-cell table:style-name="ce2" office:value-type="float" office:value="11.27081537" calcext:value-type="float">
            <text:p>11.27081537</text:p>
          </table:table-cell>
          <table:table-cell table:style-name="ce2" office:value-type="float" office:value="-0.07228787" calcext:value-type="float">
            <text:p>-0.07228787</text:p>
          </table:table-cell>
          <table:table-cell/>
          <table:table-cell table:formula="of:=[.C5]*[.D5]+[.F5]*[.G5]+[.I5]*[.J5]" office:value-type="float" office:value="-19.7270488113151" calcext:value-type="float">
            <text:p>-19.7270488113</text:p>
          </table:table-cell>
          <table:table-cell/>
        </table:table-row>
        <table:table-row table:style-name="ro1">
          <table:table-cell table:style-name="ce2" office:value-type="string" calcext:value-type="string">
            <text:p>JPStevens</text:p>
          </table:table-cell>
          <table:table-cell/>
          <table:table-cell table:style-name="ce2" office:value-type="float" office:value="34.05902283" calcext:value-type="float">
            <text:p>34.05902283</text:p>
          </table:table-cell>
          <table:table-cell table:style-name="ce2" office:value-type="float" office:value="0.30727717" calcext:value-type="float">
            <text:p>0.30727717</text:p>
          </table:table-cell>
          <table:table-cell/>
          <table:table-cell table:style-name="ce2" office:value-type="float" office:value="18.77556453" calcext:value-type="float">
            <text:p>18.77556453</text:p>
          </table:table-cell>
          <table:table-cell table:style-name="ce2" office:value-type="float" office:value="0.27547942" calcext:value-type="float">
            <text:p>0.27547942</text:p>
          </table:table-cell>
          <table:table-cell/>
          <table:table-cell table:style-name="ce2" office:value-type="float" office:value="11.27081537" calcext:value-type="float">
            <text:p>11.27081537</text:p>
          </table:table-cell>
          <table:table-cell table:style-name="ce2" office:value-type="float" office:value="0.45509875" calcext:value-type="float">
            <text:p>0.45509875</text:p>
          </table:table-cell>
          <table:table-cell/>
          <table:table-cell table:formula="of:=[.C6]*[.D6]+[.F6]*[.G6]+[.I6]*[.J6]" office:value-type="float" office:value="20.7671757614326" calcext:value-type="float">
            <text:p>20.7671757614</text:p>
          </table:table-cell>
          <table:table-cell/>
        </table:table-row>
        <table:table-row table:style-name="ro1">
          <table:table-cell table:style-name="ce2" office:value-type="string" calcext:value-type="string">
            <text:p>SDOConnor</text:p>
          </table:table-cell>
          <table:table-cell/>
          <table:table-cell table:style-name="ce2" office:value-type="float" office:value="34.05902283" calcext:value-type="float">
            <text:p>34.05902283</text:p>
          </table:table-cell>
          <table:table-cell table:style-name="ce2" office:value-type="float" office:value="-0.07072149" calcext:value-type="float">
            <text:p>-0.07072149</text:p>
          </table:table-cell>
          <table:table-cell/>
          <table:table-cell table:style-name="ce2" office:value-type="float" office:value="18.77556453" calcext:value-type="float">
            <text:p>18.77556453</text:p>
          </table:table-cell>
          <table:table-cell table:style-name="ce2" office:value-type="float" office:value="0.16023879" calcext:value-type="float">
            <text:p>0.16023879</text:p>
          </table:table-cell>
          <table:table-cell/>
          <table:table-cell table:style-name="ce2" office:value-type="float" office:value="11.27081537" calcext:value-type="float">
            <text:p>11.27081537</text:p>
          </table:table-cell>
          <table:table-cell table:style-name="ce2" office:value-type="float" office:value="0.11541659" calcext:value-type="float">
            <text:p>0.11541659</text:p>
          </table:table-cell>
          <table:table-cell/>
          <table:table-cell table:formula="of:=[.C7]*[.D7]+[.F7]*[.G7]+[.I7]*[.J7]" office:value-type="float" office:value="1.90070797589749" calcext:value-type="float">
            <text:p>1.9007079759</text:p>
          </table:table-cell>
          <table:table-cell/>
        </table:table-row>
        <table:table-row table:style-name="ro1">
          <table:table-cell table:style-name="ce2" office:value-type="string" calcext:value-type="string">
            <text:p>AScalia</text:p>
          </table:table-cell>
          <table:table-cell/>
          <table:table-cell table:style-name="ce2" office:value-type="float" office:value="34.05902283" calcext:value-type="float">
            <text:p>34.05902283</text:p>
          </table:table-cell>
          <table:table-cell table:style-name="ce2" office:value-type="float" office:value="0.52206722" calcext:value-type="float">
            <text:p>0.52206722</text:p>
          </table:table-cell>
          <table:table-cell/>
          <table:table-cell table:style-name="ce2" office:value-type="float" office:value="18.77556453" calcext:value-type="float">
            <text:p>18.77556453</text:p>
          </table:table-cell>
          <table:table-cell table:style-name="ce2" office:value-type="float" office:value="-0.02421186" calcext:value-type="float">
            <text:p>-0.02421186</text:p>
          </table:table-cell>
          <table:table-cell/>
          <table:table-cell table:style-name="ce2" office:value-type="float" office:value="11.27081537" calcext:value-type="float">
            <text:p>11.27081537</text:p>
          </table:table-cell>
          <table:table-cell table:style-name="ce2" office:value-type="float" office:value="-0.1724308" calcext:value-type="float">
            <text:p>-0.1724308</text:p>
          </table:table-cell>
          <table:table-cell/>
          <table:table-cell table:formula="of:=[.C8]*[.D8]+[.F8]*[.G8]+[.I8]*[.J8]" office:value-type="float" office:value="15.3830723140519" calcext:value-type="float">
            <text:p>15.3830723141</text:p>
          </table:table-cell>
          <table:table-cell/>
        </table:table-row>
        <table:table-row table:style-name="ro1">
          <table:table-cell table:style-name="ce2" office:value-type="string" calcext:value-type="string">
            <text:p>AMKennedy</text:p>
          </table:table-cell>
          <table:table-cell/>
          <table:table-cell table:style-name="ce2" office:value-type="float" office:value="34.05902283" calcext:value-type="float">
            <text:p>34.05902283</text:p>
          </table:table-cell>
          <table:table-cell table:style-name="ce2" office:value-type="float" office:value="-0.21738461" calcext:value-type="float">
            <text:p>-0.21738461</text:p>
          </table:table-cell>
          <table:table-cell/>
          <table:table-cell table:style-name="ce2" office:value-type="float" office:value="18.77556453" calcext:value-type="float">
            <text:p>18.77556453</text:p>
          </table:table-cell>
          <table:table-cell table:style-name="ce2" office:value-type="float" office:value="0.61461734" calcext:value-type="float">
            <text:p>0.61461734</text:p>
          </table:table-cell>
          <table:table-cell/>
          <table:table-cell table:style-name="ce2" office:value-type="float" office:value="11.27081537" calcext:value-type="float">
            <text:p>11.27081537</text:p>
          </table:table-cell>
          <table:table-cell table:style-name="ce2" office:value-type="float" office:value="0.03553904" calcext:value-type="float">
            <text:p>0.03553904</text:p>
          </table:table-cell>
          <table:table-cell/>
          <table:table-cell table:formula="of:=[.C9]*[.D9]+[.F9]*[.G9]+[.I9]*[.J9]" office:value-type="float" office:value="4.53643409181335" calcext:value-type="float">
            <text:p>4.5364340918</text:p>
          </table:table-cell>
          <table:table-cell/>
        </table:table-row>
        <table:table-row table:style-name="ro1">
          <table:table-cell table:style-name="ce2" office:value-type="string" calcext:value-type="string">
            <text:p>DHSouter</text:p>
          </table:table-cell>
          <table:table-cell/>
          <table:table-cell table:style-name="ce2" office:value-type="float" office:value="34.05902283" calcext:value-type="float">
            <text:p>34.05902283</text:p>
          </table:table-cell>
          <table:table-cell table:style-name="ce2" office:value-type="float" office:value="0.17128742" calcext:value-type="float">
            <text:p>0.17128742</text:p>
          </table:table-cell>
          <table:table-cell/>
          <table:table-cell table:style-name="ce2" office:value-type="float" office:value="18.77556453" calcext:value-type="float">
            <text:p>18.77556453</text:p>
          </table:table-cell>
          <table:table-cell table:style-name="ce2" office:value-type="float" office:value="-0.0925188" calcext:value-type="float">
            <text:p>-0.0925188</text:p>
          </table:table-cell>
          <table:table-cell/>
          <table:table-cell table:style-name="ce2" office:value-type="float" office:value="11.27081537" calcext:value-type="float">
            <text:p>11.27081537</text:p>
          </table:table-cell>
          <table:table-cell table:style-name="ce2" office:value-type="float" office:value="-0.53845436" calcext:value-type="float">
            <text:p>-0.53845436</text:p>
          </table:table-cell>
          <table:table-cell/>
          <table:table-cell table:formula="of:=[.C10]*[.D10]+[.F10]*[.G10]+[.I10]*[.J10]" office:value-type="float" office:value="-1.97203022809788" calcext:value-type="float">
            <text:p>-1.9720302281</text:p>
          </table:table-cell>
          <table:table-cell/>
        </table:table-row>
        <table:table-row table:style-name="ro1">
          <table:table-cell table:style-name="ce2" office:value-type="string" calcext:value-type="string">
            <text:p>CThomas</text:p>
          </table:table-cell>
          <table:table-cell/>
          <table:table-cell table:style-name="ce2" office:value-type="float" office:value="34.05902283" calcext:value-type="float">
            <text:p>34.05902283</text:p>
          </table:table-cell>
          <table:table-cell table:style-name="ce2" office:value-type="float" office:value="-0.2434644" calcext:value-type="float">
            <text:p>-0.2434644</text:p>
          </table:table-cell>
          <table:table-cell/>
          <table:table-cell table:style-name="ce2" office:value-type="float" office:value="18.77556453" calcext:value-type="float">
            <text:p>18.77556453</text:p>
          </table:table-cell>
          <table:table-cell table:style-name="ce2" office:value-type="float" office:value="-0.2953187" calcext:value-type="float">
            <text:p>-0.2953187</text:p>
          </table:table-cell>
          <table:table-cell/>
          <table:table-cell table:style-name="ce2" office:value-type="float" office:value="11.27081537" calcext:value-type="float">
            <text:p>11.27081537</text:p>
          </table:table-cell>
          <table:table-cell table:style-name="ce2" office:value-type="float" office:value="0.50348998" calcext:value-type="float">
            <text:p>0.50348998</text:p>
          </table:table-cell>
          <table:table-cell/>
          <table:table-cell table:formula="of:=[.C11]*[.D11]+[.F11]*[.G11]+[.I11]*[.J11]" office:value-type="float" office:value="-8.16219226143297" calcext:value-type="float">
            <text:p>-8.162192261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Court Avg</text:p>
          </table:table-cell>
          <table:table-cell table:formula="of:= AVERAGE([.L3:.L11])" office:value-type="float" office:value="-1.74353811362405" calcext:value-type="float">
            <text:p>-1.7435381136</text:p>
          </table:table-cell>
          <table:table-cell/>
        </table:table-row>
        <table:table-row table:style-name="ro2" table:number-rows-repeated="104856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ourt21" table:style-name="ta21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Judges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Full value multiplied out</text:p>
          </table:table-cell>
          <table:table-cell table:style-name="ce1"/>
        </table:table-row>
        <table:table-row table:style-name="ro2">
          <table:table-cell table:number-columns-repeated="13"/>
        </table:table-row>
        <table:table-row table:style-name="ro1">
          <table:table-cell table:style-name="ce2" office:value-type="string" calcext:value-type="string">
            <text:p>HABlackmun</text:p>
          </table:table-cell>
          <table:table-cell/>
          <table:table-cell table:style-name="ce2" office:value-type="float" office:value="21.62507779" calcext:value-type="float">
            <text:p>21.62507779</text:p>
          </table:table-cell>
          <table:table-cell table:style-name="ce2" office:value-type="float" office:value="-0.1992724" calcext:value-type="float">
            <text:p>-0.1992724</text:p>
          </table:table-cell>
          <table:table-cell/>
          <table:table-cell table:style-name="ce2" office:value-type="float" office:value="12.85364259" calcext:value-type="float">
            <text:p>12.85364259</text:p>
          </table:table-cell>
          <table:table-cell table:style-name="ce2" office:value-type="float" office:value="-0.3389273" calcext:value-type="float">
            <text:p>-0.3389273</text:p>
          </table:table-cell>
          <table:table-cell/>
          <table:table-cell table:style-name="ce2" office:value-type="float" office:value="6.7701767" calcext:value-type="float">
            <text:p>6.7701767</text:p>
          </table:table-cell>
          <table:table-cell table:style-name="ce2" office:value-type="float" office:value="-0.26846083" calcext:value-type="float">
            <text:p>-0.26846083</text:p>
          </table:table-cell>
          <table:table-cell/>
          <table:table-cell table:formula="of:=[.C3]*[.D3]+[.F3]*[.G3]+[.I3]*[.J3]" office:value-type="float" office:value="-10.4832587857224" calcext:value-type="float">
            <text:p>-10.4832587857</text:p>
          </table:table-cell>
          <table:table-cell/>
        </table:table-row>
        <table:table-row table:style-name="ro1">
          <table:table-cell table:style-name="ce2" office:value-type="string" calcext:value-type="string">
            <text:p>WHRehnquist</text:p>
          </table:table-cell>
          <table:table-cell/>
          <table:table-cell table:style-name="ce2" office:value-type="float" office:value="21.62507779" calcext:value-type="float">
            <text:p>21.62507779</text:p>
          </table:table-cell>
          <table:table-cell table:style-name="ce2" office:value-type="float" office:value="0.53881784" calcext:value-type="float">
            <text:p>0.53881784</text:p>
          </table:table-cell>
          <table:table-cell/>
          <table:table-cell table:style-name="ce2" office:value-type="float" office:value="12.85364259" calcext:value-type="float">
            <text:p>12.85364259</text:p>
          </table:table-cell>
          <table:table-cell table:style-name="ce2" office:value-type="float" office:value="-0.24773252" calcext:value-type="float">
            <text:p>-0.24773252</text:p>
          </table:table-cell>
          <table:table-cell/>
          <table:table-cell table:style-name="ce2" office:value-type="float" office:value="6.7701767" calcext:value-type="float">
            <text:p>6.7701767</text:p>
          </table:table-cell>
          <table:table-cell table:style-name="ce2" office:value-type="float" office:value="0.4888141" calcext:value-type="float">
            <text:p>0.4888141</text:p>
          </table:table-cell>
          <table:table-cell/>
          <table:table-cell table:formula="of:=[.C4]*[.D4]+[.F4]*[.G4]+[.I4]*[.J4]" office:value-type="float" office:value="11.7770702650912" calcext:value-type="float">
            <text:p>11.7770702651</text:p>
          </table:table-cell>
          <table:table-cell/>
        </table:table-row>
        <table:table-row table:style-name="ro1">
          <table:table-cell table:style-name="ce2" office:value-type="string" calcext:value-type="string">
            <text:p>JPStevens</text:p>
          </table:table-cell>
          <table:table-cell/>
          <table:table-cell table:style-name="ce2" office:value-type="float" office:value="21.62507779" calcext:value-type="float">
            <text:p>21.62507779</text:p>
          </table:table-cell>
          <table:table-cell table:style-name="ce2" office:value-type="float" office:value="0.60166414" calcext:value-type="float">
            <text:p>0.60166414</text:p>
          </table:table-cell>
          <table:table-cell/>
          <table:table-cell table:style-name="ce2" office:value-type="float" office:value="12.85364259" calcext:value-type="float">
            <text:p>12.85364259</text:p>
          </table:table-cell>
          <table:table-cell table:style-name="ce2" office:value-type="float" office:value="0.56003087" calcext:value-type="float">
            <text:p>0.56003087</text:p>
          </table:table-cell>
          <table:table-cell/>
          <table:table-cell table:style-name="ce2" office:value-type="float" office:value="6.7701767" calcext:value-type="float">
            <text:p>6.7701767</text:p>
          </table:table-cell>
          <table:table-cell table:style-name="ce2" office:value-type="float" office:value="-0.26127657" calcext:value-type="float">
            <text:p>-0.26127657</text:p>
          </table:table-cell>
          <table:table-cell/>
          <table:table-cell table:formula="of:=[.C5]*[.D5]+[.F5]*[.G5]+[.I5]*[.J5]" office:value-type="float" office:value="18.4405819268303" calcext:value-type="float">
            <text:p>18.4405819268</text:p>
          </table:table-cell>
          <table:table-cell/>
        </table:table-row>
        <table:table-row table:style-name="ro1">
          <table:table-cell table:style-name="ce2" office:value-type="string" calcext:value-type="string">
            <text:p>SDOConnor</text:p>
          </table:table-cell>
          <table:table-cell/>
          <table:table-cell table:style-name="ce2" office:value-type="float" office:value="21.62507779" calcext:value-type="float">
            <text:p>21.62507779</text:p>
          </table:table-cell>
          <table:table-cell table:style-name="ce2" office:value-type="float" office:value="-0.28778881" calcext:value-type="float">
            <text:p>-0.28778881</text:p>
          </table:table-cell>
          <table:table-cell/>
          <table:table-cell table:style-name="ce2" office:value-type="float" office:value="12.85364259" calcext:value-type="float">
            <text:p>12.85364259</text:p>
          </table:table-cell>
          <table:table-cell table:style-name="ce2" office:value-type="float" office:value="0.36183602" calcext:value-type="float">
            <text:p>0.36183602</text:p>
          </table:table-cell>
          <table:table-cell/>
          <table:table-cell table:style-name="ce2" office:value-type="float" office:value="6.7701767" calcext:value-type="float">
            <text:p>6.7701767</text:p>
          </table:table-cell>
          <table:table-cell table:style-name="ce2" office:value-type="float" office:value="-0.22209103" calcext:value-type="float">
            <text:p>-0.22209103</text:p>
          </table:table-cell>
          <table:table-cell/>
          <table:table-cell table:formula="of:=[.C6]*[.D6]+[.F6]*[.G6]+[.I6]*[.J6]" office:value-type="float" office:value="-3.07614004265844" calcext:value-type="float">
            <text:p>-3.0761400427</text:p>
          </table:table-cell>
          <table:table-cell/>
        </table:table-row>
        <table:table-row table:style-name="ro1">
          <table:table-cell table:style-name="ce2" office:value-type="string" calcext:value-type="string">
            <text:p>AScalia</text:p>
          </table:table-cell>
          <table:table-cell/>
          <table:table-cell table:style-name="ce2" office:value-type="float" office:value="21.62507779" calcext:value-type="float">
            <text:p>21.62507779</text:p>
          </table:table-cell>
          <table:table-cell table:style-name="ce2" office:value-type="float" office:value="0.00409484" calcext:value-type="float">
            <text:p>0.00409484</text:p>
          </table:table-cell>
          <table:table-cell/>
          <table:table-cell table:style-name="ce2" office:value-type="float" office:value="12.85364259" calcext:value-type="float">
            <text:p>12.85364259</text:p>
          </table:table-cell>
          <table:table-cell table:style-name="ce2" office:value-type="float" office:value="0.16909917" calcext:value-type="float">
            <text:p>0.16909917</text:p>
          </table:table-cell>
          <table:table-cell/>
          <table:table-cell table:style-name="ce2" office:value-type="float" office:value="6.7701767" calcext:value-type="float">
            <text:p>6.7701767</text:p>
          </table:table-cell>
          <table:table-cell table:style-name="ce2" office:value-type="float" office:value="0.51248107" calcext:value-type="float">
            <text:p>0.51248107</text:p>
          </table:table-cell>
          <table:table-cell/>
          <table:table-cell table:formula="of:=[.C7]*[.D7]+[.F7]*[.G7]+[.I7]*[.J7]" office:value-type="float" office:value="5.73167892628832" calcext:value-type="float">
            <text:p>5.7316789263</text:p>
          </table:table-cell>
          <table:table-cell/>
        </table:table-row>
        <table:table-row table:style-name="ro1">
          <table:table-cell table:style-name="ce2" office:value-type="string" calcext:value-type="string">
            <text:p>AMKennedy</text:p>
          </table:table-cell>
          <table:table-cell/>
          <table:table-cell table:style-name="ce2" office:value-type="float" office:value="21.62507779" calcext:value-type="float">
            <text:p>21.62507779</text:p>
          </table:table-cell>
          <table:table-cell table:style-name="ce2" office:value-type="float" office:value="-0.06497633" calcext:value-type="float">
            <text:p>-0.06497633</text:p>
          </table:table-cell>
          <table:table-cell/>
          <table:table-cell table:style-name="ce2" office:value-type="float" office:value="12.85364259" calcext:value-type="float">
            <text:p>12.85364259</text:p>
          </table:table-cell>
          <table:table-cell table:style-name="ce2" office:value-type="float" office:value="0.40354158" calcext:value-type="float">
            <text:p>0.40354158</text:p>
          </table:table-cell>
          <table:table-cell/>
          <table:table-cell table:style-name="ce2" office:value-type="float" office:value="6.7701767" calcext:value-type="float">
            <text:p>6.7701767</text:p>
          </table:table-cell>
          <table:table-cell table:style-name="ce2" office:value-type="float" office:value="-0.11342479" calcext:value-type="float">
            <text:p>-0.11342479</text:p>
          </table:table-cell>
          <table:table-cell/>
          <table:table-cell table:formula="of:=[.C8]*[.D8]+[.F8]*[.G8]+[.I8]*[.J8]" office:value-type="float" office:value="3.01395517830479" calcext:value-type="float">
            <text:p>3.0139551783</text:p>
          </table:table-cell>
          <table:table-cell/>
        </table:table-row>
        <table:table-row table:style-name="ro1">
          <table:table-cell table:style-name="ce2" office:value-type="string" calcext:value-type="string">
            <text:p>DHSouter</text:p>
          </table:table-cell>
          <table:table-cell/>
          <table:table-cell table:style-name="ce2" office:value-type="float" office:value="21.62507779" calcext:value-type="float">
            <text:p>21.62507779</text:p>
          </table:table-cell>
          <table:table-cell table:style-name="ce2" office:value-type="float" office:value="-0.31997421" calcext:value-type="float">
            <text:p>-0.31997421</text:p>
          </table:table-cell>
          <table:table-cell/>
          <table:table-cell table:style-name="ce2" office:value-type="float" office:value="12.85364259" calcext:value-type="float">
            <text:p>12.85364259</text:p>
          </table:table-cell>
          <table:table-cell table:style-name="ce2" office:value-type="float" office:value="0.34623862" calcext:value-type="float">
            <text:p>0.34623862</text:p>
          </table:table-cell>
          <table:table-cell/>
          <table:table-cell table:style-name="ce2" office:value-type="float" office:value="6.7701767" calcext:value-type="float">
            <text:p>6.7701767</text:p>
          </table:table-cell>
          <table:table-cell table:style-name="ce2" office:value-type="float" office:value="0.47190448" calcext:value-type="float">
            <text:p>0.47190448</text:p>
          </table:table-cell>
          <table:table-cell/>
          <table:table-cell table:formula="of:=[.C9]*[.D9]+[.F9]*[.G9]+[.I9]*[.J9]" office:value-type="float" office:value="0.725837005412647" calcext:value-type="float">
            <text:p>0.7258370054</text:p>
          </table:table-cell>
          <table:table-cell/>
        </table:table-row>
        <table:table-row table:style-name="ro1">
          <table:table-cell table:style-name="ce2" office:value-type="string" calcext:value-type="string">
            <text:p>CThomas</text:p>
          </table:table-cell>
          <table:table-cell/>
          <table:table-cell table:style-name="ce2" office:value-type="float" office:value="21.62507779" calcext:value-type="float">
            <text:p>21.62507779</text:p>
          </table:table-cell>
          <table:table-cell table:style-name="ce2" office:value-type="float" office:value="-0.2223938" calcext:value-type="float">
            <text:p>-0.2223938</text:p>
          </table:table-cell>
          <table:table-cell/>
          <table:table-cell table:style-name="ce2" office:value-type="float" office:value="12.85364259" calcext:value-type="float">
            <text:p>12.85364259</text:p>
          </table:table-cell>
          <table:table-cell table:style-name="ce2" office:value-type="float" office:value="-0.12963561" calcext:value-type="float">
            <text:p>-0.12963561</text:p>
          </table:table-cell>
          <table:table-cell/>
          <table:table-cell table:style-name="ce2" office:value-type="float" office:value="6.7701767" calcext:value-type="float">
            <text:p>6.7701767</text:p>
          </table:table-cell>
          <table:table-cell table:style-name="ce2" office:value-type="float" office:value="0.05628173" calcext:value-type="float">
            <text:p>0.05628173</text:p>
          </table:table-cell>
          <table:table-cell/>
          <table:table-cell table:formula="of:=[.C10]*[.D10]+[.F10]*[.G10]+[.I10]*[.J10]" office:value-type="float" office:value="-6.09453576580864" calcext:value-type="float">
            <text:p>-6.0945357658</text:p>
          </table:table-cell>
          <table:table-cell/>
        </table:table-row>
        <table:table-row table:style-name="ro1">
          <table:table-cell table:style-name="ce2" office:value-type="string" calcext:value-type="string">
            <text:p>RBGinsburg</text:p>
          </table:table-cell>
          <table:table-cell/>
          <table:table-cell table:style-name="ce2" office:value-type="float" office:value="21.62507779" calcext:value-type="float">
            <text:p>21.62507779</text:p>
          </table:table-cell>
          <table:table-cell table:style-name="ce2" office:value-type="float" office:value="-0.26279748" calcext:value-type="float">
            <text:p>-0.26279748</text:p>
          </table:table-cell>
          <table:table-cell/>
          <table:table-cell table:style-name="ce2" office:value-type="float" office:value="12.85364259" calcext:value-type="float">
            <text:p>12.85364259</text:p>
          </table:table-cell>
          <table:table-cell table:style-name="ce2" office:value-type="float" office:value="0.22598695" calcext:value-type="float">
            <text:p>0.22598695</text:p>
          </table:table-cell>
          <table:table-cell/>
          <table:table-cell table:style-name="ce2" office:value-type="float" office:value="6.7701767" calcext:value-type="float">
            <text:p>6.7701767</text:p>
          </table:table-cell>
          <table:table-cell table:style-name="ce2" office:value-type="float" office:value="0.26464351" calcext:value-type="float">
            <text:p>0.26464351</text:p>
          </table:table-cell>
          <table:table-cell/>
          <table:table-cell table:formula="of:=[.C11]*[.D11]+[.F11]*[.G11]+[.I11]*[.J11]" office:value-type="float" office:value="-0.986577137503552" calcext:value-type="float">
            <text:p>-0.9865771375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Court Avg</text:p>
          </table:table-cell>
          <table:table-cell table:formula="of:= AVERAGE([.L3:.L11])" office:value-type="float" office:value="2.1165123966927" calcext:value-type="float">
            <text:p>2.1165123967</text:p>
          </table:table-cell>
          <table:table-cell/>
        </table:table-row>
        <table:table-row table:style-name="ro2" table:number-rows-repeated="104856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ourt22" table:style-name="ta22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Judges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Full value multiplied out</text:p>
          </table:table-cell>
          <table:table-cell table:style-name="ce1"/>
        </table:table-row>
        <table:table-row table:style-name="ro2">
          <table:table-cell table:number-columns-repeated="13"/>
        </table:table-row>
        <table:table-row table:style-name="ro1">
          <table:table-cell table:style-name="ce2" office:value-type="string" calcext:value-type="string">
            <text:p>WHRehnquist</text:p>
          </table:table-cell>
          <table:table-cell/>
          <table:table-cell table:style-name="ce2" office:value-type="float" office:value="68.72706372" calcext:value-type="float">
            <text:p>68.72706372</text:p>
          </table:table-cell>
          <table:table-cell table:style-name="ce2" office:value-type="float" office:value="-0.35508914" calcext:value-type="float">
            <text:p>-0.35508914</text:p>
          </table:table-cell>
          <table:table-cell/>
          <table:table-cell table:style-name="ce2" office:value-type="float" office:value="42.93239566" calcext:value-type="float">
            <text:p>42.93239566</text:p>
          </table:table-cell>
          <table:table-cell table:style-name="ce2" office:value-type="float" office:value="-0.24356807" calcext:value-type="float">
            <text:p>-0.24356807</text:p>
          </table:table-cell>
          <table:table-cell/>
          <table:table-cell table:style-name="ce2" office:value-type="float" office:value="21.18256598" calcext:value-type="float">
            <text:p>21.18256598</text:p>
          </table:table-cell>
          <table:table-cell table:style-name="ce2" office:value-type="float" office:value="-0.36581669" calcext:value-type="float">
            <text:p>-0.36581669</text:p>
          </table:table-cell>
          <table:table-cell/>
          <table:table-cell table:formula="of:=[.C3]*[.D3]+[.F3]*[.G3]+[.I3]*[.J3]" office:value-type="float" office:value="-42.6101308749528" calcext:value-type="float">
            <text:p>-42.610130875</text:p>
          </table:table-cell>
          <table:table-cell/>
        </table:table-row>
        <table:table-row table:style-name="ro1">
          <table:table-cell table:style-name="ce2" office:value-type="string" calcext:value-type="string">
            <text:p>JPStevens</text:p>
          </table:table-cell>
          <table:table-cell/>
          <table:table-cell table:style-name="ce2" office:value-type="float" office:value="68.72706372" calcext:value-type="float">
            <text:p>68.72706372</text:p>
          </table:table-cell>
          <table:table-cell table:style-name="ce2" office:value-type="float" office:value="0.29478723" calcext:value-type="float">
            <text:p>0.29478723</text:p>
          </table:table-cell>
          <table:table-cell/>
          <table:table-cell table:style-name="ce2" office:value-type="float" office:value="42.93239566" calcext:value-type="float">
            <text:p>42.93239566</text:p>
          </table:table-cell>
          <table:table-cell table:style-name="ce2" office:value-type="float" office:value="-0.46230697" calcext:value-type="float">
            <text:p>-0.46230697</text:p>
          </table:table-cell>
          <table:table-cell/>
          <table:table-cell table:style-name="ce2" office:value-type="float" office:value="21.18256598" calcext:value-type="float">
            <text:p>21.18256598</text:p>
          </table:table-cell>
          <table:table-cell table:style-name="ce2" office:value-type="float" office:value="0.10302314" calcext:value-type="float">
            <text:p>0.10302314</text:p>
          </table:table-cell>
          <table:table-cell/>
          <table:table-cell table:formula="of:=[.C4]*[.D4]+[.F4]*[.G4]+[.I4]*[.J4]" office:value-type="float" office:value="2.59420944815333" calcext:value-type="float">
            <text:p>2.5942094482</text:p>
          </table:table-cell>
          <table:table-cell/>
        </table:table-row>
        <table:table-row table:style-name="ro1">
          <table:table-cell table:style-name="ce2" office:value-type="string" calcext:value-type="string">
            <text:p>SDOConnor</text:p>
          </table:table-cell>
          <table:table-cell/>
          <table:table-cell table:style-name="ce2" office:value-type="float" office:value="68.72706372" calcext:value-type="float">
            <text:p>68.72706372</text:p>
          </table:table-cell>
          <table:table-cell table:style-name="ce2" office:value-type="float" office:value="-0.18496848" calcext:value-type="float">
            <text:p>-0.18496848</text:p>
          </table:table-cell>
          <table:table-cell/>
          <table:table-cell table:style-name="ce2" office:value-type="float" office:value="42.93239566" calcext:value-type="float">
            <text:p>42.93239566</text:p>
          </table:table-cell>
          <table:table-cell table:style-name="ce2" office:value-type="float" office:value="0.38283623" calcext:value-type="float">
            <text:p>0.38283623</text:p>
          </table:table-cell>
          <table:table-cell/>
          <table:table-cell table:style-name="ce2" office:value-type="float" office:value="21.18256598" calcext:value-type="float">
            <text:p>21.18256598</text:p>
          </table:table-cell>
          <table:table-cell table:style-name="ce2" office:value-type="float" office:value="-0.54903342" calcext:value-type="float">
            <text:p>-0.54903342</text:p>
          </table:table-cell>
          <table:table-cell/>
          <table:table-cell table:formula="of:=[.C5]*[.D5]+[.F5]*[.G5]+[.I5]*[.J5]" office:value-type="float" office:value="-7.90620065618384" calcext:value-type="float">
            <text:p>-7.9062006562</text:p>
          </table:table-cell>
          <table:table-cell/>
        </table:table-row>
        <table:table-row table:style-name="ro1">
          <table:table-cell table:style-name="ce2" office:value-type="string" calcext:value-type="string">
            <text:p>AScalia</text:p>
          </table:table-cell>
          <table:table-cell/>
          <table:table-cell table:style-name="ce2" office:value-type="float" office:value="68.72706372" calcext:value-type="float">
            <text:p>68.72706372</text:p>
          </table:table-cell>
          <table:table-cell table:style-name="ce2" office:value-type="float" office:value="0.11352236" calcext:value-type="float">
            <text:p>0.11352236</text:p>
          </table:table-cell>
          <table:table-cell/>
          <table:table-cell table:style-name="ce2" office:value-type="float" office:value="42.93239566" calcext:value-type="float">
            <text:p>42.93239566</text:p>
          </table:table-cell>
          <table:table-cell table:style-name="ce2" office:value-type="float" office:value="0.67138194" calcext:value-type="float">
            <text:p>0.67138194</text:p>
          </table:table-cell>
          <table:table-cell/>
          <table:table-cell table:style-name="ce2" office:value-type="float" office:value="21.18256598" calcext:value-type="float">
            <text:p>21.18256598</text:p>
          </table:table-cell>
          <table:table-cell table:style-name="ce2" office:value-type="float" office:value="0.02375448" calcext:value-type="float">
            <text:p>0.02375448</text:p>
          </table:table-cell>
          <table:table-cell/>
          <table:table-cell table:formula="of:=[.C6]*[.D6]+[.F6]*[.G6]+[.I6]*[.J6]" office:value-type="float" office:value="37.1292743963437" calcext:value-type="float">
            <text:p>37.1292743963</text:p>
          </table:table-cell>
          <table:table-cell/>
        </table:table-row>
        <table:table-row table:style-name="ro1">
          <table:table-cell table:style-name="ce2" office:value-type="string" calcext:value-type="string">
            <text:p>AMKennedy</text:p>
          </table:table-cell>
          <table:table-cell/>
          <table:table-cell table:style-name="ce2" office:value-type="float" office:value="68.72706372" calcext:value-type="float">
            <text:p>68.72706372</text:p>
          </table:table-cell>
          <table:table-cell table:style-name="ce2" office:value-type="float" office:value="-0.25526267" calcext:value-type="float">
            <text:p>-0.25526267</text:p>
          </table:table-cell>
          <table:table-cell/>
          <table:table-cell table:style-name="ce2" office:value-type="float" office:value="42.93239566" calcext:value-type="float">
            <text:p>42.93239566</text:p>
          </table:table-cell>
          <table:table-cell table:style-name="ce2" office:value-type="float" office:value="0.32056493" calcext:value-type="float">
            <text:p>0.32056493</text:p>
          </table:table-cell>
          <table:table-cell/>
          <table:table-cell table:style-name="ce2" office:value-type="float" office:value="21.18256598" calcext:value-type="float">
            <text:p>21.18256598</text:p>
          </table:table-cell>
          <table:table-cell table:style-name="ce2" office:value-type="float" office:value="0.51486419" calcext:value-type="float">
            <text:p>0.51486419</text:p>
          </table:table-cell>
          <table:table-cell/>
          <table:table-cell table:formula="of:=[.C7]*[.D7]+[.F7]*[.G7]+[.I7]*[.J7]" office:value-type="float" office:value="7.12531129846713" calcext:value-type="float">
            <text:p>7.1253112985</text:p>
          </table:table-cell>
          <table:table-cell/>
        </table:table-row>
        <table:table-row table:style-name="ro1">
          <table:table-cell table:style-name="ce2" office:value-type="string" calcext:value-type="string">
            <text:p>DHSouter</text:p>
          </table:table-cell>
          <table:table-cell/>
          <table:table-cell table:style-name="ce2" office:value-type="float" office:value="68.72706372" calcext:value-type="float">
            <text:p>68.72706372</text:p>
          </table:table-cell>
          <table:table-cell table:style-name="ce2" office:value-type="float" office:value="0.15576067" calcext:value-type="float">
            <text:p>0.15576067</text:p>
          </table:table-cell>
          <table:table-cell/>
          <table:table-cell table:style-name="ce2" office:value-type="float" office:value="42.93239566" calcext:value-type="float">
            <text:p>42.93239566</text:p>
          </table:table-cell>
          <table:table-cell table:style-name="ce2" office:value-type="float" office:value="0.00952206" calcext:value-type="float">
            <text:p>0.00952206</text:p>
          </table:table-cell>
          <table:table-cell/>
          <table:table-cell table:style-name="ce2" office:value-type="float" office:value="21.18256598" calcext:value-type="float">
            <text:p>21.18256598</text:p>
          </table:table-cell>
          <table:table-cell table:style-name="ce2" office:value-type="float" office:value="-0.45193888" calcext:value-type="float">
            <text:p>-0.45193888</text:p>
          </table:table-cell>
          <table:table-cell/>
          <table:table-cell table:formula="of:=[.C8]*[.D8]+[.F8]*[.G8]+[.I8]*[.J8]" office:value-type="float" office:value="1.54055319505085" calcext:value-type="float">
            <text:p>1.5405531951</text:p>
          </table:table-cell>
          <table:table-cell/>
        </table:table-row>
        <table:table-row table:style-name="ro1">
          <table:table-cell table:style-name="ce2" office:value-type="string" calcext:value-type="string">
            <text:p>CThomas</text:p>
          </table:table-cell>
          <table:table-cell/>
          <table:table-cell table:style-name="ce2" office:value-type="float" office:value="68.72706372" calcext:value-type="float">
            <text:p>68.72706372</text:p>
          </table:table-cell>
          <table:table-cell table:style-name="ce2" office:value-type="float" office:value="-0.72320113" calcext:value-type="float">
            <text:p>-0.72320113</text:p>
          </table:table-cell>
          <table:table-cell/>
          <table:table-cell table:style-name="ce2" office:value-type="float" office:value="42.93239566" calcext:value-type="float">
            <text:p>42.93239566</text:p>
          </table:table-cell>
          <table:table-cell table:style-name="ce2" office:value-type="float" office:value="-0.1395166" calcext:value-type="float">
            <text:p>-0.1395166</text:p>
          </table:table-cell>
          <table:table-cell/>
          <table:table-cell table:style-name="ce2" office:value-type="float" office:value="21.18256598" calcext:value-type="float">
            <text:p>21.18256598</text:p>
          </table:table-cell>
          <table:table-cell table:style-name="ce2" office:value-type="float" office:value="-0.0505644" calcext:value-type="float">
            <text:p>-0.0505644</text:p>
          </table:table-cell>
          <table:table-cell/>
          <table:table-cell table:formula="of:=[.C9]*[.D9]+[.F9]*[.G9]+[.I9]*[.J9]" office:value-type="float" office:value="-56.7643557554631" calcext:value-type="float">
            <text:p>-56.7643557555</text:p>
          </table:table-cell>
          <table:table-cell/>
        </table:table-row>
        <table:table-row table:style-name="ro1">
          <table:table-cell table:style-name="ce2" office:value-type="string" calcext:value-type="string">
            <text:p>RBGinsburg</text:p>
          </table:table-cell>
          <table:table-cell/>
          <table:table-cell table:style-name="ce2" office:value-type="float" office:value="68.72706372" calcext:value-type="float">
            <text:p>68.72706372</text:p>
          </table:table-cell>
          <table:table-cell table:style-name="ce2" office:value-type="float" office:value="0.34854174" calcext:value-type="float">
            <text:p>0.34854174</text:p>
          </table:table-cell>
          <table:table-cell/>
          <table:table-cell table:style-name="ce2" office:value-type="float" office:value="42.93239566" calcext:value-type="float">
            <text:p>42.93239566</text:p>
          </table:table-cell>
          <table:table-cell table:style-name="ce2" office:value-type="float" office:value="0.05359197" calcext:value-type="float">
            <text:p>0.05359197</text:p>
          </table:table-cell>
          <table:table-cell/>
          <table:table-cell table:style-name="ce2" office:value-type="float" office:value="21.18256598" calcext:value-type="float">
            <text:p>21.18256598</text:p>
          </table:table-cell>
          <table:table-cell table:style-name="ce2" office:value-type="float" office:value="-0.28575096" calcext:value-type="float">
            <text:p>-0.28575096</text:p>
          </table:table-cell>
          <table:table-cell/>
          <table:table-cell table:formula="of:=[.C10]*[.D10]+[.F10]*[.G10]+[.I10]*[.J10]" office:value-type="float" office:value="20.2021434702502" calcext:value-type="float">
            <text:p>20.2021434703</text:p>
          </table:table-cell>
          <table:table-cell/>
        </table:table-row>
        <table:table-row table:style-name="ro1">
          <table:table-cell table:style-name="ce2" office:value-type="string" calcext:value-type="string">
            <text:p>SGBreyer</text:p>
          </table:table-cell>
          <table:table-cell/>
          <table:table-cell table:style-name="ce2" office:value-type="float" office:value="68.72706372" calcext:value-type="float">
            <text:p>68.72706372</text:p>
          </table:table-cell>
          <table:table-cell table:style-name="ce2" office:value-type="float" office:value="-0.07739444" calcext:value-type="float">
            <text:p>-0.07739444</text:p>
          </table:table-cell>
          <table:table-cell/>
          <table:table-cell table:style-name="ce2" office:value-type="float" office:value="42.93239566" calcext:value-type="float">
            <text:p>42.93239566</text:p>
          </table:table-cell>
          <table:table-cell table:style-name="ce2" office:value-type="float" office:value="-0.06663371" calcext:value-type="float">
            <text:p>-0.06663371</text:p>
          </table:table-cell>
          <table:table-cell/>
          <table:table-cell table:style-name="ce2" office:value-type="float" office:value="21.18256598" calcext:value-type="float">
            <text:p>21.18256598</text:p>
          </table:table-cell>
          <table:table-cell table:style-name="ce2" office:value-type="float" office:value="-0.00426174" calcext:value-type="float">
            <text:p>-0.00426174</text:p>
          </table:table-cell>
          <table:table-cell/>
          <table:table-cell table:formula="of:=[.C11]*[.D11]+[.F11]*[.G11]+[.I11]*[.J11]" office:value-type="float" office:value="-8.27011200020702" calcext:value-type="float">
            <text:p>-8.2701120002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Court Avg</text:p>
          </table:table-cell>
          <table:table-cell table:formula="of:= AVERAGE([.L3:.L11])" office:value-type="float" office:value="-5.21770083094905" calcext:value-type="float">
            <text:p>-5.2177008309</text:p>
          </table:table-cell>
          <table:table-cell/>
        </table:table-row>
        <table:table-row table:style-name="ro2" table:number-rows-repeated="104856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ourt23" table:style-name="ta23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Judges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Full value multiplied out</text:p>
          </table:table-cell>
          <table:table-cell table:style-name="ce1"/>
        </table:table-row>
        <table:table-row table:style-name="ro2">
          <table:table-cell table:number-columns-repeated="13"/>
        </table:table-row>
        <table:table-row table:style-name="ro1">
          <table:table-cell table:style-name="ce2" office:value-type="string" calcext:value-type="string">
            <text:p>JPStevens</text:p>
          </table:table-cell>
          <table:table-cell/>
          <table:table-cell table:style-name="ce2" office:value-type="float" office:value="12.76942168" calcext:value-type="float">
            <text:p>12.76942168</text:p>
          </table:table-cell>
          <table:table-cell table:style-name="ce2" office:value-type="float" office:value="-0.31438899" calcext:value-type="float">
            <text:p>-0.31438899</text:p>
          </table:table-cell>
          <table:table-cell/>
          <table:table-cell table:style-name="ce2" office:value-type="float" office:value="4.82046198" calcext:value-type="float">
            <text:p>4.82046198</text:p>
          </table:table-cell>
          <table:table-cell table:style-name="ce2" office:value-type="float" office:value="-0.36129115" calcext:value-type="float">
            <text:p>-0.36129115</text:p>
          </table:table-cell>
          <table:table-cell/>
          <table:table-cell table:style-name="ce2" office:value-type="float" office:value="3.26368296" calcext:value-type="float">
            <text:p>3.26368296</text:p>
          </table:table-cell>
          <table:table-cell table:style-name="ce2" office:value-type="float" office:value="-0.3439823" calcext:value-type="float">
            <text:p>-0.3439823</text:p>
          </table:table-cell>
          <table:table-cell/>
          <table:table-cell table:formula="of:=[.C3]*[.D3]+[.F3]*[.G3]+[.I3]*[.J3]" office:value-type="float" office:value="-6.87880500819639" calcext:value-type="float">
            <text:p>-6.8788050082</text:p>
          </table:table-cell>
          <table:table-cell/>
        </table:table-row>
        <table:table-row table:style-name="ro1">
          <table:table-cell table:style-name="ce2" office:value-type="string" calcext:value-type="string">
            <text:p>SDOConnor</text:p>
          </table:table-cell>
          <table:table-cell/>
          <table:table-cell table:style-name="ce2" office:value-type="float" office:value="12.76942168" calcext:value-type="float">
            <text:p>12.76942168</text:p>
          </table:table-cell>
          <table:table-cell table:style-name="ce2" office:value-type="float" office:value="0.25525608" calcext:value-type="float">
            <text:p>0.25525608</text:p>
          </table:table-cell>
          <table:table-cell/>
          <table:table-cell table:style-name="ce2" office:value-type="float" office:value="4.82046198" calcext:value-type="float">
            <text:p>4.82046198</text:p>
          </table:table-cell>
          <table:table-cell table:style-name="ce2" office:value-type="float" office:value="0.0352461" calcext:value-type="float">
            <text:p>0.0352461</text:p>
          </table:table-cell>
          <table:table-cell/>
          <table:table-cell table:style-name="ce2" office:value-type="float" office:value="3.26368296" calcext:value-type="float">
            <text:p>3.26368296</text:p>
          </table:table-cell>
          <table:table-cell table:style-name="ce2" office:value-type="float" office:value="-0.41374054" calcext:value-type="float">
            <text:p>-0.41374054</text:p>
          </table:table-cell>
          <table:table-cell/>
          <table:table-cell table:formula="of:=[.C4]*[.D4]+[.F4]*[.G4]+[.I4]*[.J4]" office:value-type="float" office:value="2.07905705663789" calcext:value-type="float">
            <text:p>2.0790570566</text:p>
          </table:table-cell>
          <table:table-cell/>
        </table:table-row>
        <table:table-row table:style-name="ro1">
          <table:table-cell table:style-name="ce2" office:value-type="string" calcext:value-type="string">
            <text:p>AScalia</text:p>
          </table:table-cell>
          <table:table-cell/>
          <table:table-cell table:style-name="ce2" office:value-type="float" office:value="12.76942168" calcext:value-type="float">
            <text:p>12.76942168</text:p>
          </table:table-cell>
          <table:table-cell table:style-name="ce2" office:value-type="float" office:value="-0.67187944" calcext:value-type="float">
            <text:p>-0.67187944</text:p>
          </table:table-cell>
          <table:table-cell/>
          <table:table-cell table:style-name="ce2" office:value-type="float" office:value="4.82046198" calcext:value-type="float">
            <text:p>4.82046198</text:p>
          </table:table-cell>
          <table:table-cell table:style-name="ce2" office:value-type="float" office:value="0.01150915" calcext:value-type="float">
            <text:p>0.01150915</text:p>
          </table:table-cell>
          <table:table-cell/>
          <table:table-cell table:style-name="ce2" office:value-type="float" office:value="3.26368296" calcext:value-type="float">
            <text:p>3.26368296</text:p>
          </table:table-cell>
          <table:table-cell table:style-name="ce2" office:value-type="float" office:value="0.15738664" calcext:value-type="float">
            <text:p>0.15738664</text:p>
          </table:table-cell>
          <table:table-cell/>
          <table:table-cell table:formula="of:=[.C5]*[.D5]+[.F5]*[.G5]+[.I5]*[.J5]" office:value-type="float" office:value="-8.01037237238549" calcext:value-type="float">
            <text:p>-8.0103723724</text:p>
          </table:table-cell>
          <table:table-cell/>
        </table:table-row>
        <table:table-row table:style-name="ro1">
          <table:table-cell table:style-name="ce2" office:value-type="string" calcext:value-type="string">
            <text:p>AMKennedy</text:p>
          </table:table-cell>
          <table:table-cell/>
          <table:table-cell table:style-name="ce2" office:value-type="float" office:value="12.76942168" calcext:value-type="float">
            <text:p>12.76942168</text:p>
          </table:table-cell>
          <table:table-cell table:style-name="ce2" office:value-type="float" office:value="0.33924453" calcext:value-type="float">
            <text:p>0.33924453</text:p>
          </table:table-cell>
          <table:table-cell/>
          <table:table-cell table:style-name="ce2" office:value-type="float" office:value="4.82046198" calcext:value-type="float">
            <text:p>4.82046198</text:p>
          </table:table-cell>
          <table:table-cell table:style-name="ce2" office:value-type="float" office:value="0.05191661" calcext:value-type="float">
            <text:p>0.05191661</text:p>
          </table:table-cell>
          <table:table-cell/>
          <table:table-cell table:style-name="ce2" office:value-type="float" office:value="3.26368296" calcext:value-type="float">
            <text:p>3.26368296</text:p>
          </table:table-cell>
          <table:table-cell table:style-name="ce2" office:value-type="float" office:value="0.00656801" calcext:value-type="float">
            <text:p>0.00656801</text:p>
          </table:table-cell>
          <table:table-cell/>
          <table:table-cell table:formula="of:=[.C6]*[.D6]+[.F6]*[.G6]+[.I6]*[.J6]" office:value-type="float" office:value="4.60365440315701" calcext:value-type="float">
            <text:p>4.6036544032</text:p>
          </table:table-cell>
          <table:table-cell/>
        </table:table-row>
        <table:table-row table:style-name="ro1">
          <table:table-cell table:style-name="ce2" office:value-type="string" calcext:value-type="string">
            <text:p>DHSouter</text:p>
          </table:table-cell>
          <table:table-cell/>
          <table:table-cell table:style-name="ce2" office:value-type="float" office:value="12.76942168" calcext:value-type="float">
            <text:p>12.76942168</text:p>
          </table:table-cell>
          <table:table-cell table:style-name="ce2" office:value-type="float" office:value="0.22275429" calcext:value-type="float">
            <text:p>0.22275429</text:p>
          </table:table-cell>
          <table:table-cell/>
          <table:table-cell table:style-name="ce2" office:value-type="float" office:value="4.82046198" calcext:value-type="float">
            <text:p>4.82046198</text:p>
          </table:table-cell>
          <table:table-cell table:style-name="ce2" office:value-type="float" office:value="-0.66780046" calcext:value-type="float">
            <text:p>-0.66780046</text:p>
          </table:table-cell>
          <table:table-cell/>
          <table:table-cell table:style-name="ce2" office:value-type="float" office:value="3.26368296" calcext:value-type="float">
            <text:p>3.26368296</text:p>
          </table:table-cell>
          <table:table-cell table:style-name="ce2" office:value-type="float" office:value="-0.13223106" calcext:value-type="float">
            <text:p>-0.13223106</text:p>
          </table:table-cell>
          <table:table-cell/>
          <table:table-cell table:formula="of:=[.C7]*[.D7]+[.F7]*[.G7]+[.I7]*[.J7]" office:value-type="float" office:value="-0.806223524922241" calcext:value-type="float">
            <text:p>-0.8062235249</text:p>
          </table:table-cell>
          <table:table-cell/>
        </table:table-row>
        <table:table-row table:style-name="ro1">
          <table:table-cell table:style-name="ce2" office:value-type="string" calcext:value-type="string">
            <text:p>CThomas</text:p>
          </table:table-cell>
          <table:table-cell/>
          <table:table-cell table:style-name="ce2" office:value-type="float" office:value="12.76942168" calcext:value-type="float">
            <text:p>12.76942168</text:p>
          </table:table-cell>
          <table:table-cell table:style-name="ce2" office:value-type="float" office:value="0.30694925" calcext:value-type="float">
            <text:p>0.30694925</text:p>
          </table:table-cell>
          <table:table-cell/>
          <table:table-cell table:style-name="ce2" office:value-type="float" office:value="4.82046198" calcext:value-type="float">
            <text:p>4.82046198</text:p>
          </table:table-cell>
          <table:table-cell table:style-name="ce2" office:value-type="float" office:value="-0.35210883" calcext:value-type="float">
            <text:p>-0.35210883</text:p>
          </table:table-cell>
          <table:table-cell/>
          <table:table-cell table:style-name="ce2" office:value-type="float" office:value="3.26368296" calcext:value-type="float">
            <text:p>3.26368296</text:p>
          </table:table-cell>
          <table:table-cell table:style-name="ce2" office:value-type="float" office:value="0.15001895" calcext:value-type="float">
            <text:p>0.15001895</text:p>
          </table:table-cell>
          <table:table-cell/>
          <table:table-cell table:formula="of:=[.C8]*[.D8]+[.F8]*[.G8]+[.I8]*[.J8]" office:value-type="float" office:value="2.71185147056455" calcext:value-type="float">
            <text:p>2.7118514706</text:p>
          </table:table-cell>
          <table:table-cell/>
        </table:table-row>
        <table:table-row table:style-name="ro1">
          <table:table-cell table:style-name="ce2" office:value-type="string" calcext:value-type="string">
            <text:p>RBGinsburg</text:p>
          </table:table-cell>
          <table:table-cell/>
          <table:table-cell table:style-name="ce2" office:value-type="float" office:value="12.76942168" calcext:value-type="float">
            <text:p>12.76942168</text:p>
          </table:table-cell>
          <table:table-cell table:style-name="ce2" office:value-type="float" office:value="-0.11826357" calcext:value-type="float">
            <text:p>-0.11826357</text:p>
          </table:table-cell>
          <table:table-cell/>
          <table:table-cell table:style-name="ce2" office:value-type="float" office:value="4.82046198" calcext:value-type="float">
            <text:p>4.82046198</text:p>
          </table:table-cell>
          <table:table-cell table:style-name="ce2" office:value-type="float" office:value="-0.50737491" calcext:value-type="float">
            <text:p>-0.50737491</text:p>
          </table:table-cell>
          <table:table-cell/>
          <table:table-cell table:style-name="ce2" office:value-type="float" office:value="3.26368296" calcext:value-type="float">
            <text:p>3.26368296</text:p>
          </table:table-cell>
          <table:table-cell table:style-name="ce2" office:value-type="float" office:value="0.40676123" calcext:value-type="float">
            <text:p>0.40676123</text:p>
          </table:table-cell>
          <table:table-cell/>
          <table:table-cell table:formula="of:=[.C9]*[.D9]+[.F9]*[.G9]+[.I9]*[.J9]" office:value-type="float" office:value="-2.62839916283348" calcext:value-type="float">
            <text:p>-2.6283991628</text:p>
          </table:table-cell>
          <table:table-cell/>
        </table:table-row>
        <table:table-row table:style-name="ro1">
          <table:table-cell table:style-name="ce2" office:value-type="string" calcext:value-type="string">
            <text:p>SGBreyer</text:p>
          </table:table-cell>
          <table:table-cell/>
          <table:table-cell table:style-name="ce2" office:value-type="float" office:value="12.76942168" calcext:value-type="float">
            <text:p>12.76942168</text:p>
          </table:table-cell>
          <table:table-cell table:style-name="ce2" office:value-type="float" office:value="0.22700749" calcext:value-type="float">
            <text:p>0.22700749</text:p>
          </table:table-cell>
          <table:table-cell/>
          <table:table-cell table:style-name="ce2" office:value-type="float" office:value="4.82046198" calcext:value-type="float">
            <text:p>4.82046198</text:p>
          </table:table-cell>
          <table:table-cell table:style-name="ce2" office:value-type="float" office:value="0.15321096" calcext:value-type="float">
            <text:p>0.15321096</text:p>
          </table:table-cell>
          <table:table-cell/>
          <table:table-cell table:style-name="ce2" office:value-type="float" office:value="3.26368296" calcext:value-type="float">
            <text:p>3.26368296</text:p>
          </table:table-cell>
          <table:table-cell table:style-name="ce2" office:value-type="float" office:value="-0.14775708" calcext:value-type="float">
            <text:p>-0.14775708</text:p>
          </table:table-cell>
          <table:table-cell/>
          <table:table-cell table:formula="of:=[.C10]*[.D10]+[.F10]*[.G10]+[.I10]*[.J10]" office:value-type="float" office:value="3.15506970771233" calcext:value-type="float">
            <text:p>3.1550697077</text:p>
          </table:table-cell>
          <table:table-cell/>
        </table:table-row>
        <table:table-row table:style-name="ro1">
          <table:table-cell table:style-name="ce2" office:value-type="string" calcext:value-type="string">
            <text:p>JGRoberts</text:p>
          </table:table-cell>
          <table:table-cell/>
          <table:table-cell table:style-name="ce2" office:value-type="float" office:value="12.76942168" calcext:value-type="float">
            <text:p>12.76942168</text:p>
          </table:table-cell>
          <table:table-cell table:style-name="ce2" office:value-type="float" office:value="0.2452327" calcext:value-type="float">
            <text:p>0.2452327</text:p>
          </table:table-cell>
          <table:table-cell/>
          <table:table-cell table:style-name="ce2" office:value-type="float" office:value="4.82046198" calcext:value-type="float">
            <text:p>4.82046198</text:p>
          </table:table-cell>
          <table:table-cell table:style-name="ce2" office:value-type="float" office:value="0.12065499" calcext:value-type="float">
            <text:p>0.12065499</text:p>
          </table:table-cell>
          <table:table-cell/>
          <table:table-cell table:style-name="ce2" office:value-type="float" office:value="3.26368296" calcext:value-type="float">
            <text:p>3.26368296</text:p>
          </table:table-cell>
          <table:table-cell table:style-name="ce2" office:value-type="float" office:value="0.67705514" calcext:value-type="float">
            <text:p>0.67705514</text:p>
          </table:table-cell>
          <table:table-cell/>
          <table:table-cell table:formula="of:=[.C11]*[.D11]+[.F11]*[.G11]+[.I11]*[.J11]" office:value-type="float" office:value="5.92278587141563" calcext:value-type="float">
            <text:p>5.922785871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Court Avg</text:p>
          </table:table-cell>
          <table:table-cell table:formula="of:= AVERAGE([.L3:.L11])" office:value-type="float" office:value="0.0165131601277566" calcext:value-type="float">
            <text:p>0.0165131601</text:p>
          </table:table-cell>
          <table:table-cell/>
        </table:table-row>
        <table:table-row table:style-name="ro2" table:number-rows-repeated="104856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ourt24" table:style-name="ta24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Judges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Full value multiplied out</text:p>
          </table:table-cell>
          <table:table-cell table:style-name="ce1"/>
        </table:table-row>
        <table:table-row table:style-name="ro2">
          <table:table-cell table:number-columns-repeated="13"/>
        </table:table-row>
        <table:table-row table:style-name="ro1">
          <table:table-cell table:style-name="ce2" office:value-type="string" calcext:value-type="string">
            <text:p>JPStevens</text:p>
          </table:table-cell>
          <table:table-cell/>
          <table:table-cell table:style-name="ce2" office:value-type="float" office:value="35.21764437" calcext:value-type="float">
            <text:p>35.21764437</text:p>
          </table:table-cell>
          <table:table-cell table:style-name="ce2" office:value-type="float" office:value="-0.2559374" calcext:value-type="float">
            <text:p>-0.2559374</text:p>
          </table:table-cell>
          <table:table-cell/>
          <table:table-cell table:style-name="ce2" office:value-type="float" office:value="26.11103793" calcext:value-type="float">
            <text:p>26.11103793</text:p>
          </table:table-cell>
          <table:table-cell table:style-name="ce2" office:value-type="float" office:value="-0.35838731" calcext:value-type="float">
            <text:p>-0.35838731</text:p>
          </table:table-cell>
          <table:table-cell/>
          <table:table-cell table:style-name="ce2" office:value-type="float" office:value="12.4369054" calcext:value-type="float">
            <text:p>12.4369054</text:p>
          </table:table-cell>
          <table:table-cell table:style-name="ce2" office:value-type="float" office:value="-0.38838273" calcext:value-type="float">
            <text:p>-0.38838273</text:p>
          </table:table-cell>
          <table:table-cell/>
          <table:table-cell table:formula="of:=[.C3]*[.D3]+[.F3]*[.G3]+[.I3]*[.J3]" office:value-type="float" office:value="-23.2016562512268" calcext:value-type="float">
            <text:p>-23.2016562512</text:p>
          </table:table-cell>
          <table:table-cell/>
        </table:table-row>
        <table:table-row table:style-name="ro1">
          <table:table-cell table:style-name="ce2" office:value-type="string" calcext:value-type="string">
            <text:p>AScalia</text:p>
          </table:table-cell>
          <table:table-cell/>
          <table:table-cell table:style-name="ce2" office:value-type="float" office:value="35.21764437" calcext:value-type="float">
            <text:p>35.21764437</text:p>
          </table:table-cell>
          <table:table-cell table:style-name="ce2" office:value-type="float" office:value="0.45052126" calcext:value-type="float">
            <text:p>0.45052126</text:p>
          </table:table-cell>
          <table:table-cell/>
          <table:table-cell table:style-name="ce2" office:value-type="float" office:value="26.11103793" calcext:value-type="float">
            <text:p>26.11103793</text:p>
          </table:table-cell>
          <table:table-cell table:style-name="ce2" office:value-type="float" office:value="-0.32080854" calcext:value-type="float">
            <text:p>-0.32080854</text:p>
          </table:table-cell>
          <table:table-cell/>
          <table:table-cell table:style-name="ce2" office:value-type="float" office:value="12.4369054" calcext:value-type="float">
            <text:p>12.4369054</text:p>
          </table:table-cell>
          <table:table-cell table:style-name="ce2" office:value-type="float" office:value="-0.08552133" calcext:value-type="float">
            <text:p>-0.08552133</text:p>
          </table:table-cell>
          <table:table-cell/>
          <table:table-cell table:formula="of:=[.C4]*[.D4]+[.F4]*[.G4]+[.I4]*[.J4]" office:value-type="float" office:value="6.4260328687042" calcext:value-type="float">
            <text:p>6.4260328687</text:p>
          </table:table-cell>
          <table:table-cell/>
        </table:table-row>
        <table:table-row table:style-name="ro1">
          <table:table-cell table:style-name="ce2" office:value-type="string" calcext:value-type="string">
            <text:p>AMKennedy</text:p>
          </table:table-cell>
          <table:table-cell/>
          <table:table-cell table:style-name="ce2" office:value-type="float" office:value="35.21764437" calcext:value-type="float">
            <text:p>35.21764437</text:p>
          </table:table-cell>
          <table:table-cell table:style-name="ce2" office:value-type="float" office:value="-0.18226382" calcext:value-type="float">
            <text:p>-0.18226382</text:p>
          </table:table-cell>
          <table:table-cell/>
          <table:table-cell table:style-name="ce2" office:value-type="float" office:value="26.11103793" calcext:value-type="float">
            <text:p>26.11103793</text:p>
          </table:table-cell>
          <table:table-cell table:style-name="ce2" office:value-type="float" office:value="-0.37664674" calcext:value-type="float">
            <text:p>-0.37664674</text:p>
          </table:table-cell>
          <table:table-cell/>
          <table:table-cell table:style-name="ce2" office:value-type="float" office:value="12.4369054" calcext:value-type="float">
            <text:p>12.4369054</text:p>
          </table:table-cell>
          <table:table-cell table:style-name="ce2" office:value-type="float" office:value="0.54217592" calcext:value-type="float">
            <text:p>0.54217592</text:p>
          </table:table-cell>
          <table:table-cell/>
          <table:table-cell table:formula="of:=[.C5]*[.D5]+[.F5]*[.G5]+[.I5]*[.J5]" office:value-type="float" office:value="-9.51054908143057" calcext:value-type="float">
            <text:p>-9.5105490814</text:p>
          </table:table-cell>
          <table:table-cell/>
        </table:table-row>
        <table:table-row table:style-name="ro1">
          <table:table-cell table:style-name="ce2" office:value-type="string" calcext:value-type="string">
            <text:p>DHSouter</text:p>
          </table:table-cell>
          <table:table-cell/>
          <table:table-cell table:style-name="ce2" office:value-type="float" office:value="35.21764437" calcext:value-type="float">
            <text:p>35.21764437</text:p>
          </table:table-cell>
          <table:table-cell table:style-name="ce2" office:value-type="float" office:value="0.19021034" calcext:value-type="float">
            <text:p>0.19021034</text:p>
          </table:table-cell>
          <table:table-cell/>
          <table:table-cell table:style-name="ce2" office:value-type="float" office:value="26.11103793" calcext:value-type="float">
            <text:p>26.11103793</text:p>
          </table:table-cell>
          <table:table-cell table:style-name="ce2" office:value-type="float" office:value="0.07728627" calcext:value-type="float">
            <text:p>0.07728627</text:p>
          </table:table-cell>
          <table:table-cell/>
          <table:table-cell table:style-name="ce2" office:value-type="float" office:value="12.4369054" calcext:value-type="float">
            <text:p>12.4369054</text:p>
          </table:table-cell>
          <table:table-cell table:style-name="ce2" office:value-type="float" office:value="-0.36467936" calcext:value-type="float">
            <text:p>-0.36467936</text:p>
          </table:table-cell>
          <table:table-cell/>
          <table:table-cell table:formula="of:=[.C6]*[.D6]+[.F6]*[.G6]+[.I6]*[.J6]" office:value-type="float" office:value="4.18130213540247" calcext:value-type="float">
            <text:p>4.1813021354</text:p>
          </table:table-cell>
          <table:table-cell/>
        </table:table-row>
        <table:table-row table:style-name="ro1">
          <table:table-cell table:style-name="ce2" office:value-type="string" calcext:value-type="string">
            <text:p>CThomas</text:p>
          </table:table-cell>
          <table:table-cell/>
          <table:table-cell table:style-name="ce2" office:value-type="float" office:value="35.21764437" calcext:value-type="float">
            <text:p>35.21764437</text:p>
          </table:table-cell>
          <table:table-cell table:style-name="ce2" office:value-type="float" office:value="0.63093752" calcext:value-type="float">
            <text:p>0.63093752</text:p>
          </table:table-cell>
          <table:table-cell/>
          <table:table-cell table:style-name="ce2" office:value-type="float" office:value="26.11103793" calcext:value-type="float">
            <text:p>26.11103793</text:p>
          </table:table-cell>
          <table:table-cell table:style-name="ce2" office:value-type="float" office:value="-0.03935215" calcext:value-type="float">
            <text:p>-0.03935215</text:p>
          </table:table-cell>
          <table:table-cell/>
          <table:table-cell table:style-name="ce2" office:value-type="float" office:value="12.4369054" calcext:value-type="float">
            <text:p>12.4369054</text:p>
          </table:table-cell>
          <table:table-cell table:style-name="ce2" office:value-type="float" office:value="-0.23677961" calcext:value-type="float">
            <text:p>-0.23677961</text:p>
          </table:table-cell>
          <table:table-cell/>
          <table:table-cell table:formula="of:=[.C7]*[.D7]+[.F7]*[.G7]+[.I7]*[.J7]" office:value-type="float" office:value="18.2478021075538" calcext:value-type="float">
            <text:p>18.2478021076</text:p>
          </table:table-cell>
          <table:table-cell/>
        </table:table-row>
        <table:table-row table:style-name="ro1">
          <table:table-cell table:style-name="ce2" office:value-type="string" calcext:value-type="string">
            <text:p>RBGinsburg</text:p>
          </table:table-cell>
          <table:table-cell/>
          <table:table-cell table:style-name="ce2" office:value-type="float" office:value="35.21764437" calcext:value-type="float">
            <text:p>35.21764437</text:p>
          </table:table-cell>
          <table:table-cell table:style-name="ce2" office:value-type="float" office:value="-0.02886081" calcext:value-type="float">
            <text:p>-0.02886081</text:p>
          </table:table-cell>
          <table:table-cell/>
          <table:table-cell table:style-name="ce2" office:value-type="float" office:value="26.11103793" calcext:value-type="float">
            <text:p>26.11103793</text:p>
          </table:table-cell>
          <table:table-cell table:style-name="ce2" office:value-type="float" office:value="0.17884171" calcext:value-type="float">
            <text:p>0.17884171</text:p>
          </table:table-cell>
          <table:table-cell/>
          <table:table-cell table:style-name="ce2" office:value-type="float" office:value="12.4369054" calcext:value-type="float">
            <text:p>12.4369054</text:p>
          </table:table-cell>
          <table:table-cell table:style-name="ce2" office:value-type="float" office:value="0.24674819" calcext:value-type="float">
            <text:p>0.24674819</text:p>
          </table:table-cell>
          <table:table-cell/>
          <table:table-cell table:formula="of:=[.C8]*[.D8]+[.F8]*[.G8]+[.I8]*[.J8]" office:value-type="float" office:value="6.72211682711715" calcext:value-type="float">
            <text:p>6.7221168271</text:p>
          </table:table-cell>
          <table:table-cell/>
        </table:table-row>
        <table:table-row table:style-name="ro1">
          <table:table-cell table:style-name="ce2" office:value-type="string" calcext:value-type="string">
            <text:p>SGBreyer</text:p>
          </table:table-cell>
          <table:table-cell/>
          <table:table-cell table:style-name="ce2" office:value-type="float" office:value="35.21764437" calcext:value-type="float">
            <text:p>35.21764437</text:p>
          </table:table-cell>
          <table:table-cell table:style-name="ce2" office:value-type="float" office:value="0.47173852" calcext:value-type="float">
            <text:p>0.47173852</text:p>
          </table:table-cell>
          <table:table-cell/>
          <table:table-cell table:style-name="ce2" office:value-type="float" office:value="26.11103793" calcext:value-type="float">
            <text:p>26.11103793</text:p>
          </table:table-cell>
          <table:table-cell table:style-name="ce2" office:value-type="float" office:value="0.1408451" calcext:value-type="float">
            <text:p>0.1408451</text:p>
          </table:table-cell>
          <table:table-cell/>
          <table:table-cell table:style-name="ce2" office:value-type="float" office:value="12.4369054" calcext:value-type="float">
            <text:p>12.4369054</text:p>
          </table:table-cell>
          <table:table-cell table:style-name="ce2" office:value-type="float" office:value="0.53916469" calcext:value-type="float">
            <text:p>0.53916469</text:p>
          </table:table-cell>
          <table:table-cell/>
          <table:table-cell table:formula="of:=[.C9]*[.D9]+[.F9]*[.G9]+[.I9]*[.J9]" office:value-type="float" office:value="26.9966714258951" calcext:value-type="float">
            <text:p>26.9966714259</text:p>
          </table:table-cell>
          <table:table-cell/>
        </table:table-row>
        <table:table-row table:style-name="ro1">
          <table:table-cell table:style-name="ce2" office:value-type="string" calcext:value-type="string">
            <text:p>JGRoberts</text:p>
          </table:table-cell>
          <table:table-cell/>
          <table:table-cell table:style-name="ce2" office:value-type="float" office:value="35.21764437" calcext:value-type="float">
            <text:p>35.21764437</text:p>
          </table:table-cell>
          <table:table-cell table:style-name="ce2" office:value-type="float" office:value="0.19963015" calcext:value-type="float">
            <text:p>0.19963015</text:p>
          </table:table-cell>
          <table:table-cell/>
          <table:table-cell table:style-name="ce2" office:value-type="float" office:value="26.11103793" calcext:value-type="float">
            <text:p>26.11103793</text:p>
          </table:table-cell>
          <table:table-cell table:style-name="ce2" office:value-type="float" office:value="-0.42492792" calcext:value-type="float">
            <text:p>-0.42492792</text:p>
          </table:table-cell>
          <table:table-cell/>
          <table:table-cell table:style-name="ce2" office:value-type="float" office:value="12.4369054" calcext:value-type="float">
            <text:p>12.4369054</text:p>
          </table:table-cell>
          <table:table-cell table:style-name="ce2" office:value-type="float" office:value="0.05663182" calcext:value-type="float">
            <text:p>0.05663182</text:p>
          </table:table-cell>
          <table:table-cell/>
          <table:table-cell table:formula="of:=[.C10]*[.D10]+[.F10]*[.G10]+[.I10]*[.J10]" office:value-type="float" office:value="-3.36048082043642" calcext:value-type="float">
            <text:p>-3.3604808204</text:p>
          </table:table-cell>
          <table:table-cell/>
        </table:table-row>
        <table:table-row table:style-name="ro1">
          <table:table-cell table:style-name="ce2" office:value-type="string" calcext:value-type="string">
            <text:p>SAAlito</text:p>
          </table:table-cell>
          <table:table-cell/>
          <table:table-cell table:style-name="ce2" office:value-type="float" office:value="35.21764437" calcext:value-type="float">
            <text:p>35.21764437</text:p>
          </table:table-cell>
          <table:table-cell table:style-name="ce2" office:value-type="float" office:value="0.02867134" calcext:value-type="float">
            <text:p>0.02867134</text:p>
          </table:table-cell>
          <table:table-cell/>
          <table:table-cell table:style-name="ce2" office:value-type="float" office:value="26.11103793" calcext:value-type="float">
            <text:p>26.11103793</text:p>
          </table:table-cell>
          <table:table-cell table:style-name="ce2" office:value-type="float" office:value="0.62198911" calcext:value-type="float">
            <text:p>0.62198911</text:p>
          </table:table-cell>
          <table:table-cell/>
          <table:table-cell table:style-name="ce2" office:value-type="float" office:value="12.4369054" calcext:value-type="float">
            <text:p>12.4369054</text:p>
          </table:table-cell>
          <table:table-cell table:style-name="ce2" office:value-type="float" office:value="-0.0635941" calcext:value-type="float">
            <text:p>-0.0635941</text:p>
          </table:table-cell>
          <table:table-cell/>
          <table:table-cell table:formula="of:=[.C11]*[.D11]+[.F11]*[.G11]+[.I11]*[.J11]" office:value-type="float" office:value="16.4596044932902" calcext:value-type="float">
            <text:p>16.4596044933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Court Avg</text:p>
          </table:table-cell>
          <table:table-cell table:formula="of:= AVERAGE([.L3:.L11])" office:value-type="float" office:value="4.77342707831879" calcext:value-type="float">
            <text:p>4.7734270783</text:p>
          </table:table-cell>
          <table:table-cell/>
        </table:table-row>
        <table:table-row table:style-name="ro2" table:number-rows-repeated="104856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ourt25" table:style-name="ta25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Judges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Full value multiplied out</text:p>
          </table:table-cell>
          <table:table-cell table:style-name="ce1"/>
        </table:table-row>
        <table:table-row table:style-name="ro2">
          <table:table-cell table:number-columns-repeated="13"/>
        </table:table-row>
        <table:table-row table:style-name="ro1">
          <table:table-cell table:style-name="ce2" office:value-type="string" calcext:value-type="string">
            <text:p>JGRoberts</text:p>
          </table:table-cell>
          <table:table-cell/>
          <table:table-cell table:style-name="ce2" office:value-type="float" office:value="18.2601649" calcext:value-type="float">
            <text:p>18.2601649</text:p>
          </table:table-cell>
          <table:table-cell table:style-name="ce2" office:value-type="float" office:value="-0.38461599" calcext:value-type="float">
            <text:p>-0.38461599</text:p>
          </table:table-cell>
          <table:table-cell/>
          <table:table-cell table:style-name="ce2" office:value-type="float" office:value="10.16040789" calcext:value-type="float">
            <text:p>10.16040789</text:p>
          </table:table-cell>
          <table:table-cell table:style-name="ce2" office:value-type="float" office:value="-0.27199455" calcext:value-type="float">
            <text:p>-0.27199455</text:p>
          </table:table-cell>
          <table:table-cell/>
          <table:table-cell table:style-name="ce2" office:value-type="float" office:value="5.70704011" calcext:value-type="float">
            <text:p>5.70704011</text:p>
          </table:table-cell>
          <table:table-cell table:style-name="ce2" office:value-type="float" office:value="-0.32939872" calcext:value-type="float">
            <text:p>-0.32939872</text:p>
          </table:table-cell>
          <table:table-cell/>
          <table:table-cell table:formula="of:=[.C3]*[.D3]+[.F3]*[.G3]+[.I3]*[.J3]" office:value-type="float" office:value="-11.6666186796564" calcext:value-type="float">
            <text:p>-11.6666186797</text:p>
          </table:table-cell>
          <table:table-cell/>
        </table:table-row>
        <table:table-row table:style-name="ro1">
          <table:table-cell table:style-name="ce2" office:value-type="string" calcext:value-type="string">
            <text:p>JPStevens</text:p>
          </table:table-cell>
          <table:table-cell/>
          <table:table-cell table:style-name="ce2" office:value-type="float" office:value="18.2601649" calcext:value-type="float">
            <text:p>18.2601649</text:p>
          </table:table-cell>
          <table:table-cell table:style-name="ce2" office:value-type="float" office:value="0.20554703" calcext:value-type="float">
            <text:p>0.20554703</text:p>
          </table:table-cell>
          <table:table-cell/>
          <table:table-cell table:style-name="ce2" office:value-type="float" office:value="10.16040789" calcext:value-type="float">
            <text:p>10.16040789</text:p>
          </table:table-cell>
          <table:table-cell table:style-name="ce2" office:value-type="float" office:value="-0.49573266" calcext:value-type="float">
            <text:p>-0.49573266</text:p>
          </table:table-cell>
          <table:table-cell/>
          <table:table-cell table:style-name="ce2" office:value-type="float" office:value="5.70704011" calcext:value-type="float">
            <text:p>5.70704011</text:p>
          </table:table-cell>
          <table:table-cell table:style-name="ce2" office:value-type="float" office:value="0.3845339" calcext:value-type="float">
            <text:p>0.3845339</text:p>
          </table:table-cell>
          <table:table-cell/>
          <table:table-cell table:formula="of:=[.C4]*[.D4]+[.F4]*[.G4]+[.I4]*[.J4]" office:value-type="float" office:value="0.911027023465289" calcext:value-type="float">
            <text:p>0.9110270235</text:p>
          </table:table-cell>
          <table:table-cell/>
        </table:table-row>
        <table:table-row table:style-name="ro1">
          <table:table-cell table:style-name="ce2" office:value-type="string" calcext:value-type="string">
            <text:p>AScalia</text:p>
          </table:table-cell>
          <table:table-cell/>
          <table:table-cell table:style-name="ce2" office:value-type="float" office:value="18.2601649" calcext:value-type="float">
            <text:p>18.2601649</text:p>
          </table:table-cell>
          <table:table-cell table:style-name="ce2" office:value-type="float" office:value="-0.01882584" calcext:value-type="float">
            <text:p>-0.01882584</text:p>
          </table:table-cell>
          <table:table-cell/>
          <table:table-cell table:style-name="ce2" office:value-type="float" office:value="10.16040789" calcext:value-type="float">
            <text:p>10.16040789</text:p>
          </table:table-cell>
          <table:table-cell table:style-name="ce2" office:value-type="float" office:value="0.18701229" calcext:value-type="float">
            <text:p>0.18701229</text:p>
          </table:table-cell>
          <table:table-cell/>
          <table:table-cell table:style-name="ce2" office:value-type="float" office:value="5.70704011" calcext:value-type="float">
            <text:p>5.70704011</text:p>
          </table:table-cell>
          <table:table-cell table:style-name="ce2" office:value-type="float" office:value="0.39421882" calcext:value-type="float">
            <text:p>0.39421882</text:p>
          </table:table-cell>
          <table:table-cell/>
          <table:table-cell table:formula="of:=[.C5]*[.D5]+[.F5]*[.G5]+[.I5]*[.J5]" office:value-type="float" office:value="3.80618082191882" calcext:value-type="float">
            <text:p>3.8061808219</text:p>
          </table:table-cell>
          <table:table-cell/>
        </table:table-row>
        <table:table-row table:style-name="ro1">
          <table:table-cell table:style-name="ce2" office:value-type="string" calcext:value-type="string">
            <text:p>AMKennedy</text:p>
          </table:table-cell>
          <table:table-cell/>
          <table:table-cell table:style-name="ce2" office:value-type="float" office:value="18.2601649" calcext:value-type="float">
            <text:p>18.2601649</text:p>
          </table:table-cell>
          <table:table-cell table:style-name="ce2" office:value-type="float" office:value="0.2377029" calcext:value-type="float">
            <text:p>0.2377029</text:p>
          </table:table-cell>
          <table:table-cell/>
          <table:table-cell table:style-name="ce2" office:value-type="float" office:value="10.16040789" calcext:value-type="float">
            <text:p>10.16040789</text:p>
          </table:table-cell>
          <table:table-cell table:style-name="ce2" office:value-type="float" office:value="0.18728195" calcext:value-type="float">
            <text:p>0.18728195</text:p>
          </table:table-cell>
          <table:table-cell/>
          <table:table-cell table:style-name="ce2" office:value-type="float" office:value="5.70704011" calcext:value-type="float">
            <text:p>5.70704011</text:p>
          </table:table-cell>
          <table:table-cell table:style-name="ce2" office:value-type="float" office:value="0.27354469" calcext:value-type="float">
            <text:p>0.27354469</text:p>
          </table:table-cell>
          <table:table-cell/>
          <table:table-cell table:formula="of:=[.C6]*[.D6]+[.F6]*[.G6]+[.I6]*[.J6]" office:value-type="float" office:value="7.80448567135031" calcext:value-type="float">
            <text:p>7.8044856714</text:p>
          </table:table-cell>
          <table:table-cell/>
        </table:table-row>
        <table:table-row table:style-name="ro1">
          <table:table-cell table:style-name="ce2" office:value-type="string" calcext:value-type="string">
            <text:p>CThomas</text:p>
          </table:table-cell>
          <table:table-cell/>
          <table:table-cell table:style-name="ce2" office:value-type="float" office:value="18.2601649" calcext:value-type="float">
            <text:p>18.2601649</text:p>
          </table:table-cell>
          <table:table-cell table:style-name="ce2" office:value-type="float" office:value="-0.27206862" calcext:value-type="float">
            <text:p>-0.27206862</text:p>
          </table:table-cell>
          <table:table-cell/>
          <table:table-cell table:style-name="ce2" office:value-type="float" office:value="10.16040789" calcext:value-type="float">
            <text:p>10.16040789</text:p>
          </table:table-cell>
          <table:table-cell table:style-name="ce2" office:value-type="float" office:value="0.66714537" calcext:value-type="float">
            <text:p>0.66714537</text:p>
          </table:table-cell>
          <table:table-cell/>
          <table:table-cell table:style-name="ce2" office:value-type="float" office:value="5.70704011" calcext:value-type="float">
            <text:p>5.70704011</text:p>
          </table:table-cell>
          <table:table-cell table:style-name="ce2" office:value-type="float" office:value="-0.03752915" calcext:value-type="float">
            <text:p>-0.03752915</text:p>
          </table:table-cell>
          <table:table-cell/>
          <table:table-cell table:formula="of:=[.C7]*[.D7]+[.F7]*[.G7]+[.I7]*[.J7]" office:value-type="float" office:value="1.59627085146533" calcext:value-type="float">
            <text:p>1.5962708515</text:p>
          </table:table-cell>
          <table:table-cell/>
        </table:table-row>
        <table:table-row table:style-name="ro1">
          <table:table-cell table:style-name="ce2" office:value-type="string" calcext:value-type="string">
            <text:p>RBGinsburg</text:p>
          </table:table-cell>
          <table:table-cell/>
          <table:table-cell table:style-name="ce2" office:value-type="float" office:value="18.2601649" calcext:value-type="float">
            <text:p>18.2601649</text:p>
          </table:table-cell>
          <table:table-cell table:style-name="ce2" office:value-type="float" office:value="0.23158407" calcext:value-type="float">
            <text:p>0.23158407</text:p>
          </table:table-cell>
          <table:table-cell/>
          <table:table-cell table:style-name="ce2" office:value-type="float" office:value="10.16040789" calcext:value-type="float">
            <text:p>10.16040789</text:p>
          </table:table-cell>
          <table:table-cell table:style-name="ce2" office:value-type="float" office:value="0.12521052" calcext:value-type="float">
            <text:p>0.12521052</text:p>
          </table:table-cell>
          <table:table-cell/>
          <table:table-cell table:style-name="ce2" office:value-type="float" office:value="5.70704011" calcext:value-type="float">
            <text:p>5.70704011</text:p>
          </table:table-cell>
          <table:table-cell table:style-name="ce2" office:value-type="float" office:value="-0.1931134" calcext:value-type="float">
            <text:p>-0.1931134</text:p>
          </table:table-cell>
          <table:table-cell/>
          <table:table-cell table:formula="of:=[.C8]*[.D8]+[.F8]*[.G8]+[.I8]*[.J8]" office:value-type="float" office:value="4.39884734215367" calcext:value-type="float">
            <text:p>4.3988473422</text:p>
          </table:table-cell>
          <table:table-cell/>
        </table:table-row>
        <table:table-row table:style-name="ro1">
          <table:table-cell table:style-name="ce2" office:value-type="string" calcext:value-type="string">
            <text:p>SGBreyer</text:p>
          </table:table-cell>
          <table:table-cell/>
          <table:table-cell table:style-name="ce2" office:value-type="float" office:value="18.2601649" calcext:value-type="float">
            <text:p>18.2601649</text:p>
          </table:table-cell>
          <table:table-cell table:style-name="ce2" office:value-type="float" office:value="0.06566691" calcext:value-type="float">
            <text:p>0.06566691</text:p>
          </table:table-cell>
          <table:table-cell/>
          <table:table-cell table:style-name="ce2" office:value-type="float" office:value="10.16040789" calcext:value-type="float">
            <text:p>10.16040789</text:p>
          </table:table-cell>
          <table:table-cell table:style-name="ce2" office:value-type="float" office:value="-0.30946722" calcext:value-type="float">
            <text:p>-0.30946722</text:p>
          </table:table-cell>
          <table:table-cell/>
          <table:table-cell table:style-name="ce2" office:value-type="float" office:value="5.70704011" calcext:value-type="float">
            <text:p>5.70704011</text:p>
          </table:table-cell>
          <table:table-cell table:style-name="ce2" office:value-type="float" office:value="0.08648512" calcext:value-type="float">
            <text:p>0.08648512</text:p>
          </table:table-cell>
          <table:table-cell/>
          <table:table-cell table:formula="of:=[.C9]*[.D9]+[.F9]*[.G9]+[.I9]*[.J9]" office:value-type="float" office:value="-1.45165052995274" calcext:value-type="float">
            <text:p>-1.45165053</text:p>
          </table:table-cell>
          <table:table-cell/>
        </table:table-row>
        <table:table-row table:style-name="ro1">
          <table:table-cell table:style-name="ce2" office:value-type="string" calcext:value-type="string">
            <text:p>SAAlito</text:p>
          </table:table-cell>
          <table:table-cell/>
          <table:table-cell table:style-name="ce2" office:value-type="float" office:value="18.2601649" calcext:value-type="float">
            <text:p>18.2601649</text:p>
          </table:table-cell>
          <table:table-cell table:style-name="ce2" office:value-type="float" office:value="-0.71431198" calcext:value-type="float">
            <text:p>-0.71431198</text:p>
          </table:table-cell>
          <table:table-cell/>
          <table:table-cell table:style-name="ce2" office:value-type="float" office:value="10.16040789" calcext:value-type="float">
            <text:p>10.16040789</text:p>
          </table:table-cell>
          <table:table-cell table:style-name="ce2" office:value-type="float" office:value="-0.07933125" calcext:value-type="float">
            <text:p>-0.07933125</text:p>
          </table:table-cell>
          <table:table-cell/>
          <table:table-cell table:style-name="ce2" office:value-type="float" office:value="5.70704011" calcext:value-type="float">
            <text:p>5.70704011</text:p>
          </table:table-cell>
          <table:table-cell table:style-name="ce2" office:value-type="float" office:value="0.52961374" calcext:value-type="float">
            <text:p>0.52961374</text:p>
          </table:table-cell>
          <table:table-cell/>
          <table:table-cell table:formula="of:=[.C10]*[.D10]+[.F10]*[.G10]+[.I10]*[.J10]" office:value-type="float" office:value="-10.826965546282" calcext:value-type="float">
            <text:p>-10.8269655463</text:p>
          </table:table-cell>
          <table:table-cell/>
        </table:table-row>
        <table:table-row table:style-name="ro1">
          <table:table-cell table:style-name="ce2" office:value-type="string" calcext:value-type="string">
            <text:p>SSotomayor</text:p>
          </table:table-cell>
          <table:table-cell/>
          <table:table-cell table:style-name="ce2" office:value-type="float" office:value="18.2601649" calcext:value-type="float">
            <text:p>18.2601649</text:p>
          </table:table-cell>
          <table:table-cell table:style-name="ce2" office:value-type="float" office:value="-0.33280267" calcext:value-type="float">
            <text:p>-0.33280267</text:p>
          </table:table-cell>
          <table:table-cell/>
          <table:table-cell table:style-name="ce2" office:value-type="float" office:value="10.16040789" calcext:value-type="float">
            <text:p>10.16040789</text:p>
          </table:table-cell>
          <table:table-cell table:style-name="ce2" office:value-type="float" office:value="-0.2177061" calcext:value-type="float">
            <text:p>-0.2177061</text:p>
          </table:table-cell>
          <table:table-cell/>
          <table:table-cell table:style-name="ce2" office:value-type="float" office:value="5.70704011" calcext:value-type="float">
            <text:p>5.70704011</text:p>
          </table:table-cell>
          <table:table-cell table:style-name="ce2" office:value-type="float" office:value="-0.432115" calcext:value-type="float">
            <text:p>-0.432115</text:p>
          </table:table-cell>
          <table:table-cell/>
          <table:table-cell table:formula="of:=[.C11]*[.D11]+[.F11]*[.G11]+[.I11]*[.J11]" office:value-type="float" office:value="-10.7551120466341" calcext:value-type="float">
            <text:p>-10.7551120466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Court Avg</text:p>
          </table:table-cell>
          <table:table-cell table:formula="of:= AVERAGE([.L3:.L11])" office:value-type="float" office:value="-1.79817056579686" calcext:value-type="float">
            <text:p>-1.7981705658</text:p>
          </table:table-cell>
          <table:table-cell/>
        </table:table-row>
        <table:table-row table:style-name="ro2" table:number-rows-repeated="104856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ourt26" table:style-name="ta26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Judges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Full value multiplied out</text:p>
          </table:table-cell>
          <table:table-cell table:style-name="ce1"/>
        </table:table-row>
        <table:table-row table:style-name="ro2">
          <table:table-cell table:number-columns-repeated="13"/>
        </table:table-row>
        <table:table-row table:style-name="ro1">
          <table:table-cell table:style-name="ce2" office:value-type="string" calcext:value-type="string">
            <text:p>JGRoberts</text:p>
          </table:table-cell>
          <table:table-cell/>
          <table:table-cell table:style-name="ce2" office:value-type="float" office:value="9.62890221" calcext:value-type="float">
            <text:p>9.62890221</text:p>
          </table:table-cell>
          <table:table-cell table:style-name="ce2" office:value-type="float" office:value="-0.38675678" calcext:value-type="float">
            <text:p>-0.38675678</text:p>
          </table:table-cell>
          <table:table-cell/>
          <table:table-cell table:style-name="ce2" office:value-type="float" office:value="7.5946994" calcext:value-type="float">
            <text:p>7.5946994</text:p>
          </table:table-cell>
          <table:table-cell table:style-name="ce2" office:value-type="float" office:value="-0.12743344" calcext:value-type="float">
            <text:p>-0.12743344</text:p>
          </table:table-cell>
          <table:table-cell/>
          <table:table-cell table:style-name="ce2" office:value-type="float" office:value="4.39949821" calcext:value-type="float">
            <text:p>4.39949821</text:p>
          </table:table-cell>
          <table:table-cell table:style-name="ce2" office:value-type="float" office:value="-0.3947865" calcext:value-type="float">
            <text:p>-0.3947865</text:p>
          </table:table-cell>
          <table:table-cell/>
          <table:table-cell table:formula="of:=[.C3]*[.D3]+[.F3]*[.G3]+[.I3]*[.J3]" office:value-type="float" office:value="-6.42872438406459" calcext:value-type="float">
            <text:p>-6.4287243841</text:p>
          </table:table-cell>
          <table:table-cell/>
        </table:table-row>
        <table:table-row table:style-name="ro1">
          <table:table-cell table:style-name="ce2" office:value-type="string" calcext:value-type="string">
            <text:p>JPStevens</text:p>
          </table:table-cell>
          <table:table-cell/>
          <table:table-cell table:style-name="ce2" office:value-type="float" office:value="9.62890221" calcext:value-type="float">
            <text:p>9.62890221</text:p>
          </table:table-cell>
          <table:table-cell table:style-name="ce2" office:value-type="float" office:value="0.20466069" calcext:value-type="float">
            <text:p>0.20466069</text:p>
          </table:table-cell>
          <table:table-cell/>
          <table:table-cell table:style-name="ce2" office:value-type="float" office:value="7.5946994" calcext:value-type="float">
            <text:p>7.5946994</text:p>
          </table:table-cell>
          <table:table-cell table:style-name="ce2" office:value-type="float" office:value="-0.29650998" calcext:value-type="float">
            <text:p>-0.29650998</text:p>
          </table:table-cell>
          <table:table-cell/>
          <table:table-cell table:style-name="ce2" office:value-type="float" office:value="4.39949821" calcext:value-type="float">
            <text:p>4.39949821</text:p>
          </table:table-cell>
          <table:table-cell table:style-name="ce2" office:value-type="float" office:value="0.30701708" calcext:value-type="float">
            <text:p>0.30701708</text:p>
          </table:table-cell>
          <table:table-cell/>
          <table:table-cell table:formula="of:=[.C4]*[.D4]+[.F4]*[.G4]+[.I4]*[.J4]" office:value-type="float" office:value="1.06947469694054" calcext:value-type="float">
            <text:p>1.0694746969</text:p>
          </table:table-cell>
          <table:table-cell/>
        </table:table-row>
        <table:table-row table:style-name="ro1">
          <table:table-cell table:style-name="ce2" office:value-type="string" calcext:value-type="string">
            <text:p>AScalia</text:p>
          </table:table-cell>
          <table:table-cell/>
          <table:table-cell table:style-name="ce2" office:value-type="float" office:value="9.62890221" calcext:value-type="float">
            <text:p>9.62890221</text:p>
          </table:table-cell>
          <table:table-cell table:style-name="ce2" office:value-type="float" office:value="0.14107363" calcext:value-type="float">
            <text:p>0.14107363</text:p>
          </table:table-cell>
          <table:table-cell/>
          <table:table-cell table:style-name="ce2" office:value-type="float" office:value="7.5946994" calcext:value-type="float">
            <text:p>7.5946994</text:p>
          </table:table-cell>
          <table:table-cell table:style-name="ce2" office:value-type="float" office:value="-0.84241345" calcext:value-type="float">
            <text:p>-0.84241345</text:p>
          </table:table-cell>
          <table:table-cell/>
          <table:table-cell table:style-name="ce2" office:value-type="float" office:value="4.39949821" calcext:value-type="float">
            <text:p>4.39949821</text:p>
          </table:table-cell>
          <table:table-cell table:style-name="ce2" office:value-type="float" office:value="-0.2364283" calcext:value-type="float">
            <text:p>-0.2364283</text:p>
          </table:table-cell>
          <table:table-cell/>
          <table:table-cell table:formula="of:=[.C5]*[.D5]+[.F5]*[.G5]+[.I5]*[.J5]" office:value-type="float" office:value="-6.07965861823055" calcext:value-type="float">
            <text:p>-6.0796586182</text:p>
          </table:table-cell>
          <table:table-cell/>
        </table:table-row>
        <table:table-row table:style-name="ro1">
          <table:table-cell table:style-name="ce2" office:value-type="string" calcext:value-type="string">
            <text:p>AMKennedy</text:p>
          </table:table-cell>
          <table:table-cell/>
          <table:table-cell table:style-name="ce2" office:value-type="float" office:value="9.62890221" calcext:value-type="float">
            <text:p>9.62890221</text:p>
          </table:table-cell>
          <table:table-cell table:style-name="ce2" office:value-type="float" office:value="0.42237194" calcext:value-type="float">
            <text:p>0.42237194</text:p>
          </table:table-cell>
          <table:table-cell/>
          <table:table-cell table:style-name="ce2" office:value-type="float" office:value="7.5946994" calcext:value-type="float">
            <text:p>7.5946994</text:p>
          </table:table-cell>
          <table:table-cell table:style-name="ce2" office:value-type="float" office:value="0.26142788" calcext:value-type="float">
            <text:p>0.26142788</text:p>
          </table:table-cell>
          <table:table-cell/>
          <table:table-cell table:style-name="ce2" office:value-type="float" office:value="4.39949821" calcext:value-type="float">
            <text:p>4.39949821</text:p>
          </table:table-cell>
          <table:table-cell table:style-name="ce2" office:value-type="float" office:value="-0.23148242" calcext:value-type="float">
            <text:p>-0.23148242</text:p>
          </table:table-cell>
          <table:table-cell/>
          <table:table-cell table:formula="of:=[.C6]*[.D6]+[.F6]*[.G6]+[.I6]*[.J6]" office:value-type="float" office:value="5.03403777745079" calcext:value-type="float">
            <text:p>5.0340377775</text:p>
          </table:table-cell>
          <table:table-cell/>
        </table:table-row>
        <table:table-row table:style-name="ro1">
          <table:table-cell table:style-name="ce2" office:value-type="string" calcext:value-type="string">
            <text:p>CThomas</text:p>
          </table:table-cell>
          <table:table-cell/>
          <table:table-cell table:style-name="ce2" office:value-type="float" office:value="9.62890221" calcext:value-type="float">
            <text:p>9.62890221</text:p>
          </table:table-cell>
          <table:table-cell table:style-name="ce2" office:value-type="float" office:value="-0.4261485" calcext:value-type="float">
            <text:p>-0.4261485</text:p>
          </table:table-cell>
          <table:table-cell/>
          <table:table-cell table:style-name="ce2" office:value-type="float" office:value="7.5946994" calcext:value-type="float">
            <text:p>7.5946994</text:p>
          </table:table-cell>
          <table:table-cell table:style-name="ce2" office:value-type="float" office:value="-0.22581559" calcext:value-type="float">
            <text:p>-0.22581559</text:p>
          </table:table-cell>
          <table:table-cell/>
          <table:table-cell table:style-name="ce2" office:value-type="float" office:value="4.39949821" calcext:value-type="float">
            <text:p>4.39949821</text:p>
          </table:table-cell>
          <table:table-cell table:style-name="ce2" office:value-type="float" office:value="-0.065432" calcext:value-type="float">
            <text:p>-0.065432</text:p>
          </table:table-cell>
          <table:table-cell/>
          <table:table-cell table:formula="of:=[.C7]*[.D7]+[.F7]*[.G7]+[.I7]*[.J7]" office:value-type="float" office:value="-6.10621172619855" calcext:value-type="float">
            <text:p>-6.1062117262</text:p>
          </table:table-cell>
          <table:table-cell/>
        </table:table-row>
        <table:table-row table:style-name="ro1">
          <table:table-cell table:style-name="ce2" office:value-type="string" calcext:value-type="string">
            <text:p>RBGinsburg</text:p>
          </table:table-cell>
          <table:table-cell/>
          <table:table-cell table:style-name="ce2" office:value-type="float" office:value="9.62890221" calcext:value-type="float">
            <text:p>9.62890221</text:p>
          </table:table-cell>
          <table:table-cell table:style-name="ce2" office:value-type="float" office:value="0.00169551" calcext:value-type="float">
            <text:p>0.00169551</text:p>
          </table:table-cell>
          <table:table-cell/>
          <table:table-cell table:style-name="ce2" office:value-type="float" office:value="7.5946994" calcext:value-type="float">
            <text:p>7.5946994</text:p>
          </table:table-cell>
          <table:table-cell table:style-name="ce2" office:value-type="float" office:value="-0.05880608" calcext:value-type="float">
            <text:p>-0.05880608</text:p>
          </table:table-cell>
          <table:table-cell/>
          <table:table-cell table:style-name="ce2" office:value-type="float" office:value="4.39949821" calcext:value-type="float">
            <text:p>4.39949821</text:p>
          </table:table-cell>
          <table:table-cell table:style-name="ce2" office:value-type="float" office:value="0.4037394" calcext:value-type="float">
            <text:p>0.4037394</text:p>
          </table:table-cell>
          <table:table-cell/>
          <table:table-cell table:formula="of:=[.C8]*[.D8]+[.F8]*[.G8]+[.I8]*[.J8]" office:value-type="float" office:value="1.3459621671002" calcext:value-type="float">
            <text:p>1.3459621671</text:p>
          </table:table-cell>
          <table:table-cell/>
        </table:table-row>
        <table:table-row table:style-name="ro1">
          <table:table-cell table:style-name="ce2" office:value-type="string" calcext:value-type="string">
            <text:p>SGBreyer</text:p>
          </table:table-cell>
          <table:table-cell/>
          <table:table-cell table:style-name="ce2" office:value-type="float" office:value="9.62890221" calcext:value-type="float">
            <text:p>9.62890221</text:p>
          </table:table-cell>
          <table:table-cell table:style-name="ce2" office:value-type="float" office:value="-0.38152927" calcext:value-type="float">
            <text:p>-0.38152927</text:p>
          </table:table-cell>
          <table:table-cell/>
          <table:table-cell table:style-name="ce2" office:value-type="float" office:value="7.5946994" calcext:value-type="float">
            <text:p>7.5946994</text:p>
          </table:table-cell>
          <table:table-cell table:style-name="ce2" office:value-type="float" office:value="0.12654607" calcext:value-type="float">
            <text:p>0.12654607</text:p>
          </table:table-cell>
          <table:table-cell/>
          <table:table-cell table:style-name="ce2" office:value-type="float" office:value="4.39949821" calcext:value-type="float">
            <text:p>4.39949821</text:p>
          </table:table-cell>
          <table:table-cell table:style-name="ce2" office:value-type="float" office:value="-0.37556005" calcext:value-type="float">
            <text:p>-0.37556005</text:p>
          </table:table-cell>
          <table:table-cell/>
          <table:table-cell table:formula="of:=[.C9]*[.D9]+[.F9]*[.G9]+[.I9]*[.J9]" office:value-type="float" office:value="-4.36490443690384" calcext:value-type="float">
            <text:p>-4.3649044369</text:p>
          </table:table-cell>
          <table:table-cell/>
        </table:table-row>
        <table:table-row table:style-name="ro1">
          <table:table-cell table:style-name="ce2" office:value-type="string" calcext:value-type="string">
            <text:p>SAAlito</text:p>
          </table:table-cell>
          <table:table-cell/>
          <table:table-cell table:style-name="ce2" office:value-type="float" office:value="9.62890221" calcext:value-type="float">
            <text:p>9.62890221</text:p>
          </table:table-cell>
          <table:table-cell table:style-name="ce2" office:value-type="float" office:value="-0.22005274" calcext:value-type="float">
            <text:p>-0.22005274</text:p>
          </table:table-cell>
          <table:table-cell/>
          <table:table-cell table:style-name="ce2" office:value-type="float" office:value="7.5946994" calcext:value-type="float">
            <text:p>7.5946994</text:p>
          </table:table-cell>
          <table:table-cell table:style-name="ce2" office:value-type="float" office:value="0.21406104" calcext:value-type="float">
            <text:p>0.21406104</text:p>
          </table:table-cell>
          <table:table-cell/>
          <table:table-cell table:style-name="ce2" office:value-type="float" office:value="4.39949821" calcext:value-type="float">
            <text:p>4.39949821</text:p>
          </table:table-cell>
          <table:table-cell table:style-name="ce2" office:value-type="float" office:value="-0.08883516" calcext:value-type="float">
            <text:p>-0.08883516</text:p>
          </table:table-cell>
          <table:table-cell/>
          <table:table-cell table:formula="of:=[.C10]*[.D10]+[.F10]*[.G10]+[.I10]*[.J10]" office:value-type="float" office:value="-0.883967189856243" calcext:value-type="float">
            <text:p>-0.8839671899</text:p>
          </table:table-cell>
          <table:table-cell/>
        </table:table-row>
        <table:table-row table:style-name="ro1">
          <table:table-cell table:style-name="ce2" office:value-type="string" calcext:value-type="string">
            <text:p>SSotomayor</text:p>
          </table:table-cell>
          <table:table-cell/>
          <table:table-cell table:style-name="ce2" office:value-type="float" office:value="9.62890221" calcext:value-type="float">
            <text:p>9.62890221</text:p>
          </table:table-cell>
          <table:table-cell table:style-name="ce2" office:value-type="float" office:value="-0.4843967" calcext:value-type="float">
            <text:p>-0.4843967</text:p>
          </table:table-cell>
          <table:table-cell/>
          <table:table-cell table:style-name="ce2" office:value-type="float" office:value="7.5946994" calcext:value-type="float">
            <text:p>7.5946994</text:p>
          </table:table-cell>
          <table:table-cell table:style-name="ce2" office:value-type="float" office:value="-0.03937929" calcext:value-type="float">
            <text:p>-0.03937929</text:p>
          </table:table-cell>
          <table:table-cell/>
          <table:table-cell table:style-name="ce2" office:value-type="float" office:value="4.39949821" calcext:value-type="float">
            <text:p>4.39949821</text:p>
          </table:table-cell>
          <table:table-cell table:style-name="ce2" office:value-type="float" office:value="0.56936613" calcext:value-type="float">
            <text:p>0.56936613</text:p>
          </table:table-cell>
          <table:table-cell/>
          <table:table-cell table:formula="of:=[.C11]*[.D11]+[.F11]*[.G11]+[.I11]*[.J11]" office:value-type="float" office:value="-2.45835705551251" calcext:value-type="float">
            <text:p>-2.4583570555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Court Avg</text:p>
          </table:table-cell>
          <table:table-cell table:formula="of:= AVERAGE([.L3:.L11])" office:value-type="float" office:value="-2.09692764103053" calcext:value-type="float">
            <text:p>-2.096927641</text:p>
          </table:table-cell>
          <table:table-cell/>
        </table:table-row>
        <table:table-row table:style-name="ro2" table:number-rows-repeated="104856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ourt27" table:style-name="ta27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Judges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Full value multiplied out</text:p>
          </table:table-cell>
          <table:table-cell table:style-name="ce1"/>
        </table:table-row>
        <table:table-row table:style-name="ro2">
          <table:table-cell table:number-columns-repeated="13"/>
        </table:table-row>
        <table:table-row table:style-name="ro1">
          <table:table-cell table:style-name="ce2" office:value-type="string" calcext:value-type="string">
            <text:p>JGRoberts</text:p>
          </table:table-cell>
          <table:table-cell/>
          <table:table-cell table:style-name="ce2" office:value-type="float" office:value="47.24115937" calcext:value-type="float">
            <text:p>47.24115937</text:p>
          </table:table-cell>
          <table:table-cell table:style-name="ce2" office:value-type="float" office:value="-0.36067672" calcext:value-type="float">
            <text:p>-0.36067672</text:p>
          </table:table-cell>
          <table:table-cell/>
          <table:table-cell table:style-name="ce2" office:value-type="float" office:value="28.50763148" calcext:value-type="float">
            <text:p>28.50763148</text:p>
          </table:table-cell>
          <table:table-cell table:style-name="ce2" office:value-type="float" office:value="-0.2928225" calcext:value-type="float">
            <text:p>-0.2928225</text:p>
          </table:table-cell>
          <table:table-cell/>
          <table:table-cell table:style-name="ce2" office:value-type="float" office:value="14.06833614" calcext:value-type="float">
            <text:p>14.06833614</text:p>
          </table:table-cell>
          <table:table-cell table:style-name="ce2" office:value-type="float" office:value="-0.36974299" calcext:value-type="float">
            <text:p>-0.36974299</text:p>
          </table:table-cell>
          <table:table-cell/>
          <table:table-cell table:formula="of:=[.C3]*[.D3]+[.F3]*[.G3]+[.I3]*[.J3]" office:value-type="float" office:value="-30.5881309983498" calcext:value-type="float">
            <text:p>-30.5881309983</text:p>
          </table:table-cell>
          <table:table-cell/>
        </table:table-row>
        <table:table-row table:style-name="ro1">
          <table:table-cell table:style-name="ce2" office:value-type="string" calcext:value-type="string">
            <text:p>AScalia</text:p>
          </table:table-cell>
          <table:table-cell/>
          <table:table-cell table:style-name="ce2" office:value-type="float" office:value="47.24115937" calcext:value-type="float">
            <text:p>47.24115937</text:p>
          </table:table-cell>
          <table:table-cell table:style-name="ce2" office:value-type="float" office:value="0.27332469" calcext:value-type="float">
            <text:p>0.27332469</text:p>
          </table:table-cell>
          <table:table-cell/>
          <table:table-cell table:style-name="ce2" office:value-type="float" office:value="28.50763148" calcext:value-type="float">
            <text:p>28.50763148</text:p>
          </table:table-cell>
          <table:table-cell table:style-name="ce2" office:value-type="float" office:value="0.33609994" calcext:value-type="float">
            <text:p>0.33609994</text:p>
          </table:table-cell>
          <table:table-cell/>
          <table:table-cell table:style-name="ce2" office:value-type="float" office:value="14.06833614" calcext:value-type="float">
            <text:p>14.06833614</text:p>
          </table:table-cell>
          <table:table-cell table:style-name="ce2" office:value-type="float" office:value="0.06244286" calcext:value-type="float">
            <text:p>0.06244286</text:p>
          </table:table-cell>
          <table:table-cell/>
          <table:table-cell table:formula="of:=[.C4]*[.D4]+[.F4]*[.G4]+[.I4]*[.J4]" office:value-type="float" office:value="23.3720556140389" calcext:value-type="float">
            <text:p>23.372055614</text:p>
          </table:table-cell>
          <table:table-cell/>
        </table:table-row>
        <table:table-row table:style-name="ro1">
          <table:table-cell table:style-name="ce2" office:value-type="string" calcext:value-type="string">
            <text:p>AMKennedy</text:p>
          </table:table-cell>
          <table:table-cell/>
          <table:table-cell table:style-name="ce2" office:value-type="float" office:value="47.24115937" calcext:value-type="float">
            <text:p>47.24115937</text:p>
          </table:table-cell>
          <table:table-cell table:style-name="ce2" office:value-type="float" office:value="0.22306546" calcext:value-type="float">
            <text:p>0.22306546</text:p>
          </table:table-cell>
          <table:table-cell/>
          <table:table-cell table:style-name="ce2" office:value-type="float" office:value="28.50763148" calcext:value-type="float">
            <text:p>28.50763148</text:p>
          </table:table-cell>
          <table:table-cell table:style-name="ce2" office:value-type="float" office:value="-0.52004945" calcext:value-type="float">
            <text:p>-0.52004945</text:p>
          </table:table-cell>
          <table:table-cell/>
          <table:table-cell table:style-name="ce2" office:value-type="float" office:value="14.06833614" calcext:value-type="float">
            <text:p>14.06833614</text:p>
          </table:table-cell>
          <table:table-cell table:style-name="ce2" office:value-type="float" office:value="0.54734958" calcext:value-type="float">
            <text:p>0.54734958</text:p>
          </table:table-cell>
          <table:table-cell/>
          <table:table-cell table:formula="of:=[.C5]*[.D5]+[.F5]*[.G5]+[.I5]*[.J5]" office:value-type="float" office:value="3.41279075135349" calcext:value-type="float">
            <text:p>3.4127907514</text:p>
          </table:table-cell>
          <table:table-cell/>
        </table:table-row>
        <table:table-row table:style-name="ro1">
          <table:table-cell table:style-name="ce2" office:value-type="string" calcext:value-type="string">
            <text:p>CThomas</text:p>
          </table:table-cell>
          <table:table-cell/>
          <table:table-cell table:style-name="ce2" office:value-type="float" office:value="47.24115937" calcext:value-type="float">
            <text:p>47.24115937</text:p>
          </table:table-cell>
          <table:table-cell table:style-name="ce2" office:value-type="float" office:value="-0.16826905" calcext:value-type="float">
            <text:p>-0.16826905</text:p>
          </table:table-cell>
          <table:table-cell/>
          <table:table-cell table:style-name="ce2" office:value-type="float" office:value="28.50763148" calcext:value-type="float">
            <text:p>28.50763148</text:p>
          </table:table-cell>
          <table:table-cell table:style-name="ce2" office:value-type="float" office:value="-0.46219917" calcext:value-type="float">
            <text:p>-0.46219917</text:p>
          </table:table-cell>
          <table:table-cell/>
          <table:table-cell table:style-name="ce2" office:value-type="float" office:value="14.06833614" calcext:value-type="float">
            <text:p>14.06833614</text:p>
          </table:table-cell>
          <table:table-cell table:style-name="ce2" office:value-type="float" office:value="-0.48249073" calcext:value-type="float">
            <text:p>-0.48249073</text:p>
          </table:table-cell>
          <table:table-cell/>
          <table:table-cell table:formula="of:=[.C6]*[.D6]+[.F6]*[.G6]+[.I6]*[.J6]" office:value-type="float" office:value="-27.9132703908844" calcext:value-type="float">
            <text:p>-27.9132703909</text:p>
          </table:table-cell>
          <table:table-cell/>
        </table:table-row>
        <table:table-row table:style-name="ro1">
          <table:table-cell table:style-name="ce2" office:value-type="string" calcext:value-type="string">
            <text:p>RBGinsburg</text:p>
          </table:table-cell>
          <table:table-cell/>
          <table:table-cell table:style-name="ce2" office:value-type="float" office:value="47.24115937" calcext:value-type="float">
            <text:p>47.24115937</text:p>
          </table:table-cell>
          <table:table-cell table:style-name="ce2" office:value-type="float" office:value="0.65213365" calcext:value-type="float">
            <text:p>0.65213365</text:p>
          </table:table-cell>
          <table:table-cell/>
          <table:table-cell table:style-name="ce2" office:value-type="float" office:value="28.50763148" calcext:value-type="float">
            <text:p>28.50763148</text:p>
          </table:table-cell>
          <table:table-cell table:style-name="ce2" office:value-type="float" office:value="0.16776971" calcext:value-type="float">
            <text:p>0.16776971</text:p>
          </table:table-cell>
          <table:table-cell/>
          <table:table-cell table:style-name="ce2" office:value-type="float" office:value="14.06833614" calcext:value-type="float">
            <text:p>14.06833614</text:p>
          </table:table-cell>
          <table:table-cell table:style-name="ce2" office:value-type="float" office:value="-0.53139682" calcext:value-type="float">
            <text:p>-0.53139682</text:p>
          </table:table-cell>
          <table:table-cell/>
          <table:table-cell table:formula="of:=[.C7]*[.D7]+[.F7]*[.G7]+[.I7]*[.J7]" office:value-type="float" office:value="28.1143976688892" calcext:value-type="float">
            <text:p>28.1143976689</text:p>
          </table:table-cell>
          <table:table-cell/>
        </table:table-row>
        <table:table-row table:style-name="ro1">
          <table:table-cell table:style-name="ce2" office:value-type="string" calcext:value-type="string">
            <text:p>SGBreyer</text:p>
          </table:table-cell>
          <table:table-cell/>
          <table:table-cell table:style-name="ce2" office:value-type="float" office:value="47.24115937" calcext:value-type="float">
            <text:p>47.24115937</text:p>
          </table:table-cell>
          <table:table-cell table:style-name="ce2" office:value-type="float" office:value="-0.15250935" calcext:value-type="float">
            <text:p>-0.15250935</text:p>
          </table:table-cell>
          <table:table-cell/>
          <table:table-cell table:style-name="ce2" office:value-type="float" office:value="28.50763148" calcext:value-type="float">
            <text:p>28.50763148</text:p>
          </table:table-cell>
          <table:table-cell table:style-name="ce2" office:value-type="float" office:value="0.1306353" calcext:value-type="float">
            <text:p>0.1306353</text:p>
          </table:table-cell>
          <table:table-cell/>
          <table:table-cell table:style-name="ce2" office:value-type="float" office:value="14.06833614" calcext:value-type="float">
            <text:p>14.06833614</text:p>
          </table:table-cell>
          <table:table-cell table:style-name="ce2" office:value-type="float" office:value="-0.02173292" calcext:value-type="float">
            <text:p>-0.02173292</text:p>
          </table:table-cell>
          <table:table-cell/>
          <table:table-cell table:formula="of:=[.C8]*[.D8]+[.F8]*[.G8]+[.I8]*[.J8]" office:value-type="float" office:value="-3.78636154194959" calcext:value-type="float">
            <text:p>-3.7863615419</text:p>
          </table:table-cell>
          <table:table-cell/>
        </table:table-row>
        <table:table-row table:style-name="ro1">
          <table:table-cell table:style-name="ce2" office:value-type="string" calcext:value-type="string">
            <text:p>SAAlito</text:p>
          </table:table-cell>
          <table:table-cell/>
          <table:table-cell table:style-name="ce2" office:value-type="float" office:value="47.24115937" calcext:value-type="float">
            <text:p>47.24115937</text:p>
          </table:table-cell>
          <table:table-cell table:style-name="ce2" office:value-type="float" office:value="-0.07544285" calcext:value-type="float">
            <text:p>-0.07544285</text:p>
          </table:table-cell>
          <table:table-cell/>
          <table:table-cell table:style-name="ce2" office:value-type="float" office:value="28.50763148" calcext:value-type="float">
            <text:p>28.50763148</text:p>
          </table:table-cell>
          <table:table-cell table:style-name="ce2" office:value-type="float" office:value="-0.13203944" calcext:value-type="float">
            <text:p>-0.13203944</text:p>
          </table:table-cell>
          <table:table-cell/>
          <table:table-cell table:style-name="ce2" office:value-type="float" office:value="14.06833614" calcext:value-type="float">
            <text:p>14.06833614</text:p>
          </table:table-cell>
          <table:table-cell table:style-name="ce2" office:value-type="float" office:value="-0.06454322" calcext:value-type="float">
            <text:p>-0.06454322</text:p>
          </table:table-cell>
          <table:table-cell/>
          <table:table-cell table:formula="of:=[.C9]*[.D9]+[.F9]*[.G9]+[.I9]*[.J9]" office:value-type="float" office:value="-8.23615511104055" calcext:value-type="float">
            <text:p>-8.236155111</text:p>
          </table:table-cell>
          <table:table-cell/>
        </table:table-row>
        <table:table-row table:style-name="ro1">
          <table:table-cell table:style-name="ce2" office:value-type="string" calcext:value-type="string">
            <text:p>SSotomayor</text:p>
          </table:table-cell>
          <table:table-cell/>
          <table:table-cell table:style-name="ce2" office:value-type="float" office:value="47.24115937" calcext:value-type="float">
            <text:p>47.24115937</text:p>
          </table:table-cell>
          <table:table-cell table:style-name="ce2" office:value-type="float" office:value="-0.03100795" calcext:value-type="float">
            <text:p>-0.03100795</text:p>
          </table:table-cell>
          <table:table-cell/>
          <table:table-cell table:style-name="ce2" office:value-type="float" office:value="28.50763148" calcext:value-type="float">
            <text:p>28.50763148</text:p>
          </table:table-cell>
          <table:table-cell table:style-name="ce2" office:value-type="float" office:value="0.03430269" calcext:value-type="float">
            <text:p>0.03430269</text:p>
          </table:table-cell>
          <table:table-cell/>
          <table:table-cell table:style-name="ce2" office:value-type="float" office:value="14.06833614" calcext:value-type="float">
            <text:p>14.06833614</text:p>
          </table:table-cell>
          <table:table-cell table:style-name="ce2" office:value-type="float" office:value="0.19914833" calcext:value-type="float">
            <text:p>0.19914833</text:p>
          </table:table-cell>
          <table:table-cell/>
          <table:table-cell table:formula="of:=[.C10]*[.D10]+[.F10]*[.G10]+[.I10]*[.J10]" office:value-type="float" office:value="2.31472258576534" calcext:value-type="float">
            <text:p>2.3147225858</text:p>
          </table:table-cell>
          <table:table-cell/>
        </table:table-row>
        <table:table-row table:style-name="ro1">
          <table:table-cell table:style-name="ce2" office:value-type="string" calcext:value-type="string">
            <text:p>EKagan</text:p>
          </table:table-cell>
          <table:table-cell/>
          <table:table-cell table:style-name="ce2" office:value-type="float" office:value="47.24115937" calcext:value-type="float">
            <text:p>47.24115937</text:p>
          </table:table-cell>
          <table:table-cell table:style-name="ce2" office:value-type="float" office:value="-0.51180342" calcext:value-type="float">
            <text:p>-0.51180342</text:p>
          </table:table-cell>
          <table:table-cell/>
          <table:table-cell table:style-name="ce2" office:value-type="float" office:value="28.50763148" calcext:value-type="float">
            <text:p>28.50763148</text:p>
          </table:table-cell>
          <table:table-cell table:style-name="ce2" office:value-type="float" office:value="0.50337756" calcext:value-type="float">
            <text:p>0.50337756</text:p>
          </table:table-cell>
          <table:table-cell/>
          <table:table-cell table:style-name="ce2" office:value-type="float" office:value="14.06833614" calcext:value-type="float">
            <text:p>14.06833614</text:p>
          </table:table-cell>
          <table:table-cell table:style-name="ce2" office:value-type="float" office:value="0.01792637" calcext:value-type="float">
            <text:p>0.01792637</text:p>
          </table:table-cell>
          <table:table-cell/>
          <table:table-cell table:formula="of:=[.C11]*[.D11]+[.F11]*[.G11]+[.I11]*[.J11]" office:value-type="float" office:value="-9.57589075561944" calcext:value-type="float">
            <text:p>-9.5758907556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Court Avg</text:p>
          </table:table-cell>
          <table:table-cell table:formula="of:= AVERAGE([.L3:.L11])" office:value-type="float" office:value="-2.54287135308854" calcext:value-type="float">
            <text:p>-2.5428713531</text:p>
          </table:table-cell>
          <table:table-cell/>
        </table:table-row>
        <table:table-row table:style-name="ro2" table:number-rows-repeated="1048561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number:number-style style:name="N1013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7P0"/>
    </number:number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.2pt" fo:margin-bottom="7.2pt" fo:margin-left="21.6pt" fo:margin-right="21.6pt" style:print-page-order="ltr" style:scale-to="100%" style:table-centering="horizontal" style:writing-mode="lr-tb"/>
      <style:header-style>
        <style:header-footer-properties fo:min-height="21.26pt" fo:margin-left="32.26pt" fo:margin-right="32.26pt" fo:margin-bottom="26.7pt"/>
      </style:header-style>
      <style:footer-style>
        <style:header-footer-properties fo:min-height="21.26pt" fo:margin-left="32.26pt" fo:margin-right="32.26pt" fo:margin-top="9.44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rt1" style:display-name="PageStyle_Court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2" style:display-name="PageStyle_Court2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3" style:display-name="PageStyle_Court3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4" style:display-name="PageStyle_Court4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5" style:display-name="PageStyle_Court5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6" style:display-name="PageStyle_Court6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7" style:display-name="PageStyle_Court7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8" style:display-name="PageStyle_Court8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9" style:display-name="PageStyle_Court9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10" style:display-name="PageStyle_Court10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11" style:display-name="PageStyle_Court1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12" style:display-name="PageStyle_Court12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13" style:display-name="PageStyle_Court13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14" style:display-name="PageStyle_Court14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15" style:display-name="PageStyle_Court15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16" style:display-name="PageStyle_Court16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17" style:display-name="PageStyle_Court17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18" style:display-name="PageStyle_Court18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19" style:display-name="PageStyle_Court19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20" style:display-name="PageStyle_Court20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21" style:display-name="PageStyle_Court2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22" style:display-name="PageStyle_Court22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23" style:display-name="PageStyle_Court23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24" style:display-name="PageStyle_Court24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25" style:display-name="PageStyle_Court25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26" style:display-name="PageStyle_Court26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27" style:display-name="PageStyle_Court27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30T17:53:39.276177631</dc:date>
    <meta:editing-duration>PT3M45S</meta:editing-duration>
    <meta:editing-cycles>2</meta:editing-cycles>
    <meta:generator>LibreOffice/5.1.6.2$Linux_X86_64 LibreOffice_project/10m0$Build-2</meta:generator>
    <meta:document-statistic meta:table-count="27" meta:cell-count="2214" meta:object-count="0"/>
  </office:meta>
</office:document-meta>
</file>